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12.22pt" svg:y="68.31pt">
            <draw:object draw:notify-on-update-of-ranges="source_2.D1:source_2.D1 source_2.D2:source_2.D334 source_2.E1:source_2.E1 source_2.E2:source_2.E3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.53pt" svg:y="328.11pt">
            <draw:object draw:notify-on-update-of-ranges="source_2.H1:source_2.H1 source_2.H2:source_2.H334 source_2.I1:source_2.I1 source_2.I2:source_2.I3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6880.00018" calcext:value-type="float">
            <text:p>1443136880.00018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6880.19187" calcext:value-type="float">
            <text:p>1443136880.19187</text:p>
          </table:table-cell>
          <table:table-cell table:formula="of:=[.G2]-[.$B$2]" office:value-type="float" office:value="0.191689491271973" calcext:value-type="float">
            <text:p>0.1916894913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689491271973" calcext:value-type="float">
            <text:p>0.1916894913</text:p>
          </table:table-cell>
          <table:table-cell table:formula="of:=MAX([.J2:.J2001])" office:value-type="float" office:value="6.44289517402649" calcext:value-type="float">
            <text:p>6.442895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6880.10314" calcext:value-type="float">
            <text:p>1443136880.10314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102962732315063" calcext:value-type="float">
            <text:p>0.1029627323</text:p>
          </table:table-cell>
          <table:table-cell table:formula="of:=[.C3]/([.D3]-[.D2])" office:value-type="float" office:value="79873.5602201655" calcext:value-type="float">
            <text:p>79873.5602201655</text:p>
          </table:table-cell>
          <table:table-cell/>
          <table:table-cell office:value-type="float" office:value="1443136880.29461" calcext:value-type="float">
            <text:p>1443136880.29461</text:p>
          </table:table-cell>
          <table:table-cell table:formula="of:=[.G3]-[.$B$2]" office:value-type="float" office:value="0.294429063796997" calcext:value-type="float">
            <text:p>0.2944290638</text:p>
          </table:table-cell>
          <table:table-cell table:formula="of:=[.C3]/([.H3]-[.H2])" office:value-type="float" office:value="80047.0529308156" calcext:value-type="float">
            <text:p>80047.0529308156</text:p>
          </table:table-cell>
          <table:table-cell table:formula="of:=[.G3]-[.$B3]" office:value-type="float" office:value="0.191466331481934" calcext:value-type="float">
            <text:p>0.19146633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6880.20608" calcext:value-type="float">
            <text:p>1443136880.20608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20590353012085" calcext:value-type="float">
            <text:p>0.2059035301</text:p>
          </table:table-cell>
          <table:table-cell table:formula="of:=[.C4]/([.D4]-[.D3])" office:value-type="float" office:value="79890.5795884335" calcext:value-type="float">
            <text:p>79890.5795884335</text:p>
          </table:table-cell>
          <table:table-cell/>
          <table:table-cell office:value-type="float" office:value="1443136880.39763" calcext:value-type="float">
            <text:p>1443136880.39763</text:p>
          </table:table-cell>
          <table:table-cell table:formula="of:=[.G4]-[.$B$2]" office:value-type="float" office:value="0.397445440292358" calcext:value-type="float">
            <text:p>0.3974454403</text:p>
          </table:table-cell>
          <table:table-cell table:formula="of:=[.C4]/([.H4]-[.H3])" office:value-type="float" office:value="79831.9673025028" calcext:value-type="float">
            <text:p>79831.9673025028</text:p>
          </table:table-cell>
          <table:table-cell table:formula="of:=[.G4]-[.$B4]" office:value-type="float" office:value="0.191541910171509" calcext:value-type="float">
            <text:p>0.19154191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6880.30903" calcext:value-type="float">
            <text:p>1443136880.30903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30884575843811" calcext:value-type="float">
            <text:p>0.3088457584</text:p>
          </table:table-cell>
          <table:table-cell table:formula="of:=[.C5]/([.D5]-[.D4])" office:value-type="float" office:value="79889.4694085522" calcext:value-type="float">
            <text:p>79889.4694085522</text:p>
          </table:table-cell>
          <table:table-cell/>
          <table:table-cell office:value-type="float" office:value="1443136880.5005" calcext:value-type="float">
            <text:p>1443136880.5005</text:p>
          </table:table-cell>
          <table:table-cell table:formula="of:=[.G5]-[.$B$2]" office:value-type="float" office:value="0.500317573547363" calcext:value-type="float">
            <text:p>0.5003175735</text:p>
          </table:table-cell>
          <table:table-cell table:formula="of:=[.C5]/([.H5]-[.H4])" office:value-type="float" office:value="79943.9045325707" calcext:value-type="float">
            <text:p>79943.9045325707</text:p>
          </table:table-cell>
          <table:table-cell table:formula="of:=[.G5]-[.$B5]" office:value-type="float" office:value="0.191471815109253" calcext:value-type="float">
            <text:p>0.19147181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6880.41197" calcext:value-type="float">
            <text:p>1443136880.41197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411794424057007" calcext:value-type="float">
            <text:p>0.4117944241</text:p>
          </table:table-cell>
          <table:table-cell table:formula="of:=[.C6]/([.D6]-[.D5])" office:value-type="float" office:value="79884.4739808892" calcext:value-type="float">
            <text:p>79884.4739808892</text:p>
          </table:table-cell>
          <table:table-cell/>
          <table:table-cell office:value-type="float" office:value="1443136880.60342" calcext:value-type="float">
            <text:p>1443136880.60342</text:p>
          </table:table-cell>
          <table:table-cell table:formula="of:=[.G6]-[.$B$2]" office:value-type="float" office:value="0.60323691368103" calcext:value-type="float">
            <text:p>0.6032369137</text:p>
          </table:table-cell>
          <table:table-cell table:formula="of:=[.C6]/([.H6]-[.H5])" office:value-type="float" office:value="79907.2359900388" calcext:value-type="float">
            <text:p>79907.2359900388</text:p>
          </table:table-cell>
          <table:table-cell table:formula="of:=[.G6]-[.$B6]" office:value-type="float" office:value="0.191442489624023" calcext:value-type="float">
            <text:p>0.19144248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6880.51491" calcext:value-type="float">
            <text:p>1443136880.51491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514731168746948" calcext:value-type="float">
            <text:p>0.5147311687</text:p>
          </table:table-cell>
          <table:table-cell table:formula="of:=[.C7]/([.D7]-[.D6])" office:value-type="float" office:value="79893.7252656642" calcext:value-type="float">
            <text:p>79893.7252656642</text:p>
          </table:table-cell>
          <table:table-cell/>
          <table:table-cell office:value-type="float" office:value="1443136880.70631" calcext:value-type="float">
            <text:p>1443136880.70631</text:p>
          </table:table-cell>
          <table:table-cell table:formula="of:=[.G7]-[.$B$2]" office:value-type="float" office:value="0.706133365631104" calcext:value-type="float">
            <text:p>0.7061333656</text:p>
          </table:table-cell>
          <table:table-cell table:formula="of:=[.C7]/([.H7]-[.H6])" office:value-type="float" office:value="79925.0104754865" calcext:value-type="float">
            <text:p>79925.0104754865</text:p>
          </table:table-cell>
          <table:table-cell table:formula="of:=[.G7]-[.$B7]" office:value-type="float" office:value="0.191402196884155" calcext:value-type="float">
            <text:p>0.191402196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6880.61785" calcext:value-type="float">
            <text:p>1443136880.61785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617666721343994" calcext:value-type="float">
            <text:p>0.6176667213</text:p>
          </table:table-cell>
          <table:table-cell table:formula="of:=[.C8]/([.D8]-[.D7])" office:value-type="float" office:value="79894.6505119944" calcext:value-type="float">
            <text:p>79894.6505119944</text:p>
          </table:table-cell>
          <table:table-cell/>
          <table:table-cell office:value-type="float" office:value="1443136880.80932" calcext:value-type="float">
            <text:p>1443136880.80932</text:p>
          </table:table-cell>
          <table:table-cell table:formula="of:=[.G8]-[.$B$2]" office:value-type="float" office:value="0.809136152267456" calcext:value-type="float">
            <text:p>0.8091361523</text:p>
          </table:table-cell>
          <table:table-cell table:formula="of:=[.C8]/([.H8]-[.H7])" office:value-type="float" office:value="79842.5000775418" calcext:value-type="float">
            <text:p>79842.5000775418</text:p>
          </table:table-cell>
          <table:table-cell table:formula="of:=[.G8]-[.$B8]" office:value-type="float" office:value="0.191469430923462" calcext:value-type="float">
            <text:p>0.19146943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6880.72078" calcext:value-type="float">
            <text:p>1443136880.72078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720603942871094" calcext:value-type="float">
            <text:p>0.7206039429</text:p>
          </table:table-cell>
          <table:table-cell table:formula="of:=[.C9]/([.D9]-[.D8])" office:value-type="float" office:value="79893.3551731326" calcext:value-type="float">
            <text:p>79893.3551731326</text:p>
          </table:table-cell>
          <table:table-cell/>
          <table:table-cell office:value-type="float" office:value="1443136880.91235" calcext:value-type="float">
            <text:p>1443136880.91235</text:p>
          </table:table-cell>
          <table:table-cell table:formula="of:=[.G9]-[.$B$2]" office:value-type="float" office:value="0.912173748016357" calcext:value-type="float">
            <text:p>0.912173748</text:p>
          </table:table-cell>
          <table:table-cell table:formula="of:=[.C9]/([.H9]-[.H8])" office:value-type="float" office:value="79815.5269465096" calcext:value-type="float">
            <text:p>79815.5269465096</text:p>
          </table:table-cell>
          <table:table-cell table:formula="of:=[.G9]-[.$B9]" office:value-type="float" office:value="0.191569805145264" calcext:value-type="float">
            <text:p>0.191569805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6880.82373" calcext:value-type="float">
            <text:p>1443136880.82373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823552846908569" calcext:value-type="float">
            <text:p>0.8235528469</text:p>
          </table:table-cell>
          <table:table-cell table:formula="of:=[.C10]/([.D10]-[.D9])" office:value-type="float" office:value="79884.2889770472" calcext:value-type="float">
            <text:p>79884.2889770472</text:p>
          </table:table-cell>
          <table:table-cell/>
          <table:table-cell office:value-type="float" office:value="1443136881.01525" calcext:value-type="float">
            <text:p>1443136881.01525</text:p>
          </table:table-cell>
          <table:table-cell table:formula="of:=[.G10]-[.$B$2]" office:value-type="float" office:value="1.01506924629211" calcext:value-type="float">
            <text:p>1.0150692463</text:p>
          </table:table-cell>
          <table:table-cell table:formula="of:=[.C10]/([.H10]-[.H9])" office:value-type="float" office:value="79925.7512506517" calcext:value-type="float">
            <text:p>79925.7512506517</text:p>
          </table:table-cell>
          <table:table-cell table:formula="of:=[.G10]-[.$B10]" office:value-type="float" office:value="0.191516399383545" calcext:value-type="float">
            <text:p>0.191516399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6880.92668" calcext:value-type="float">
            <text:p>1443136880.92668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0.926498889923096" calcext:value-type="float">
            <text:p>0.9264988899</text:p>
          </table:table-cell>
          <table:table-cell table:formula="of:=[.C11]/([.D11]-[.D10])" office:value-type="float" office:value="79886.5090797083" calcext:value-type="float">
            <text:p>79886.5090797083</text:p>
          </table:table-cell>
          <table:table-cell/>
          <table:table-cell office:value-type="float" office:value="1443136881.11823" calcext:value-type="float">
            <text:p>1443136881.11823</text:p>
          </table:table-cell>
          <table:table-cell table:formula="of:=[.G11]-[.$B$2]" office:value-type="float" office:value="1.11805272102356" calcext:value-type="float">
            <text:p>1.118052721</text:p>
          </table:table-cell>
          <table:table-cell table:formula="of:=[.C11]/([.H11]-[.H10])" office:value-type="float" office:value="79857.4724871743" calcext:value-type="float">
            <text:p>79857.4724871743</text:p>
          </table:table-cell>
          <table:table-cell table:formula="of:=[.G11]-[.$B11]" office:value-type="float" office:value="0.191553831100464" calcext:value-type="float">
            <text:p>0.19155383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6881.02788" calcext:value-type="float">
            <text:p>1443136881.02788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1.02769899368286" calcext:value-type="float">
            <text:p>1.0276989937</text:p>
          </table:table-cell>
          <table:table-cell table:formula="of:=[.C12]/([.D12]-[.D11])" office:value-type="float" office:value="81264.7388141279" calcext:value-type="float">
            <text:p>81264.7388141279</text:p>
          </table:table-cell>
          <table:table-cell/>
          <table:table-cell office:value-type="float" office:value="1443136881.21932" calcext:value-type="float">
            <text:p>1443136881.21932</text:p>
          </table:table-cell>
          <table:table-cell table:formula="of:=[.G12]-[.$B$2]" office:value-type="float" office:value="1.2191424369812" calcext:value-type="float">
            <text:p>1.219142437</text:p>
          </table:table-cell>
          <table:table-cell table:formula="of:=[.C12]/([.H12]-[.H11])" office:value-type="float" office:value="81353.4781663251" calcext:value-type="float">
            <text:p>81353.4781663251</text:p>
          </table:table-cell>
          <table:table-cell table:formula="of:=[.G12]-[.$B12]" office:value-type="float" office:value="0.19144344329834" calcext:value-type="float">
            <text:p>0.19144344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6881.12478" calcext:value-type="float">
            <text:p>1443136881.12478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.12460422515869" calcext:value-type="float">
            <text:p>1.1246042252</text:p>
          </table:table-cell>
          <table:table-cell table:formula="of:=[.C13]/([.D13]-[.D12])" office:value-type="float" office:value="84866.4192299176" calcext:value-type="float">
            <text:p>84866.4192299176</text:p>
          </table:table-cell>
          <table:table-cell/>
          <table:table-cell office:value-type="float" office:value="1443136881.3163" calcext:value-type="float">
            <text:p>1443136881.3163</text:p>
          </table:table-cell>
          <table:table-cell table:formula="of:=[.G13]-[.$B$2]" office:value-type="float" office:value="1.31611847877502" calcext:value-type="float">
            <text:p>1.3161184788</text:p>
          </table:table-cell>
          <table:table-cell table:formula="of:=[.C13]/([.H13]-[.H12])" office:value-type="float" office:value="84804.4511600577" calcext:value-type="float">
            <text:p>84804.4511600577</text:p>
          </table:table-cell>
          <table:table-cell table:formula="of:=[.G13]-[.$B13]" office:value-type="float" office:value="0.191514253616333" calcext:value-type="float">
            <text:p>0.19151425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6881.22167" calcext:value-type="float">
            <text:p>1443136881.22167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.22149085998535" calcext:value-type="float">
            <text:p>1.22149086</text:p>
          </table:table-cell>
          <table:table-cell table:formula="of:=[.C14]/([.D14]-[.D13])" office:value-type="float" office:value="84882.7086905594" calcext:value-type="float">
            <text:p>84882.7086905594</text:p>
          </table:table-cell>
          <table:table-cell/>
          <table:table-cell office:value-type="float" office:value="1443136881.41324" calcext:value-type="float">
            <text:p>1443136881.41324</text:p>
          </table:table-cell>
          <table:table-cell table:formula="of:=[.G14]-[.$B$2]" office:value-type="float" office:value="1.4130597114563" calcext:value-type="float">
            <text:p>1.4130597115</text:p>
          </table:table-cell>
          <table:table-cell table:formula="of:=[.C14]/([.H14]-[.H13])" office:value-type="float" office:value="84834.9022653658" calcext:value-type="float">
            <text:p>84834.9022653658</text:p>
          </table:table-cell>
          <table:table-cell table:formula="of:=[.G14]-[.$B14]" office:value-type="float" office:value="0.191568851470947" calcext:value-type="float">
            <text:p>0.19156885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6881.31856" calcext:value-type="float">
            <text:p>1443136881.31856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.31838393211365" calcext:value-type="float">
            <text:p>1.3183839321</text:p>
          </table:table-cell>
          <table:table-cell table:formula="of:=[.C15]/([.D15]-[.D14])" office:value-type="float" office:value="84877.0693234973" calcext:value-type="float">
            <text:p>84877.0693234973</text:p>
          </table:table-cell>
          <table:table-cell/>
          <table:table-cell office:value-type="float" office:value="1443136881.51014" calcext:value-type="float">
            <text:p>1443136881.51014</text:p>
          </table:table-cell>
          <table:table-cell table:formula="of:=[.G15]-[.$B$2]" office:value-type="float" office:value="1.50995707511902" calcext:value-type="float">
            <text:p>1.5099570751</text:p>
          </table:table-cell>
          <table:table-cell table:formula="of:=[.C15]/([.H15]-[.H14])" office:value-type="float" office:value="84873.3101617304" calcext:value-type="float">
            <text:p>84873.3101617304</text:p>
          </table:table-cell>
          <table:table-cell table:formula="of:=[.G15]-[.$B15]" office:value-type="float" office:value="0.191573143005371" calcext:value-type="float">
            <text:p>0.1915731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6881.41545" calcext:value-type="float">
            <text:p>1443136881.41545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.41526818275452" calcext:value-type="float">
            <text:p>1.4152681828</text:p>
          </table:table-cell>
          <table:table-cell table:formula="of:=[.C16]/([.D16]-[.D15])" office:value-type="float" office:value="84884.7975352026" calcext:value-type="float">
            <text:p>84884.7975352026</text:p>
          </table:table-cell>
          <table:table-cell/>
          <table:table-cell office:value-type="float" office:value="1443136881.99587" calcext:value-type="float">
            <text:p>1443136881.99587</text:p>
          </table:table-cell>
          <table:table-cell table:formula="of:=[.G16]-[.$B$2]" office:value-type="float" office:value="1.99568510055542" calcext:value-type="float">
            <text:p>1.9956851006</text:p>
          </table:table-cell>
          <table:table-cell table:formula="of:=[.C16]/([.H16]-[.H15])" office:value-type="float" office:value="16931.2857593736" calcext:value-type="float">
            <text:p>16931.2857593736</text:p>
          </table:table-cell>
          <table:table-cell table:formula="of:=[.G16]-[.$B16]" office:value-type="float" office:value="0.580416917800903" calcext:value-type="float">
            <text:p>0.580416917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6881.51234" calcext:value-type="float">
            <text:p>1443136881.51234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.51215624809265" calcext:value-type="float">
            <text:p>1.5121562481</text:p>
          </table:table-cell>
          <table:table-cell table:formula="of:=[.C17]/([.D17]-[.D16])" office:value-type="float" office:value="84881.4554331189" calcext:value-type="float">
            <text:p>84881.4554331189</text:p>
          </table:table-cell>
          <table:table-cell/>
          <table:table-cell office:value-type="float" office:value="1443136882.02621" calcext:value-type="float">
            <text:p>1443136882.02621</text:p>
          </table:table-cell>
          <table:table-cell table:formula="of:=[.G17]-[.$B$2]" office:value-type="float" office:value="2.02602863311768" calcext:value-type="float">
            <text:p>2.0260286331</text:p>
          </table:table-cell>
          <table:table-cell table:formula="of:=[.C17]/([.H17]-[.H16])" office:value-type="float" office:value="271029.748534611" calcext:value-type="float">
            <text:p>271029.748534611</text:p>
          </table:table-cell>
          <table:table-cell table:formula="of:=[.G17]-[.$B17]" office:value-type="float" office:value="0.513872385025024" calcext:value-type="float">
            <text:p>0.51387238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6881.60924" calcext:value-type="float">
            <text:p>1443136881.60924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.60905718803406" calcext:value-type="float">
            <text:p>1.609057188</text:p>
          </table:table-cell>
          <table:table-cell table:formula="of:=[.C18]/([.D18]-[.D17])" office:value-type="float" office:value="84870.1777812771" calcext:value-type="float">
            <text:p>84870.1777812771</text:p>
          </table:table-cell>
          <table:table-cell/>
          <table:table-cell office:value-type="float" office:value="1443136882.05615" calcext:value-type="float">
            <text:p>1443136882.05615</text:p>
          </table:table-cell>
          <table:table-cell table:formula="of:=[.G18]-[.$B$2]" office:value-type="float" office:value="2.05596446990967" calcext:value-type="float">
            <text:p>2.0559644699</text:p>
          </table:table-cell>
          <table:table-cell table:formula="of:=[.C18]/([.H18]-[.H17])" office:value-type="float" office:value="274720.899139853" calcext:value-type="float">
            <text:p>274720.899139853</text:p>
          </table:table-cell>
          <table:table-cell table:formula="of:=[.G18]-[.$B18]" office:value-type="float" office:value="0.44690728187561" calcext:value-type="float">
            <text:p>0.446907281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6881.70611" calcext:value-type="float">
            <text:p>1443136881.70611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.70593404769897" calcext:value-type="float">
            <text:p>1.7059340477</text:p>
          </table:table-cell>
          <table:table-cell table:formula="of:=[.C19]/([.D19]-[.D18])" office:value-type="float" office:value="84891.2736069855" calcext:value-type="float">
            <text:p>84891.2736069855</text:p>
          </table:table-cell>
          <table:table-cell/>
          <table:table-cell office:value-type="float" office:value="1443136882.08608" calcext:value-type="float">
            <text:p>1443136882.08608</text:p>
          </table:table-cell>
          <table:table-cell table:formula="of:=[.G19]-[.$B$2]" office:value-type="float" office:value="2.08590030670166" calcext:value-type="float">
            <text:p>2.0859003067</text:p>
          </table:table-cell>
          <table:table-cell table:formula="of:=[.C19]/([.H19]-[.H18])" office:value-type="float" office:value="274720.899139853" calcext:value-type="float">
            <text:p>274720.899139853</text:p>
          </table:table-cell>
          <table:table-cell table:formula="of:=[.G19]-[.$B19]" office:value-type="float" office:value="0.379966259002686" calcext:value-type="float">
            <text:p>0.37996625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6881.803" calcext:value-type="float">
            <text:p>1443136881.803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.80282163619995" calcext:value-type="float">
            <text:p>1.8028216362</text:p>
          </table:table-cell>
          <table:table-cell table:formula="of:=[.C20]/([.D20]-[.D19])" office:value-type="float" office:value="84881.8731814871" calcext:value-type="float">
            <text:p>84881.8731814871</text:p>
          </table:table-cell>
          <table:table-cell/>
          <table:table-cell office:value-type="float" office:value="1443136882.11602" calcext:value-type="float">
            <text:p>1443136882.11602</text:p>
          </table:table-cell>
          <table:table-cell table:formula="of:=[.G20]-[.$B$2]" office:value-type="float" office:value="2.11583590507507" calcext:value-type="float">
            <text:p>2.1158359051</text:p>
          </table:table-cell>
          <table:table-cell table:formula="of:=[.C20]/([.H20]-[.H19])" office:value-type="float" office:value="274723.087122389" calcext:value-type="float">
            <text:p>274723.087122389</text:p>
          </table:table-cell>
          <table:table-cell table:formula="of:=[.G20]-[.$B20]" office:value-type="float" office:value="0.313014268875122" calcext:value-type="float">
            <text:p>0.313014268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6881.89991" calcext:value-type="float">
            <text:p>1443136881.89991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.89973187446594" calcext:value-type="float">
            <text:p>1.8997318745</text:p>
          </table:table-cell>
          <table:table-cell table:formula="of:=[.C21]/([.D21]-[.D20])" office:value-type="float" office:value="84862.0346740604" calcext:value-type="float">
            <text:p>84862.0346740604</text:p>
          </table:table-cell>
          <table:table-cell/>
          <table:table-cell office:value-type="float" office:value="1443136882.14595" calcext:value-type="float">
            <text:p>1443136882.14595</text:p>
          </table:table-cell>
          <table:table-cell table:formula="of:=[.G21]-[.$B$2]" office:value-type="float" office:value="2.14576840400696" calcext:value-type="float">
            <text:p>2.145768404</text:p>
          </table:table-cell>
          <table:table-cell table:formula="of:=[.C21]/([.H21]-[.H20])" office:value-type="float" office:value="274751.534067194" calcext:value-type="float">
            <text:p>274751.534067194</text:p>
          </table:table-cell>
          <table:table-cell table:formula="of:=[.G21]-[.$B21]" office:value-type="float" office:value="0.246036529541016" calcext:value-type="float">
            <text:p>0.246036529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6881.99683" calcext:value-type="float">
            <text:p>1443136881.99683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.99664926528931" calcext:value-type="float">
            <text:p>1.9966492653</text:p>
          </table:table-cell>
          <table:table-cell table:formula="of:=[.C22]/([.D22]-[.D21])" office:value-type="float" office:value="84855.7718086794" calcext:value-type="float">
            <text:p>84855.7718086794</text:p>
          </table:table-cell>
          <table:table-cell/>
          <table:table-cell office:value-type="float" office:value="1443136882.18836" calcext:value-type="float">
            <text:p>1443136882.18836</text:p>
          </table:table-cell>
          <table:table-cell table:formula="of:=[.G22]-[.$B$2]" office:value-type="float" office:value="2.18817853927612" calcext:value-type="float">
            <text:p>2.1881785393</text:p>
          </table:table-cell>
          <table:table-cell table:formula="of:=[.C22]/([.H22]-[.H21])" office:value-type="float" office:value="193915.9106144" calcext:value-type="float">
            <text:p>193915.9106144</text:p>
          </table:table-cell>
          <table:table-cell table:formula="of:=[.G22]-[.$B22]" office:value-type="float" office:value="0.191529273986816" calcext:value-type="float">
            <text:p>0.19152927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6882.07783" calcext:value-type="float">
            <text:p>1443136882.07783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2.07764720916748" calcext:value-type="float">
            <text:p>2.0776472092</text:p>
          </table:table-cell>
          <table:table-cell table:formula="of:=[.C23]/([.D23]-[.D22])" office:value-type="float" office:value="101533.441544756" calcext:value-type="float">
            <text:p>101533.441544756</text:p>
          </table:table-cell>
          <table:table-cell/>
          <table:table-cell office:value-type="float" office:value="1443136883.07381" calcext:value-type="float">
            <text:p>1443136883.07381</text:p>
          </table:table-cell>
          <table:table-cell table:formula="of:=[.G23]-[.$B$2]" office:value-type="float" office:value="3.07362461090088" calcext:value-type="float">
            <text:p>3.0736246109</text:p>
          </table:table-cell>
          <table:table-cell table:formula="of:=[.C23]/([.H23]-[.H22])" office:value-type="float" office:value="9287.97389648961" calcext:value-type="float">
            <text:p>9287.9738964896</text:p>
          </table:table-cell>
          <table:table-cell table:formula="of:=[.G23]-[.$B23]" office:value-type="float" office:value="0.995977401733398" calcext:value-type="float">
            <text:p>0.995977401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6882.15828" calcext:value-type="float">
            <text:p>1443136882.15828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2.15809631347656" calcext:value-type="float">
            <text:p>2.1580963135</text:p>
          </table:table-cell>
          <table:table-cell table:formula="of:=[.C24]/([.D24]-[.D23])" office:value-type="float" office:value="102226.122598006" calcext:value-type="float">
            <text:p>102226.122598006</text:p>
          </table:table-cell>
          <table:table-cell/>
          <table:table-cell office:value-type="float" office:value="1443136883.10115" calcext:value-type="float">
            <text:p>1443136883.10115</text:p>
          </table:table-cell>
          <table:table-cell table:formula="of:=[.G24]-[.$B$2]" office:value-type="float" office:value="3.10096788406372" calcext:value-type="float">
            <text:p>3.1009678841</text:p>
          </table:table-cell>
          <table:table-cell table:formula="of:=[.C24]/([.H24]-[.H23])" office:value-type="float" office:value="300768.673560853" calcext:value-type="float">
            <text:p>300768.673560853</text:p>
          </table:table-cell>
          <table:table-cell table:formula="of:=[.G24]-[.$B24]" office:value-type="float" office:value="0.942871570587158" calcext:value-type="float">
            <text:p>0.94287157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6882.23873" calcext:value-type="float">
            <text:p>1443136882.23873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2.23854994773865" calcext:value-type="float">
            <text:p>2.2385499477</text:p>
          </table:table-cell>
          <table:table-cell table:formula="of:=[.C25]/([.D25]-[.D24])" office:value-type="float" office:value="102220.366742037" calcext:value-type="float">
            <text:p>102220.366742037</text:p>
          </table:table-cell>
          <table:table-cell/>
          <table:table-cell office:value-type="float" office:value="1443136883.12849" calcext:value-type="float">
            <text:p>1443136883.12849</text:p>
          </table:table-cell>
          <table:table-cell table:formula="of:=[.G25]-[.$B$2]" office:value-type="float" office:value="3.12830829620361" calcext:value-type="float">
            <text:p>3.1283082962</text:p>
          </table:table-cell>
          <table:table-cell table:formula="of:=[.C25]/([.H25]-[.H24])" office:value-type="float" office:value="300800.147339414" calcext:value-type="float">
            <text:p>300800.147339414</text:p>
          </table:table-cell>
          <table:table-cell table:formula="of:=[.G25]-[.$B25]" office:value-type="float" office:value="0.889758348464966" calcext:value-type="float">
            <text:p>0.889758348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6882.31918" calcext:value-type="float">
            <text:p>1443136882.31918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2.31899929046631" calcext:value-type="float">
            <text:p>2.3189992905</text:p>
          </table:table-cell>
          <table:table-cell table:formula="of:=[.C26]/([.D26]-[.D25])" office:value-type="float" office:value="102225.819642058" calcext:value-type="float">
            <text:p>102225.819642058</text:p>
          </table:table-cell>
          <table:table-cell/>
          <table:table-cell office:value-type="float" office:value="1443136883.15583" calcext:value-type="float">
            <text:p>1443136883.15583</text:p>
          </table:table-cell>
          <table:table-cell table:formula="of:=[.G26]-[.$B$2]" office:value-type="float" office:value="3.15564966201782" calcext:value-type="float">
            <text:p>3.155649662</text:p>
          </table:table-cell>
          <table:table-cell table:formula="of:=[.C26]/([.H26]-[.H25])" office:value-type="float" office:value="300789.655348018" calcext:value-type="float">
            <text:p>300789.655348018</text:p>
          </table:table-cell>
          <table:table-cell table:formula="of:=[.G26]-[.$B26]" office:value-type="float" office:value="0.836650371551514" calcext:value-type="float">
            <text:p>0.83665037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6882.39963" calcext:value-type="float">
            <text:p>1443136882.39963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2.39944577217102" calcext:value-type="float">
            <text:p>2.3994457722</text:p>
          </table:table-cell>
          <table:table-cell table:formula="of:=[.C27]/([.D27]-[.D26])" office:value-type="float" office:value="102229.455231953" calcext:value-type="float">
            <text:p>102229.455231953</text:p>
          </table:table-cell>
          <table:table-cell/>
          <table:table-cell office:value-type="float" office:value="1443136883.18318" calcext:value-type="float">
            <text:p>1443136883.18318</text:p>
          </table:table-cell>
          <table:table-cell table:formula="of:=[.G27]-[.$B$2]" office:value-type="float" office:value="3.1830005645752" calcext:value-type="float">
            <text:p>3.1830005646</text:p>
          </table:table-cell>
          <table:table-cell table:formula="of:=[.C27]/([.H27]-[.H26])" office:value-type="float" office:value="300684.775676005" calcext:value-type="float">
            <text:p>300684.775676005</text:p>
          </table:table-cell>
          <table:table-cell table:formula="of:=[.G27]-[.$B27]" office:value-type="float" office:value="0.783554792404175" calcext:value-type="float">
            <text:p>0.783554792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6882.48008" calcext:value-type="float">
            <text:p>1443136882.48008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2.47989463806152" calcext:value-type="float">
            <text:p>2.4798946381</text:p>
          </table:table-cell>
          <table:table-cell table:formula="of:=[.C28]/([.D28]-[.D27])" office:value-type="float" office:value="102226.42555575" calcext:value-type="float">
            <text:p>102226.42555575</text:p>
          </table:table-cell>
          <table:table-cell/>
          <table:table-cell office:value-type="float" office:value="1443136883.21052" calcext:value-type="float">
            <text:p>1443136883.21052</text:p>
          </table:table-cell>
          <table:table-cell table:formula="of:=[.G28]-[.$B$2]" office:value-type="float" office:value="3.21033906936645" calcext:value-type="float">
            <text:p>3.2103390694</text:p>
          </table:table-cell>
          <table:table-cell table:formula="of:=[.C28]/([.H28]-[.H27])" office:value-type="float" office:value="300821.133518218" calcext:value-type="float">
            <text:p>300821.133518218</text:p>
          </table:table-cell>
          <table:table-cell table:formula="of:=[.G28]-[.$B28]" office:value-type="float" office:value="0.730444431304932" calcext:value-type="float">
            <text:p>0.730444431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6882.56052" calcext:value-type="float">
            <text:p>1443136882.56052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2.56034421920776" calcext:value-type="float">
            <text:p>2.5603442192</text:p>
          </table:table-cell>
          <table:table-cell table:formula="of:=[.C29]/([.D29]-[.D28])" office:value-type="float" office:value="102225.516687906" calcext:value-type="float">
            <text:p>102225.516687906</text:p>
          </table:table-cell>
          <table:table-cell/>
          <table:table-cell office:value-type="float" office:value="1443136884.05966" calcext:value-type="float">
            <text:p>1443136884.05966</text:p>
          </table:table-cell>
          <table:table-cell table:formula="of:=[.G29]-[.$B$2]" office:value-type="float" office:value="4.05947780609131" calcext:value-type="float">
            <text:p>4.0594778061</text:p>
          </table:table-cell>
          <table:table-cell table:formula="of:=[.C29]/([.H29]-[.H28])" office:value-type="float" office:value="9685.10756171618" calcext:value-type="float">
            <text:p>9685.1075617162</text:p>
          </table:table-cell>
          <table:table-cell table:formula="of:=[.G29]-[.$B29]" office:value-type="float" office:value="1.49913358688355" calcext:value-type="float">
            <text:p>1.499133586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6882.64098" calcext:value-type="float">
            <text:p>1443136882.64098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2.64080286026001" calcext:value-type="float">
            <text:p>2.6408028603</text:p>
          </table:table-cell>
          <table:table-cell table:formula="of:=[.C30]/([.D30]-[.D29])" office:value-type="float" office:value="102214.005760546" calcext:value-type="float">
            <text:p>102214.005760546</text:p>
          </table:table-cell>
          <table:table-cell/>
          <table:table-cell office:value-type="float" office:value="1443136884.08685" calcext:value-type="float">
            <text:p>1443136884.08685</text:p>
          </table:table-cell>
          <table:table-cell table:formula="of:=[.G30]-[.$B$2]" office:value-type="float" office:value="4.08667159080505" calcext:value-type="float">
            <text:p>4.0866715908</text:p>
          </table:table-cell>
          <table:table-cell table:formula="of:=[.C30]/([.H30]-[.H29])" office:value-type="float" office:value="302422.045572905" calcext:value-type="float">
            <text:p>302422.045572905</text:p>
          </table:table-cell>
          <table:table-cell table:formula="of:=[.G30]-[.$B30]" office:value-type="float" office:value="1.44586873054504" calcext:value-type="float">
            <text:p>1.445868730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6882.72144" calcext:value-type="float">
            <text:p>1443136882.72144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2.72125506401062" calcext:value-type="float">
            <text:p>2.721255064</text:p>
          </table:table-cell>
          <table:table-cell table:formula="of:=[.C31]/([.D31]-[.D30])" office:value-type="float" office:value="102222.184310739" calcext:value-type="float">
            <text:p>102222.184310739</text:p>
          </table:table-cell>
          <table:table-cell/>
          <table:table-cell office:value-type="float" office:value="1443136884.11404" calcext:value-type="float">
            <text:p>1443136884.11404</text:p>
          </table:table-cell>
          <table:table-cell table:formula="of:=[.G31]-[.$B$2]" office:value-type="float" office:value="4.11386132240295" calcext:value-type="float">
            <text:p>4.1138613224</text:p>
          </table:table-cell>
          <table:table-cell table:formula="of:=[.C31]/([.H31]-[.H30])" office:value-type="float" office:value="302467.126988303" calcext:value-type="float">
            <text:p>302467.126988303</text:p>
          </table:table-cell>
          <table:table-cell table:formula="of:=[.G31]-[.$B31]" office:value-type="float" office:value="1.39260625839233" calcext:value-type="float">
            <text:p>1.392606258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6882.80189" calcext:value-type="float">
            <text:p>1443136882.80189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2.80171227455139" calcext:value-type="float">
            <text:p>2.8017122746</text:p>
          </table:table-cell>
          <table:table-cell table:formula="of:=[.C32]/([.D32]-[.D31])" office:value-type="float" office:value="102215.823103046" calcext:value-type="float">
            <text:p>102215.823103046</text:p>
          </table:table-cell>
          <table:table-cell/>
          <table:table-cell office:value-type="float" office:value="1443136884.14123" calcext:value-type="float">
            <text:p>1443136884.14123</text:p>
          </table:table-cell>
          <table:table-cell table:formula="of:=[.G32]-[.$B$2]" office:value-type="float" office:value="4.14105081558228" calcext:value-type="float">
            <text:p>4.1410508156</text:p>
          </table:table-cell>
          <table:table-cell table:formula="of:=[.C32]/([.H32]-[.H31])" office:value-type="float" office:value="302469.779254829" calcext:value-type="float">
            <text:p>302469.779254829</text:p>
          </table:table-cell>
          <table:table-cell table:formula="of:=[.G32]-[.$B32]" office:value-type="float" office:value="1.33933854103088" calcext:value-type="float">
            <text:p>1.33933854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6882.88234" calcext:value-type="float">
            <text:p>1443136882.88234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2.88216161727905" calcext:value-type="float">
            <text:p>2.8821616173</text:p>
          </table:table-cell>
          <table:table-cell table:formula="of:=[.C33]/([.D33]-[.D32])" office:value-type="float" office:value="102225.819642058" calcext:value-type="float">
            <text:p>102225.819642058</text:p>
          </table:table-cell>
          <table:table-cell/>
          <table:table-cell office:value-type="float" office:value="1443136884.16842" calcext:value-type="float">
            <text:p>1443136884.16842</text:p>
          </table:table-cell>
          <table:table-cell table:formula="of:=[.G33]-[.$B$2]" office:value-type="float" office:value="4.16824078559876" calcext:value-type="float">
            <text:p>4.1682407856</text:p>
          </table:table-cell>
          <table:table-cell table:formula="of:=[.C33]/([.H33]-[.H32])" office:value-type="float" office:value="302464.474768289" calcext:value-type="float">
            <text:p>302464.474768289</text:p>
          </table:table-cell>
          <table:table-cell table:formula="of:=[.G33]-[.$B33]" office:value-type="float" office:value="1.2860791683197" calcext:value-type="float">
            <text:p>1.286079168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6882.9628" calcext:value-type="float">
            <text:p>1443136882.9628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2.9626202583313" calcext:value-type="float">
            <text:p>2.9626202583</text:p>
          </table:table-cell>
          <table:table-cell table:formula="of:=[.C34]/([.D34]-[.D33])" office:value-type="float" office:value="102214.005760546" calcext:value-type="float">
            <text:p>102214.005760546</text:p>
          </table:table-cell>
          <table:table-cell/>
          <table:table-cell office:value-type="float" office:value="1443136884.19561" calcext:value-type="float">
            <text:p>1443136884.19561</text:p>
          </table:table-cell>
          <table:table-cell table:formula="of:=[.G34]-[.$B$2]" office:value-type="float" office:value="4.19542694091797" calcext:value-type="float">
            <text:p>4.1954269409</text:p>
          </table:table-cell>
          <table:table-cell table:formula="of:=[.C34]/([.H34]-[.H33])" office:value-type="float" office:value="302506.915870803" calcext:value-type="float">
            <text:p>302506.915870803</text:p>
          </table:table-cell>
          <table:table-cell table:formula="of:=[.G34]-[.$B34]" office:value-type="float" office:value="1.23280668258667" calcext:value-type="float">
            <text:p>1.232806682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6883.04429" calcext:value-type="float">
            <text:p>1443136883.04429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3.04411220550537" calcext:value-type="float">
            <text:p>3.0441122055</text:p>
          </table:table-cell>
          <table:table-cell table:formula="of:=[.C35]/([.D35]-[.D34])" office:value-type="float" office:value="100917.946928339" calcext:value-type="float">
            <text:p>100917.946928339</text:p>
          </table:table-cell>
          <table:table-cell/>
          <table:table-cell office:value-type="float" office:value="1443136885.04409" calcext:value-type="float">
            <text:p>1443136885.04409</text:p>
          </table:table-cell>
          <table:table-cell table:formula="of:=[.G35]-[.$B$2]" office:value-type="float" office:value="5.04390740394592" calcext:value-type="float">
            <text:p>5.0439074039</text:p>
          </table:table-cell>
          <table:table-cell table:formula="of:=[.C35]/([.H35]-[.H34])" office:value-type="float" office:value="9692.62152560495" calcext:value-type="float">
            <text:p>9692.621525605</text:p>
          </table:table-cell>
          <table:table-cell table:formula="of:=[.G35]-[.$B35]" office:value-type="float" office:value="1.99979519844055" calcext:value-type="float">
            <text:p>1.999795198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6883.12667" calcext:value-type="float">
            <text:p>1443136883.12667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3.12648844718933" calcext:value-type="float">
            <text:p>3.1264884472</text:p>
          </table:table-cell>
          <table:table-cell table:formula="of:=[.C36]/([.D36]-[.D35])" office:value-type="float" office:value="99834.6104639215" calcext:value-type="float">
            <text:p>99834.6104639215</text:p>
          </table:table-cell>
          <table:table-cell/>
          <table:table-cell office:value-type="float" office:value="1443136885.06902" calcext:value-type="float">
            <text:p>1443136885.06902</text:p>
          </table:table-cell>
          <table:table-cell table:formula="of:=[.G36]-[.$B$2]" office:value-type="float" office:value="5.06883955001831" calcext:value-type="float">
            <text:p>5.06883955</text:p>
          </table:table-cell>
          <table:table-cell table:formula="of:=[.C36]/([.H36]-[.H35])" office:value-type="float" office:value="329855.279049085" calcext:value-type="float">
            <text:p>329855.279049085</text:p>
          </table:table-cell>
          <table:table-cell table:formula="of:=[.G36]-[.$B36]" office:value-type="float" office:value="1.94235110282898" calcext:value-type="float">
            <text:p>1.942351102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6883.20903" calcext:value-type="float">
            <text:p>1443136883.20903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3.20885324478149" calcext:value-type="float">
            <text:p>3.2088532448</text:p>
          </table:table-cell>
          <table:table-cell table:formula="of:=[.C37]/([.D37]-[.D36])" office:value-type="float" office:value="99848.4818808382" calcext:value-type="float">
            <text:p>99848.4818808382</text:p>
          </table:table-cell>
          <table:table-cell/>
          <table:table-cell office:value-type="float" office:value="1443136885.09395" calcext:value-type="float">
            <text:p>1443136885.09395</text:p>
          </table:table-cell>
          <table:table-cell table:formula="of:=[.G37]-[.$B$2]" office:value-type="float" office:value="5.09376907348633" calcext:value-type="float">
            <text:p>5.0937690735</text:p>
          </table:table-cell>
          <table:table-cell table:formula="of:=[.C37]/([.H37]-[.H36])" office:value-type="float" office:value="329889.980069241" calcext:value-type="float">
            <text:p>329889.980069241</text:p>
          </table:table-cell>
          <table:table-cell table:formula="of:=[.G37]-[.$B37]" office:value-type="float" office:value="1.88491582870483" calcext:value-type="float">
            <text:p>1.884915828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6883.29146" calcext:value-type="float">
            <text:p>1443136883.29146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3.29127860069275" calcext:value-type="float">
            <text:p>3.2912786007</text:p>
          </table:table-cell>
          <table:table-cell table:formula="of:=[.C38]/([.D38]-[.D37])" office:value-type="float" office:value="99775.1227044085" calcext:value-type="float">
            <text:p>99775.1227044085</text:p>
          </table:table-cell>
          <table:table-cell/>
          <table:table-cell office:value-type="float" office:value="1443136885.11886" calcext:value-type="float">
            <text:p>1443136885.11886</text:p>
          </table:table-cell>
          <table:table-cell table:formula="of:=[.G38]-[.$B$2]" office:value-type="float" office:value="5.11868333816528" calcext:value-type="float">
            <text:p>5.1186833382</text:p>
          </table:table-cell>
          <table:table-cell table:formula="of:=[.C38]/([.H38]-[.H37])" office:value-type="float" office:value="330092.021818599" calcext:value-type="float">
            <text:p>330092.021818599</text:p>
          </table:table-cell>
          <table:table-cell table:formula="of:=[.G38]-[.$B38]" office:value-type="float" office:value="1.82740473747253" calcext:value-type="float">
            <text:p>1.827404737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6883.37384" calcext:value-type="float">
            <text:p>1443136883.37384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3.37365508079529" calcext:value-type="float">
            <text:p>3.3736550808</text:p>
          </table:table-cell>
          <table:table-cell table:formula="of:=[.C39]/([.D39]-[.D38])" office:value-type="float" office:value="99834.321517053" calcext:value-type="float">
            <text:p>99834.321517053</text:p>
          </table:table-cell>
          <table:table-cell/>
          <table:table-cell office:value-type="float" office:value="1443136885.14376" calcext:value-type="float">
            <text:p>1443136885.14376</text:p>
          </table:table-cell>
          <table:table-cell table:formula="of:=[.G39]-[.$B$2]" office:value-type="float" office:value="5.1435763835907" calcext:value-type="float">
            <text:p>5.1435763836</text:p>
          </table:table-cell>
          <table:table-cell table:formula="of:=[.C39]/([.H39]-[.H38])" office:value-type="float" office:value="330373.397848844" calcext:value-type="float">
            <text:p>330373.397848844</text:p>
          </table:table-cell>
          <table:table-cell table:formula="of:=[.G39]-[.$B39]" office:value-type="float" office:value="1.76992130279541" calcext:value-type="float">
            <text:p>1.769921302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6883.45621" calcext:value-type="float">
            <text:p>1443136883.45621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3.45603108406067" calcext:value-type="float">
            <text:p>3.4560310841</text:p>
          </table:table-cell>
          <table:table-cell table:formula="of:=[.C40]/([.D40]-[.D39])" office:value-type="float" office:value="99834.8994124627" calcext:value-type="float">
            <text:p>99834.8994124627</text:p>
          </table:table-cell>
          <table:table-cell/>
          <table:table-cell office:value-type="float" office:value="1443136885.5211" calcext:value-type="float">
            <text:p>1443136885.5211</text:p>
          </table:table-cell>
          <table:table-cell table:formula="of:=[.G40]-[.$B$2]" office:value-type="float" office:value="5.52091717720032" calcext:value-type="float">
            <text:p>5.5209171772</text:p>
          </table:table-cell>
          <table:table-cell table:formula="of:=[.C40]/([.H40]-[.H39])" office:value-type="float" office:value="21794.6221009653" calcext:value-type="float">
            <text:p>21794.6221009653</text:p>
          </table:table-cell>
          <table:table-cell table:formula="of:=[.G40]-[.$B40]" office:value-type="float" office:value="2.06488609313965" calcext:value-type="float">
            <text:p>2.064886093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6883.53859" calcext:value-type="float">
            <text:p>1443136883.53859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3.53840470314026" calcext:value-type="float">
            <text:p>3.5384047031</text:p>
          </table:table-cell>
          <table:table-cell table:formula="of:=[.C41]/([.D41]-[.D40])" office:value-type="float" office:value="99837.7889898698" calcext:value-type="float">
            <text:p>99837.7889898698</text:p>
          </table:table-cell>
          <table:table-cell/>
          <table:table-cell office:value-type="float" office:value="1443136886.07061" calcext:value-type="float">
            <text:p>1443136886.07061</text:p>
          </table:table-cell>
          <table:table-cell table:formula="of:=[.G41]-[.$B$2]" office:value-type="float" office:value="6.07042455673218" calcext:value-type="float">
            <text:p>6.0704245567</text:p>
          </table:table-cell>
          <table:table-cell table:formula="of:=[.C41]/([.H41]-[.H40])" office:value-type="float" office:value="14966.1320417685" calcext:value-type="float">
            <text:p>14966.1320417685</text:p>
          </table:table-cell>
          <table:table-cell table:formula="of:=[.G41]-[.$B41]" office:value-type="float" office:value="2.53201985359192" calcext:value-type="float">
            <text:p>2.532019853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6883.62096" calcext:value-type="float">
            <text:p>1443136883.62096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3.62078261375427" calcext:value-type="float">
            <text:p>3.6207826138</text:p>
          </table:table-cell>
          <table:table-cell table:formula="of:=[.C42]/([.D42]-[.D41])" office:value-type="float" office:value="99832.5878709647" calcext:value-type="float">
            <text:p>99832.5878709647</text:p>
          </table:table-cell>
          <table:table-cell/>
          <table:table-cell office:value-type="float" office:value="1443136886.0936" calcext:value-type="float">
            <text:p>1443136886.0936</text:p>
          </table:table-cell>
          <table:table-cell table:formula="of:=[.G42]-[.$B$2]" office:value-type="float" office:value="6.09341788291931" calcext:value-type="float">
            <text:p>6.0934178829</text:p>
          </table:table-cell>
          <table:table-cell table:formula="of:=[.C42]/([.H42]-[.H41])" office:value-type="float" office:value="357669.000694725" calcext:value-type="float">
            <text:p>357669.000694725</text:p>
          </table:table-cell>
          <table:table-cell table:formula="of:=[.G42]-[.$B42]" office:value-type="float" office:value="2.47263526916504" calcext:value-type="float">
            <text:p>2.472635269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6883.70334" calcext:value-type="float">
            <text:p>1443136883.70334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3.70315623283386" calcext:value-type="float">
            <text:p>3.7031562328</text:p>
          </table:table-cell>
          <table:table-cell table:formula="of:=[.C43]/([.D43]-[.D42])" office:value-type="float" office:value="99837.7889898698" calcext:value-type="float">
            <text:p>99837.7889898698</text:p>
          </table:table-cell>
          <table:table-cell/>
          <table:table-cell office:value-type="float" office:value="1443136886.11661" calcext:value-type="float">
            <text:p>1443136886.11661</text:p>
          </table:table-cell>
          <table:table-cell table:formula="of:=[.G43]-[.$B$2]" office:value-type="float" office:value="6.11642694473267" calcext:value-type="float">
            <text:p>6.1164269447</text:p>
          </table:table-cell>
          <table:table-cell table:formula="of:=[.C43]/([.H43]-[.H42])" office:value-type="float" office:value="357424.39508015" calcext:value-type="float">
            <text:p>357424.39508015</text:p>
          </table:table-cell>
          <table:table-cell table:formula="of:=[.G43]-[.$B43]" office:value-type="float" office:value="2.4132707118988" calcext:value-type="float">
            <text:p>2.413270711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6883.78572" calcext:value-type="float">
            <text:p>1443136883.78572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3.78553771972656" calcext:value-type="float">
            <text:p>3.7855377197</text:p>
          </table:table-cell>
          <table:table-cell table:formula="of:=[.C44]/([.D44]-[.D43])" office:value-type="float" office:value="99828.254019153" calcext:value-type="float">
            <text:p>99828.254019153</text:p>
          </table:table-cell>
          <table:table-cell/>
          <table:table-cell office:value-type="float" office:value="1443136886.1396" calcext:value-type="float">
            <text:p>1443136886.1396</text:p>
          </table:table-cell>
          <table:table-cell table:formula="of:=[.G44]-[.$B$2]" office:value-type="float" office:value="6.13941597938538" calcext:value-type="float">
            <text:p>6.1394159794</text:p>
          </table:table-cell>
          <table:table-cell table:formula="of:=[.C44]/([.H44]-[.H43])" office:value-type="float" office:value="357735.769432604" calcext:value-type="float">
            <text:p>357735.769432604</text:p>
          </table:table-cell>
          <table:table-cell table:formula="of:=[.G44]-[.$B44]" office:value-type="float" office:value="2.35387825965881" calcext:value-type="float">
            <text:p>2.353878259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6883.8681" calcext:value-type="float">
            <text:p>1443136883.8681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3.86791491508484" calcext:value-type="float">
            <text:p>3.8679149151</text:p>
          </table:table-cell>
          <table:table-cell table:formula="of:=[.C45]/([.D45]-[.D44])" office:value-type="float" office:value="99833.4546864825" calcext:value-type="float">
            <text:p>99833.4546864825</text:p>
          </table:table-cell>
          <table:table-cell/>
          <table:table-cell office:value-type="float" office:value="1443136886.16259" calcext:value-type="float">
            <text:p>1443136886.16259</text:p>
          </table:table-cell>
          <table:table-cell table:formula="of:=[.G45]-[.$B$2]" office:value-type="float" office:value="6.16240835189819" calcext:value-type="float">
            <text:p>6.1624083519</text:p>
          </table:table-cell>
          <table:table-cell table:formula="of:=[.C45]/([.H45]-[.H44])" office:value-type="float" office:value="357683.836038035" calcext:value-type="float">
            <text:p>357683.836038035</text:p>
          </table:table-cell>
          <table:table-cell table:formula="of:=[.G45]-[.$B45]" office:value-type="float" office:value="2.29449343681335" calcext:value-type="float">
            <text:p>2.294493436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6883.95049" calcext:value-type="float">
            <text:p>1443136883.95049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3.95031046867371" calcext:value-type="float">
            <text:p>3.9503104687</text:p>
          </table:table-cell>
          <table:table-cell table:formula="of:=[.C46]/([.D46]-[.D45])" office:value-type="float" office:value="99811.2111854441" calcext:value-type="float">
            <text:p>99811.2111854441</text:p>
          </table:table-cell>
          <table:table-cell/>
          <table:table-cell office:value-type="float" office:value="1443136886.18558" calcext:value-type="float">
            <text:p>1443136886.18558</text:p>
          </table:table-cell>
          <table:table-cell table:formula="of:=[.G46]-[.$B$2]" office:value-type="float" office:value="6.18539643287659" calcext:value-type="float">
            <text:p>6.1853964329</text:p>
          </table:table-cell>
          <table:table-cell table:formula="of:=[.C46]/([.H46]-[.H45])" office:value-type="float" office:value="357750.610315394" calcext:value-type="float">
            <text:p>357750.610315394</text:p>
          </table:table-cell>
          <table:table-cell table:formula="of:=[.G46]-[.$B46]" office:value-type="float" office:value="2.23508596420288" calcext:value-type="float">
            <text:p>2.235085964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6884.03272" calcext:value-type="float">
            <text:p>1443136884.03272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4.03253722190857" calcext:value-type="float">
            <text:p>4.0325372219</text:p>
          </table:table-cell>
          <table:table-cell table:formula="of:=[.C47]/([.D47]-[.D46])" office:value-type="float" office:value="100016.110042797" calcext:value-type="float">
            <text:p>100016.110042797</text:p>
          </table:table-cell>
          <table:table-cell/>
          <table:table-cell office:value-type="float" office:value="1443136886.30085" calcext:value-type="float">
            <text:p>1443136886.30085</text:p>
          </table:table-cell>
          <table:table-cell table:formula="of:=[.G47]-[.$B$2]" office:value-type="float" office:value="6.30067372322083" calcext:value-type="float">
            <text:p>6.3006737232</text:p>
          </table:table-cell>
          <table:table-cell table:formula="of:=[.C47]/([.H47]-[.H46])" office:value-type="float" office:value="71341.0245456125" calcext:value-type="float">
            <text:p>71341.0245456125</text:p>
          </table:table-cell>
          <table:table-cell table:formula="of:=[.G47]-[.$B47]" office:value-type="float" office:value="2.26813650131226" calcext:value-type="float">
            <text:p>2.268136501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6884.11469" calcext:value-type="float">
            <text:p>1443136884.11469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4.11451077461243" calcext:value-type="float">
            <text:p>4.1145107746</text:p>
          </table:table-cell>
          <table:table-cell table:formula="of:=[.C48]/([.D48]-[.D47])" office:value-type="float" office:value="100325.040561686" calcext:value-type="float">
            <text:p>100325.040561686</text:p>
          </table:table-cell>
          <table:table-cell/>
          <table:table-cell office:value-type="float" office:value="1443136887.04993" calcext:value-type="float">
            <text:p>1443136887.04993</text:p>
          </table:table-cell>
          <table:table-cell table:formula="of:=[.G48]-[.$B$2]" office:value-type="float" office:value="7.0497510433197" calcext:value-type="float">
            <text:p>7.0497510433</text:p>
          </table:table-cell>
          <table:table-cell table:formula="of:=[.C48]/([.H48]-[.H47])" office:value-type="float" office:value="10978.8399399336" calcext:value-type="float">
            <text:p>10978.8399399336</text:p>
          </table:table-cell>
          <table:table-cell table:formula="of:=[.G48]-[.$B48]" office:value-type="float" office:value="2.93524026870728" calcext:value-type="float">
            <text:p>2.935240268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6884.19666" calcext:value-type="float">
            <text:p>1443136884.19666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4.19647884368897" calcext:value-type="float">
            <text:p>4.1964788437</text:p>
          </table:table-cell>
          <table:table-cell table:formula="of:=[.C49]/([.D49]-[.D48])" office:value-type="float" office:value="100331.752262223" calcext:value-type="float">
            <text:p>100331.752262223</text:p>
          </table:table-cell>
          <table:table-cell/>
          <table:table-cell office:value-type="float" office:value="1443136890.03442" calcext:value-type="float">
            <text:p>1443136890.03442</text:p>
          </table:table-cell>
          <table:table-cell table:formula="of:=[.G49]-[.$B$2]" office:value-type="float" office:value="10.0342411994934" calcext:value-type="float">
            <text:p>10.0342411995</text:p>
          </table:table-cell>
          <table:table-cell table:formula="of:=[.C49]/([.H49]-[.H48])" office:value-type="float" office:value="2755.5795360852" calcext:value-type="float">
            <text:p>2755.5795360852</text:p>
          </table:table-cell>
          <table:table-cell table:formula="of:=[.G49]-[.$B49]" office:value-type="float" office:value="5.83776235580444" calcext:value-type="float">
            <text:p>5.837762355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6884.27863" calcext:value-type="float">
            <text:p>1443136884.27863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4.27844572067261" calcext:value-type="float">
            <text:p>4.2784457207</text:p>
          </table:table-cell>
          <table:table-cell table:formula="of:=[.C50]/([.D50]-[.D49])" office:value-type="float" office:value="100333.211446389" calcext:value-type="float">
            <text:p>100333.211446389</text:p>
          </table:table-cell>
          <table:table-cell/>
          <table:table-cell office:value-type="float" office:value="1443136890.06884" calcext:value-type="float">
            <text:p>1443136890.06884</text:p>
          </table:table-cell>
          <table:table-cell table:formula="of:=[.G50]-[.$B$2]" office:value-type="float" office:value="10.0686550140381" calcext:value-type="float">
            <text:p>10.068655014</text:p>
          </table:table-cell>
          <table:table-cell table:formula="of:=[.C50]/([.H50]-[.H49])" office:value-type="float" office:value="238973.799005141" calcext:value-type="float">
            <text:p>238973.799005141</text:p>
          </table:table-cell>
          <table:table-cell table:formula="of:=[.G50]-[.$B50]" office:value-type="float" office:value="5.79020929336548" calcext:value-type="float">
            <text:p>5.790209293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6884.3606" calcext:value-type="float">
            <text:p>1443136884.3606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4.36041736602783" calcext:value-type="float">
            <text:p>4.360417366</text:p>
          </table:table-cell>
          <table:table-cell table:formula="of:=[.C51]/([.D51]-[.D50])" office:value-type="float" office:value="100327.37496437" calcext:value-type="float">
            <text:p>100327.37496437</text:p>
          </table:table-cell>
          <table:table-cell/>
          <table:table-cell office:value-type="float" office:value="1443136890.10324" calcext:value-type="float">
            <text:p>1443136890.10324</text:p>
          </table:table-cell>
          <table:table-cell table:formula="of:=[.G51]-[.$B$2]" office:value-type="float" office:value="10.1030566692352" calcext:value-type="float">
            <text:p>10.1030566692</text:p>
          </table:table-cell>
          <table:table-cell table:formula="of:=[.C51]/([.H51]-[.H50])" office:value-type="float" office:value="239058.264867525" calcext:value-type="float">
            <text:p>239058.264867525</text:p>
          </table:table-cell>
          <table:table-cell table:formula="of:=[.G51]-[.$B51]" office:value-type="float" office:value="5.7426393032074" calcext:value-type="float">
            <text:p>5.742639303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6884.44259" calcext:value-type="float">
            <text:p>1443136884.44259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4.44240617752075" calcext:value-type="float">
            <text:p>4.4424061775</text:p>
          </table:table-cell>
          <table:table-cell table:formula="of:=[.C52]/([.D52]-[.D51])" office:value-type="float" office:value="100306.369250275" calcext:value-type="float">
            <text:p>100306.369250275</text:p>
          </table:table-cell>
          <table:table-cell/>
          <table:table-cell office:value-type="float" office:value="1443136890.13764" calcext:value-type="float">
            <text:p>1443136890.13764</text:p>
          </table:table-cell>
          <table:table-cell table:formula="of:=[.G52]-[.$B$2]" office:value-type="float" office:value="10.1374590396881" calcext:value-type="float">
            <text:p>10.1374590397</text:p>
          </table:table-cell>
          <table:table-cell table:formula="of:=[.C52]/([.H52]-[.H51])" office:value-type="float" office:value="239053.294634566" calcext:value-type="float">
            <text:p>239053.294634566</text:p>
          </table:table-cell>
          <table:table-cell table:formula="of:=[.G52]-[.$B52]" office:value-type="float" office:value="5.69505286216736" calcext:value-type="float">
            <text:p>5.695052862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6884.52457" calcext:value-type="float">
            <text:p>1443136884.52457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4.52438735961914" calcext:value-type="float">
            <text:p>4.5243873596</text:p>
          </table:table-cell>
          <table:table-cell table:formula="of:=[.C53]/([.D53]-[.D52])" office:value-type="float" office:value="100315.704037179" calcext:value-type="float">
            <text:p>100315.704037179</text:p>
          </table:table-cell>
          <table:table-cell/>
          <table:table-cell office:value-type="float" office:value="1443136890.17211" calcext:value-type="float">
            <text:p>1443136890.17211</text:p>
          </table:table-cell>
          <table:table-cell table:formula="of:=[.G53]-[.$B$2]" office:value-type="float" office:value="10.171924829483" calcext:value-type="float">
            <text:p>10.1719248295</text:p>
          </table:table-cell>
          <table:table-cell table:formula="of:=[.C53]/([.H53]-[.H52])" office:value-type="float" office:value="238613.420697288" calcext:value-type="float">
            <text:p>238613.420697288</text:p>
          </table:table-cell>
          <table:table-cell table:formula="of:=[.G53]-[.$B53]" office:value-type="float" office:value="5.64753746986389" calcext:value-type="float">
            <text:p>5.647537469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6884.6067" calcext:value-type="float">
            <text:p>1443136884.6067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4.60651659965515" calcext:value-type="float">
            <text:p>4.6065165997</text:p>
          </table:table-cell>
          <table:table-cell table:formula="of:=[.C54]/([.D54]-[.D53])" office:value-type="float" office:value="100134.860573336" calcext:value-type="float">
            <text:p>100134.860573336</text:p>
          </table:table-cell>
          <table:table-cell/>
          <table:table-cell office:value-type="float" office:value="1443136890.99296" calcext:value-type="float">
            <text:p>1443136890.99296</text:p>
          </table:table-cell>
          <table:table-cell table:formula="of:=[.G54]-[.$B$2]" office:value-type="float" office:value="10.9927790164948" calcext:value-type="float">
            <text:p>10.9927790165</text:p>
          </table:table-cell>
          <table:table-cell table:formula="of:=[.C54]/([.H54]-[.H53])" office:value-type="float" office:value="10018.8317610209" calcext:value-type="float">
            <text:p>10018.8317610209</text:p>
          </table:table-cell>
          <table:table-cell table:formula="of:=[.G54]-[.$B54]" office:value-type="float" office:value="6.3862624168396" calcext:value-type="float">
            <text:p>6.386262416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6884.6887" calcext:value-type="float">
            <text:p>1443136884.6887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4.68851947784424" calcext:value-type="float">
            <text:p>4.6885194778</text:p>
          </table:table-cell>
          <table:table-cell table:formula="of:=[.C55]/([.D55]-[.D54])" office:value-type="float" office:value="100289.162790562" calcext:value-type="float">
            <text:p>100289.162790562</text:p>
          </table:table-cell>
          <table:table-cell/>
          <table:table-cell office:value-type="float" office:value="1443136891.02649" calcext:value-type="float">
            <text:p>1443136891.02649</text:p>
          </table:table-cell>
          <table:table-cell table:formula="of:=[.G55]-[.$B$2]" office:value-type="float" office:value="11.0263142585754" calcext:value-type="float">
            <text:p>11.0263142586</text:p>
          </table:table-cell>
          <table:table-cell table:formula="of:=[.C55]/([.H55]-[.H54])" office:value-type="float" office:value="245234.549976183" calcext:value-type="float">
            <text:p>245234.549976183</text:p>
          </table:table-cell>
          <table:table-cell table:formula="of:=[.G55]-[.$B55]" office:value-type="float" office:value="6.3377947807312" calcext:value-type="float">
            <text:p>6.337794780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6884.77069" calcext:value-type="float">
            <text:p>1443136884.77069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4.77050995826721" calcext:value-type="float">
            <text:p>4.7705099583</text:p>
          </table:table-cell>
          <table:table-cell table:formula="of:=[.C56]/([.D56]-[.D55])" office:value-type="float" office:value="100304.327497216" calcext:value-type="float">
            <text:p>100304.327497216</text:p>
          </table:table-cell>
          <table:table-cell/>
          <table:table-cell office:value-type="float" office:value="1443136891.05979" calcext:value-type="float">
            <text:p>1443136891.05979</text:p>
          </table:table-cell>
          <table:table-cell table:formula="of:=[.G56]-[.$B$2]" office:value-type="float" office:value="11.0596137046814" calcext:value-type="float">
            <text:p>11.0596137047</text:p>
          </table:table-cell>
          <table:table-cell table:formula="of:=[.C56]/([.H56]-[.H55])" office:value-type="float" office:value="246971.074949165" calcext:value-type="float">
            <text:p>246971.074949165</text:p>
          </table:table-cell>
          <table:table-cell table:formula="of:=[.G56]-[.$B56]" office:value-type="float" office:value="6.28910374641418" calcext:value-type="float">
            <text:p>6.289103746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6884.85269" calcext:value-type="float">
            <text:p>1443136884.85269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4.8525071144104" calcext:value-type="float">
            <text:p>4.8525071144</text:p>
          </table:table-cell>
          <table:table-cell table:formula="of:=[.C57]/([.D57]-[.D56])" office:value-type="float" office:value="100296.161316116" calcext:value-type="float">
            <text:p>100296.161316116</text:p>
          </table:table-cell>
          <table:table-cell/>
          <table:table-cell office:value-type="float" office:value="1443136891.09309" calcext:value-type="float">
            <text:p>1443136891.09309</text:p>
          </table:table-cell>
          <table:table-cell table:formula="of:=[.G57]-[.$B$2]" office:value-type="float" office:value="11.0929126739502" calcext:value-type="float">
            <text:p>11.092912674</text:p>
          </table:table-cell>
          <table:table-cell table:formula="of:=[.C57]/([.H57]-[.H56])" office:value-type="float" office:value="246974.611544685" calcext:value-type="float">
            <text:p>246974.611544685</text:p>
          </table:table-cell>
          <table:table-cell table:formula="of:=[.G57]-[.$B57]" office:value-type="float" office:value="6.2404055595398" calcext:value-type="float">
            <text:p>6.240405559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6884.93465" calcext:value-type="float">
            <text:p>1443136884.93465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4.93446683883667" calcext:value-type="float">
            <text:p>4.9344668388</text:p>
          </table:table-cell>
          <table:table-cell table:formula="of:=[.C58]/([.D58]-[.D57])" office:value-type="float" office:value="100341.967442781" calcext:value-type="float">
            <text:p>100341.967442781</text:p>
          </table:table-cell>
          <table:table-cell/>
          <table:table-cell office:value-type="float" office:value="1443136891.12639" calcext:value-type="float">
            <text:p>1443136891.12639</text:p>
          </table:table-cell>
          <table:table-cell table:formula="of:=[.G58]-[.$B$2]" office:value-type="float" office:value="11.1262078285217" calcext:value-type="float">
            <text:p>11.1262078285</text:p>
          </table:table-cell>
          <table:table-cell table:formula="of:=[.C58]/([.H58]-[.H57])" office:value-type="float" office:value="247002.907955603" calcext:value-type="float">
            <text:p>247002.907955603</text:p>
          </table:table-cell>
          <table:table-cell table:formula="of:=[.G58]-[.$B58]" office:value-type="float" office:value="6.19174098968506" calcext:value-type="float">
            <text:p>6.191740989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6885.01591" calcext:value-type="float">
            <text:p>1443136885.01591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5.01573014259338" calcext:value-type="float">
            <text:p>5.0157301426</text:p>
          </table:table-cell>
          <table:table-cell table:formula="of:=[.C59]/([.D59]-[.D58])" office:value-type="float" office:value="101201.89088818" calcext:value-type="float">
            <text:p>101201.89088818</text:p>
          </table:table-cell>
          <table:table-cell/>
          <table:table-cell office:value-type="float" office:value="1443136891.1597" calcext:value-type="float">
            <text:p>1443136891.1597</text:p>
          </table:table-cell>
          <table:table-cell table:formula="of:=[.G59]-[.$B$2]" office:value-type="float" office:value="11.1595153808594" calcext:value-type="float">
            <text:p>11.1595153809</text:p>
          </table:table-cell>
          <table:table-cell table:formula="of:=[.C59]/([.H59]-[.H58])" office:value-type="float" office:value="246910.968318277" calcext:value-type="float">
            <text:p>246910.968318277</text:p>
          </table:table-cell>
          <table:table-cell table:formula="of:=[.G59]-[.$B59]" office:value-type="float" office:value="6.14378523826599" calcext:value-type="float">
            <text:p>6.143785238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6885.09439" calcext:value-type="float">
            <text:p>1443136885.09439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5.09420824050903" calcext:value-type="float">
            <text:p>5.0942082405</text:p>
          </table:table-cell>
          <table:table-cell table:formula="of:=[.C60]/([.D60]-[.D59])" office:value-type="float" office:value="104793.569396131" calcext:value-type="float">
            <text:p>104793.569396131</text:p>
          </table:table-cell>
          <table:table-cell/>
          <table:table-cell office:value-type="float" office:value="1443136891.193" calcext:value-type="float">
            <text:p>1443136891.193</text:p>
          </table:table-cell>
          <table:table-cell table:formula="of:=[.G60]-[.$B$2]" office:value-type="float" office:value="11.1928195953369" calcext:value-type="float">
            <text:p>11.1928195953</text:p>
          </table:table-cell>
          <table:table-cell table:formula="of:=[.C60]/([.H60]-[.H59])" office:value-type="float" office:value="246935.714563885" calcext:value-type="float">
            <text:p>246935.714563885</text:p>
          </table:table-cell>
          <table:table-cell table:formula="of:=[.G60]-[.$B60]" office:value-type="float" office:value="6.09861135482788" calcext:value-type="float">
            <text:p>6.098611354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6885.17288" calcext:value-type="float">
            <text:p>1443136885.17288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5.17269587516785" calcext:value-type="float">
            <text:p>5.1726958752</text:p>
          </table:table-cell>
          <table:table-cell table:formula="of:=[.C61]/([.D61]-[.D60])" office:value-type="float" office:value="104780.836315807" calcext:value-type="float">
            <text:p>104780.836315807</text:p>
          </table:table-cell>
          <table:table-cell/>
          <table:table-cell office:value-type="float" office:value="1443136891.2263" calcext:value-type="float">
            <text:p>1443136891.2263</text:p>
          </table:table-cell>
          <table:table-cell table:formula="of:=[.G61]-[.$B$2]" office:value-type="float" office:value="11.2261168956757" calcext:value-type="float">
            <text:p>11.2261168957</text:p>
          </table:table-cell>
          <table:table-cell table:formula="of:=[.C61]/([.H61]-[.H60])" office:value-type="float" office:value="246986.990426682" calcext:value-type="float">
            <text:p>246986.990426682</text:p>
          </table:table-cell>
          <table:table-cell table:formula="of:=[.G61]-[.$B61]" office:value-type="float" office:value="6.05342102050781" calcext:value-type="float">
            <text:p>6.053421020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6885.25134" calcext:value-type="float">
            <text:p>1443136885.25134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5.25115609169006" calcext:value-type="float">
            <text:p>5.2511560917</text:p>
          </table:table-cell>
          <table:table-cell table:formula="of:=[.C62]/([.D62]-[.D61])" office:value-type="float" office:value="104817.452264758" calcext:value-type="float">
            <text:p>104817.452264758</text:p>
          </table:table-cell>
          <table:table-cell/>
          <table:table-cell office:value-type="float" office:value="1443136891.25959" calcext:value-type="float">
            <text:p>1443136891.25959</text:p>
          </table:table-cell>
          <table:table-cell table:formula="of:=[.G62]-[.$B$2]" office:value-type="float" office:value="11.2594130039215" calcext:value-type="float">
            <text:p>11.2594130039</text:p>
          </table:table-cell>
          <table:table-cell table:formula="of:=[.C62]/([.H62]-[.H61])" office:value-type="float" office:value="246995.83324502" calcext:value-type="float">
            <text:p>246995.83324502</text:p>
          </table:table-cell>
          <table:table-cell table:formula="of:=[.G62]-[.$B62]" office:value-type="float" office:value="6.00825691223145" calcext:value-type="float">
            <text:p>6.008256912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6885.32978" calcext:value-type="float">
            <text:p>1443136885.32978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5.32959461212158" calcext:value-type="float">
            <text:p>5.3295946121</text:p>
          </table:table-cell>
          <table:table-cell table:formula="of:=[.C63]/([.D63]-[.D62])" office:value-type="float" office:value="104846.444766638" calcext:value-type="float">
            <text:p>104846.444766638</text:p>
          </table:table-cell>
          <table:table-cell/>
          <table:table-cell office:value-type="float" office:value="1443136891.29289" calcext:value-type="float">
            <text:p>1443136891.29289</text:p>
          </table:table-cell>
          <table:table-cell table:formula="of:=[.G63]-[.$B$2]" office:value-type="float" office:value="11.2927103042603" calcext:value-type="float">
            <text:p>11.2927103043</text:p>
          </table:table-cell>
          <table:table-cell table:formula="of:=[.C63]/([.H63]-[.H62])" office:value-type="float" office:value="246986.990426682" calcext:value-type="float">
            <text:p>246986.990426682</text:p>
          </table:table-cell>
          <table:table-cell table:formula="of:=[.G63]-[.$B63]" office:value-type="float" office:value="5.96311569213867" calcext:value-type="float">
            <text:p>5.963115692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6885.40824" calcext:value-type="float">
            <text:p>1443136885.40824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5.40805673599243" calcext:value-type="float">
            <text:p>5.408056736</text:p>
          </table:table-cell>
          <table:table-cell table:formula="of:=[.C64]/([.D64]-[.D63])" office:value-type="float" office:value="104814.904240126" calcext:value-type="float">
            <text:p>104814.904240126</text:p>
          </table:table-cell>
          <table:table-cell/>
          <table:table-cell office:value-type="float" office:value="1443136891.3262" calcext:value-type="float">
            <text:p>1443136891.3262</text:p>
          </table:table-cell>
          <table:table-cell table:formula="of:=[.G64]-[.$B$2]" office:value-type="float" office:value="11.3260154724121" calcext:value-type="float">
            <text:p>11.3260154724</text:p>
          </table:table-cell>
          <table:table-cell table:formula="of:=[.C64]/([.H64]-[.H63])" office:value-type="float" office:value="246928.643701858" calcext:value-type="float">
            <text:p>246928.643701858</text:p>
          </table:table-cell>
          <table:table-cell table:formula="of:=[.G64]-[.$B64]" office:value-type="float" office:value="5.91795873641968" calcext:value-type="float">
            <text:p>5.917958736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6885.48672" calcext:value-type="float">
            <text:p>1443136885.48672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5.4865345954895" calcext:value-type="float">
            <text:p>5.4865345955</text:p>
          </table:table-cell>
          <table:table-cell table:formula="of:=[.C65]/([.D65]-[.D64])" office:value-type="float" office:value="104793.88776279" calcext:value-type="float">
            <text:p>104793.88776279</text:p>
          </table:table-cell>
          <table:table-cell/>
          <table:table-cell office:value-type="float" office:value="1443136891.35949" calcext:value-type="float">
            <text:p>1443136891.35949</text:p>
          </table:table-cell>
          <table:table-cell table:formula="of:=[.G65]-[.$B$2]" office:value-type="float" office:value="11.3593144416809" calcext:value-type="float">
            <text:p>11.3593144417</text:p>
          </table:table-cell>
          <table:table-cell table:formula="of:=[.C65]/([.H65]-[.H64])" office:value-type="float" office:value="246974.611544685" calcext:value-type="float">
            <text:p>246974.611544685</text:p>
          </table:table-cell>
          <table:table-cell table:formula="of:=[.G65]-[.$B65]" office:value-type="float" office:value="5.87277984619141" calcext:value-type="float">
            <text:p>5.872779846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6885.56519" calcext:value-type="float">
            <text:p>1443136885.56519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5.56501269340515" calcext:value-type="float">
            <text:p>5.5650126934</text:p>
          </table:table-cell>
          <table:table-cell table:formula="of:=[.C66]/([.D66]-[.D65])" office:value-type="float" office:value="104793.569396131" calcext:value-type="float">
            <text:p>104793.569396131</text:p>
          </table:table-cell>
          <table:table-cell/>
          <table:table-cell office:value-type="float" office:value="1443136891.39279" calcext:value-type="float">
            <text:p>1443136891.39279</text:p>
          </table:table-cell>
          <table:table-cell table:formula="of:=[.G66]-[.$B$2]" office:value-type="float" office:value="11.3926115036011" calcext:value-type="float">
            <text:p>11.3926115036</text:p>
          </table:table-cell>
          <table:table-cell table:formula="of:=[.C66]/([.H66]-[.H65])" office:value-type="float" office:value="246988.758939696" calcext:value-type="float">
            <text:p>246988.758939696</text:p>
          </table:table-cell>
          <table:table-cell table:formula="of:=[.G66]-[.$B66]" office:value-type="float" office:value="5.82759881019592" calcext:value-type="float">
            <text:p>5.827598810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6885.64365" calcext:value-type="float">
            <text:p>1443136885.64365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5.64347052574158" calcext:value-type="float">
            <text:p>5.6434705257</text:p>
          </table:table-cell>
          <table:table-cell table:formula="of:=[.C67]/([.D67]-[.D66])" office:value-type="float" office:value="104820.637469764" calcext:value-type="float">
            <text:p>104820.637469764</text:p>
          </table:table-cell>
          <table:table-cell/>
          <table:table-cell office:value-type="float" office:value="1443136891.42609" calcext:value-type="float">
            <text:p>1443136891.42609</text:p>
          </table:table-cell>
          <table:table-cell table:formula="of:=[.G67]-[.$B$2]" office:value-type="float" office:value="11.4259126186371" calcext:value-type="float">
            <text:p>11.4259126186</text:p>
          </table:table-cell>
          <table:table-cell table:formula="of:=[.C67]/([.H67]-[.H66])" office:value-type="float" office:value="246958.697662431" calcext:value-type="float">
            <text:p>246958.697662431</text:p>
          </table:table-cell>
          <table:table-cell table:formula="of:=[.G67]-[.$B67]" office:value-type="float" office:value="5.78244209289551" calcext:value-type="float">
            <text:p>5.782442092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6885.72212" calcext:value-type="float">
            <text:p>1443136885.72212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5.72193598747253" calcext:value-type="float">
            <text:p>5.7219359875</text:p>
          </table:table-cell>
          <table:table-cell table:formula="of:=[.C68]/([.D68]-[.D67])" office:value-type="float" office:value="104810.445495096" calcext:value-type="float">
            <text:p>104810.445495096</text:p>
          </table:table-cell>
          <table:table-cell/>
          <table:table-cell office:value-type="float" office:value="1443136891.45939" calcext:value-type="float">
            <text:p>1443136891.45939</text:p>
          </table:table-cell>
          <table:table-cell table:formula="of:=[.G68]-[.$B$2]" office:value-type="float" office:value="11.4592106342316" calcext:value-type="float">
            <text:p>11.4592106342</text:p>
          </table:table-cell>
          <table:table-cell table:formula="of:=[.C68]/([.H68]-[.H67])" office:value-type="float" office:value="246981.685039596" calcext:value-type="float">
            <text:p>246981.685039596</text:p>
          </table:table-cell>
          <table:table-cell table:formula="of:=[.G68]-[.$B68]" office:value-type="float" office:value="5.73727464675903" calcext:value-type="float">
            <text:p>5.737274646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6885.80059" calcext:value-type="float">
            <text:p>1443136885.80059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5.80040574073792" calcext:value-type="float">
            <text:p>5.8004057407</text:p>
          </table:table-cell>
          <table:table-cell table:formula="of:=[.C69]/([.D69]-[.D68])" office:value-type="float" office:value="104804.713380286" calcext:value-type="float">
            <text:p>104804.713380286</text:p>
          </table:table-cell>
          <table:table-cell/>
          <table:table-cell office:value-type="float" office:value="1443136891.49269" calcext:value-type="float">
            <text:p>1443136891.49269</text:p>
          </table:table-cell>
          <table:table-cell table:formula="of:=[.G69]-[.$B$2]" office:value-type="float" office:value="11.4925060272217" calcext:value-type="float">
            <text:p>11.4925060272</text:p>
          </table:table-cell>
          <table:table-cell table:formula="of:=[.C69]/([.H69]-[.H68])" office:value-type="float" office:value="247001.139239962" calcext:value-type="float">
            <text:p>247001.139239962</text:p>
          </table:table-cell>
          <table:table-cell table:formula="of:=[.G69]-[.$B69]" office:value-type="float" office:value="5.69210028648376" calcext:value-type="float">
            <text:p>5.692100286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6885.87907" calcext:value-type="float">
            <text:p>1443136885.87907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5.87889361381531" calcext:value-type="float">
            <text:p>5.8788936138</text:p>
          </table:table-cell>
          <table:table-cell table:formula="of:=[.C70]/([.D70]-[.D69])" office:value-type="float" office:value="104780.518028445" calcext:value-type="float">
            <text:p>104780.518028445</text:p>
          </table:table-cell>
          <table:table-cell/>
          <table:table-cell office:value-type="float" office:value="1443136891.52596" calcext:value-type="float">
            <text:p>1443136891.52596</text:p>
          </table:table-cell>
          <table:table-cell table:formula="of:=[.G70]-[.$B$2]" office:value-type="float" office:value="11.5257816314697" calcext:value-type="float">
            <text:p>11.5257816315</text:p>
          </table:table-cell>
          <table:table-cell table:formula="of:=[.C70]/([.H70]-[.H69])" office:value-type="float" office:value="247148.028889144" calcext:value-type="float">
            <text:p>247148.028889144</text:p>
          </table:table-cell>
          <table:table-cell table:formula="of:=[.G70]-[.$B70]" office:value-type="float" office:value="5.64688801765442" calcext:value-type="float">
            <text:p>5.646888017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6885.95755" calcext:value-type="float">
            <text:p>1443136885.95755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5.95736503601074" calcext:value-type="float">
            <text:p>5.957365036</text:p>
          </table:table-cell>
          <table:table-cell table:formula="of:=[.C71]/([.D71]-[.D70])" office:value-type="float" office:value="104802.484393847" calcext:value-type="float">
            <text:p>104802.484393847</text:p>
          </table:table-cell>
          <table:table-cell/>
          <table:table-cell office:value-type="float" office:value="1443136891.55926" calcext:value-type="float">
            <text:p>1443136891.55926</text:p>
          </table:table-cell>
          <table:table-cell table:formula="of:=[.G71]-[.$B$2]" office:value-type="float" office:value="11.5590803623199" calcext:value-type="float">
            <text:p>11.5590803623</text:p>
          </table:table-cell>
          <table:table-cell table:formula="of:=[.C71]/([.H71]-[.H70])" office:value-type="float" office:value="246976.379880428" calcext:value-type="float">
            <text:p>246976.379880428</text:p>
          </table:table-cell>
          <table:table-cell table:formula="of:=[.G71]-[.$B71]" office:value-type="float" office:value="5.6017153263092" calcext:value-type="float">
            <text:p>5.601715326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6886.03438" calcext:value-type="float">
            <text:p>1443136886.03438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6.03419852256775" calcext:value-type="float">
            <text:p>6.0341985226</text:p>
          </table:table-cell>
          <table:table-cell table:formula="of:=[.C72]/([.D72]-[.D71])" office:value-type="float" office:value="107036.662899557" calcext:value-type="float">
            <text:p>107036.662899557</text:p>
          </table:table-cell>
          <table:table-cell/>
          <table:table-cell office:value-type="float" office:value="1443136891.59256" calcext:value-type="float">
            <text:p>1443136891.59256</text:p>
          </table:table-cell>
          <table:table-cell table:formula="of:=[.G72]-[.$B$2]" office:value-type="float" office:value="11.5923762321472" calcext:value-type="float">
            <text:p>11.5923762321</text:p>
          </table:table-cell>
          <table:table-cell table:formula="of:=[.C72]/([.H72]-[.H71])" office:value-type="float" office:value="246997.601884671" calcext:value-type="float">
            <text:p>246997.601884671</text:p>
          </table:table-cell>
          <table:table-cell table:formula="of:=[.G72]-[.$B72]" office:value-type="float" office:value="5.55817770957947" calcext:value-type="float">
            <text:p>5.558177709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6886.10929" calcext:value-type="float">
            <text:p>1443136886.10929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6.1091103553772" calcext:value-type="float">
            <text:p>6.1091103554</text:p>
          </table:table-cell>
          <table:table-cell table:formula="of:=[.C73]/([.D73]-[.D72])" office:value-type="float" office:value="109782.389397937" calcext:value-type="float">
            <text:p>109782.389397937</text:p>
          </table:table-cell>
          <table:table-cell/>
          <table:table-cell office:value-type="float" office:value="1443136891.62585" calcext:value-type="float">
            <text:p>1443136891.62585</text:p>
          </table:table-cell>
          <table:table-cell table:formula="of:=[.G73]-[.$B$2]" office:value-type="float" office:value="11.6256728172302" calcext:value-type="float">
            <text:p>11.6256728172</text:p>
          </table:table-cell>
          <table:table-cell table:formula="of:=[.C73]/([.H73]-[.H72])" office:value-type="float" office:value="246992.296041702" calcext:value-type="float">
            <text:p>246992.296041702</text:p>
          </table:table-cell>
          <table:table-cell table:formula="of:=[.G73]-[.$B73]" office:value-type="float" office:value="5.51656246185303" calcext:value-type="float">
            <text:p>5.516562461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6886.18421" calcext:value-type="float">
            <text:p>1443136886.18421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6.1840341091156" calcext:value-type="float">
            <text:p>6.1840341091</text:p>
          </table:table-cell>
          <table:table-cell table:formula="of:=[.C74]/([.D74]-[.D73])" office:value-type="float" office:value="109764.922199629" calcext:value-type="float">
            <text:p>109764.922199629</text:p>
          </table:table-cell>
          <table:table-cell/>
          <table:table-cell office:value-type="float" office:value="1443136891.71711" calcext:value-type="float">
            <text:p>1443136891.71711</text:p>
          </table:table-cell>
          <table:table-cell table:formula="of:=[.G74]-[.$B$2]" office:value-type="float" office:value="11.7169251441956" calcext:value-type="float">
            <text:p>11.7169251442</text:p>
          </table:table-cell>
          <table:table-cell table:formula="of:=[.C74]/([.H74]-[.H73])" office:value-type="float" office:value="90123.7291529498" calcext:value-type="float">
            <text:p>90123.7291529498</text:p>
          </table:table-cell>
          <table:table-cell table:formula="of:=[.G74]-[.$B74]" office:value-type="float" office:value="5.53289103507996" calcext:value-type="float">
            <text:p>5.532891035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6886.25913" calcext:value-type="float">
            <text:p>1443136886.25913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6.25894808769226" calcext:value-type="float">
            <text:p>6.2589480877</text:p>
          </table:table-cell>
          <table:table-cell table:formula="of:=[.C75]/([.D75]-[.D74])" office:value-type="float" office:value="109779.244891984" calcext:value-type="float">
            <text:p>109779.244891984</text:p>
          </table:table-cell>
          <table:table-cell/>
          <table:table-cell office:value-type="float" office:value="1443136891.81191" calcext:value-type="float">
            <text:p>1443136891.81191</text:p>
          </table:table-cell>
          <table:table-cell table:formula="of:=[.G75]-[.$B$2]" office:value-type="float" office:value="11.8117308616638" calcext:value-type="float">
            <text:p>11.8117308617</text:p>
          </table:table-cell>
          <table:table-cell table:formula="of:=[.C75]/([.H75]-[.H74])" office:value-type="float" office:value="86745.8231382845" calcext:value-type="float">
            <text:p>86745.8231382845</text:p>
          </table:table-cell>
          <table:table-cell table:formula="of:=[.G75]-[.$B75]" office:value-type="float" office:value="5.55278277397156" calcext:value-type="float">
            <text:p>5.55278277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6886.33403" calcext:value-type="float">
            <text:p>1443136886.33403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6.33384895324707" calcext:value-type="float">
            <text:p>6.3338489532</text:p>
          </table:table-cell>
          <table:table-cell table:formula="of:=[.C76]/([.D76]-[.D75])" office:value-type="float" office:value="109798.464130992" calcext:value-type="float">
            <text:p>109798.464130992</text:p>
          </table:table-cell>
          <table:table-cell/>
          <table:table-cell office:value-type="float" office:value="1443136891.90684" calcext:value-type="float">
            <text:p>1443136891.90684</text:p>
          </table:table-cell>
          <table:table-cell table:formula="of:=[.G76]-[.$B$2]" office:value-type="float" office:value="11.9066555500031" calcext:value-type="float">
            <text:p>11.90665555</text:p>
          </table:table-cell>
          <table:table-cell table:formula="of:=[.C76]/([.H76]-[.H75])" office:value-type="float" office:value="86637.102990634" calcext:value-type="float">
            <text:p>86637.102990634</text:p>
          </table:table-cell>
          <table:table-cell table:formula="of:=[.G76]-[.$B76]" office:value-type="float" office:value="5.57280659675598" calcext:value-type="float">
            <text:p>5.572806596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6886.40893" calcext:value-type="float">
            <text:p>1443136886.40893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6.40874910354614" calcext:value-type="float">
            <text:p>6.4087491035</text:p>
          </table:table-cell>
          <table:table-cell table:formula="of:=[.C77]/([.D77]-[.D76])" office:value-type="float" office:value="109799.512646664" calcext:value-type="float">
            <text:p>109799.512646664</text:p>
          </table:table-cell>
          <table:table-cell/>
          <table:table-cell office:value-type="float" office:value="1443136892.00174" calcext:value-type="float">
            <text:p>1443136892.00174</text:p>
          </table:table-cell>
          <table:table-cell table:formula="of:=[.G77]-[.$B$2]" office:value-type="float" office:value="12.0015547275543" calcext:value-type="float">
            <text:p>12.0015547276</text:p>
          </table:table-cell>
          <table:table-cell table:formula="of:=[.C77]/([.H77]-[.H76])" office:value-type="float" office:value="86660.3927684933" calcext:value-type="float">
            <text:p>86660.3927684933</text:p>
          </table:table-cell>
          <table:table-cell table:formula="of:=[.G77]-[.$B77]" office:value-type="float" office:value="5.59280562400818" calcext:value-type="float">
            <text:p>5.59280562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6886.48383" calcext:value-type="float">
            <text:p>1443136886.48383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6.48365330696106" calcext:value-type="float">
            <text:p>6.483653307</text:p>
          </table:table-cell>
          <table:table-cell table:formula="of:=[.C78]/([.D78]-[.D77])" office:value-type="float" office:value="109793.571322624" calcext:value-type="float">
            <text:p>109793.571322624</text:p>
          </table:table-cell>
          <table:table-cell/>
          <table:table-cell office:value-type="float" office:value="1443136892.03168" calcext:value-type="float">
            <text:p>1443136892.03168</text:p>
          </table:table-cell>
          <table:table-cell table:formula="of:=[.G78]-[.$B$2]" office:value-type="float" office:value="12.0314950942993" calcext:value-type="float">
            <text:p>12.0314950943</text:p>
          </table:table-cell>
          <table:table-cell table:formula="of:=[.C78]/([.H78]-[.H77])" office:value-type="float" office:value="274679.334092484" calcext:value-type="float">
            <text:p>274679.334092484</text:p>
          </table:table-cell>
          <table:table-cell table:formula="of:=[.G78]-[.$B78]" office:value-type="float" office:value="5.54784178733826" calcext:value-type="float">
            <text:p>5.547841787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6886.55873" calcext:value-type="float">
            <text:p>1443136886.55873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6.55855250358582" calcext:value-type="float">
            <text:p>6.5585525036</text:p>
          </table:table-cell>
          <table:table-cell table:formula="of:=[.C79]/([.D79]-[.D78])" office:value-type="float" office:value="109800.910698711" calcext:value-type="float">
            <text:p>109800.910698711</text:p>
          </table:table-cell>
          <table:table-cell/>
          <table:table-cell office:value-type="float" office:value="1443136892.06161" calcext:value-type="float">
            <text:p>1443136892.06161</text:p>
          </table:table-cell>
          <table:table-cell table:formula="of:=[.G79]-[.$B$2]" office:value-type="float" office:value="12.0614275932312" calcext:value-type="float">
            <text:p>12.0614275932</text:p>
          </table:table-cell>
          <table:table-cell table:formula="of:=[.C79]/([.H79]-[.H78])" office:value-type="float" office:value="274751.534067194" calcext:value-type="float">
            <text:p>274751.534067194</text:p>
          </table:table-cell>
          <table:table-cell table:formula="of:=[.G79]-[.$B79]" office:value-type="float" office:value="5.50287508964539" calcext:value-type="float">
            <text:p>5.50287508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6886.63364" calcext:value-type="float">
            <text:p>1443136886.63364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6.63346004486084" calcext:value-type="float">
            <text:p>6.6334600449</text:p>
          </table:table-cell>
          <table:table-cell table:formula="of:=[.C80]/([.D80]-[.D79])" office:value-type="float" office:value="109788.6789503" calcext:value-type="float">
            <text:p>109788.6789503</text:p>
          </table:table-cell>
          <table:table-cell/>
          <table:table-cell office:value-type="float" office:value="1443136892.09154" calcext:value-type="float">
            <text:p>1443136892.09154</text:p>
          </table:table-cell>
          <table:table-cell table:formula="of:=[.G80]-[.$B$2]" office:value-type="float" office:value="12.0913634300232" calcext:value-type="float">
            <text:p>12.09136343</text:p>
          </table:table-cell>
          <table:table-cell table:formula="of:=[.C80]/([.H80]-[.H79])" office:value-type="float" office:value="274720.899139853" calcext:value-type="float">
            <text:p>274720.899139853</text:p>
          </table:table-cell>
          <table:table-cell table:formula="of:=[.G80]-[.$B80]" office:value-type="float" office:value="5.45790338516235" calcext:value-type="float">
            <text:p>5.457903385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6886.70856" calcext:value-type="float">
            <text:p>1443136886.70856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6.70837640762329" calcext:value-type="float">
            <text:p>6.7083764076</text:p>
          </table:table-cell>
          <table:table-cell table:formula="of:=[.C81]/([.D81]-[.D80])" office:value-type="float" office:value="109775.751207745" calcext:value-type="float">
            <text:p>109775.751207745</text:p>
          </table:table-cell>
          <table:table-cell/>
          <table:table-cell office:value-type="float" office:value="1443136892.12148" calcext:value-type="float">
            <text:p>1443136892.12148</text:p>
          </table:table-cell>
          <table:table-cell table:formula="of:=[.G81]-[.$B$2]" office:value-type="float" office:value="12.1212980747223" calcext:value-type="float">
            <text:p>12.1212980747</text:p>
          </table:table-cell>
          <table:table-cell table:formula="of:=[.C81]/([.H81]-[.H80])" office:value-type="float" office:value="274731.839401059" calcext:value-type="float">
            <text:p>274731.839401059</text:p>
          </table:table-cell>
          <table:table-cell table:formula="of:=[.G81]-[.$B81]" office:value-type="float" office:value="5.412921667099" calcext:value-type="float">
            <text:p>5.412921667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6886.78344" calcext:value-type="float">
            <text:p>1443136886.78344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6.78325891494751" calcext:value-type="float">
            <text:p>6.7832589149</text:p>
          </table:table-cell>
          <table:table-cell table:formula="of:=[.C82]/([.D82]-[.D81])" office:value-type="float" office:value="109825.382373917" calcext:value-type="float">
            <text:p>109825.382373917</text:p>
          </table:table-cell>
          <table:table-cell/>
          <table:table-cell office:value-type="float" office:value="1443136892.15142" calcext:value-type="float">
            <text:p>1443136892.15142</text:p>
          </table:table-cell>
          <table:table-cell table:formula="of:=[.G82]-[.$B$2]" office:value-type="float" office:value="12.1512360572815" calcext:value-type="float">
            <text:p>12.1512360573</text:p>
          </table:table-cell>
          <table:table-cell table:formula="of:=[.C82]/([.H82]-[.H81])" office:value-type="float" office:value="274701.208865245" calcext:value-type="float">
            <text:p>274701.208865245</text:p>
          </table:table-cell>
          <table:table-cell table:formula="of:=[.G82]-[.$B82]" office:value-type="float" office:value="5.36797714233398" calcext:value-type="float">
            <text:p>5.367977142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6886.85834" calcext:value-type="float">
            <text:p>1443136886.85834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6.85816097259522" calcext:value-type="float">
            <text:p>6.8581609726</text:p>
          </table:table-cell>
          <table:table-cell table:formula="of:=[.C83]/([.D83]-[.D82])" office:value-type="float" office:value="109796.716649372" calcext:value-type="float">
            <text:p>109796.716649372</text:p>
          </table:table-cell>
          <table:table-cell/>
          <table:table-cell office:value-type="float" office:value="1443136892.18135" calcext:value-type="float">
            <text:p>1443136892.18135</text:p>
          </table:table-cell>
          <table:table-cell table:formula="of:=[.G83]-[.$B$2]" office:value-type="float" office:value="12.1811685562134" calcext:value-type="float">
            <text:p>12.1811685562</text:p>
          </table:table-cell>
          <table:table-cell table:formula="of:=[.C83]/([.H83]-[.H82])" office:value-type="float" office:value="274751.534067194" calcext:value-type="float">
            <text:p>274751.534067194</text:p>
          </table:table-cell>
          <table:table-cell table:formula="of:=[.G83]-[.$B83]" office:value-type="float" office:value="5.32300758361816" calcext:value-type="float">
            <text:p>5.323007583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6886.93325" calcext:value-type="float">
            <text:p>1443136886.93325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6.93306589126587" calcext:value-type="float">
            <text:p>6.9330658913</text:p>
          </table:table-cell>
          <table:table-cell table:formula="of:=[.C84]/([.D84]-[.D83])" office:value-type="float" office:value="109792.52292042" calcext:value-type="float">
            <text:p>109792.52292042</text:p>
          </table:table-cell>
          <table:table-cell/>
          <table:table-cell office:value-type="float" office:value="1443136892.21128" calcext:value-type="float">
            <text:p>1443136892.21128</text:p>
          </table:table-cell>
          <table:table-cell table:formula="of:=[.G84]-[.$B$2]" office:value-type="float" office:value="12.2110998630524" calcext:value-type="float">
            <text:p>12.2110998631</text:p>
          </table:table-cell>
          <table:table-cell table:formula="of:=[.C84]/([.H84]-[.H83])" office:value-type="float" office:value="274762.476768546" calcext:value-type="float">
            <text:p>274762.476768546</text:p>
          </table:table-cell>
          <table:table-cell table:formula="of:=[.G84]-[.$B84]" office:value-type="float" office:value="5.2780339717865" calcext:value-type="float">
            <text:p>5.278033971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6900.01111" calcext:value-type="float">
            <text:p>1443136900.01111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109333992004" calcext:value-type="float">
            <text:p>20.0109333992</text:p>
          </table:table-cell>
          <table:table-cell table:formula="of:=[.C85]/([.D85]-[.D84])" office:value-type="float" office:value="628.848701442369" calcext:value-type="float">
            <text:p>628.8487014424</text:p>
          </table:table-cell>
          <table:table-cell/>
          <table:table-cell office:value-type="float" office:value="1443136900.20276" calcext:value-type="float">
            <text:p>1443136900.20276</text:p>
          </table:table-cell>
          <table:table-cell table:formula="of:=[.G85]-[.$B$2]" office:value-type="float" office:value="20.2025837898254" calcext:value-type="float">
            <text:p>20.2025837898</text:p>
          </table:table-cell>
          <table:table-cell table:formula="of:=[.C85]/([.H85]-[.H84])" office:value-type="float" office:value="1029.09548155981" calcext:value-type="float">
            <text:p>1029.0954815598</text:p>
          </table:table-cell>
          <table:table-cell table:formula="of:=[.G85]-[.$B85]" office:value-type="float" office:value="0.191650390625" calcext:value-type="float">
            <text:p>0.191650390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6900.11406" calcext:value-type="float">
            <text:p>1443136900.11406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1138784885406" calcext:value-type="float">
            <text:p>20.1138784885</text:p>
          </table:table-cell>
          <table:table-cell table:formula="of:=[.C86]/([.D86]-[.D85])" office:value-type="float" office:value="79887.2491413511" calcext:value-type="float">
            <text:p>79887.2491413511</text:p>
          </table:table-cell>
          <table:table-cell/>
          <table:table-cell office:value-type="float" office:value="1443136900.30555" calcext:value-type="float">
            <text:p>1443136900.30555</text:p>
          </table:table-cell>
          <table:table-cell table:formula="of:=[.G86]-[.$B$2]" office:value-type="float" office:value="20.3053689002991" calcext:value-type="float">
            <text:p>20.3053689003</text:p>
          </table:table-cell>
          <table:table-cell table:formula="of:=[.C86]/([.H86]-[.H85])" office:value-type="float" office:value="80011.5888585797" calcext:value-type="float">
            <text:p>80011.5888585797</text:p>
          </table:table-cell>
          <table:table-cell table:formula="of:=[.G86]-[.$B86]" office:value-type="float" office:value="0.191490411758423" calcext:value-type="float">
            <text:p>0.191490411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6900.217" calcext:value-type="float">
            <text:p>1443136900.217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216814994812" calcext:value-type="float">
            <text:p>20.2168149948</text:p>
          </table:table-cell>
          <table:table-cell table:formula="of:=[.C87]/([.D87]-[.D86])" office:value-type="float" office:value="79893.9103132159" calcext:value-type="float">
            <text:p>79893.9103132159</text:p>
          </table:table-cell>
          <table:table-cell/>
          <table:table-cell office:value-type="float" office:value="1443136900.40856" calcext:value-type="float">
            <text:p>1443136900.40856</text:p>
          </table:table-cell>
          <table:table-cell table:formula="of:=[.G87]-[.$B$2]" office:value-type="float" office:value="20.4083750247955" calcext:value-type="float">
            <text:p>20.4083750248</text:p>
          </table:table-cell>
          <table:table-cell table:formula="of:=[.C87]/([.H87]-[.H86])" office:value-type="float" office:value="79839.912822685" calcext:value-type="float">
            <text:p>79839.912822685</text:p>
          </table:table-cell>
          <table:table-cell table:formula="of:=[.G87]-[.$B87]" office:value-type="float" office:value="0.191560029983521" calcext:value-type="float">
            <text:p>0.1915600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6900.31994" calcext:value-type="float">
            <text:p>1443136900.31994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3197629451752" calcext:value-type="float">
            <text:p>20.3197629452</text:p>
          </table:table-cell>
          <table:table-cell table:formula="of:=[.C88]/([.D88]-[.D87])" office:value-type="float" office:value="79885.0289975567" calcext:value-type="float">
            <text:p>79885.0289975567</text:p>
          </table:table-cell>
          <table:table-cell/>
          <table:table-cell office:value-type="float" office:value="1443136900.51156" calcext:value-type="float">
            <text:p>1443136900.51156</text:p>
          </table:table-cell>
          <table:table-cell table:formula="of:=[.G88]-[.$B$2]" office:value-type="float" office:value="20.5113837718964" calcext:value-type="float">
            <text:p>20.5113837719</text:p>
          </table:table-cell>
          <table:table-cell table:formula="of:=[.C88]/([.H88]-[.H87])" office:value-type="float" office:value="79837.880097211" calcext:value-type="float">
            <text:p>79837.880097211</text:p>
          </table:table-cell>
          <table:table-cell table:formula="of:=[.G88]-[.$B88]" office:value-type="float" office:value="0.191620826721191" calcext:value-type="float">
            <text:p>0.191620826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6900.42289" calcext:value-type="float">
            <text:p>1443136900.42289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422709941864" calcext:value-type="float">
            <text:p>20.4227099419</text:p>
          </table:table-cell>
          <table:table-cell table:formula="of:=[.C89]/([.D89]-[.D88])" office:value-type="float" office:value="79885.7690317769" calcext:value-type="float">
            <text:p>79885.7690317769</text:p>
          </table:table-cell>
          <table:table-cell/>
          <table:table-cell office:value-type="float" office:value="1443136900.61438" calcext:value-type="float">
            <text:p>1443136900.61438</text:p>
          </table:table-cell>
          <table:table-cell table:formula="of:=[.G89]-[.$B$2]" office:value-type="float" office:value="20.6142001152039" calcext:value-type="float">
            <text:p>20.6142001152</text:p>
          </table:table-cell>
          <table:table-cell table:formula="of:=[.C89]/([.H89]-[.H88])" office:value-type="float" office:value="79987.2834944567" calcext:value-type="float">
            <text:p>79987.2834944567</text:p>
          </table:table-cell>
          <table:table-cell table:formula="of:=[.G89]-[.$B89]" office:value-type="float" office:value="0.191490173339844" calcext:value-type="float">
            <text:p>0.191490173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6900.52583" calcext:value-type="float">
            <text:p>1443136900.52583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5256524085999" calcext:value-type="float">
            <text:p>20.5256524086</text:p>
          </table:table-cell>
          <table:table-cell table:formula="of:=[.C90]/([.D90]-[.D89])" office:value-type="float" office:value="79889.2843815718" calcext:value-type="float">
            <text:p>79889.2843815718</text:p>
          </table:table-cell>
          <table:table-cell/>
          <table:table-cell office:value-type="float" office:value="1443136900.71733" calcext:value-type="float">
            <text:p>1443136900.71733</text:p>
          </table:table-cell>
          <table:table-cell table:formula="of:=[.G90]-[.$B$2]" office:value-type="float" office:value="20.7171528339386" calcext:value-type="float">
            <text:p>20.7171528339</text:p>
          </table:table-cell>
          <table:table-cell table:formula="of:=[.C90]/([.H90]-[.H89])" office:value-type="float" office:value="79881.3290321087" calcext:value-type="float">
            <text:p>79881.3290321087</text:p>
          </table:table-cell>
          <table:table-cell table:formula="of:=[.G90]-[.$B90]" office:value-type="float" office:value="0.191500425338745" calcext:value-type="float">
            <text:p>0.191500425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6900.62879" calcext:value-type="float">
            <text:p>1443136900.62879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6286072731018" calcext:value-type="float">
            <text:p>20.6286072731</text:p>
          </table:table-cell>
          <table:table-cell table:formula="of:=[.C91]/([.D91]-[.D90])" office:value-type="float" office:value="79879.6641594724" calcext:value-type="float">
            <text:p>79879.6641594724</text:p>
          </table:table-cell>
          <table:table-cell/>
          <table:table-cell office:value-type="float" office:value="1443136900.82039" calcext:value-type="float">
            <text:p>1443136900.82039</text:p>
          </table:table-cell>
          <table:table-cell table:formula="of:=[.G91]-[.$B$2]" office:value-type="float" office:value="20.8202073574066" calcext:value-type="float">
            <text:p>20.8202073574</text:p>
          </table:table-cell>
          <table:table-cell table:formula="of:=[.C91]/([.H91]-[.H90])" office:value-type="float" office:value="79802.4164611491" calcext:value-type="float">
            <text:p>79802.4164611491</text:p>
          </table:table-cell>
          <table:table-cell table:formula="of:=[.G91]-[.$B91]" office:value-type="float" office:value="0.19160008430481" calcext:value-type="float">
            <text:p>0.191600084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6900.73174" calcext:value-type="float">
            <text:p>1443136900.73174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7315626144409" calcext:value-type="float">
            <text:p>20.7315626144</text:p>
          </table:table-cell>
          <table:table-cell table:formula="of:=[.C92]/([.D92]-[.D91])" office:value-type="float" office:value="79879.2941971998" calcext:value-type="float">
            <text:p>79879.2941971998</text:p>
          </table:table-cell>
          <table:table-cell/>
          <table:table-cell office:value-type="float" office:value="1443136900.92325" calcext:value-type="float">
            <text:p>1443136900.92325</text:p>
          </table:table-cell>
          <table:table-cell table:formula="of:=[.G92]-[.$B$2]" office:value-type="float" office:value="20.9230675697327" calcext:value-type="float">
            <text:p>20.9230675697</text:p>
          </table:table-cell>
          <table:table-cell table:formula="of:=[.C92]/([.H92]-[.H91])" office:value-type="float" office:value="79953.169588366" calcext:value-type="float">
            <text:p>79953.169588366</text:p>
          </table:table-cell>
          <table:table-cell table:formula="of:=[.G92]-[.$B92]" office:value-type="float" office:value="0.191504955291748" calcext:value-type="float">
            <text:p>0.191504955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6900.83471" calcext:value-type="float">
            <text:p>1443136900.83471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8345305919647" calcext:value-type="float">
            <text:p>20.834530592</text:p>
          </table:table-cell>
          <table:table-cell table:formula="of:=[.C93]/([.D93]-[.D92])" office:value-type="float" office:value="79869.4914455206" calcext:value-type="float">
            <text:p>79869.4914455206</text:p>
          </table:table-cell>
          <table:table-cell/>
          <table:table-cell office:value-type="float" office:value="1443136901.02628" calcext:value-type="float">
            <text:p>1443136901.02628</text:p>
          </table:table-cell>
          <table:table-cell table:formula="of:=[.G93]-[.$B$2]" office:value-type="float" office:value="21.026097536087" calcext:value-type="float">
            <text:p>21.0260975361</text:p>
          </table:table-cell>
          <table:table-cell table:formula="of:=[.C93]/([.H93]-[.H92])" office:value-type="float" office:value="79821.437306052" calcext:value-type="float">
            <text:p>79821.437306052</text:p>
          </table:table-cell>
          <table:table-cell table:formula="of:=[.G93]-[.$B93]" office:value-type="float" office:value="0.191566944122314" calcext:value-type="float">
            <text:p>0.191566944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6900.93767" calcext:value-type="float">
            <text:p>1443136900.93767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20.9374928474426" calcext:value-type="float">
            <text:p>20.9374928474</text:p>
          </table:table-cell>
          <table:table-cell table:formula="of:=[.C94]/([.D94]-[.D93])" office:value-type="float" office:value="79873.9301293258" calcext:value-type="float">
            <text:p>79873.9301293258</text:p>
          </table:table-cell>
          <table:table-cell/>
          <table:table-cell office:value-type="float" office:value="1443136901.12916" calcext:value-type="float">
            <text:p>1443136901.12916</text:p>
          </table:table-cell>
          <table:table-cell table:formula="of:=[.G94]-[.$B$2]" office:value-type="float" office:value="21.1289827823639" calcext:value-type="float">
            <text:p>21.1289827824</text:p>
          </table:table-cell>
          <table:table-cell table:formula="of:=[.C94]/([.H94]-[.H93])" office:value-type="float" office:value="79933.7154509978" calcext:value-type="float">
            <text:p>79933.7154509978</text:p>
          </table:table-cell>
          <table:table-cell table:formula="of:=[.G94]-[.$B94]" office:value-type="float" office:value="0.191489934921265" calcext:value-type="float">
            <text:p>0.191489934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6901.0382" calcext:value-type="float">
            <text:p>1443136901.0382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21.0380215644836" calcext:value-type="float">
            <text:p>21.0380215645</text:p>
          </table:table-cell>
          <table:table-cell table:formula="of:=[.C95]/([.D95]-[.D94])" office:value-type="float" office:value="81807.4699654688" calcext:value-type="float">
            <text:p>81807.4699654688</text:p>
          </table:table-cell>
          <table:table-cell/>
          <table:table-cell office:value-type="float" office:value="1443136901.22968" calcext:value-type="float">
            <text:p>1443136901.22968</text:p>
          </table:table-cell>
          <table:table-cell table:formula="of:=[.G95]-[.$B$2]" office:value-type="float" office:value="21.2295017242432" calcext:value-type="float">
            <text:p>21.2295017242</text:p>
          </table:table-cell>
          <table:table-cell table:formula="of:=[.C95]/([.H95]-[.H94])" office:value-type="float" office:value="81815.4254934098" calcext:value-type="float">
            <text:p>81815.4254934098</text:p>
          </table:table-cell>
          <table:table-cell table:formula="of:=[.G95]-[.$B95]" office:value-type="float" office:value="0.191480159759521" calcext:value-type="float">
            <text:p>0.191480159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6901.13513" calcext:value-type="float">
            <text:p>1443136901.13513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21.1349458694458" calcext:value-type="float">
            <text:p>21.1349458694</text:p>
          </table:table-cell>
          <table:table-cell table:formula="of:=[.C96]/([.D96]-[.D95])" office:value-type="float" office:value="84849.7185841143" calcext:value-type="float">
            <text:p>84849.7185841143</text:p>
          </table:table-cell>
          <table:table-cell/>
          <table:table-cell office:value-type="float" office:value="1443136901.32669" calcext:value-type="float">
            <text:p>1443136901.32669</text:p>
          </table:table-cell>
          <table:table-cell table:formula="of:=[.G96]-[.$B$2]" office:value-type="float" office:value="21.3265137672424" calcext:value-type="float">
            <text:p>21.3265137672</text:p>
          </table:table-cell>
          <table:table-cell table:formula="of:=[.C96]/([.H96]-[.H95])" office:value-type="float" office:value="84772.9801965112" calcext:value-type="float">
            <text:p>84772.9801965112</text:p>
          </table:table-cell>
          <table:table-cell table:formula="of:=[.G96]-[.$B96]" office:value-type="float" office:value="0.191567897796631" calcext:value-type="float">
            <text:p>0.191567897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6901.23202" calcext:value-type="float">
            <text:p>1443136901.23202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21.2318408489227" calcext:value-type="float">
            <text:p>21.2318408489</text:p>
          </table:table-cell>
          <table:table-cell table:formula="of:=[.C97]/([.D97]-[.D96])" office:value-type="float" office:value="84875.3985438243" calcext:value-type="float">
            <text:p>84875.3985438243</text:p>
          </table:table-cell>
          <table:table-cell/>
          <table:table-cell office:value-type="float" office:value="1443136901.42355" calcext:value-type="float">
            <text:p>1443136901.42355</text:p>
          </table:table-cell>
          <table:table-cell table:formula="of:=[.G97]-[.$B$2]" office:value-type="float" office:value="21.423374414444" calcext:value-type="float">
            <text:p>21.4233744144</text:p>
          </table:table-cell>
          <table:table-cell table:formula="of:=[.C97]/([.H97]-[.H96])" office:value-type="float" office:value="84905.4826454784" calcext:value-type="float">
            <text:p>84905.4826454784</text:p>
          </table:table-cell>
          <table:table-cell table:formula="of:=[.G97]-[.$B97]" office:value-type="float" office:value="0.19153356552124" calcext:value-type="float">
            <text:p>0.191533565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6901.32891" calcext:value-type="float">
            <text:p>1443136901.32891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21.3287274837494" calcext:value-type="float">
            <text:p>21.3287274837</text:p>
          </table:table-cell>
          <table:table-cell table:formula="of:=[.C98]/([.D98]-[.D97])" office:value-type="float" office:value="84882.7086905594" calcext:value-type="float">
            <text:p>84882.7086905594</text:p>
          </table:table-cell>
          <table:table-cell/>
          <table:table-cell office:value-type="float" office:value="1443136901.52043" calcext:value-type="float">
            <text:p>1443136901.52043</text:p>
          </table:table-cell>
          <table:table-cell table:formula="of:=[.G98]-[.$B$2]" office:value-type="float" office:value="21.520251750946" calcext:value-type="float">
            <text:p>21.5202517509</text:p>
          </table:table-cell>
          <table:table-cell table:formula="of:=[.C98]/([.H98]-[.H97])" office:value-type="float" office:value="84890.8557660835" calcext:value-type="float">
            <text:p>84890.8557660835</text:p>
          </table:table-cell>
          <table:table-cell table:formula="of:=[.G98]-[.$B98]" office:value-type="float" office:value="0.191524267196655" calcext:value-type="float">
            <text:p>0.191524267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6901.42582" calcext:value-type="float">
            <text:p>1443136901.42582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21.4256348609924" calcext:value-type="float">
            <text:p>21.425634861</text:p>
          </table:table-cell>
          <table:table-cell table:formula="of:=[.C99]/([.D99]-[.D98])" office:value-type="float" office:value="84864.5400790732" calcext:value-type="float">
            <text:p>84864.5400790732</text:p>
          </table:table-cell>
          <table:table-cell/>
          <table:table-cell office:value-type="float" office:value="1443136902.00508" calcext:value-type="float">
            <text:p>1443136902.00508</text:p>
          </table:table-cell>
          <table:table-cell table:formula="of:=[.G99]-[.$B$2]" office:value-type="float" office:value="22.0048997402191" calcext:value-type="float">
            <text:p>22.0048997402</text:p>
          </table:table-cell>
          <table:table-cell table:formula="of:=[.C99]/([.H99]-[.H98])" office:value-type="float" office:value="16969.0170639834" calcext:value-type="float">
            <text:p>16969.0170639834</text:p>
          </table:table-cell>
          <table:table-cell table:formula="of:=[.G99]-[.$B99]" office:value-type="float" office:value="0.579264879226685" calcext:value-type="float">
            <text:p>0.579264879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6901.52275" calcext:value-type="float">
            <text:p>1443136901.52275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21.5225684642792" calcext:value-type="float">
            <text:p>21.5225684643</text:p>
          </table:table-cell>
          <table:table-cell table:formula="of:=[.C100]/([.D100]-[.D99])" office:value-type="float" office:value="84841.5794022663" calcext:value-type="float">
            <text:p>84841.5794022663</text:p>
          </table:table-cell>
          <table:table-cell/>
          <table:table-cell office:value-type="float" office:value="1443136902.03503" calcext:value-type="float">
            <text:p>1443136902.03503</text:p>
          </table:table-cell>
          <table:table-cell table:formula="of:=[.G100]-[.$B$2]" office:value-type="float" office:value="22.034853219986" calcext:value-type="float">
            <text:p>22.03485322</text:p>
          </table:table-cell>
          <table:table-cell table:formula="of:=[.C100]/([.H100]-[.H99])" office:value-type="float" office:value="274559.085088431" calcext:value-type="float">
            <text:p>274559.085088431</text:p>
          </table:table-cell>
          <table:table-cell table:formula="of:=[.G100]-[.$B100]" office:value-type="float" office:value="0.512284755706787" calcext:value-type="float">
            <text:p>0.512284755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6901.61966" calcext:value-type="float">
            <text:p>1443136901.61966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21.6194813251495" calcext:value-type="float">
            <text:p>21.6194813251</text:p>
          </table:table-cell>
          <table:table-cell table:formula="of:=[.C101]/([.D101]-[.D100])" office:value-type="float" office:value="84859.7381827486" calcext:value-type="float">
            <text:p>84859.7381827486</text:p>
          </table:table-cell>
          <table:table-cell/>
          <table:table-cell office:value-type="float" office:value="1443136902.06496" calcext:value-type="float">
            <text:p>1443136902.06496</text:p>
          </table:table-cell>
          <table:table-cell table:formula="of:=[.G101]-[.$B$2]" office:value-type="float" office:value="22.0647804737091" calcext:value-type="float">
            <text:p>22.0647804737</text:p>
          </table:table-cell>
          <table:table-cell table:formula="of:=[.C101]/([.H101]-[.H100])" office:value-type="float" office:value="274799.688473917" calcext:value-type="float">
            <text:p>274799.688473917</text:p>
          </table:table-cell>
          <table:table-cell table:formula="of:=[.G101]-[.$B101]" office:value-type="float" office:value="0.44529914855957" calcext:value-type="float">
            <text:p>0.445299148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6901.71655" calcext:value-type="float">
            <text:p>1443136901.71655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21.7163701057434" calcext:value-type="float">
            <text:p>21.7163701057</text:p>
          </table:table-cell>
          <table:table-cell table:formula="of:=[.C102]/([.D102]-[.D101])" office:value-type="float" office:value="84880.8288182765" calcext:value-type="float">
            <text:p>84880.8288182765</text:p>
          </table:table-cell>
          <table:table-cell/>
          <table:table-cell office:value-type="float" office:value="1443136902.0949" calcext:value-type="float">
            <text:p>1443136902.0949</text:p>
          </table:table-cell>
          <table:table-cell table:formula="of:=[.G102]-[.$B$2]" office:value-type="float" office:value="22.0947208404541" calcext:value-type="float">
            <text:p>22.0947208405</text:p>
          </table:table-cell>
          <table:table-cell table:formula="of:=[.C102]/([.H102]-[.H101])" office:value-type="float" office:value="274679.334092484" calcext:value-type="float">
            <text:p>274679.334092484</text:p>
          </table:table-cell>
          <table:table-cell table:formula="of:=[.G102]-[.$B102]" office:value-type="float" office:value="0.378350734710693" calcext:value-type="float">
            <text:p>0.378350734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6901.81346" calcext:value-type="float">
            <text:p>1443136901.81346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21.8132755756378" calcext:value-type="float">
            <text:p>21.8132755756</text:p>
          </table:table-cell>
          <table:table-cell table:formula="of:=[.C103]/([.D103]-[.D102])" office:value-type="float" office:value="84866.2104312697" calcext:value-type="float">
            <text:p>84866.2104312697</text:p>
          </table:table-cell>
          <table:table-cell/>
          <table:table-cell office:value-type="float" office:value="1443136902.12483" calcext:value-type="float">
            <text:p>1443136902.12483</text:p>
          </table:table-cell>
          <table:table-cell table:formula="of:=[.G103]-[.$B$2]" office:value-type="float" office:value="22.124648809433" calcext:value-type="float">
            <text:p>22.1246488094</text:p>
          </table:table-cell>
          <table:table-cell table:formula="of:=[.C103]/([.H103]-[.H102])" office:value-type="float" office:value="274793.12096999" calcext:value-type="float">
            <text:p>274793.12096999</text:p>
          </table:table-cell>
          <table:table-cell table:formula="of:=[.G103]-[.$B103]" office:value-type="float" office:value="0.311373233795166" calcext:value-type="float">
            <text:p>0.311373233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6901.91037" calcext:value-type="float">
            <text:p>1443136901.91037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21.910190820694" calcext:value-type="float">
            <text:p>21.9101908207</text:p>
          </table:table-cell>
          <table:table-cell table:formula="of:=[.C104]/([.D104]-[.D103])" office:value-type="float" office:value="84857.650571229" calcext:value-type="float">
            <text:p>84857.650571229</text:p>
          </table:table-cell>
          <table:table-cell/>
          <table:table-cell office:value-type="float" office:value="1443136902.15476" calcext:value-type="float">
            <text:p>1443136902.15476</text:p>
          </table:table-cell>
          <table:table-cell table:formula="of:=[.G104]-[.$B$2]" office:value-type="float" office:value="22.1545784473419" calcext:value-type="float">
            <text:p>22.1545784473</text:p>
          </table:table-cell>
          <table:table-cell table:formula="of:=[.C104]/([.H104]-[.H103])" office:value-type="float" office:value="274777.79801488" calcext:value-type="float">
            <text:p>274777.79801488</text:p>
          </table:table-cell>
          <table:table-cell table:formula="of:=[.G104]-[.$B104]" office:value-type="float" office:value="0.244387626647949" calcext:value-type="float">
            <text:p>0.244387626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6902.00605" calcext:value-type="float">
            <text:p>1443136902.00605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22.0058648586273" calcext:value-type="float">
            <text:p>22.0058648586</text:p>
          </table:table-cell>
          <table:table-cell table:formula="of:=[.C105]/([.D105]-[.D104])" office:value-type="float" office:value="85958.5335546219" calcext:value-type="float">
            <text:p>85958.5335546219</text:p>
          </table:table-cell>
          <table:table-cell/>
          <table:table-cell office:value-type="float" office:value="1443136903.00205" calcext:value-type="float">
            <text:p>1443136903.00205</text:p>
          </table:table-cell>
          <table:table-cell table:formula="of:=[.G105]-[.$B$2]" office:value-type="float" office:value="23.0018723011017" calcext:value-type="float">
            <text:p>23.0018723011</text:p>
          </table:table-cell>
          <table:table-cell table:formula="of:=[.C105]/([.H105]-[.H104])" office:value-type="float" office:value="9706.19574720975" calcext:value-type="float">
            <text:p>9706.1957472098</text:p>
          </table:table-cell>
          <table:table-cell table:formula="of:=[.G105]-[.$B105]" office:value-type="float" office:value="0.996007442474365" calcext:value-type="float">
            <text:p>0.996007442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6902.0865" calcext:value-type="float">
            <text:p>1443136902.0865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22.0863192081451" calcext:value-type="float">
            <text:p>22.0863192081</text:p>
          </table:table-cell>
          <table:table-cell table:formula="of:=[.C106]/([.D106]-[.D105])" office:value-type="float" office:value="102219.457981923" calcext:value-type="float">
            <text:p>102219.457981923</text:p>
          </table:table-cell>
          <table:table-cell/>
          <table:table-cell office:value-type="float" office:value="1443136903.0294" calcext:value-type="float">
            <text:p>1443136903.0294</text:p>
          </table:table-cell>
          <table:table-cell table:formula="of:=[.G106]-[.$B$2]" office:value-type="float" office:value="23.0292181968689" calcext:value-type="float">
            <text:p>23.0292181969</text:p>
          </table:table-cell>
          <table:table-cell table:formula="of:=[.C106]/([.H106]-[.H105])" office:value-type="float" office:value="300739.828382608" calcext:value-type="float">
            <text:p>300739.828382608</text:p>
          </table:table-cell>
          <table:table-cell table:formula="of:=[.G106]-[.$B106]" office:value-type="float" office:value="0.942898988723755" calcext:value-type="float">
            <text:p>0.942898988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6902.16696" calcext:value-type="float">
            <text:p>1443136902.16696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22.1667771339416" calcext:value-type="float">
            <text:p>22.1667771339</text:p>
          </table:table-cell>
          <table:table-cell table:formula="of:=[.C107]/([.D107]-[.D106])" office:value-type="float" office:value="102214.914423718" calcext:value-type="float">
            <text:p>102214.914423718</text:p>
          </table:table-cell>
          <table:table-cell/>
          <table:table-cell office:value-type="float" office:value="1443136903.05673" calcext:value-type="float">
            <text:p>1443136903.05673</text:p>
          </table:table-cell>
          <table:table-cell table:formula="of:=[.G107]-[.$B$2]" office:value-type="float" office:value="23.0565538406372" calcext:value-type="float">
            <text:p>23.0565538406</text:p>
          </table:table-cell>
          <table:table-cell table:formula="of:=[.C107]/([.H107]-[.H106])" office:value-type="float" office:value="300852.6182776" calcext:value-type="float">
            <text:p>300852.6182776</text:p>
          </table:table-cell>
          <table:table-cell table:formula="of:=[.G107]-[.$B107]" office:value-type="float" office:value="0.889776706695557" calcext:value-type="float">
            <text:p>0.889776706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6902.24739" calcext:value-type="float">
            <text:p>1443136902.24739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22.2472124099731" calcext:value-type="float">
            <text:p>22.24721241</text:p>
          </table:table-cell>
          <table:table-cell table:formula="of:=[.C108]/([.D108]-[.D107])" office:value-type="float" office:value="102243.697115926" calcext:value-type="float">
            <text:p>102243.697115926</text:p>
          </table:table-cell>
          <table:table-cell/>
          <table:table-cell office:value-type="float" office:value="1443136903.0841" calcext:value-type="float">
            <text:p>1443136903.0841</text:p>
          </table:table-cell>
          <table:table-cell table:formula="of:=[.G108]-[.$B$2]" office:value-type="float" office:value="23.0839240550995" calcext:value-type="float">
            <text:p>23.0839240551</text:p>
          </table:table-cell>
          <table:table-cell table:formula="of:=[.C108]/([.H108]-[.H107])" office:value-type="float" office:value="300472.618193538" calcext:value-type="float">
            <text:p>300472.618193538</text:p>
          </table:table-cell>
          <table:table-cell table:formula="of:=[.G108]-[.$B108]" office:value-type="float" office:value="0.836711645126343" calcext:value-type="float">
            <text:p>0.836711645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6902.32784" calcext:value-type="float">
            <text:p>1443136902.32784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22.3276629447937" calcext:value-type="float">
            <text:p>22.3276629448</text:p>
          </table:table-cell>
          <table:table-cell table:formula="of:=[.C109]/([.D109]-[.D108])" office:value-type="float" office:value="102224.304889252" calcext:value-type="float">
            <text:p>102224.304889252</text:p>
          </table:table-cell>
          <table:table-cell/>
          <table:table-cell office:value-type="float" office:value="1443136903.11142" calcext:value-type="float">
            <text:p>1443136903.11142</text:p>
          </table:table-cell>
          <table:table-cell table:formula="of:=[.G109]-[.$B$2]" office:value-type="float" office:value="23.1112372875214" calcext:value-type="float">
            <text:p>23.1112372875</text:p>
          </table:table-cell>
          <table:table-cell table:formula="of:=[.C109]/([.H109]-[.H108])" office:value-type="float" office:value="301099.477094972" calcext:value-type="float">
            <text:p>301099.477094972</text:p>
          </table:table-cell>
          <table:table-cell table:formula="of:=[.G109]-[.$B109]" office:value-type="float" office:value="0.783574342727661" calcext:value-type="float">
            <text:p>0.783574342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6902.40829" calcext:value-type="float">
            <text:p>1443136902.40829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22.4081079959869" calcext:value-type="float">
            <text:p>22.408107996</text:p>
          </table:table-cell>
          <table:table-cell table:formula="of:=[.C110]/([.D110]-[.D109])" office:value-type="float" office:value="102231.273123876" calcext:value-type="float">
            <text:p>102231.273123876</text:p>
          </table:table-cell>
          <table:table-cell/>
          <table:table-cell office:value-type="float" office:value="1443136903.13875" calcext:value-type="float">
            <text:p>1443136903.13875</text:p>
          </table:table-cell>
          <table:table-cell table:formula="of:=[.G110]-[.$B$2]" office:value-type="float" office:value="23.1385681629181" calcext:value-type="float">
            <text:p>23.1385681629</text:p>
          </table:table-cell>
          <table:table-cell table:formula="of:=[.C110]/([.H110]-[.H109])" office:value-type="float" office:value="300905.107524818" calcext:value-type="float">
            <text:p>300905.107524818</text:p>
          </table:table-cell>
          <table:table-cell table:formula="of:=[.G110]-[.$B110]" office:value-type="float" office:value="0.730460166931152" calcext:value-type="float">
            <text:p>0.730460166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6902.48875" calcext:value-type="float">
            <text:p>1443136902.48875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22.4885711669922" calcext:value-type="float">
            <text:p>22.488571167</text:p>
          </table:table-cell>
          <table:table-cell table:formula="of:=[.C111]/([.D111]-[.D110])" office:value-type="float" office:value="102208.251268938" calcext:value-type="float">
            <text:p>102208.251268938</text:p>
          </table:table-cell>
          <table:table-cell/>
          <table:table-cell office:value-type="float" office:value="1443136904.0685" calcext:value-type="float">
            <text:p>1443136904.0685</text:p>
          </table:table-cell>
          <table:table-cell table:formula="of:=[.G111]-[.$B$2]" office:value-type="float" office:value="24.0683212280273" calcext:value-type="float">
            <text:p>24.068321228</text:p>
          </table:table-cell>
          <table:table-cell table:formula="of:=[.C111]/([.H111]-[.H110])" office:value-type="float" office:value="8845.3593847885" calcext:value-type="float">
            <text:p>8845.3593847885</text:p>
          </table:table-cell>
          <table:table-cell table:formula="of:=[.G111]-[.$B111]" office:value-type="float" office:value="1.57975006103516" calcext:value-type="float">
            <text:p>1.57975006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6902.56919" calcext:value-type="float">
            <text:p>1443136902.56919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22.5690100193024" calcext:value-type="float">
            <text:p>22.5690100193</text:p>
          </table:table-cell>
          <table:table-cell table:formula="of:=[.C112]/([.D112]-[.D111])" office:value-type="float" office:value="102239.1514027" calcext:value-type="float">
            <text:p>102239.1514027</text:p>
          </table:table-cell>
          <table:table-cell/>
          <table:table-cell office:value-type="float" office:value="1443136904.09571" calcext:value-type="float">
            <text:p>1443136904.09571</text:p>
          </table:table-cell>
          <table:table-cell table:formula="of:=[.G112]-[.$B$2]" office:value-type="float" office:value="24.095529794693" calcext:value-type="float">
            <text:p>24.0955297947</text:p>
          </table:table-cell>
          <table:table-cell table:formula="of:=[.C112]/([.H112]-[.H111])" office:value-type="float" office:value="302257.744814714" calcext:value-type="float">
            <text:p>302257.744814714</text:p>
          </table:table-cell>
          <table:table-cell table:formula="of:=[.G112]-[.$B112]" office:value-type="float" office:value="1.52651977539063" calcext:value-type="float">
            <text:p>1.526519775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6902.64964" calcext:value-type="float">
            <text:p>1443136902.64964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22.6494567394257" calcext:value-type="float">
            <text:p>22.6494567394</text:p>
          </table:table-cell>
          <table:table-cell table:formula="of:=[.C113]/([.D113]-[.D112])" office:value-type="float" office:value="102229.152256252" calcext:value-type="float">
            <text:p>102229.152256252</text:p>
          </table:table-cell>
          <table:table-cell/>
          <table:table-cell office:value-type="float" office:value="1443136904.1229" calcext:value-type="float">
            <text:p>1443136904.1229</text:p>
          </table:table-cell>
          <table:table-cell table:formula="of:=[.G113]-[.$B$2]" office:value-type="float" office:value="24.1227195262909" calcext:value-type="float">
            <text:p>24.1227195263</text:p>
          </table:table-cell>
          <table:table-cell table:formula="of:=[.C113]/([.H113]-[.H112])" office:value-type="float" office:value="302467.126988303" calcext:value-type="float">
            <text:p>302467.126988303</text:p>
          </table:table-cell>
          <table:table-cell table:formula="of:=[.G113]-[.$B113]" office:value-type="float" office:value="1.47326278686523" calcext:value-type="float">
            <text:p>1.473262786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6902.73009" calcext:value-type="float">
            <text:p>1443136902.73009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22.7299089431763" calcext:value-type="float">
            <text:p>22.7299089432</text:p>
          </table:table-cell>
          <table:table-cell table:formula="of:=[.C114]/([.D114]-[.D113])" office:value-type="float" office:value="102222.184310739" calcext:value-type="float">
            <text:p>102222.184310739</text:p>
          </table:table-cell>
          <table:table-cell/>
          <table:table-cell office:value-type="float" office:value="1443136904.1501" calcext:value-type="float">
            <text:p>1443136904.1501</text:p>
          </table:table-cell>
          <table:table-cell table:formula="of:=[.G114]-[.$B$2]" office:value-type="float" office:value="24.1499164104462" calcext:value-type="float">
            <text:p>24.1499164104</text:p>
          </table:table-cell>
          <table:table-cell table:formula="of:=[.C114]/([.H114]-[.H113])" office:value-type="float" office:value="302387.580615751" calcext:value-type="float">
            <text:p>302387.580615751</text:p>
          </table:table-cell>
          <table:table-cell table:formula="of:=[.G114]-[.$B114]" office:value-type="float" office:value="1.4200074672699" calcext:value-type="float">
            <text:p>1.420007467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6902.81053" calcext:value-type="float">
            <text:p>1443136902.81053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22.8103494644165" calcext:value-type="float">
            <text:p>22.8103494644</text:p>
          </table:table-cell>
          <table:table-cell table:formula="of:=[.C115]/([.D115]-[.D114])" office:value-type="float" office:value="102237.030208185" calcext:value-type="float">
            <text:p>102237.030208185</text:p>
          </table:table-cell>
          <table:table-cell/>
          <table:table-cell office:value-type="float" office:value="1443136904.1773" calcext:value-type="float">
            <text:p>1443136904.1773</text:p>
          </table:table-cell>
          <table:table-cell table:formula="of:=[.G115]-[.$B$2]" office:value-type="float" office:value="24.1771202087402" calcext:value-type="float">
            <text:p>24.1771202087</text:p>
          </table:table-cell>
          <table:table-cell table:formula="of:=[.C115]/([.H115]-[.H114])" office:value-type="float" office:value="302310.72555017" calcext:value-type="float">
            <text:p>302310.72555017</text:p>
          </table:table-cell>
          <table:table-cell table:formula="of:=[.G115]-[.$B115]" office:value-type="float" office:value="1.36677074432373" calcext:value-type="float">
            <text:p>1.366770744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6902.891" calcext:value-type="float">
            <text:p>1443136902.891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22.8908185958862" calcext:value-type="float">
            <text:p>22.8908185959</text:p>
          </table:table-cell>
          <table:table-cell table:formula="of:=[.C116]/([.D116]-[.D115])" office:value-type="float" office:value="102200.680556543" calcext:value-type="float">
            <text:p>102200.680556543</text:p>
          </table:table-cell>
          <table:table-cell/>
          <table:table-cell office:value-type="float" office:value="1443136904.20449" calcext:value-type="float">
            <text:p>1443136904.20449</text:p>
          </table:table-cell>
          <table:table-cell table:formula="of:=[.G116]-[.$B$2]" office:value-type="float" office:value="24.2043097019196" calcext:value-type="float">
            <text:p>24.2043097019</text:p>
          </table:table-cell>
          <table:table-cell table:formula="of:=[.C116]/([.H116]-[.H115])" office:value-type="float" office:value="302469.779254829" calcext:value-type="float">
            <text:p>302469.779254829</text:p>
          </table:table-cell>
          <table:table-cell table:formula="of:=[.G116]-[.$B116]" office:value-type="float" office:value="1.31349110603333" calcext:value-type="float">
            <text:p>1.31349110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6902.97148" calcext:value-type="float">
            <text:p>1443136902.97148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22.9713010787964" calcext:value-type="float">
            <text:p>22.9713010788</text:p>
          </table:table-cell>
          <table:table-cell table:formula="of:=[.C117]/([.D117]-[.D116])" office:value-type="float" office:value="102183.726229974" calcext:value-type="float">
            <text:p>102183.726229974</text:p>
          </table:table-cell>
          <table:table-cell/>
          <table:table-cell office:value-type="float" office:value="1443136905.05285" calcext:value-type="float">
            <text:p>1443136905.05285</text:p>
          </table:table-cell>
          <table:table-cell table:formula="of:=[.G117]-[.$B$2]" office:value-type="float" office:value="25.0526652336121" calcext:value-type="float">
            <text:p>25.0526652336</text:p>
          </table:table-cell>
          <table:table-cell table:formula="of:=[.C117]/([.H117]-[.H116])" office:value-type="float" office:value="9694.04888961209" calcext:value-type="float">
            <text:p>9694.0488896121</text:p>
          </table:table-cell>
          <table:table-cell table:formula="of:=[.G117]-[.$B117]" office:value-type="float" office:value="2.08136415481567" calcext:value-type="float">
            <text:p>2.081364154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6903.05318" calcext:value-type="float">
            <text:p>1443136903.05318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23.0529975891113" calcext:value-type="float">
            <text:p>23.0529975891</text:p>
          </table:table-cell>
          <table:table-cell table:formula="of:=[.C118]/([.D118]-[.D117])" office:value-type="float" office:value="100665.254467986" calcext:value-type="float">
            <text:p>100665.254467986</text:p>
          </table:table-cell>
          <table:table-cell/>
          <table:table-cell office:value-type="float" office:value="1443136905.07774" calcext:value-type="float">
            <text:p>1443136905.07774</text:p>
          </table:table-cell>
          <table:table-cell table:formula="of:=[.G118]-[.$B$2]" office:value-type="float" office:value="25.0775604248047" calcext:value-type="float">
            <text:p>25.0775604248</text:p>
          </table:table-cell>
          <table:table-cell table:formula="of:=[.C118]/([.H118]-[.H117])" office:value-type="float" office:value="330344.922293091" calcext:value-type="float">
            <text:p>330344.922293091</text:p>
          </table:table-cell>
          <table:table-cell table:formula="of:=[.G118]-[.$B118]" office:value-type="float" office:value="2.02456283569336" calcext:value-type="float">
            <text:p>2.024562835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6903.13556" calcext:value-type="float">
            <text:p>1443136903.13556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23.1353802680969" calcext:value-type="float">
            <text:p>23.1353802681</text:p>
          </table:table-cell>
          <table:table-cell table:formula="of:=[.C119]/([.D119]-[.D118])" office:value-type="float" office:value="99826.809485498" calcext:value-type="float">
            <text:p>99826.809485498</text:p>
          </table:table-cell>
          <table:table-cell/>
          <table:table-cell office:value-type="float" office:value="1443136905.10266" calcext:value-type="float">
            <text:p>1443136905.10266</text:p>
          </table:table-cell>
          <table:table-cell table:formula="of:=[.G119]-[.$B$2]" office:value-type="float" office:value="25.102477312088" calcext:value-type="float">
            <text:p>25.1024773121</text:p>
          </table:table-cell>
          <table:table-cell table:formula="of:=[.C119]/([.H119]-[.H118])" office:value-type="float" office:value="330057.278282253" calcext:value-type="float">
            <text:p>330057.278282253</text:p>
          </table:table-cell>
          <table:table-cell table:formula="of:=[.G119]-[.$B119]" office:value-type="float" office:value="1.96709704399109" calcext:value-type="float">
            <text:p>1.96709704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6903.21794" calcext:value-type="float">
            <text:p>1443136903.21794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23.2177605628967" calcext:value-type="float">
            <text:p>23.2177605629</text:p>
          </table:table-cell>
          <table:table-cell table:formula="of:=[.C120]/([.D120]-[.D119])" office:value-type="float" office:value="99829.6985946146" calcext:value-type="float">
            <text:p>99829.6985946146</text:p>
          </table:table-cell>
          <table:table-cell/>
          <table:table-cell office:value-type="float" office:value="1443136905.12757" calcext:value-type="float">
            <text:p>1443136905.12757</text:p>
          </table:table-cell>
          <table:table-cell table:formula="of:=[.G120]-[.$B$2]" office:value-type="float" office:value="25.1273899078369" calcext:value-type="float">
            <text:p>25.1273899078</text:p>
          </table:table-cell>
          <table:table-cell table:formula="of:=[.C120]/([.H120]-[.H119])" office:value-type="float" office:value="330114.135150396" calcext:value-type="float">
            <text:p>330114.135150396</text:p>
          </table:table-cell>
          <table:table-cell table:formula="of:=[.G120]-[.$B120]" office:value-type="float" office:value="1.90962934494019" calcext:value-type="float">
            <text:p>1.909629344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6903.30032" calcext:value-type="float">
            <text:p>1443136903.30032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23.3001408576965" calcext:value-type="float">
            <text:p>23.3001408577</text:p>
          </table:table-cell>
          <table:table-cell table:formula="of:=[.C121]/([.D121]-[.D120])" office:value-type="float" office:value="99829.6985946146" calcext:value-type="float">
            <text:p>99829.6985946146</text:p>
          </table:table-cell>
          <table:table-cell/>
          <table:table-cell office:value-type="float" office:value="1443136905.15248" calcext:value-type="float">
            <text:p>1443136905.15248</text:p>
          </table:table-cell>
          <table:table-cell table:formula="of:=[.G121]-[.$B$2]" office:value-type="float" office:value="25.1523010730743" calcext:value-type="float">
            <text:p>25.1523010731</text:p>
          </table:table-cell>
          <table:table-cell table:formula="of:=[.C121]/([.H121]-[.H120])" office:value-type="float" office:value="330133.09179308" calcext:value-type="float">
            <text:p>330133.09179308</text:p>
          </table:table-cell>
          <table:table-cell table:formula="of:=[.G121]-[.$B121]" office:value-type="float" office:value="1.85216021537781" calcext:value-type="float">
            <text:p>1.852160215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6903.3827" calcext:value-type="float">
            <text:p>1443136903.3827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23.3825216293335" calcext:value-type="float">
            <text:p>23.3825216293</text:p>
          </table:table-cell>
          <table:table-cell table:formula="of:=[.C122]/([.D122]-[.D121])" office:value-type="float" office:value="99829.1207594131" calcext:value-type="float">
            <text:p>99829.1207594131</text:p>
          </table:table-cell>
          <table:table-cell/>
          <table:table-cell office:value-type="float" office:value="1443136905.5297" calcext:value-type="float">
            <text:p>1443136905.5297</text:p>
          </table:table-cell>
          <table:table-cell table:formula="of:=[.G122]-[.$B$2]" office:value-type="float" office:value="25.5295207500458" calcext:value-type="float">
            <text:p>25.52952075</text:p>
          </table:table-cell>
          <table:table-cell table:formula="of:=[.C122]/([.H122]-[.H121])" office:value-type="float" office:value="21801.6198572344" calcext:value-type="float">
            <text:p>21801.6198572344</text:p>
          </table:table-cell>
          <table:table-cell table:formula="of:=[.G122]-[.$B122]" office:value-type="float" office:value="2.14699912071228" calcext:value-type="float">
            <text:p>2.146999120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6903.46508" calcext:value-type="float">
            <text:p>1443136903.46508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23.4648973941803" calcext:value-type="float">
            <text:p>23.4648973942</text:p>
          </table:table-cell>
          <table:table-cell table:formula="of:=[.C123]/([.D123]-[.D122])" office:value-type="float" office:value="99835.1883626765" calcext:value-type="float">
            <text:p>99835.1883626765</text:p>
          </table:table-cell>
          <table:table-cell/>
          <table:table-cell office:value-type="float" office:value="1443136906.00035" calcext:value-type="float">
            <text:p>1443136906.00035</text:p>
          </table:table-cell>
          <table:table-cell table:formula="of:=[.G123]-[.$B$2]" office:value-type="float" office:value="26.0001699924469" calcext:value-type="float">
            <text:p>26.0001699924</text:p>
          </table:table-cell>
          <table:table-cell table:formula="of:=[.C123]/([.H123]-[.H122])" office:value-type="float" office:value="17473.734703244" calcext:value-type="float">
            <text:p>17473.734703244</text:p>
          </table:table-cell>
          <table:table-cell table:formula="of:=[.G123]-[.$B123]" office:value-type="float" office:value="2.5352725982666" calcext:value-type="float">
            <text:p>2.535272598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6903.54746" calcext:value-type="float">
            <text:p>1443136903.54746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23.5472745895386" calcext:value-type="float">
            <text:p>23.5472745895</text:p>
          </table:table-cell>
          <table:table-cell table:formula="of:=[.C124]/([.D124]-[.D123])" office:value-type="float" office:value="99833.4546864825" calcext:value-type="float">
            <text:p>99833.4546864825</text:p>
          </table:table-cell>
          <table:table-cell/>
          <table:table-cell office:value-type="float" office:value="1443136906.02333" calcext:value-type="float">
            <text:p>1443136906.02333</text:p>
          </table:table-cell>
          <table:table-cell table:formula="of:=[.G124]-[.$B$2]" office:value-type="float" office:value="26.0231509208679" calcext:value-type="float">
            <text:p>26.0231509209</text:p>
          </table:table-cell>
          <table:table-cell table:formula="of:=[.C124]/([.H124]-[.H123])" office:value-type="float" office:value="357861.956198321" calcext:value-type="float">
            <text:p>357861.956198321</text:p>
          </table:table-cell>
          <table:table-cell table:formula="of:=[.G124]-[.$B124]" office:value-type="float" office:value="2.47587633132935" calcext:value-type="float">
            <text:p>2.475876331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6903.62985" calcext:value-type="float">
            <text:p>1443136903.62985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23.6296701431274" calcext:value-type="float">
            <text:p>23.6296701431</text:p>
          </table:table-cell>
          <table:table-cell table:formula="of:=[.C125]/([.D125]-[.D124])" office:value-type="float" office:value="99811.2111854441" calcext:value-type="float">
            <text:p>99811.2111854441</text:p>
          </table:table-cell>
          <table:table-cell/>
          <table:table-cell office:value-type="float" office:value="1443136906.04634" calcext:value-type="float">
            <text:p>1443136906.04634</text:p>
          </table:table-cell>
          <table:table-cell table:formula="of:=[.G125]-[.$B$2]" office:value-type="float" office:value="26.046159029007" calcext:value-type="float">
            <text:p>26.046159029</text:p>
          </table:table-cell>
          <table:table-cell table:formula="of:=[.C125]/([.H125]-[.H124])" office:value-type="float" office:value="357439.210138545" calcext:value-type="float">
            <text:p>357439.210138545</text:p>
          </table:table-cell>
          <table:table-cell table:formula="of:=[.G125]-[.$B125]" office:value-type="float" office:value="2.41648888587952" calcext:value-type="float">
            <text:p>2.416488885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6903.71224" calcext:value-type="float">
            <text:p>1443136903.71224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23.7120549678802" calcext:value-type="float">
            <text:p>23.7120549679</text:p>
          </table:table-cell>
          <table:table-cell table:formula="of:=[.C126]/([.D126]-[.D125])" office:value-type="float" office:value="99824.2094302656" calcext:value-type="float">
            <text:p>99824.2094302656</text:p>
          </table:table-cell>
          <table:table-cell/>
          <table:table-cell office:value-type="float" office:value="1443136906.06932" calcext:value-type="float">
            <text:p>1443136906.06932</text:p>
          </table:table-cell>
          <table:table-cell table:formula="of:=[.G126]-[.$B$2]" office:value-type="float" office:value="26.0691394805908" calcext:value-type="float">
            <text:p>26.0691394806</text:p>
          </table:table-cell>
          <table:table-cell table:formula="of:=[.C126]/([.H126]-[.H125])" office:value-type="float" office:value="357869.381721601" calcext:value-type="float">
            <text:p>357869.381721601</text:p>
          </table:table-cell>
          <table:table-cell table:formula="of:=[.G126]-[.$B126]" office:value-type="float" office:value="2.35708451271057" calcext:value-type="float">
            <text:p>2.357084512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6903.79462" calcext:value-type="float">
            <text:p>1443136903.79462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23.7944378852844" calcext:value-type="float">
            <text:p>23.7944378853</text:p>
          </table:table-cell>
          <table:table-cell table:formula="of:=[.C127]/([.D127]-[.D126])" office:value-type="float" office:value="99826.5205837836" calcext:value-type="float">
            <text:p>99826.5205837836</text:p>
          </table:table-cell>
          <table:table-cell/>
          <table:table-cell office:value-type="float" office:value="1443136906.0923" calcext:value-type="float">
            <text:p>1443136906.0923</text:p>
          </table:table-cell>
          <table:table-cell table:formula="of:=[.G127]-[.$B$2]" office:value-type="float" office:value="26.0921206474304" calcext:value-type="float">
            <text:p>26.0921206474</text:p>
          </table:table-cell>
          <table:table-cell table:formula="of:=[.C127]/([.H127]-[.H126])" office:value-type="float" office:value="357858.243552236" calcext:value-type="float">
            <text:p>357858.243552236</text:p>
          </table:table-cell>
          <table:table-cell table:formula="of:=[.G127]-[.$B127]" office:value-type="float" office:value="2.297682762146" calcext:value-type="float">
            <text:p>2.297682762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6903.877" calcext:value-type="float">
            <text:p>1443136903.877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23.8768148422241" calcext:value-type="float">
            <text:p>23.8768148422</text:p>
          </table:table-cell>
          <table:table-cell table:formula="of:=[.C128]/([.D128]-[.D127])" office:value-type="float" office:value="99833.7436283334" calcext:value-type="float">
            <text:p>99833.7436283334</text:p>
          </table:table-cell>
          <table:table-cell/>
          <table:table-cell office:value-type="float" office:value="1443136906.11528" calcext:value-type="float">
            <text:p>1443136906.11528</text:p>
          </table:table-cell>
          <table:table-cell table:formula="of:=[.G128]-[.$B$2]" office:value-type="float" office:value="26.1150989532471" calcext:value-type="float">
            <text:p>26.1150989532</text:p>
          </table:table-cell>
          <table:table-cell table:formula="of:=[.C128]/([.H128]-[.H127])" office:value-type="float" office:value="357902.800390131" calcext:value-type="float">
            <text:p>357902.800390131</text:p>
          </table:table-cell>
          <table:table-cell table:formula="of:=[.G128]-[.$B128]" office:value-type="float" office:value="2.23828411102295" calcext:value-type="float">
            <text:p>2.23828411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6903.95939" calcext:value-type="float">
            <text:p>1443136903.95939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23.9592118263245" calcext:value-type="float">
            <text:p>23.9592118263</text:p>
          </table:table-cell>
          <table:table-cell table:formula="of:=[.C129]/([.D129]-[.D128])" office:value-type="float" office:value="99809.4783418886" calcext:value-type="float">
            <text:p>99809.4783418886</text:p>
          </table:table-cell>
          <table:table-cell/>
          <table:table-cell office:value-type="float" office:value="1443136906.2338" calcext:value-type="float">
            <text:p>1443136906.2338</text:p>
          </table:table-cell>
          <table:table-cell table:formula="of:=[.G129]-[.$B$2]" office:value-type="float" office:value="26.23361992836" calcext:value-type="float">
            <text:p>26.2336199284</text:p>
          </table:table-cell>
          <table:table-cell table:formula="of:=[.C129]/([.H129]-[.H128])" office:value-type="float" office:value="69388.5617475302" calcext:value-type="float">
            <text:p>69388.5617475302</text:p>
          </table:table-cell>
          <table:table-cell table:formula="of:=[.G129]-[.$B129]" office:value-type="float" office:value="2.27440810203552" calcext:value-type="float">
            <text:p>2.27440810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6904.04157" calcext:value-type="float">
            <text:p>1443136904.04157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24.0413901805878" calcext:value-type="float">
            <text:p>24.0413901806</text:p>
          </table:table-cell>
          <table:table-cell table:formula="of:=[.C130]/([.D130]-[.D129])" office:value-type="float" office:value="100075.014567092" calcext:value-type="float">
            <text:p>100075.014567092</text:p>
          </table:table-cell>
          <table:table-cell/>
          <table:table-cell office:value-type="float" office:value="1443136907.05786" calcext:value-type="float">
            <text:p>1443136907.05786</text:p>
          </table:table-cell>
          <table:table-cell table:formula="of:=[.G130]-[.$B$2]" office:value-type="float" office:value="27.0576815605164" calcext:value-type="float">
            <text:p>27.0576815605</text:p>
          </table:table-cell>
          <table:table-cell table:formula="of:=[.C130]/([.H130]-[.H129])" office:value-type="float" office:value="9979.83606939661" calcext:value-type="float">
            <text:p>9979.8360693966</text:p>
          </table:table-cell>
          <table:table-cell table:formula="of:=[.G130]-[.$B130]" office:value-type="float" office:value="3.01629137992859" calcext:value-type="float">
            <text:p>3.016291379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6904.12355" calcext:value-type="float">
            <text:p>1443136904.12355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24.1233651638031" calcext:value-type="float">
            <text:p>24.1233651638</text:p>
          </table:table-cell>
          <table:table-cell table:formula="of:=[.C131]/([.D131]-[.D130])" office:value-type="float" office:value="100323.289830962" calcext:value-type="float">
            <text:p>100323.289830962</text:p>
          </table:table-cell>
          <table:table-cell/>
          <table:table-cell office:value-type="float" office:value="1443136910.03444" calcext:value-type="float">
            <text:p>1443136910.03444</text:p>
          </table:table-cell>
          <table:table-cell table:formula="of:=[.G131]-[.$B$2]" office:value-type="float" office:value="30.0342552661896" calcext:value-type="float">
            <text:p>30.0342552662</text:p>
          </table:table-cell>
          <table:table-cell table:formula="of:=[.C131]/([.H131]-[.H130])" office:value-type="float" office:value="2762.90823382785" calcext:value-type="float">
            <text:p>2762.9082338279</text:p>
          </table:table-cell>
          <table:table-cell table:formula="of:=[.G131]-[.$B131]" office:value-type="float" office:value="5.91089010238647" calcext:value-type="float">
            <text:p>5.910890102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6904.20551" calcext:value-type="float">
            <text:p>1443136904.20551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24.2053265571594" calcext:value-type="float">
            <text:p>24.2053265572</text:p>
          </table:table-cell>
          <table:table-cell table:formula="of:=[.C132]/([.D132]-[.D131])" office:value-type="float" office:value="100339.924240265" calcext:value-type="float">
            <text:p>100339.924240265</text:p>
          </table:table-cell>
          <table:table-cell/>
          <table:table-cell office:value-type="float" office:value="1443136910.06884" calcext:value-type="float">
            <text:p>1443136910.06884</text:p>
          </table:table-cell>
          <table:table-cell table:formula="of:=[.G132]-[.$B$2]" office:value-type="float" office:value="30.0686616897583" calcext:value-type="float">
            <text:p>30.0686616898</text:p>
          </table:table-cell>
          <table:table-cell table:formula="of:=[.C132]/([.H132]-[.H131])" office:value-type="float" office:value="239025.133884458" calcext:value-type="float">
            <text:p>239025.133884458</text:p>
          </table:table-cell>
          <table:table-cell table:formula="of:=[.G132]-[.$B132]" office:value-type="float" office:value="5.86333513259888" calcext:value-type="float">
            <text:p>5.863335132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6904.28747" calcext:value-type="float">
            <text:p>1443136904.28747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24.2872862815857" calcext:value-type="float">
            <text:p>24.2872862816</text:p>
          </table:table-cell>
          <table:table-cell table:formula="of:=[.C133]/([.D133]-[.D132])" office:value-type="float" office:value="100341.967442781" calcext:value-type="float">
            <text:p>100341.967442781</text:p>
          </table:table-cell>
          <table:table-cell/>
          <table:table-cell office:value-type="float" office:value="1443136910.10325" calcext:value-type="float">
            <text:p>1443136910.10325</text:p>
          </table:table-cell>
          <table:table-cell table:formula="of:=[.G133]-[.$B$2]" office:value-type="float" office:value="30.1030669212341" calcext:value-type="float">
            <text:p>30.1030669212</text:p>
          </table:table-cell>
          <table:table-cell table:formula="of:=[.C133]/([.H133]-[.H132])" office:value-type="float" office:value="239033.415769268" calcext:value-type="float">
            <text:p>239033.415769268</text:p>
          </table:table-cell>
          <table:table-cell table:formula="of:=[.G133]-[.$B133]" office:value-type="float" office:value="5.81578063964844" calcext:value-type="float">
            <text:p>5.815780639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6904.36943" calcext:value-type="float">
            <text:p>1443136904.36943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24.3692529201508" calcext:value-type="float">
            <text:p>24.3692529202</text:p>
          </table:table-cell>
          <table:table-cell table:formula="of:=[.C134]/([.D134]-[.D133])" office:value-type="float" office:value="100333.503288316" calcext:value-type="float">
            <text:p>100333.503288316</text:p>
          </table:table-cell>
          <table:table-cell/>
          <table:table-cell office:value-type="float" office:value="1443136910.13765" calcext:value-type="float">
            <text:p>1443136910.13765</text:p>
          </table:table-cell>
          <table:table-cell table:formula="of:=[.G134]-[.$B$2]" office:value-type="float" office:value="30.1374709606171" calcext:value-type="float">
            <text:p>30.1374709606</text:p>
          </table:table-cell>
          <table:table-cell table:formula="of:=[.C134]/([.H134]-[.H133])" office:value-type="float" office:value="239041.69822801" calcext:value-type="float">
            <text:p>239041.69822801</text:p>
          </table:table-cell>
          <table:table-cell table:formula="of:=[.G134]-[.$B134]" office:value-type="float" office:value="5.76821804046631" calcext:value-type="float">
            <text:p>5.768218040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6904.4514" calcext:value-type="float">
            <text:p>1443136904.4514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24.4512174129486" calcext:value-type="float">
            <text:p>24.4512174129</text:p>
          </table:table-cell>
          <table:table-cell table:formula="of:=[.C135]/([.D135]-[.D134])" office:value-type="float" office:value="100336.129942057" calcext:value-type="float">
            <text:p>100336.129942057</text:p>
          </table:table-cell>
          <table:table-cell/>
          <table:table-cell office:value-type="float" office:value="1443136910.17206" calcext:value-type="float">
            <text:p>1443136910.17206</text:p>
          </table:table-cell>
          <table:table-cell table:formula="of:=[.G135]-[.$B$2]" office:value-type="float" office:value="30.1718759536743" calcext:value-type="float">
            <text:p>30.1718759537</text:p>
          </table:table-cell>
          <table:table-cell table:formula="of:=[.C135]/([.H135]-[.H134])" office:value-type="float" office:value="239035.0722151" calcext:value-type="float">
            <text:p>239035.0722151</text:p>
          </table:table-cell>
          <table:table-cell table:formula="of:=[.G135]-[.$B135]" office:value-type="float" office:value="5.72065854072571" calcext:value-type="float">
            <text:p>5.720658540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6904.53337" calcext:value-type="float">
            <text:p>1443136904.53337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24.5331869125366" calcext:value-type="float">
            <text:p>24.5331869125</text:p>
          </table:table-cell>
          <table:table-cell table:formula="of:=[.C136]/([.D136]-[.D135])" office:value-type="float" office:value="100330.001297247" calcext:value-type="float">
            <text:p>100330.001297247</text:p>
          </table:table-cell>
          <table:table-cell/>
          <table:table-cell office:value-type="float" office:value="1443136910.20647" calcext:value-type="float">
            <text:p>1443136910.20647</text:p>
          </table:table-cell>
          <table:table-cell table:formula="of:=[.G136]-[.$B$2]" office:value-type="float" office:value="30.2062880992889" calcext:value-type="float">
            <text:p>30.2062880993</text:p>
          </table:table-cell>
          <table:table-cell table:formula="of:=[.C136]/([.H136]-[.H135])" office:value-type="float" office:value="238985.388824609" calcext:value-type="float">
            <text:p>238985.388824609</text:p>
          </table:table-cell>
          <table:table-cell table:formula="of:=[.G136]-[.$B136]" office:value-type="float" office:value="5.67310118675232" calcext:value-type="float">
            <text:p>5.673101186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6904.61534" calcext:value-type="float">
            <text:p>1443136904.61534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24.6151583194733" calcext:value-type="float">
            <text:p>24.6151583195</text:p>
          </table:table-cell>
          <table:table-cell table:formula="of:=[.C137]/([.D137]-[.D136])" office:value-type="float" office:value="100327.666772344" calcext:value-type="float">
            <text:p>100327.666772344</text:p>
          </table:table-cell>
          <table:table-cell/>
          <table:table-cell office:value-type="float" office:value="1443136910.67781" calcext:value-type="float">
            <text:p>1443136910.67781</text:p>
          </table:table-cell>
          <table:table-cell table:formula="of:=[.G137]-[.$B$2]" office:value-type="float" office:value="30.6776320934296" calcext:value-type="float">
            <text:p>30.6776320934</text:p>
          </table:table-cell>
          <table:table-cell table:formula="of:=[.C137]/([.H137]-[.H136])" office:value-type="float" office:value="17447.9787633538" calcext:value-type="float">
            <text:p>17447.9787633538</text:p>
          </table:table-cell>
          <table:table-cell table:formula="of:=[.G137]-[.$B137]" office:value-type="float" office:value="6.0624737739563" calcext:value-type="float">
            <text:p>6.06247377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6904.69732" calcext:value-type="float">
            <text:p>1443136904.69732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24.6971395015717" calcext:value-type="float">
            <text:p>24.6971395016</text:p>
          </table:table-cell>
          <table:table-cell table:formula="of:=[.C138]/([.D138]-[.D137])" office:value-type="float" office:value="100315.704037179" calcext:value-type="float">
            <text:p>100315.704037179</text:p>
          </table:table-cell>
          <table:table-cell/>
          <table:table-cell office:value-type="float" office:value="1443136910.71223" calcext:value-type="float">
            <text:p>1443136910.71223</text:p>
          </table:table-cell>
          <table:table-cell table:formula="of:=[.G138]-[.$B$2]" office:value-type="float" office:value="30.7120454311371" calcext:value-type="float">
            <text:p>30.7120454311</text:p>
          </table:table-cell>
          <table:table-cell table:formula="of:=[.C138]/([.H138]-[.H137])" office:value-type="float" office:value="238977.110267424" calcext:value-type="float">
            <text:p>238977.110267424</text:p>
          </table:table-cell>
          <table:table-cell table:formula="of:=[.G138]-[.$B138]" office:value-type="float" office:value="6.01490592956543" calcext:value-type="float">
            <text:p>6.014905929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6904.7793" calcext:value-type="float">
            <text:p>1443136904.7793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24.7791180610657" calcext:value-type="float">
            <text:p>24.7791180611</text:p>
          </table:table-cell>
          <table:table-cell table:formula="of:=[.C139]/([.D139]-[.D138])" office:value-type="float" office:value="100318.913271464" calcext:value-type="float">
            <text:p>100318.913271464</text:p>
          </table:table-cell>
          <table:table-cell/>
          <table:table-cell office:value-type="float" office:value="1443136910.74663" calcext:value-type="float">
            <text:p>1443136910.74663</text:p>
          </table:table-cell>
          <table:table-cell table:formula="of:=[.G139]-[.$B$2]" office:value-type="float" office:value="30.7464513778687" calcext:value-type="float">
            <text:p>30.7464513779</text:p>
          </table:table-cell>
          <table:table-cell table:formula="of:=[.C139]/([.H139]-[.H138])" office:value-type="float" office:value="239028.446569514" calcext:value-type="float">
            <text:p>239028.446569514</text:p>
          </table:table-cell>
          <table:table-cell table:formula="of:=[.G139]-[.$B139]" office:value-type="float" office:value="5.96733331680298" calcext:value-type="float">
            <text:p>5.967333316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6904.86127" calcext:value-type="float">
            <text:p>1443136904.86127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24.8610897064209" calcext:value-type="float">
            <text:p>24.8610897064</text:p>
          </table:table-cell>
          <table:table-cell table:formula="of:=[.C140]/([.D140]-[.D139])" office:value-type="float" office:value="100327.37496437" calcext:value-type="float">
            <text:p>100327.37496437</text:p>
          </table:table-cell>
          <table:table-cell/>
          <table:table-cell office:value-type="float" office:value="1443136910.78103" calcext:value-type="float">
            <text:p>1443136910.78103</text:p>
          </table:table-cell>
          <table:table-cell table:formula="of:=[.G140]-[.$B$2]" office:value-type="float" office:value="30.7808480262756" calcext:value-type="float">
            <text:p>30.7808480263</text:p>
          </table:table-cell>
          <table:table-cell table:formula="of:=[.C140]/([.H140]-[.H139])" office:value-type="float" office:value="239093.062285992" calcext:value-type="float">
            <text:p>239093.062285992</text:p>
          </table:table-cell>
          <table:table-cell table:formula="of:=[.G140]-[.$B140]" office:value-type="float" office:value="5.91975831985474" calcext:value-type="float">
            <text:p>5.919758319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6904.94325" calcext:value-type="float">
            <text:p>1443136904.94325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24.9430656433105" calcext:value-type="float">
            <text:p>24.9430656433</text:p>
          </table:table-cell>
          <table:table-cell table:formula="of:=[.C141]/([.D141]-[.D140])" office:value-type="float" office:value="100322.122711091" calcext:value-type="float">
            <text:p>100322.122711091</text:p>
          </table:table-cell>
          <table:table-cell/>
          <table:table-cell office:value-type="float" office:value="1443136910.81544" calcext:value-type="float">
            <text:p>1443136910.81544</text:p>
          </table:table-cell>
          <table:table-cell table:formula="of:=[.G141]-[.$B$2]" office:value-type="float" office:value="30.8152577877045" calcext:value-type="float">
            <text:p>30.8152577877</text:p>
          </table:table-cell>
          <table:table-cell table:formula="of:=[.C141]/([.H141]-[.H140])" office:value-type="float" office:value="239001.947659796" calcext:value-type="float">
            <text:p>239001.947659796</text:p>
          </table:table-cell>
          <table:table-cell table:formula="of:=[.G141]-[.$B141]" office:value-type="float" office:value="5.87219214439392" calcext:value-type="float">
            <text:p>5.872192144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6905.02415" calcext:value-type="float">
            <text:p>1443136905.02415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25.0239715576172" calcext:value-type="float">
            <text:p>25.0239715576</text:p>
          </table:table-cell>
          <table:table-cell table:formula="of:=[.C142]/([.D142]-[.D141])" office:value-type="float" office:value="101648.934697534" calcext:value-type="float">
            <text:p>101648.934697534</text:p>
          </table:table-cell>
          <table:table-cell/>
          <table:table-cell office:value-type="float" office:value="1443136910.84984" calcext:value-type="float">
            <text:p>1443136910.84984</text:p>
          </table:table-cell>
          <table:table-cell table:formula="of:=[.G142]-[.$B$2]" office:value-type="float" office:value="30.8496577739716" calcext:value-type="float">
            <text:p>30.849657774</text:p>
          </table:table-cell>
          <table:table-cell table:formula="of:=[.C142]/([.H142]-[.H141])" office:value-type="float" office:value="239069.862881539" calcext:value-type="float">
            <text:p>239069.862881539</text:p>
          </table:table-cell>
          <table:table-cell table:formula="of:=[.G142]-[.$B142]" office:value-type="float" office:value="5.82568621635437" calcext:value-type="float">
            <text:p>5.825686216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6905.10263" calcext:value-type="float">
            <text:p>1443136905.10263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25.1024470329285" calcext:value-type="float">
            <text:p>25.1024470329</text:p>
          </table:table-cell>
          <table:table-cell table:formula="of:=[.C143]/([.D143]-[.D142])" office:value-type="float" office:value="104797.071535774" calcext:value-type="float">
            <text:p>104797.071535774</text:p>
          </table:table-cell>
          <table:table-cell/>
          <table:table-cell office:value-type="float" office:value="1443136910.88426" calcext:value-type="float">
            <text:p>1443136910.88426</text:p>
          </table:table-cell>
          <table:table-cell table:formula="of:=[.G143]-[.$B$2]" office:value-type="float" office:value="30.8840820789337" calcext:value-type="float">
            <text:p>30.8840820789</text:p>
          </table:table-cell>
          <table:table-cell table:formula="of:=[.C143]/([.H143]-[.H142])" office:value-type="float" office:value="238900.974443506" calcext:value-type="float">
            <text:p>238900.974443506</text:p>
          </table:table-cell>
          <table:table-cell table:formula="of:=[.G143]-[.$B143]" office:value-type="float" office:value="5.78163504600525" calcext:value-type="float">
            <text:p>5.7816350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6905.18111" calcext:value-type="float">
            <text:p>1443136905.18111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25.1809296607971" calcext:value-type="float">
            <text:p>25.1809296608</text:p>
          </table:table-cell>
          <table:table-cell table:formula="of:=[.C144]/([.D144]-[.D143])" office:value-type="float" office:value="104787.520797132" calcext:value-type="float">
            <text:p>104787.520797132</text:p>
          </table:table-cell>
          <table:table-cell/>
          <table:table-cell office:value-type="float" office:value="1443136910.91866" calcext:value-type="float">
            <text:p>1443136910.91866</text:p>
          </table:table-cell>
          <table:table-cell table:formula="of:=[.G144]-[.$B$2]" office:value-type="float" office:value="30.9184811115265" calcext:value-type="float">
            <text:p>30.9184811115</text:p>
          </table:table-cell>
          <table:table-cell table:formula="of:=[.C144]/([.H144]-[.H143])" office:value-type="float" office:value="239076.490823399" calcext:value-type="float">
            <text:p>239076.490823399</text:p>
          </table:table-cell>
          <table:table-cell table:formula="of:=[.G144]-[.$B144]" office:value-type="float" office:value="5.73755145072937" calcext:value-type="float">
            <text:p>5.737551450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6905.25958" calcext:value-type="float">
            <text:p>1443136905.25958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25.2593965530396" calcext:value-type="float">
            <text:p>25.259396553</text:p>
          </table:table-cell>
          <table:table-cell table:formula="of:=[.C145]/([.D145]-[.D144])" office:value-type="float" office:value="104808.534720492" calcext:value-type="float">
            <text:p>104808.534720492</text:p>
          </table:table-cell>
          <table:table-cell/>
          <table:table-cell office:value-type="float" office:value="1443136910.95307" calcext:value-type="float">
            <text:p>1443136910.95307</text:p>
          </table:table-cell>
          <table:table-cell table:formula="of:=[.G145]-[.$B$2]" office:value-type="float" office:value="30.952885389328" calcext:value-type="float">
            <text:p>30.9528853893</text:p>
          </table:table-cell>
          <table:table-cell table:formula="of:=[.C145]/([.H145]-[.H144])" office:value-type="float" office:value="239040.041690344" calcext:value-type="float">
            <text:p>239040.041690344</text:p>
          </table:table-cell>
          <table:table-cell table:formula="of:=[.G145]-[.$B145]" office:value-type="float" office:value="5.69348883628845" calcext:value-type="float">
            <text:p>5.693488836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6905.33806" calcext:value-type="float">
            <text:p>1443136905.33806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25.3378765583038" calcext:value-type="float">
            <text:p>25.3378765583</text:p>
          </table:table-cell>
          <table:table-cell table:formula="of:=[.C146]/([.D146]-[.D145])" office:value-type="float" office:value="104791.022532499" calcext:value-type="float">
            <text:p>104791.022532499</text:p>
          </table:table-cell>
          <table:table-cell/>
          <table:table-cell office:value-type="float" office:value="1443136910.98747" calcext:value-type="float">
            <text:p>1443136910.98747</text:p>
          </table:table-cell>
          <table:table-cell table:formula="of:=[.G146]-[.$B$2]" office:value-type="float" office:value="30.9872863292694" calcext:value-type="float">
            <text:p>30.9872863293</text:p>
          </table:table-cell>
          <table:table-cell table:formula="of:=[.C146]/([.H146]-[.H145])" office:value-type="float" office:value="239063.235307163" calcext:value-type="float">
            <text:p>239063.235307163</text:p>
          </table:table-cell>
          <table:table-cell table:formula="of:=[.G146]-[.$B146]" office:value-type="float" office:value="5.64940977096558" calcext:value-type="float">
            <text:p>5.64940977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6905.41653" calcext:value-type="float">
            <text:p>1443136905.41653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25.4163491725922" calcext:value-type="float">
            <text:p>25.4163491726</text:p>
          </table:table-cell>
          <table:table-cell table:formula="of:=[.C147]/([.D147]-[.D146])" office:value-type="float" office:value="104800.892318723" calcext:value-type="float">
            <text:p>104800.892318723</text:p>
          </table:table-cell>
          <table:table-cell/>
          <table:table-cell office:value-type="float" office:value="1443136911.07429" calcext:value-type="float">
            <text:p>1443136911.07429</text:p>
          </table:table-cell>
          <table:table-cell table:formula="of:=[.G147]-[.$B$2]" office:value-type="float" office:value="31.0741124153137" calcext:value-type="float">
            <text:p>31.0741124153</text:p>
          </table:table-cell>
          <table:table-cell table:formula="of:=[.C147]/([.H147]-[.H146])" office:value-type="float" office:value="94718.0781107984" calcext:value-type="float">
            <text:p>94718.0781107984</text:p>
          </table:table-cell>
          <table:table-cell table:formula="of:=[.G147]-[.$B147]" office:value-type="float" office:value="5.65776324272156" calcext:value-type="float">
            <text:p>5.657763242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6905.495" calcext:value-type="float">
            <text:p>1443136905.495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25.4948174953461" calcext:value-type="float">
            <text:p>25.4948174953</text:p>
          </table:table-cell>
          <table:table-cell table:formula="of:=[.C148]/([.D148]-[.D147])" office:value-type="float" office:value="104806.624015557" calcext:value-type="float">
            <text:p>104806.624015557</text:p>
          </table:table-cell>
          <table:table-cell/>
          <table:table-cell office:value-type="float" office:value="1443136911.10759" calcext:value-type="float">
            <text:p>1443136911.10759</text:p>
          </table:table-cell>
          <table:table-cell table:formula="of:=[.G148]-[.$B$2]" office:value-type="float" office:value="31.1074097156525" calcext:value-type="float">
            <text:p>31.1074097157</text:p>
          </table:table-cell>
          <table:table-cell table:formula="of:=[.C148]/([.H148]-[.H147])" office:value-type="float" office:value="246986.990426682" calcext:value-type="float">
            <text:p>246986.990426682</text:p>
          </table:table-cell>
          <table:table-cell table:formula="of:=[.G148]-[.$B148]" office:value-type="float" office:value="5.6125922203064" calcext:value-type="float">
            <text:p>5.612592220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6905.57347" calcext:value-type="float">
            <text:p>1443136905.57347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25.5732870101929" calcext:value-type="float">
            <text:p>25.5732870102</text:p>
          </table:table-cell>
          <table:table-cell table:formula="of:=[.C149]/([.D149]-[.D148])" office:value-type="float" office:value="104805.03181466" calcext:value-type="float">
            <text:p>104805.03181466</text:p>
          </table:table-cell>
          <table:table-cell/>
          <table:table-cell office:value-type="float" office:value="1443136911.14089" calcext:value-type="float">
            <text:p>1443136911.14089</text:p>
          </table:table-cell>
          <table:table-cell table:formula="of:=[.G149]-[.$B$2]" office:value-type="float" office:value="31.1407070159912" calcext:value-type="float">
            <text:p>31.140707016</text:p>
          </table:table-cell>
          <table:table-cell table:formula="of:=[.C149]/([.H149]-[.H148])" office:value-type="float" office:value="246986.990426682" calcext:value-type="float">
            <text:p>246986.990426682</text:p>
          </table:table-cell>
          <table:table-cell table:formula="of:=[.G149]-[.$B149]" office:value-type="float" office:value="5.56742000579834" calcext:value-type="float">
            <text:p>5.567420005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6905.65193" calcext:value-type="float">
            <text:p>1443136905.65193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25.6517465114594" calcext:value-type="float">
            <text:p>25.6517465115</text:p>
          </table:table-cell>
          <table:table-cell table:formula="of:=[.C150]/([.D150]-[.D149])" office:value-type="float" office:value="104818.407805933" calcext:value-type="float">
            <text:p>104818.407805933</text:p>
          </table:table-cell>
          <table:table-cell/>
          <table:table-cell office:value-type="float" office:value="1443136911.17419" calcext:value-type="float">
            <text:p>1443136911.17419</text:p>
          </table:table-cell>
          <table:table-cell table:formula="of:=[.G150]-[.$B$2]" office:value-type="float" office:value="31.1740071773529" calcext:value-type="float">
            <text:p>31.1740071774</text:p>
          </table:table-cell>
          <table:table-cell table:formula="of:=[.C150]/([.H150]-[.H149])" office:value-type="float" office:value="246965.770245792" calcext:value-type="float">
            <text:p>246965.770245792</text:p>
          </table:table-cell>
          <table:table-cell table:formula="of:=[.G150]-[.$B150]" office:value-type="float" office:value="5.52226066589356" calcext:value-type="float">
            <text:p>5.522260665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6905.73041" calcext:value-type="float">
            <text:p>1443136905.73041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25.7302300930023" calcext:value-type="float">
            <text:p>25.730230093</text:p>
          </table:table-cell>
          <table:table-cell table:formula="of:=[.C151]/([.D151]-[.D150])" office:value-type="float" office:value="104786.247496841" calcext:value-type="float">
            <text:p>104786.247496841</text:p>
          </table:table-cell>
          <table:table-cell/>
          <table:table-cell office:value-type="float" office:value="1443136911.20748" calcext:value-type="float">
            <text:p>1443136911.20748</text:p>
          </table:table-cell>
          <table:table-cell table:formula="of:=[.G151]-[.$B$2]" office:value-type="float" office:value="31.2073023319244" calcext:value-type="float">
            <text:p>31.2073023319</text:p>
          </table:table-cell>
          <table:table-cell table:formula="of:=[.C151]/([.H151]-[.H150])" office:value-type="float" office:value="247002.907955603" calcext:value-type="float">
            <text:p>247002.907955603</text:p>
          </table:table-cell>
          <table:table-cell table:formula="of:=[.G151]-[.$B151]" office:value-type="float" office:value="5.47707223892212" calcext:value-type="float">
            <text:p>5.47707223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6905.80887" calcext:value-type="float">
            <text:p>1443136905.80887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25.8086910247803" calcext:value-type="float">
            <text:p>25.8086910248</text:p>
          </table:table-cell>
          <table:table-cell table:formula="of:=[.C152]/([.D152]-[.D151])" office:value-type="float" office:value="104816.496741003" calcext:value-type="float">
            <text:p>104816.496741003</text:p>
          </table:table-cell>
          <table:table-cell/>
          <table:table-cell office:value-type="float" office:value="1443136911.24078" calcext:value-type="float">
            <text:p>1443136911.24078</text:p>
          </table:table-cell>
          <table:table-cell table:formula="of:=[.G152]-[.$B$2]" office:value-type="float" office:value="31.2405993938446" calcext:value-type="float">
            <text:p>31.2405993938</text:p>
          </table:table-cell>
          <table:table-cell table:formula="of:=[.C152]/([.H152]-[.H151])" office:value-type="float" office:value="246988.758939696" calcext:value-type="float">
            <text:p>246988.758939696</text:p>
          </table:table-cell>
          <table:table-cell table:formula="of:=[.G152]-[.$B152]" office:value-type="float" office:value="5.43190836906433" calcext:value-type="float">
            <text:p>5.431908369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6905.88734" calcext:value-type="float">
            <text:p>1443136905.88734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25.8871605396271" calcext:value-type="float">
            <text:p>25.8871605396</text:p>
          </table:table-cell>
          <table:table-cell table:formula="of:=[.C153]/([.D153]-[.D152])" office:value-type="float" office:value="104805.03181466" calcext:value-type="float">
            <text:p>104805.03181466</text:p>
          </table:table-cell>
          <table:table-cell/>
          <table:table-cell office:value-type="float" office:value="1443136911.27408" calcext:value-type="float">
            <text:p>1443136911.27408</text:p>
          </table:table-cell>
          <table:table-cell table:formula="of:=[.G153]-[.$B$2]" office:value-type="float" office:value="31.2738966941833" calcext:value-type="float">
            <text:p>31.2738966942</text:p>
          </table:table-cell>
          <table:table-cell table:formula="of:=[.C153]/([.H153]-[.H152])" office:value-type="float" office:value="246986.990426682" calcext:value-type="float">
            <text:p>246986.990426682</text:p>
          </table:table-cell>
          <table:table-cell table:formula="of:=[.G153]-[.$B153]" office:value-type="float" office:value="5.38673615455627" calcext:value-type="float">
            <text:p>5.386736154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6905.9658" calcext:value-type="float">
            <text:p>1443136905.9658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25.9656164646149" calcext:value-type="float">
            <text:p>25.9656164646</text:p>
          </table:table-cell>
          <table:table-cell table:formula="of:=[.C154]/([.D154]-[.D153])" office:value-type="float" office:value="104823.185773153" calcext:value-type="float">
            <text:p>104823.185773153</text:p>
          </table:table-cell>
          <table:table-cell/>
          <table:table-cell office:value-type="float" office:value="1443136911.30737" calcext:value-type="float">
            <text:p>1443136911.30737</text:p>
          </table:table-cell>
          <table:table-cell table:formula="of:=[.G154]-[.$B$2]" office:value-type="float" office:value="31.3071932792664" calcext:value-type="float">
            <text:p>31.3071932793</text:p>
          </table:table-cell>
          <table:table-cell table:formula="of:=[.C154]/([.H154]-[.H153])" office:value-type="float" office:value="246992.296041702" calcext:value-type="float">
            <text:p>246992.296041702</text:p>
          </table:table-cell>
          <table:table-cell table:formula="of:=[.G154]-[.$B154]" office:value-type="float" office:value="5.34157681465149" calcext:value-type="float">
            <text:p>5.341576814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6906.04227" calcext:value-type="float">
            <text:p>1443136906.04227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26.0420866012573" calcext:value-type="float">
            <text:p>26.0420866013</text:p>
          </table:table-cell>
          <table:table-cell table:formula="of:=[.C155]/([.D155]-[.D154])" office:value-type="float" office:value="107545.250487156" calcext:value-type="float">
            <text:p>107545.250487156</text:p>
          </table:table-cell>
          <table:table-cell/>
          <table:table-cell office:value-type="float" office:value="1443136911.34069" calcext:value-type="float">
            <text:p>1443136911.34069</text:p>
          </table:table-cell>
          <table:table-cell table:formula="of:=[.G155]-[.$B$2]" office:value-type="float" office:value="31.3405060768127" calcext:value-type="float">
            <text:p>31.3405060768</text:p>
          </table:table-cell>
          <table:table-cell table:formula="of:=[.C155]/([.H155]-[.H154])" office:value-type="float" office:value="246872.091380149" calcext:value-type="float">
            <text:p>246872.091380149</text:p>
          </table:table-cell>
          <table:table-cell table:formula="of:=[.G155]-[.$B155]" office:value-type="float" office:value="5.29841947555542" calcext:value-type="float">
            <text:p>5.298419475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6906.11718" calcext:value-type="float">
            <text:p>1443136906.11718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26.1169965267181" calcext:value-type="float">
            <text:p>26.1169965267</text:p>
          </table:table-cell>
          <table:table-cell table:formula="of:=[.C156]/([.D156]-[.D155])" office:value-type="float" office:value="109785.184665574" calcext:value-type="float">
            <text:p>109785.184665574</text:p>
          </table:table-cell>
          <table:table-cell/>
          <table:table-cell office:value-type="float" office:value="1443136911.37404" calcext:value-type="float">
            <text:p>1443136911.37404</text:p>
          </table:table-cell>
          <table:table-cell table:formula="of:=[.G156]-[.$B$2]" office:value-type="float" office:value="31.3738596439362" calcext:value-type="float">
            <text:p>31.3738596439</text:p>
          </table:table-cell>
          <table:table-cell table:formula="of:=[.C156]/([.H156]-[.H155])" office:value-type="float" office:value="246570.328432038" calcext:value-type="float">
            <text:p>246570.328432038</text:p>
          </table:table-cell>
          <table:table-cell table:formula="of:=[.G156]-[.$B156]" office:value-type="float" office:value="5.25686311721802" calcext:value-type="float">
            <text:p>5.256863117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6906.19209" calcext:value-type="float">
            <text:p>1443136906.19209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26.1919116973877" calcext:value-type="float">
            <text:p>26.1919116974</text:p>
          </table:table-cell>
          <table:table-cell table:formula="of:=[.C157]/([.D157]-[.D156])" office:value-type="float" office:value="109777.498022068" calcext:value-type="float">
            <text:p>109777.498022068</text:p>
          </table:table-cell>
          <table:table-cell/>
          <table:table-cell office:value-type="float" office:value="1443136911.40734" calcext:value-type="float">
            <text:p>1443136911.40734</text:p>
          </table:table-cell>
          <table:table-cell table:formula="of:=[.G157]-[.$B$2]" office:value-type="float" office:value="31.4071581363678" calcext:value-type="float">
            <text:p>31.4071581364</text:p>
          </table:table-cell>
          <table:table-cell table:formula="of:=[.C157]/([.H157]-[.H156])" office:value-type="float" office:value="246978.148241494" calcext:value-type="float">
            <text:p>246978.148241494</text:p>
          </table:table-cell>
          <table:table-cell table:formula="of:=[.G157]-[.$B157]" office:value-type="float" office:value="5.2152464389801" calcext:value-type="float">
            <text:p>5.21524643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6906.26701" calcext:value-type="float">
            <text:p>1443136906.26701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26.266829252243" calcext:value-type="float">
            <text:p>26.2668292522</text:p>
          </table:table-cell>
          <table:table-cell table:formula="of:=[.C158]/([.D158]-[.D157])" office:value-type="float" office:value="109774.004449013" calcext:value-type="float">
            <text:p>109774.004449013</text:p>
          </table:table-cell>
          <table:table-cell/>
          <table:table-cell office:value-type="float" office:value="1443136911.48437" calcext:value-type="float">
            <text:p>1443136911.48437</text:p>
          </table:table-cell>
          <table:table-cell table:formula="of:=[.G158]-[.$B$2]" office:value-type="float" office:value="31.4841892719269" calcext:value-type="float">
            <text:p>31.4841892719</text:p>
          </table:table-cell>
          <table:table-cell table:formula="of:=[.C158]/([.H158]-[.H157])" office:value-type="float" office:value="106762.024735989" calcext:value-type="float">
            <text:p>106762.024735989</text:p>
          </table:table-cell>
          <table:table-cell table:formula="of:=[.G158]-[.$B158]" office:value-type="float" office:value="5.21736001968384" calcext:value-type="float">
            <text:p>5.217360019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6906.34192" calcext:value-type="float">
            <text:p>1443136906.34192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26.3417370319366" calcext:value-type="float">
            <text:p>26.3417370319</text:p>
          </table:table-cell>
          <table:table-cell table:formula="of:=[.C159]/([.D159]-[.D158])" office:value-type="float" office:value="109788.329511818" calcext:value-type="float">
            <text:p>109788.329511818</text:p>
          </table:table-cell>
          <table:table-cell/>
          <table:table-cell office:value-type="float" office:value="1443136911.57923" calcext:value-type="float">
            <text:p>1443136911.57923</text:p>
          </table:table-cell>
          <table:table-cell table:formula="of:=[.G159]-[.$B$2]" office:value-type="float" office:value="31.5790500640869" calcext:value-type="float">
            <text:p>31.5790500641</text:p>
          </table:table-cell>
          <table:table-cell table:formula="of:=[.C159]/([.H159]-[.H158])" office:value-type="float" office:value="86695.4598705624" calcext:value-type="float">
            <text:p>86695.4598705624</text:p>
          </table:table-cell>
          <table:table-cell table:formula="of:=[.G159]-[.$B159]" office:value-type="float" office:value="5.23731303215027" calcext:value-type="float">
            <text:p>5.237313032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6906.41682" calcext:value-type="float">
            <text:p>1443136906.41682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26.4166378974915" calcext:value-type="float">
            <text:p>26.4166378975</text:p>
          </table:table-cell>
          <table:table-cell table:formula="of:=[.C160]/([.D160]-[.D159])" office:value-type="float" office:value="109798.464130992" calcext:value-type="float">
            <text:p>109798.464130992</text:p>
          </table:table-cell>
          <table:table-cell/>
          <table:table-cell office:value-type="float" office:value="1443136911.67411" calcext:value-type="float">
            <text:p>1443136911.67411</text:p>
          </table:table-cell>
          <table:table-cell table:formula="of:=[.G160]-[.$B$2]" office:value-type="float" office:value="31.6739270687103" calcext:value-type="float">
            <text:p>31.6739270687</text:p>
          </table:table-cell>
          <table:table-cell table:formula="of:=[.C160]/([.H160]-[.H159])" office:value-type="float" office:value="86680.6454592743" calcext:value-type="float">
            <text:p>86680.6454592743</text:p>
          </table:table-cell>
          <table:table-cell table:formula="of:=[.G160]-[.$B160]" office:value-type="float" office:value="5.25728917121887" calcext:value-type="float">
            <text:p>5.257289171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6906.49171" calcext:value-type="float">
            <text:p>1443136906.49171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26.4915342330933" calcext:value-type="float">
            <text:p>26.4915342331</text:p>
          </table:table-cell>
          <table:table-cell table:formula="of:=[.C161]/([.D161]-[.D160])" office:value-type="float" office:value="109805.105068473" calcext:value-type="float">
            <text:p>109805.105068473</text:p>
          </table:table-cell>
          <table:table-cell/>
          <table:table-cell office:value-type="float" office:value="1443136911.76898" calcext:value-type="float">
            <text:p>1443136911.76898</text:p>
          </table:table-cell>
          <table:table-cell table:formula="of:=[.G161]-[.$B$2]" office:value-type="float" office:value="31.7687957286835" calcext:value-type="float">
            <text:p>31.7687957287</text:p>
          </table:table-cell>
          <table:table-cell table:formula="of:=[.C161]/([.H161]-[.H160])" office:value-type="float" office:value="86688.2698915327" calcext:value-type="float">
            <text:p>86688.2698915327</text:p>
          </table:table-cell>
          <table:table-cell table:formula="of:=[.G161]-[.$B161]" office:value-type="float" office:value="5.27726149559021" calcext:value-type="float">
            <text:p>5.277261495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6906.56662" calcext:value-type="float">
            <text:p>1443136906.56662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26.5664427280426" calcext:value-type="float">
            <text:p>26.566442728</text:p>
          </table:table-cell>
          <table:table-cell table:formula="of:=[.C162]/([.D162]-[.D161])" office:value-type="float" office:value="109787.281209718" calcext:value-type="float">
            <text:p>109787.281209718</text:p>
          </table:table-cell>
          <table:table-cell/>
          <table:table-cell office:value-type="float" office:value="1443136911.86383" calcext:value-type="float">
            <text:p>1443136911.86383</text:p>
          </table:table-cell>
          <table:table-cell table:formula="of:=[.G162]-[.$B$2]" office:value-type="float" office:value="31.8636450767517" calcext:value-type="float">
            <text:p>31.8636450768</text:p>
          </table:table-cell>
          <table:table-cell table:formula="of:=[.C162]/([.H162]-[.H161])" office:value-type="float" office:value="86705.9201512215" calcext:value-type="float">
            <text:p>86705.9201512215</text:p>
          </table:table-cell>
          <table:table-cell table:formula="of:=[.G162]-[.$B162]" office:value-type="float" office:value="5.29720234870911" calcext:value-type="float">
            <text:p>5.297202348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6906.64153" calcext:value-type="float">
            <text:p>1443136906.64153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26.6413466930389" calcext:value-type="float">
            <text:p>26.641346693</text:p>
          </table:table-cell>
          <table:table-cell table:formula="of:=[.C163]/([.D163]-[.D162])" office:value-type="float" office:value="109793.920794474" calcext:value-type="float">
            <text:p>109793.920794474</text:p>
          </table:table-cell>
          <table:table-cell/>
          <table:table-cell office:value-type="float" office:value="1443136911.95873" calcext:value-type="float">
            <text:p>1443136911.95873</text:p>
          </table:table-cell>
          <table:table-cell table:formula="of:=[.G163]-[.$B$2]" office:value-type="float" office:value="31.9585449695587" calcext:value-type="float">
            <text:p>31.9585449696</text:p>
          </table:table-cell>
          <table:table-cell table:formula="of:=[.C163]/([.H163]-[.H162])" office:value-type="float" office:value="86659.739613455" calcext:value-type="float">
            <text:p>86659.739613455</text:p>
          </table:table-cell>
          <table:table-cell table:formula="of:=[.G163]-[.$B163]" office:value-type="float" office:value="5.31719827651978" calcext:value-type="float">
            <text:p>5.317198276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6906.71643" calcext:value-type="float">
            <text:p>1443136906.71643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26.7162475585937" calcext:value-type="float">
            <text:p>26.7162475586</text:p>
          </table:table-cell>
          <table:table-cell table:formula="of:=[.C164]/([.D164]-[.D163])" office:value-type="float" office:value="109798.464130992" calcext:value-type="float">
            <text:p>109798.464130992</text:p>
          </table:table-cell>
          <table:table-cell/>
          <table:table-cell office:value-type="float" office:value="1443136912.05368" calcext:value-type="float">
            <text:p>1443136912.05368</text:p>
          </table:table-cell>
          <table:table-cell table:formula="of:=[.G164]-[.$B$2]" office:value-type="float" office:value="32.0534987449646" calcext:value-type="float">
            <text:p>32.053498745</text:p>
          </table:table-cell>
          <table:table-cell table:formula="of:=[.C164]/([.H164]-[.H163])" office:value-type="float" office:value="86610.5635594391" calcext:value-type="float">
            <text:p>86610.5635594391</text:p>
          </table:table-cell>
          <table:table-cell table:formula="of:=[.G164]-[.$B164]" office:value-type="float" office:value="5.33725118637085" calcext:value-type="float">
            <text:p>5.337251186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6906.79132" calcext:value-type="float">
            <text:p>1443136906.79132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26.7911443710327" calcext:value-type="float">
            <text:p>26.791144371</text:p>
          </table:table-cell>
          <table:table-cell table:formula="of:=[.C165]/([.D165]-[.D164])" office:value-type="float" office:value="109804.405984593" calcext:value-type="float">
            <text:p>109804.405984593</text:p>
          </table:table-cell>
          <table:table-cell/>
          <table:table-cell office:value-type="float" office:value="1443136912.08361" calcext:value-type="float">
            <text:p>1443136912.08361</text:p>
          </table:table-cell>
          <table:table-cell table:formula="of:=[.G165]-[.$B$2]" office:value-type="float" office:value="32.0834333896637" calcext:value-type="float">
            <text:p>32.0834333897</text:p>
          </table:table-cell>
          <table:table-cell table:formula="of:=[.C165]/([.H165]-[.H164])" office:value-type="float" office:value="274731.839401059" calcext:value-type="float">
            <text:p>274731.839401059</text:p>
          </table:table-cell>
          <table:table-cell table:formula="of:=[.G165]-[.$B165]" office:value-type="float" office:value="5.29228901863098" calcext:value-type="float">
            <text:p>5.292289018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6906.86624" calcext:value-type="float">
            <text:p>1443136906.86624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26.8660573959351" calcext:value-type="float">
            <text:p>26.8660573959</text:p>
          </table:table-cell>
          <table:table-cell table:formula="of:=[.C166]/([.D166]-[.D165])" office:value-type="float" office:value="109780.642427946" calcext:value-type="float">
            <text:p>109780.642427946</text:p>
          </table:table-cell>
          <table:table-cell/>
          <table:table-cell office:value-type="float" office:value="1443136912.11354" calcext:value-type="float">
            <text:p>1443136912.11354</text:p>
          </table:table-cell>
          <table:table-cell table:formula="of:=[.G166]-[.$B$2]" office:value-type="float" office:value="32.1133635044098" calcext:value-type="float">
            <text:p>32.1133635044</text:p>
          </table:table-cell>
          <table:table-cell table:formula="of:=[.C166]/([.H166]-[.H165])" office:value-type="float" office:value="274773.420341575" calcext:value-type="float">
            <text:p>274773.420341575</text:p>
          </table:table-cell>
          <table:table-cell table:formula="of:=[.G166]-[.$B166]" office:value-type="float" office:value="5.24730610847473" calcext:value-type="float">
            <text:p>5.247306108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6906.94116" calcext:value-type="float">
            <text:p>1443136906.94116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26.9409763813019" calcext:value-type="float">
            <text:p>26.9409763813</text:p>
          </table:table-cell>
          <table:table-cell table:formula="of:=[.C167]/([.D167]-[.D166])" office:value-type="float" office:value="109771.908411911" calcext:value-type="float">
            <text:p>109771.908411911</text:p>
          </table:table-cell>
          <table:table-cell/>
          <table:table-cell office:value-type="float" office:value="1443136912.14353" calcext:value-type="float">
            <text:p>1443136912.14353</text:p>
          </table:table-cell>
          <table:table-cell table:formula="of:=[.G167]-[.$B$2]" office:value-type="float" office:value="32.143351316452" calcext:value-type="float">
            <text:p>32.1433513165</text:p>
          </table:table-cell>
          <table:table-cell table:formula="of:=[.C167]/([.H167]-[.H166])" office:value-type="float" office:value="274244.749447439" calcext:value-type="float">
            <text:p>274244.749447439</text:p>
          </table:table-cell>
          <table:table-cell table:formula="of:=[.G167]-[.$B167]" office:value-type="float" office:value="5.20237493515015" calcext:value-type="float">
            <text:p>5.202374935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6920.02203" calcext:value-type="float">
            <text:p>1443136920.02203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218517780304" calcext:value-type="float">
            <text:p>40.021851778</text:p>
          </table:table-cell>
          <table:table-cell table:formula="of:=[.C168]/([.D168]-[.D167])" office:value-type="float" office:value="628.704100495965" calcext:value-type="float">
            <text:p>628.704100496</text:p>
          </table:table-cell>
          <table:table-cell/>
          <table:table-cell office:value-type="float" office:value="1443136920.21366" calcext:value-type="float">
            <text:p>1443136920.21366</text:p>
          </table:table-cell>
          <table:table-cell table:formula="of:=[.G168]-[.$B$2]" office:value-type="float" office:value="40.2134780883789" calcext:value-type="float">
            <text:p>40.2134780884</text:p>
          </table:table-cell>
          <table:table-cell table:formula="of:=[.C168]/([.H168]-[.H167])" office:value-type="float" office:value="1019.06701498276" calcext:value-type="float">
            <text:p>1019.0670149828</text:p>
          </table:table-cell>
          <table:table-cell table:formula="of:=[.G168]-[.$B168]" office:value-type="float" office:value="0.191626310348511" calcext:value-type="float">
            <text:p>0.191626310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6920.125" calcext:value-type="float">
            <text:p>1443136920.125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1248202323914" calcext:value-type="float">
            <text:p>40.1248202324</text:p>
          </table:table-cell>
          <table:table-cell table:formula="of:=[.C169]/([.D169]-[.D168])" office:value-type="float" office:value="79869.1215774716" calcext:value-type="float">
            <text:p>79869.1215774716</text:p>
          </table:table-cell>
          <table:table-cell/>
          <table:table-cell office:value-type="float" office:value="1443136920.31647" calcext:value-type="float">
            <text:p>1443136920.31647</text:p>
          </table:table-cell>
          <table:table-cell table:formula="of:=[.G169]-[.$B$2]" office:value-type="float" office:value="40.3162848949432" calcext:value-type="float">
            <text:p>40.3162848949</text:p>
          </table:table-cell>
          <table:table-cell table:formula="of:=[.C169]/([.H169]-[.H168])" office:value-type="float" office:value="79994.7034134735" calcext:value-type="float">
            <text:p>79994.7034134735</text:p>
          </table:table-cell>
          <table:table-cell table:formula="of:=[.G169]-[.$B169]" office:value-type="float" office:value="0.19146466255188" calcext:value-type="float">
            <text:p>0.191464662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6920.22794" calcext:value-type="float">
            <text:p>1443136920.22794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2277598381042" calcext:value-type="float">
            <text:p>40.2277598381</text:p>
          </table:table-cell>
          <table:table-cell table:formula="of:=[.C170]/([.D170]-[.D169])" office:value-type="float" office:value="79891.5047619048" calcext:value-type="float">
            <text:p>79891.5047619048</text:p>
          </table:table-cell>
          <table:table-cell/>
          <table:table-cell office:value-type="float" office:value="1443136920.41921" calcext:value-type="float">
            <text:p>1443136920.41921</text:p>
          </table:table-cell>
          <table:table-cell table:formula="of:=[.G170]-[.$B$2]" office:value-type="float" office:value="40.419028043747" calcext:value-type="float">
            <text:p>40.4190280437</text:p>
          </table:table-cell>
          <table:table-cell table:formula="of:=[.C170]/([.H170]-[.H169])" office:value-type="float" office:value="80044.2666567657" calcext:value-type="float">
            <text:p>80044.2666567657</text:p>
          </table:table-cell>
          <table:table-cell table:formula="of:=[.G170]-[.$B170]" office:value-type="float" office:value="0.1912682056427" calcext:value-type="float">
            <text:p>0.191268205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6920.33086" calcext:value-type="float">
            <text:p>1443136920.33086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3306753635407" calcext:value-type="float">
            <text:p>40.3306753635</text:p>
          </table:table-cell>
          <table:table-cell table:formula="of:=[.C171]/([.D171]-[.D170])" office:value-type="float" office:value="79910.1978552515" calcext:value-type="float">
            <text:p>79910.1978552515</text:p>
          </table:table-cell>
          <table:table-cell/>
          <table:table-cell office:value-type="float" office:value="1443136920.5222" calcext:value-type="float">
            <text:p>1443136920.5222</text:p>
          </table:table-cell>
          <table:table-cell table:formula="of:=[.G171]-[.$B$2]" office:value-type="float" office:value="40.5220236778259" calcext:value-type="float">
            <text:p>40.5220236778</text:p>
          </table:table-cell>
          <table:table-cell table:formula="of:=[.C171]/([.H171]-[.H170])" office:value-type="float" office:value="79848.0447597773" calcext:value-type="float">
            <text:p>79848.0447597773</text:p>
          </table:table-cell>
          <table:table-cell table:formula="of:=[.G171]-[.$B171]" office:value-type="float" office:value="0.191348314285278" calcext:value-type="float">
            <text:p>0.191348314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6920.43375" calcext:value-type="float">
            <text:p>1443136920.43375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4335734844208" calcext:value-type="float">
            <text:p>40.4335734844</text:p>
          </table:table-cell>
          <table:table-cell table:formula="of:=[.C172]/([.D172]-[.D171])" office:value-type="float" office:value="79923.7141519882" calcext:value-type="float">
            <text:p>79923.7141519882</text:p>
          </table:table-cell>
          <table:table-cell/>
          <table:table-cell office:value-type="float" office:value="1443136920.62526" calcext:value-type="float">
            <text:p>1443136920.62526</text:p>
          </table:table-cell>
          <table:table-cell table:formula="of:=[.G172]-[.$B$2]" office:value-type="float" office:value="40.6250810623169" calcext:value-type="float">
            <text:p>40.6250810623</text:p>
          </table:table-cell>
          <table:table-cell table:formula="of:=[.C172]/([.H172]-[.H171])" office:value-type="float" office:value="79800.20102995" calcext:value-type="float">
            <text:p>79800.20102995</text:p>
          </table:table-cell>
          <table:table-cell table:formula="of:=[.G172]-[.$B172]" office:value-type="float" office:value="0.191507577896118" calcext:value-type="float">
            <text:p>0.191507577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6920.53667" calcext:value-type="float">
            <text:p>1443136920.53667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5364904403687" calcext:value-type="float">
            <text:p>40.5364904404</text:p>
          </table:table-cell>
          <table:table-cell table:formula="of:=[.C173]/([.D173]-[.D172])" office:value-type="float" office:value="79909.0871300661" calcext:value-type="float">
            <text:p>79909.0871300661</text:p>
          </table:table-cell>
          <table:table-cell/>
          <table:table-cell office:value-type="float" office:value="1443136920.72805" calcext:value-type="float">
            <text:p>1443136920.72805</text:p>
          </table:table-cell>
          <table:table-cell table:formula="of:=[.G173]-[.$B$2]" office:value-type="float" office:value="40.7278664112091" calcext:value-type="float">
            <text:p>40.7278664112</text:p>
          </table:table-cell>
          <table:table-cell table:formula="of:=[.C173]/([.H173]-[.H172])" office:value-type="float" office:value="80011.4032655012" calcext:value-type="float">
            <text:p>80011.4032655012</text:p>
          </table:table-cell>
          <table:table-cell table:formula="of:=[.G173]-[.$B173]" office:value-type="float" office:value="0.191375970840454" calcext:value-type="float">
            <text:p>0.191375970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6920.63958" calcext:value-type="float">
            <text:p>1443136920.63958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6394028663635" calcext:value-type="float">
            <text:p>40.6394028664</text:p>
          </table:table-cell>
          <table:table-cell table:formula="of:=[.C174]/([.D174]-[.D173])" office:value-type="float" office:value="79912.6045324178" calcext:value-type="float">
            <text:p>79912.6045324178</text:p>
          </table:table-cell>
          <table:table-cell/>
          <table:table-cell office:value-type="float" office:value="1443136920.8311" calcext:value-type="float">
            <text:p>1443136920.8311</text:p>
          </table:table-cell>
          <table:table-cell table:formula="of:=[.G174]-[.$B$2]" office:value-type="float" office:value="40.8309209346771" calcext:value-type="float">
            <text:p>40.8309209347</text:p>
          </table:table-cell>
          <table:table-cell table:formula="of:=[.C174]/([.H174]-[.H173])" office:value-type="float" office:value="79802.4164611491" calcext:value-type="float">
            <text:p>79802.4164611491</text:p>
          </table:table-cell>
          <table:table-cell table:formula="of:=[.G174]-[.$B174]" office:value-type="float" office:value="0.191518068313599" calcext:value-type="float">
            <text:p>0.191518068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6920.74252" calcext:value-type="float">
            <text:p>1443136920.74252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7423348426819" calcext:value-type="float">
            <text:p>40.7423348427</text:p>
          </table:table-cell>
          <table:table-cell table:formula="of:=[.C175]/([.D175]-[.D174])" office:value-type="float" office:value="79897.4263795723" calcext:value-type="float">
            <text:p>79897.4263795723</text:p>
          </table:table-cell>
          <table:table-cell/>
          <table:table-cell office:value-type="float" office:value="1443136920.93403" calcext:value-type="float">
            <text:p>1443136920.93403</text:p>
          </table:table-cell>
          <table:table-cell table:formula="of:=[.G175]-[.$B$2]" office:value-type="float" office:value="40.9338488578796" calcext:value-type="float">
            <text:p>40.9338488579</text:p>
          </table:table-cell>
          <table:table-cell table:formula="of:=[.C175]/([.H175]-[.H174])" office:value-type="float" office:value="79900.5725960191" calcext:value-type="float">
            <text:p>79900.5725960191</text:p>
          </table:table-cell>
          <table:table-cell table:formula="of:=[.G175]-[.$B175]" office:value-type="float" office:value="0.191514015197754" calcext:value-type="float">
            <text:p>0.191514015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6920.84543" calcext:value-type="float">
            <text:p>1443136920.84543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845249414444" calcext:value-type="float">
            <text:p>40.8452494144</text:p>
          </table:table-cell>
          <table:table-cell table:formula="of:=[.C176]/([.D176]-[.D175])" office:value-type="float" office:value="79910.9383558629" calcext:value-type="float">
            <text:p>79910.9383558629</text:p>
          </table:table-cell>
          <table:table-cell/>
          <table:table-cell office:value-type="float" office:value="1443136921.03677" calcext:value-type="float">
            <text:p>1443136921.03677</text:p>
          </table:table-cell>
          <table:table-cell table:formula="of:=[.G176]-[.$B$2]" office:value-type="float" office:value="41.0365874767304" calcext:value-type="float">
            <text:p>41.0365874767</text:p>
          </table:table-cell>
          <table:table-cell table:formula="of:=[.C176]/([.H176]-[.H175])" office:value-type="float" office:value="80047.7959699896" calcext:value-type="float">
            <text:p>80047.7959699896</text:p>
          </table:table-cell>
          <table:table-cell table:formula="of:=[.G176]-[.$B176]" office:value-type="float" office:value="0.191338062286377" calcext:value-type="float">
            <text:p>0.191338062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6920.94838" calcext:value-type="float">
            <text:p>1443136920.94838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40.9482002258301" calcext:value-type="float">
            <text:p>40.9482002258</text:p>
          </table:table-cell>
          <table:table-cell table:formula="of:=[.C177]/([.D177]-[.D176])" office:value-type="float" office:value="79882.8089771588" calcext:value-type="float">
            <text:p>79882.8089771588</text:p>
          </table:table-cell>
          <table:table-cell/>
          <table:table-cell office:value-type="float" office:value="1443136921.13966" calcext:value-type="float">
            <text:p>1443136921.13966</text:p>
          </table:table-cell>
          <table:table-cell table:formula="of:=[.G177]-[.$B$2]" office:value-type="float" office:value="41.1394760608673" calcext:value-type="float">
            <text:p>41.1394760609</text:p>
          </table:table-cell>
          <table:table-cell table:formula="of:=[.C177]/([.H177]-[.H176])" office:value-type="float" office:value="79931.1222812864" calcext:value-type="float">
            <text:p>79931.1222812864</text:p>
          </table:table-cell>
          <table:table-cell table:formula="of:=[.G177]-[.$B177]" office:value-type="float" office:value="0.191275835037231" calcext:value-type="float">
            <text:p>0.19127583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6921.04827" calcext:value-type="float">
            <text:p>1443136921.04827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41.048089504242" calcext:value-type="float">
            <text:p>41.0480895042</text:p>
          </table:table-cell>
          <table:table-cell table:formula="of:=[.C178]/([.D178]-[.D177])" office:value-type="float" office:value="82331.1583660727" calcext:value-type="float">
            <text:p>82331.1583660727</text:p>
          </table:table-cell>
          <table:table-cell/>
          <table:table-cell office:value-type="float" office:value="1443136921.23949" calcext:value-type="float">
            <text:p>1443136921.23949</text:p>
          </table:table-cell>
          <table:table-cell table:formula="of:=[.G178]-[.$B$2]" office:value-type="float" office:value="41.2393066883087" calcext:value-type="float">
            <text:p>41.2393066883</text:p>
          </table:table-cell>
          <table:table-cell table:formula="of:=[.C178]/([.H178]-[.H177])" office:value-type="float" office:value="82379.5283148644" calcext:value-type="float">
            <text:p>82379.5283148644</text:p>
          </table:table-cell>
          <table:table-cell table:formula="of:=[.G178]-[.$B178]" office:value-type="float" office:value="0.191217184066772" calcext:value-type="float">
            <text:p>0.191217184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6921.14513" calcext:value-type="float">
            <text:p>1443136921.14513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41.1449472904205" calcext:value-type="float">
            <text:p>41.1449472904</text:p>
          </table:table-cell>
          <table:table-cell table:formula="of:=[.C179]/([.D179]-[.D178])" office:value-type="float" office:value="84907.9906166385" calcext:value-type="float">
            <text:p>84907.9906166385</text:p>
          </table:table-cell>
          <table:table-cell/>
          <table:table-cell office:value-type="float" office:value="1443136921.33634" calcext:value-type="float">
            <text:p>1443136921.33634</text:p>
          </table:table-cell>
          <table:table-cell table:formula="of:=[.G179]-[.$B$2]" office:value-type="float" office:value="41.3361639976502" calcext:value-type="float">
            <text:p>41.3361639977</text:p>
          </table:table-cell>
          <table:table-cell table:formula="of:=[.C179]/([.H179]-[.H178])" office:value-type="float" office:value="84908.4086262366" calcext:value-type="float">
            <text:p>84908.4086262366</text:p>
          </table:table-cell>
          <table:table-cell table:formula="of:=[.G179]-[.$B179]" office:value-type="float" office:value="0.191216707229614" calcext:value-type="float">
            <text:p>0.191216707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6921.24207" calcext:value-type="float">
            <text:p>1443136921.24207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41.2418863773346" calcext:value-type="float">
            <text:p>41.2418863773</text:p>
          </table:table-cell>
          <table:table-cell table:formula="of:=[.C180]/([.D180]-[.D179])" office:value-type="float" office:value="84836.7801038879" calcext:value-type="float">
            <text:p>84836.7801038879</text:p>
          </table:table-cell>
          <table:table-cell/>
          <table:table-cell office:value-type="float" office:value="1443136921.43354" calcext:value-type="float">
            <text:p>1443136921.43354</text:p>
          </table:table-cell>
          <table:table-cell table:formula="of:=[.G180]-[.$B$2]" office:value-type="float" office:value="41.4333579540253" calcext:value-type="float">
            <text:p>41.433357954</text:p>
          </table:table-cell>
          <table:table-cell table:formula="of:=[.C180]/([.H180]-[.H179])" office:value-type="float" office:value="84614.3145800064" calcext:value-type="float">
            <text:p>84614.3145800064</text:p>
          </table:table-cell>
          <table:table-cell table:formula="of:=[.G180]-[.$B180]" office:value-type="float" office:value="0.191471576690674" calcext:value-type="float">
            <text:p>0.191471576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6921.33898" calcext:value-type="float">
            <text:p>1443136921.33898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41.3388013839722" calcext:value-type="float">
            <text:p>41.338801384</text:p>
          </table:table-cell>
          <table:table-cell table:formula="of:=[.C181]/([.D181]-[.D180])" office:value-type="float" office:value="84857.8593277588" calcext:value-type="float">
            <text:p>84857.8593277588</text:p>
          </table:table-cell>
          <table:table-cell/>
          <table:table-cell office:value-type="float" office:value="1443136921.53059" calcext:value-type="float">
            <text:p>1443136921.53059</text:p>
          </table:table-cell>
          <table:table-cell table:formula="of:=[.G181]-[.$B$2]" office:value-type="float" office:value="41.5304071903229" calcext:value-type="float">
            <text:p>41.5304071903</text:p>
          </table:table-cell>
          <table:table-cell table:formula="of:=[.C181]/([.H181]-[.H180])" office:value-type="float" office:value="84740.49166941" calcext:value-type="float">
            <text:p>84740.49166941</text:p>
          </table:table-cell>
          <table:table-cell table:formula="of:=[.G181]-[.$B181]" office:value-type="float" office:value="0.191605806350708" calcext:value-type="float">
            <text:p>0.191605806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6921.43585" calcext:value-type="float">
            <text:p>1443136921.43585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41.4356694221497" calcext:value-type="float">
            <text:p>41.4356694221</text:p>
          </table:table-cell>
          <table:table-cell table:formula="of:=[.C182]/([.D182]-[.D181])" office:value-type="float" office:value="84899.0044056767" calcext:value-type="float">
            <text:p>84899.0044056767</text:p>
          </table:table-cell>
          <table:table-cell/>
          <table:table-cell office:value-type="float" office:value="1443136922.01465" calcext:value-type="float">
            <text:p>1443136922.01465</text:p>
          </table:table-cell>
          <table:table-cell table:formula="of:=[.G182]-[.$B$2]" office:value-type="float" office:value="42.014466047287" calcext:value-type="float">
            <text:p>42.0144660473</text:p>
          </table:table-cell>
          <table:table-cell table:formula="of:=[.C182]/([.H182]-[.H181])" office:value-type="float" office:value="16989.6695033714" calcext:value-type="float">
            <text:p>16989.6695033714</text:p>
          </table:table-cell>
          <table:table-cell table:formula="of:=[.G182]-[.$B182]" office:value-type="float" office:value="0.578796625137329" calcext:value-type="float">
            <text:p>0.578796625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6921.53273" calcext:value-type="float">
            <text:p>1443136921.53273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41.5325524806976" calcext:value-type="float">
            <text:p>41.5325524807</text:p>
          </table:table-cell>
          <table:table-cell table:formula="of:=[.C183]/([.D183]-[.D182])" office:value-type="float" office:value="84885.8419960773" calcext:value-type="float">
            <text:p>84885.8419960773</text:p>
          </table:table-cell>
          <table:table-cell/>
          <table:table-cell office:value-type="float" office:value="1443136922.04459" calcext:value-type="float">
            <text:p>1443136922.04459</text:p>
          </table:table-cell>
          <table:table-cell table:formula="of:=[.G183]-[.$B$2]" office:value-type="float" office:value="42.0444059371948" calcext:value-type="float">
            <text:p>42.0444059372</text:p>
          </table:table-cell>
          <table:table-cell table:formula="of:=[.C183]/([.H183]-[.H182])" office:value-type="float" office:value="274683.708768325" calcext:value-type="float">
            <text:p>274683.708768325</text:p>
          </table:table-cell>
          <table:table-cell table:formula="of:=[.G183]-[.$B183]" office:value-type="float" office:value="0.511853456497192" calcext:value-type="float">
            <text:p>0.511853456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6921.62964" calcext:value-type="float">
            <text:p>1443136921.62964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41.6294603347778" calcext:value-type="float">
            <text:p>41.6294603348</text:p>
          </table:table-cell>
          <table:table-cell table:formula="of:=[.C184]/([.D184]-[.D183])" office:value-type="float" office:value="84864.1225012978" calcext:value-type="float">
            <text:p>84864.1225012978</text:p>
          </table:table-cell>
          <table:table-cell/>
          <table:table-cell office:value-type="float" office:value="1443136922.07449" calcext:value-type="float">
            <text:p>1443136922.07449</text:p>
          </table:table-cell>
          <table:table-cell table:formula="of:=[.G184]-[.$B$2]" office:value-type="float" office:value="42.07430768013" calcext:value-type="float">
            <text:p>42.0743076801</text:p>
          </table:table-cell>
          <table:table-cell table:formula="of:=[.C184]/([.H184]-[.H183])" office:value-type="float" office:value="275034.134893994" calcext:value-type="float">
            <text:p>275034.134893994</text:p>
          </table:table-cell>
          <table:table-cell table:formula="of:=[.G184]-[.$B184]" office:value-type="float" office:value="0.444847345352173" calcext:value-type="float">
            <text:p>0.444847345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6921.72653" calcext:value-type="float">
            <text:p>1443136921.72653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41.7263450622559" calcext:value-type="float">
            <text:p>41.7263450623</text:p>
          </table:table-cell>
          <table:table-cell table:formula="of:=[.C185]/([.D185]-[.D184])" office:value-type="float" office:value="84884.3797580494" calcext:value-type="float">
            <text:p>84884.3797580494</text:p>
          </table:table-cell>
          <table:table-cell/>
          <table:table-cell office:value-type="float" office:value="1443136922.10439" calcext:value-type="float">
            <text:p>1443136922.10439</text:p>
          </table:table-cell>
          <table:table-cell table:formula="of:=[.G185]-[.$B$2]" office:value-type="float" office:value="42.104208946228" calcext:value-type="float">
            <text:p>42.1042089462</text:p>
          </table:table-cell>
          <table:table-cell table:formula="of:=[.C185]/([.H185]-[.H184])" office:value-type="float" office:value="275038.520878683" calcext:value-type="float">
            <text:p>275038.520878683</text:p>
          </table:table-cell>
          <table:table-cell table:formula="of:=[.G185]-[.$B185]" office:value-type="float" office:value="0.377863883972168" calcext:value-type="float">
            <text:p>0.37786388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6921.82342" calcext:value-type="float">
            <text:p>1443136921.82342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41.8232407569885" calcext:value-type="float">
            <text:p>41.823240757</text:p>
          </table:table-cell>
          <table:table-cell table:formula="of:=[.C186]/([.D186]-[.D185])" office:value-type="float" office:value="84874.7720184051" calcext:value-type="float">
            <text:p>84874.7720184051</text:p>
          </table:table-cell>
          <table:table-cell/>
          <table:table-cell office:value-type="float" office:value="1443136922.1343" calcext:value-type="float">
            <text:p>1443136922.1343</text:p>
          </table:table-cell>
          <table:table-cell table:formula="of:=[.G186]-[.$B$2]" office:value-type="float" office:value="42.1341199874878" calcext:value-type="float">
            <text:p>42.1341199875</text:p>
          </table:table-cell>
          <table:table-cell table:formula="of:=[.C186]/([.H186]-[.H185])" office:value-type="float" office:value="274948.636143349" calcext:value-type="float">
            <text:p>274948.636143349</text:p>
          </table:table-cell>
          <table:table-cell table:formula="of:=[.G186]-[.$B186]" office:value-type="float" office:value="0.310879230499268" calcext:value-type="float">
            <text:p>0.310879230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6921.9203" calcext:value-type="float">
            <text:p>1443136921.9203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41.9201242923737" calcext:value-type="float">
            <text:p>41.9201242924</text:p>
          </table:table-cell>
          <table:table-cell table:formula="of:=[.C187]/([.D187]-[.D186])" office:value-type="float" office:value="84885.4242086431" calcext:value-type="float">
            <text:p>84885.4242086431</text:p>
          </table:table-cell>
          <table:table-cell/>
          <table:table-cell office:value-type="float" office:value="1443136922.16433" calcext:value-type="float">
            <text:p>1443136922.16433</text:p>
          </table:table-cell>
          <table:table-cell table:formula="of:=[.G187]-[.$B$2]" office:value-type="float" office:value="42.1641535758972" calcext:value-type="float">
            <text:p>42.1641535759</text:p>
          </table:table-cell>
          <table:table-cell table:formula="of:=[.C187]/([.H187]-[.H186])" office:value-type="float" office:value="273826.753163452" calcext:value-type="float">
            <text:p>273826.753163452</text:p>
          </table:table-cell>
          <table:table-cell table:formula="of:=[.G187]-[.$B187]" office:value-type="float" office:value="0.24402928352356" calcext:value-type="float">
            <text:p>0.244029283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6922.01429" calcext:value-type="float">
            <text:p>1443136922.01429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42.0141139030457" calcext:value-type="float">
            <text:p>42.014113903</text:p>
          </table:table-cell>
          <table:table-cell table:formula="of:=[.C188]/([.D188]-[.D187])" office:value-type="float" office:value="87499.0325122203" calcext:value-type="float">
            <text:p>87499.0325122203</text:p>
          </table:table-cell>
          <table:table-cell/>
          <table:table-cell office:value-type="float" office:value="1443136922.20562" calcext:value-type="float">
            <text:p>1443136922.20562</text:p>
          </table:table-cell>
          <table:table-cell table:formula="of:=[.G188]-[.$B$2]" office:value-type="float" office:value="42.2054352760315" calcext:value-type="float">
            <text:p>42.205435276</text:p>
          </table:table-cell>
          <table:table-cell table:formula="of:=[.C188]/([.H188]-[.H187])" office:value-type="float" office:value="199216.601381477" calcext:value-type="float">
            <text:p>199216.601381477</text:p>
          </table:table-cell>
          <table:table-cell table:formula="of:=[.G188]-[.$B188]" office:value-type="float" office:value="0.19132137298584" calcext:value-type="float">
            <text:p>0.19132137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6922.09474" calcext:value-type="float">
            <text:p>1443136922.09474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42.0945608615875" calcext:value-type="float">
            <text:p>42.0945608616</text:p>
          </table:table-cell>
          <table:table-cell table:formula="of:=[.C189]/([.D189]-[.D188])" office:value-type="float" office:value="102228.849282346" calcext:value-type="float">
            <text:p>102228.849282346</text:p>
          </table:table-cell>
          <table:table-cell/>
          <table:table-cell office:value-type="float" office:value="1443136923.01025" calcext:value-type="float">
            <text:p>1443136923.01025</text:p>
          </table:table-cell>
          <table:table-cell table:formula="of:=[.G189]-[.$B$2]" office:value-type="float" office:value="43.0100736618042" calcext:value-type="float">
            <text:p>43.0100736618</text:p>
          </table:table-cell>
          <table:table-cell table:formula="of:=[.C189]/([.H189]-[.H188])" office:value-type="float" office:value="10220.7403293374" calcext:value-type="float">
            <text:p>10220.7403293374</text:p>
          </table:table-cell>
          <table:table-cell table:formula="of:=[.G189]-[.$B189]" office:value-type="float" office:value="0.915512800216675" calcext:value-type="float">
            <text:p>0.915512800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6922.17518" calcext:value-type="float">
            <text:p>1443136922.17518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42.1749982833862" calcext:value-type="float">
            <text:p>42.1749982834</text:p>
          </table:table-cell>
          <table:table-cell table:formula="of:=[.C190]/([.D190]-[.D189])" office:value-type="float" office:value="102240.969639486" calcext:value-type="float">
            <text:p>102240.969639486</text:p>
          </table:table-cell>
          <table:table-cell/>
          <table:table-cell office:value-type="float" office:value="1443136923.03759" calcext:value-type="float">
            <text:p>1443136923.03759</text:p>
          </table:table-cell>
          <table:table-cell table:formula="of:=[.G190]-[.$B$2]" office:value-type="float" office:value="43.0374128818512" calcext:value-type="float">
            <text:p>43.0374128819</text:p>
          </table:table-cell>
          <table:table-cell table:formula="of:=[.C190]/([.H190]-[.H189])" office:value-type="float" office:value="300813.263358013" calcext:value-type="float">
            <text:p>300813.263358013</text:p>
          </table:table-cell>
          <table:table-cell table:formula="of:=[.G190]-[.$B190]" office:value-type="float" office:value="0.862414598464966" calcext:value-type="float">
            <text:p>0.862414598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6922.25561" calcext:value-type="float">
            <text:p>1443136922.25561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42.2554297447205" calcext:value-type="float">
            <text:p>42.2554297447</text:p>
          </table:table-cell>
          <table:table-cell table:formula="of:=[.C191]/([.D191]-[.D190])" office:value-type="float" office:value="102248.546322261" calcext:value-type="float">
            <text:p>102248.546322261</text:p>
          </table:table-cell>
          <table:table-cell/>
          <table:table-cell office:value-type="float" office:value="1443136923.06492" calcext:value-type="float">
            <text:p>1443136923.06492</text:p>
          </table:table-cell>
          <table:table-cell table:formula="of:=[.G191]-[.$B$2]" office:value-type="float" office:value="43.0647432804108" calcext:value-type="float">
            <text:p>43.0647432804</text:p>
          </table:table-cell>
          <table:table-cell table:formula="of:=[.C191]/([.H191]-[.H190])" office:value-type="float" office:value="300910.357456906" calcext:value-type="float">
            <text:p>300910.357456906</text:p>
          </table:table-cell>
          <table:table-cell table:formula="of:=[.G191]-[.$B191]" office:value-type="float" office:value="0.809313535690308" calcext:value-type="float">
            <text:p>0.809313535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6922.33607" calcext:value-type="float">
            <text:p>1443136922.33607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42.3358941078186" calcext:value-type="float">
            <text:p>42.3358941078</text:p>
          </table:table-cell>
          <table:table-cell table:formula="of:=[.C192]/([.D192]-[.D191])" office:value-type="float" office:value="102206.73703673" calcext:value-type="float">
            <text:p>102206.73703673</text:p>
          </table:table-cell>
          <table:table-cell/>
          <table:table-cell office:value-type="float" office:value="1443136923.09226" calcext:value-type="float">
            <text:p>1443136923.09226</text:p>
          </table:table-cell>
          <table:table-cell table:formula="of:=[.G192]-[.$B$2]" office:value-type="float" office:value="43.0920815467835" calcext:value-type="float">
            <text:p>43.0920815468</text:p>
          </table:table-cell>
          <table:table-cell table:formula="of:=[.C192]/([.H192]-[.H191])" office:value-type="float" office:value="300823.756996468" calcext:value-type="float">
            <text:p>300823.756996468</text:p>
          </table:table-cell>
          <table:table-cell table:formula="of:=[.G192]-[.$B192]" office:value-type="float" office:value="0.756187438964844" calcext:value-type="float">
            <text:p>0.75618743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6922.41649" calcext:value-type="float">
            <text:p>1443136922.41649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42.4163126945496" calcext:value-type="float">
            <text:p>42.4163126945</text:p>
          </table:table-cell>
          <table:table-cell table:formula="of:=[.C193]/([.D193]-[.D192])" office:value-type="float" office:value="102264.915790098" calcext:value-type="float">
            <text:p>102264.915790098</text:p>
          </table:table-cell>
          <table:table-cell/>
          <table:table-cell office:value-type="float" office:value="1443136923.11959" calcext:value-type="float">
            <text:p>1443136923.11959</text:p>
          </table:table-cell>
          <table:table-cell table:formula="of:=[.G193]-[.$B$2]" office:value-type="float" office:value="43.1194138526917" calcext:value-type="float">
            <text:p>43.1194138527</text:p>
          </table:table-cell>
          <table:table-cell table:formula="of:=[.C193]/([.H193]-[.H192])" office:value-type="float" office:value="300889.358827634" calcext:value-type="float">
            <text:p>300889.358827634</text:p>
          </table:table-cell>
          <table:table-cell table:formula="of:=[.G193]-[.$B193]" office:value-type="float" office:value="0.70310115814209" calcext:value-type="float">
            <text:p>0.703101158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6922.49695" calcext:value-type="float">
            <text:p>1443136922.49695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42.496771812439" calcext:value-type="float">
            <text:p>42.4967718124</text:p>
          </table:table-cell>
          <table:table-cell table:formula="of:=[.C194]/([.D194]-[.D193])" office:value-type="float" office:value="102213.399994074" calcext:value-type="float">
            <text:p>102213.399994074</text:p>
          </table:table-cell>
          <table:table-cell/>
          <table:table-cell office:value-type="float" office:value="1443136923.14693" calcext:value-type="float">
            <text:p>1443136923.14693</text:p>
          </table:table-cell>
          <table:table-cell table:formula="of:=[.G194]-[.$B$2]" office:value-type="float" office:value="43.1467514038086" calcext:value-type="float">
            <text:p>43.1467514038</text:p>
          </table:table-cell>
          <table:table-cell table:formula="of:=[.C194]/([.H194]-[.H193])" office:value-type="float" office:value="300831.627705779" calcext:value-type="float">
            <text:p>300831.627705779</text:p>
          </table:table-cell>
          <table:table-cell table:formula="of:=[.G194]-[.$B194]" office:value-type="float" office:value="0.649979591369629" calcext:value-type="float">
            <text:p>0.649979591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6922.5774" calcext:value-type="float">
            <text:p>1443136922.5774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42.5772235393524" calcext:value-type="float">
            <text:p>42.5772235394</text:p>
          </table:table-cell>
          <table:table-cell table:formula="of:=[.C195]/([.D195]-[.D194])" office:value-type="float" office:value="102222.790181336" calcext:value-type="float">
            <text:p>102222.790181336</text:p>
          </table:table-cell>
          <table:table-cell/>
          <table:table-cell office:value-type="float" office:value="1443136923.99759" calcext:value-type="float">
            <text:p>1443136923.99759</text:p>
          </table:table-cell>
          <table:table-cell table:formula="of:=[.G195]-[.$B$2]" office:value-type="float" office:value="43.9974074363709" calcext:value-type="float">
            <text:p>43.9974074364</text:p>
          </table:table-cell>
          <table:table-cell table:formula="of:=[.C195]/([.H195]-[.H194])" office:value-type="float" office:value="9667.83245541508" calcext:value-type="float">
            <text:p>9667.8324554151</text:p>
          </table:table-cell>
          <table:table-cell table:formula="of:=[.G195]-[.$B195]" office:value-type="float" office:value="1.42018389701843" calcext:value-type="float">
            <text:p>1.42018389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6922.65784" calcext:value-type="float">
            <text:p>1443136922.65784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42.6576623916626" calcext:value-type="float">
            <text:p>42.6576623917</text:p>
          </table:table-cell>
          <table:table-cell table:formula="of:=[.C196]/([.D196]-[.D195])" office:value-type="float" office:value="102239.1514027" calcext:value-type="float">
            <text:p>102239.1514027</text:p>
          </table:table-cell>
          <table:table-cell/>
          <table:table-cell office:value-type="float" office:value="1443136924.02481" calcext:value-type="float">
            <text:p>1443136924.02481</text:p>
          </table:table-cell>
          <table:table-cell table:formula="of:=[.G196]-[.$B$2]" office:value-type="float" office:value="44.0246250629425" calcext:value-type="float">
            <text:p>44.0246250629</text:p>
          </table:table-cell>
          <table:table-cell table:formula="of:=[.C196]/([.H196]-[.H195])" office:value-type="float" office:value="302157.132560727" calcext:value-type="float">
            <text:p>302157.132560727</text:p>
          </table:table-cell>
          <table:table-cell table:formula="of:=[.G196]-[.$B196]" office:value-type="float" office:value="1.36696267127991" calcext:value-type="float">
            <text:p>1.366962671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6922.73829" calcext:value-type="float">
            <text:p>1443136922.73829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42.7381098270416" calcext:value-type="float">
            <text:p>42.738109827</text:p>
          </table:table-cell>
          <table:table-cell table:formula="of:=[.C197]/([.D197]-[.D196])" office:value-type="float" office:value="102228.243339923" calcext:value-type="float">
            <text:p>102228.243339923</text:p>
          </table:table-cell>
          <table:table-cell/>
          <table:table-cell office:value-type="float" office:value="1443136924.05198" calcext:value-type="float">
            <text:p>1443136924.05198</text:p>
          </table:table-cell>
          <table:table-cell table:formula="of:=[.G197]-[.$B$2]" office:value-type="float" office:value="44.0518026351929" calcext:value-type="float">
            <text:p>44.0518026352</text:p>
          </table:table-cell>
          <table:table-cell table:formula="of:=[.C197]/([.H197]-[.H196])" office:value-type="float" office:value="302602.45191287" calcext:value-type="float">
            <text:p>302602.45191287</text:p>
          </table:table-cell>
          <table:table-cell table:formula="of:=[.G197]-[.$B197]" office:value-type="float" office:value="1.31369280815125" calcext:value-type="float">
            <text:p>1.313692808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6922.81874" calcext:value-type="float">
            <text:p>1443136922.81874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42.8185567855835" calcext:value-type="float">
            <text:p>42.8185567856</text:p>
          </table:table-cell>
          <table:table-cell table:formula="of:=[.C198]/([.D198]-[.D197])" office:value-type="float" office:value="102228.849282346" calcext:value-type="float">
            <text:p>102228.849282346</text:p>
          </table:table-cell>
          <table:table-cell/>
          <table:table-cell office:value-type="float" office:value="1443136924.07917" calcext:value-type="float">
            <text:p>1443136924.07917</text:p>
          </table:table-cell>
          <table:table-cell table:formula="of:=[.G198]-[.$B$2]" office:value-type="float" office:value="44.078989982605" calcext:value-type="float">
            <text:p>44.0789899826</text:p>
          </table:table-cell>
          <table:table-cell table:formula="of:=[.C198]/([.H198]-[.H197])" office:value-type="float" office:value="302493.651746878" calcext:value-type="float">
            <text:p>302493.651746878</text:p>
          </table:table-cell>
          <table:table-cell table:formula="of:=[.G198]-[.$B198]" office:value-type="float" office:value="1.26043319702148" calcext:value-type="float">
            <text:p>1.26043319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6922.8992" calcext:value-type="float">
            <text:p>1443136922.8992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42.8990151882172" calcext:value-type="float">
            <text:p>42.8990151882</text:p>
          </table:table-cell>
          <table:table-cell table:formula="of:=[.C199]/([.D199]-[.D198])" office:value-type="float" office:value="102214.308646475" calcext:value-type="float">
            <text:p>102214.308646475</text:p>
          </table:table-cell>
          <table:table-cell/>
          <table:table-cell office:value-type="float" office:value="1443136924.10638" calcext:value-type="float">
            <text:p>1443136924.10638</text:p>
          </table:table-cell>
          <table:table-cell table:formula="of:=[.G199]-[.$B$2]" office:value-type="float" office:value="44.1062004566193" calcext:value-type="float">
            <text:p>44.1062004566</text:p>
          </table:table-cell>
          <table:table-cell table:formula="of:=[.C199]/([.H199]-[.H198])" office:value-type="float" office:value="302236.557719773" calcext:value-type="float">
            <text:p>302236.557719773</text:p>
          </table:table-cell>
          <table:table-cell table:formula="of:=[.G199]-[.$B199]" office:value-type="float" office:value="1.2071852684021" calcext:value-type="float">
            <text:p>1.207185268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6922.97965" calcext:value-type="float">
            <text:p>1443136922.97965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42.9794661998749" calcext:value-type="float">
            <text:p>42.9794661999</text:p>
          </table:table-cell>
          <table:table-cell table:formula="of:=[.C200]/([.D200]-[.D199])" office:value-type="float" office:value="102223.699000699" calcext:value-type="float">
            <text:p>102223.699000699</text:p>
          </table:table-cell>
          <table:table-cell/>
          <table:table-cell office:value-type="float" office:value="1443136924.13357" calcext:value-type="float">
            <text:p>1443136924.13357</text:p>
          </table:table-cell>
          <table:table-cell table:formula="of:=[.G200]-[.$B$2]" office:value-type="float" office:value="44.1333868503571" calcext:value-type="float">
            <text:p>44.1333868504</text:p>
          </table:table-cell>
          <table:table-cell table:formula="of:=[.C200]/([.H200]-[.H199])" office:value-type="float" office:value="302504.262952959" calcext:value-type="float">
            <text:p>302504.262952959</text:p>
          </table:table-cell>
          <table:table-cell table:formula="of:=[.G200]-[.$B200]" office:value-type="float" office:value="1.15392065048218" calcext:value-type="float">
            <text:p>1.153920650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6923.06154" calcext:value-type="float">
            <text:p>1443136923.06154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43.0613639354706" calcext:value-type="float">
            <text:p>43.0613639355</text:p>
          </table:table-cell>
          <table:table-cell table:formula="of:=[.C201]/([.D201]-[.D200])" office:value-type="float" office:value="100417.916810285" calcext:value-type="float">
            <text:p>100417.916810285</text:p>
          </table:table-cell>
          <table:table-cell/>
          <table:table-cell office:value-type="float" office:value="1443136924.16077" calcext:value-type="float">
            <text:p>1443136924.16077</text:p>
          </table:table-cell>
          <table:table-cell table:formula="of:=[.G201]-[.$B$2]" office:value-type="float" office:value="44.1605908870697" calcext:value-type="float">
            <text:p>44.1605908871</text:p>
          </table:table-cell>
          <table:table-cell table:formula="of:=[.C201]/([.H201]-[.H200])" office:value-type="float" office:value="302308.076072286" calcext:value-type="float">
            <text:p>302308.076072286</text:p>
          </table:table-cell>
          <table:table-cell table:formula="of:=[.G201]-[.$B201]" office:value-type="float" office:value="1.09922695159912" calcext:value-type="float">
            <text:p>1.099226951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6923.14393" calcext:value-type="float">
            <text:p>1443136923.14393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43.143748998642" calcext:value-type="float">
            <text:p>43.1437489986</text:p>
          </table:table-cell>
          <table:table-cell table:formula="of:=[.C202]/([.D202]-[.D201])" office:value-type="float" office:value="99823.9205436003" calcext:value-type="float">
            <text:p>99823.9205436003</text:p>
          </table:table-cell>
          <table:table-cell/>
          <table:table-cell office:value-type="float" office:value="1443136925.06126" calcext:value-type="float">
            <text:p>1443136925.06126</text:p>
          </table:table-cell>
          <table:table-cell table:formula="of:=[.G202]-[.$B$2]" office:value-type="float" office:value="45.0610828399658" calcext:value-type="float">
            <text:p>45.06108284</text:p>
          </table:table-cell>
          <table:table-cell table:formula="of:=[.C202]/([.H202]-[.H201])" office:value-type="float" office:value="9132.78566626872" calcext:value-type="float">
            <text:p>9132.7856662687</text:p>
          </table:table-cell>
          <table:table-cell table:formula="of:=[.G202]-[.$B202]" office:value-type="float" office:value="1.91733384132385" calcext:value-type="float">
            <text:p>1.917333841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6923.22631" calcext:value-type="float">
            <text:p>1443136923.22631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43.2261259555817" calcext:value-type="float">
            <text:p>43.2261259556</text:p>
          </table:table-cell>
          <table:table-cell table:formula="of:=[.C203]/([.D203]-[.D202])" office:value-type="float" office:value="99833.7436283334" calcext:value-type="float">
            <text:p>99833.7436283334</text:p>
          </table:table-cell>
          <table:table-cell/>
          <table:table-cell office:value-type="float" office:value="1443136925.08619" calcext:value-type="float">
            <text:p>1443136925.08619</text:p>
          </table:table-cell>
          <table:table-cell table:formula="of:=[.G203]-[.$B$2]" office:value-type="float" office:value="45.0860064029694" calcext:value-type="float">
            <text:p>45.086006403</text:p>
          </table:table-cell>
          <table:table-cell table:formula="of:=[.C203]/([.H203]-[.H202])" office:value-type="float" office:value="329968.873183657" calcext:value-type="float">
            <text:p>329968.873183657</text:p>
          </table:table-cell>
          <table:table-cell table:formula="of:=[.G203]-[.$B203]" office:value-type="float" office:value="1.8598804473877" calcext:value-type="float">
            <text:p>1.859880447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6923.30868" calcext:value-type="float">
            <text:p>1443136923.30868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43.3085031509399" calcext:value-type="float">
            <text:p>43.3085031509</text:p>
          </table:table-cell>
          <table:table-cell table:formula="of:=[.C204]/([.D204]-[.D203])" office:value-type="float" office:value="99833.4546864825" calcext:value-type="float">
            <text:p>99833.4546864825</text:p>
          </table:table-cell>
          <table:table-cell/>
          <table:table-cell office:value-type="float" office:value="1443136925.11111" calcext:value-type="float">
            <text:p>1443136925.11111</text:p>
          </table:table-cell>
          <table:table-cell table:formula="of:=[.G204]-[.$B$2]" office:value-type="float" office:value="45.1109342575073" calcext:value-type="float">
            <text:p>45.1109342575</text:p>
          </table:table-cell>
          <table:table-cell table:formula="of:=[.C204]/([.H204]-[.H203])" office:value-type="float" office:value="329912.066338291" calcext:value-type="float">
            <text:p>329912.066338291</text:p>
          </table:table-cell>
          <table:table-cell table:formula="of:=[.G204]-[.$B204]" office:value-type="float" office:value="1.80243110656738" calcext:value-type="float">
            <text:p>1.802431106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6923.3911" calcext:value-type="float">
            <text:p>1443136923.3911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43.3909208774567" calcext:value-type="float">
            <text:p>43.3909208775</text:p>
          </table:table-cell>
          <table:table-cell table:formula="of:=[.C205]/([.D205]-[.D204])" office:value-type="float" office:value="99784.3588700696" calcext:value-type="float">
            <text:p>99784.3588700696</text:p>
          </table:table-cell>
          <table:table-cell/>
          <table:table-cell office:value-type="float" office:value="1443136925.13602" calcext:value-type="float">
            <text:p>1443136925.13602</text:p>
          </table:table-cell>
          <table:table-cell table:formula="of:=[.G205]-[.$B$2]" office:value-type="float" office:value="45.1358406543732" calcext:value-type="float">
            <text:p>45.1358406544</text:p>
          </table:table-cell>
          <table:table-cell table:formula="of:=[.C205]/([.H205]-[.H204])" office:value-type="float" office:value="330196.296328914" calcext:value-type="float">
            <text:p>330196.296328914</text:p>
          </table:table-cell>
          <table:table-cell table:formula="of:=[.G205]-[.$B205]" office:value-type="float" office:value="1.7449197769165" calcext:value-type="float">
            <text:p>1.744919776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6923.47348" calcext:value-type="float">
            <text:p>1443136923.47348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43.4732971191406" calcext:value-type="float">
            <text:p>43.4732971191</text:p>
          </table:table-cell>
          <table:table-cell table:formula="of:=[.C206]/([.D206]-[.D205])" office:value-type="float" office:value="99834.6104639215" calcext:value-type="float">
            <text:p>99834.6104639215</text:p>
          </table:table-cell>
          <table:table-cell/>
          <table:table-cell office:value-type="float" office:value="1443136925.16093" calcext:value-type="float">
            <text:p>1443136925.16093</text:p>
          </table:table-cell>
          <table:table-cell table:formula="of:=[.G206]-[.$B$2]" office:value-type="float" office:value="45.1607508659363" calcext:value-type="float">
            <text:p>45.1607508659</text:p>
          </table:table-cell>
          <table:table-cell table:formula="of:=[.C206]/([.H206]-[.H205])" office:value-type="float" office:value="330145.730764445" calcext:value-type="float">
            <text:p>330145.730764445</text:p>
          </table:table-cell>
          <table:table-cell table:formula="of:=[.G206]-[.$B206]" office:value-type="float" office:value="1.68745374679565" calcext:value-type="float">
            <text:p>1.687453746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6923.55586" calcext:value-type="float">
            <text:p>1443136923.55586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43.5556745529175" calcext:value-type="float">
            <text:p>43.5556745529</text:p>
          </table:table-cell>
          <table:table-cell table:formula="of:=[.C207]/([.D207]-[.D206])" office:value-type="float" office:value="99833.1657463041" calcext:value-type="float">
            <text:p>99833.1657463041</text:p>
          </table:table-cell>
          <table:table-cell/>
          <table:table-cell office:value-type="float" office:value="1443136925.53752" calcext:value-type="float">
            <text:p>1443136925.53752</text:p>
          </table:table-cell>
          <table:table-cell table:formula="of:=[.G207]-[.$B$2]" office:value-type="float" office:value="45.5373349189758" calcext:value-type="float">
            <text:p>45.537334919</text:p>
          </table:table-cell>
          <table:table-cell table:formula="of:=[.C207]/([.H207]-[.H206])" office:value-type="float" office:value="21838.4180998134" calcext:value-type="float">
            <text:p>21838.4180998134</text:p>
          </table:table-cell>
          <table:table-cell table:formula="of:=[.G207]-[.$B207]" office:value-type="float" office:value="1.98166036605835" calcext:value-type="float">
            <text:p>1.981660366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6923.63825" calcext:value-type="float">
            <text:p>1443136923.63825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43.6380734443665" calcext:value-type="float">
            <text:p>43.6380734444</text:p>
          </table:table-cell>
          <table:table-cell table:formula="of:=[.C208]/([.D208]-[.D207])" office:value-type="float" office:value="99807.1679774078" calcext:value-type="float">
            <text:p>99807.1679774078</text:p>
          </table:table-cell>
          <table:table-cell/>
          <table:table-cell office:value-type="float" office:value="1443136926.0085" calcext:value-type="float">
            <text:p>1443136926.0085</text:p>
          </table:table-cell>
          <table:table-cell table:formula="of:=[.G208]-[.$B$2]" office:value-type="float" office:value="46.0083231925964" calcext:value-type="float">
            <text:p>46.0083231926</text:p>
          </table:table-cell>
          <table:table-cell table:formula="of:=[.C208]/([.H208]-[.H207])" office:value-type="float" office:value="17461.1565947917" calcext:value-type="float">
            <text:p>17461.1565947917</text:p>
          </table:table-cell>
          <table:table-cell table:formula="of:=[.G208]-[.$B208]" office:value-type="float" office:value="2.37024974822998" calcext:value-type="float">
            <text:p>2.370249748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6923.72064" calcext:value-type="float">
            <text:p>1443136923.72064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43.7204611301422" calcext:value-type="float">
            <text:p>43.7204611301</text:p>
          </table:table-cell>
          <table:table-cell table:formula="of:=[.C209]/([.D209]-[.D208])" office:value-type="float" office:value="99820.7429006335" calcext:value-type="float">
            <text:p>99820.7429006335</text:p>
          </table:table-cell>
          <table:table-cell/>
          <table:table-cell office:value-type="float" office:value="1443136926.0315" calcext:value-type="float">
            <text:p>1443136926.0315</text:p>
          </table:table-cell>
          <table:table-cell table:formula="of:=[.G209]-[.$B$2]" office:value-type="float" office:value="46.0313229560852" calcext:value-type="float">
            <text:p>46.0313229561</text:p>
          </table:table-cell>
          <table:table-cell table:formula="of:=[.C209]/([.H209]-[.H208])" office:value-type="float" office:value="357568.89430692" calcext:value-type="float">
            <text:p>357568.89430692</text:p>
          </table:table-cell>
          <table:table-cell table:formula="of:=[.G209]-[.$B209]" office:value-type="float" office:value="2.31086182594299" calcext:value-type="float">
            <text:p>2.310861825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6923.80303" calcext:value-type="float">
            <text:p>1443136923.80303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43.8028538227081" calcext:value-type="float">
            <text:p>43.8028538227</text:p>
          </table:table-cell>
          <table:table-cell table:formula="of:=[.C210]/([.D210]-[.D209])" office:value-type="float" office:value="99814.6770530702" calcext:value-type="float">
            <text:p>99814.6770530702</text:p>
          </table:table-cell>
          <table:table-cell/>
          <table:table-cell office:value-type="float" office:value="1443136926.05448" calcext:value-type="float">
            <text:p>1443136926.05448</text:p>
          </table:table-cell>
          <table:table-cell table:formula="of:=[.G210]-[.$B$2]" office:value-type="float" office:value="46.054295539856" calcext:value-type="float">
            <text:p>46.0542955399</text:p>
          </table:table-cell>
          <table:table-cell table:formula="of:=[.C210]/([.H210]-[.H209])" office:value-type="float" office:value="357991.947360774" calcext:value-type="float">
            <text:p>357991.947360774</text:p>
          </table:table-cell>
          <table:table-cell table:formula="of:=[.G210]-[.$B210]" office:value-type="float" office:value="2.25144171714783" calcext:value-type="float">
            <text:p>2.251441717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6923.88546" calcext:value-type="float">
            <text:p>1443136923.88546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43.885279417038" calcext:value-type="float">
            <text:p>43.885279417</text:p>
          </table:table-cell>
          <table:table-cell table:formula="of:=[.C211]/([.D211]-[.D210])" office:value-type="float" office:value="99774.8341017824" calcext:value-type="float">
            <text:p>99774.8341017824</text:p>
          </table:table-cell>
          <table:table-cell/>
          <table:table-cell office:value-type="float" office:value="1443136926.07746" calcext:value-type="float">
            <text:p>1443136926.07746</text:p>
          </table:table-cell>
          <table:table-cell table:formula="of:=[.G211]-[.$B$2]" office:value-type="float" office:value="46.0772750377655" calcext:value-type="float">
            <text:p>46.0772750378</text:p>
          </table:table-cell>
          <table:table-cell table:formula="of:=[.C211]/([.H211]-[.H210])" office:value-type="float" office:value="357884.233692664" calcext:value-type="float">
            <text:p>357884.233692664</text:p>
          </table:table-cell>
          <table:table-cell table:formula="of:=[.G211]-[.$B211]" office:value-type="float" office:value="2.19199562072754" calcext:value-type="float">
            <text:p>2.191995620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6923.96785" calcext:value-type="float">
            <text:p>1443136923.96785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43.9676744937897" calcext:value-type="float">
            <text:p>43.9676744938</text:p>
          </table:table-cell>
          <table:table-cell table:formula="of:=[.C212]/([.D212]-[.D211])" office:value-type="float" office:value="99811.7888133337" calcext:value-type="float">
            <text:p>99811.7888133337</text:p>
          </table:table-cell>
          <table:table-cell/>
          <table:table-cell office:value-type="float" office:value="1443136926.10044" calcext:value-type="float">
            <text:p>1443136926.10044</text:p>
          </table:table-cell>
          <table:table-cell table:formula="of:=[.G212]-[.$B$2]" office:value-type="float" office:value="46.1002545356751" calcext:value-type="float">
            <text:p>46.1002545357</text:p>
          </table:table-cell>
          <table:table-cell table:formula="of:=[.C212]/([.H212]-[.H211])" office:value-type="float" office:value="357884.233692664" calcext:value-type="float">
            <text:p>357884.233692664</text:p>
          </table:table-cell>
          <table:table-cell table:formula="of:=[.G212]-[.$B212]" office:value-type="float" office:value="2.13258004188538" calcext:value-type="float">
            <text:p>2.132580041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6924.04999" calcext:value-type="float">
            <text:p>1443136924.04999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44.0498108863831" calcext:value-type="float">
            <text:p>44.0498108864</text:p>
          </table:table-cell>
          <table:table-cell table:formula="of:=[.C213]/([.D213]-[.D212])" office:value-type="float" office:value="100126.140683009" calcext:value-type="float">
            <text:p>100126.140683009</text:p>
          </table:table-cell>
          <table:table-cell/>
          <table:table-cell office:value-type="float" office:value="1443136926.12341" calcext:value-type="float">
            <text:p>1443136926.12341</text:p>
          </table:table-cell>
          <table:table-cell table:formula="of:=[.G213]-[.$B$2]" office:value-type="float" office:value="46.1232340335846" calcext:value-type="float">
            <text:p>46.1232340336</text:p>
          </table:table-cell>
          <table:table-cell table:formula="of:=[.C213]/([.H213]-[.H212])" office:value-type="float" office:value="357884.233692664" calcext:value-type="float">
            <text:p>357884.233692664</text:p>
          </table:table-cell>
          <table:table-cell table:formula="of:=[.G213]-[.$B213]" office:value-type="float" office:value="2.07342314720154" calcext:value-type="float">
            <text:p>2.073423147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6924.13196" calcext:value-type="float">
            <text:p>1443136924.13196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44.1317811012268" calcext:value-type="float">
            <text:p>44.1317811012</text:p>
          </table:table-cell>
          <table:table-cell table:formula="of:=[.C214]/([.D214]-[.D213])" office:value-type="float" office:value="100329.125837677" calcext:value-type="float">
            <text:p>100329.125837677</text:p>
          </table:table-cell>
          <table:table-cell/>
          <table:table-cell office:value-type="float" office:value="1443136926.2413" calcext:value-type="float">
            <text:p>1443136926.2413</text:p>
          </table:table-cell>
          <table:table-cell table:formula="of:=[.G214]-[.$B$2]" office:value-type="float" office:value="46.241114616394" calcext:value-type="float">
            <text:p>46.2411146164</text:p>
          </table:table-cell>
          <table:table-cell table:formula="of:=[.C214]/([.H214]-[.H213])" office:value-type="float" office:value="69765.518663018" calcext:value-type="float">
            <text:p>69765.518663018</text:p>
          </table:table-cell>
          <table:table-cell table:formula="of:=[.G214]-[.$B214]" office:value-type="float" office:value="2.10933351516724" calcext:value-type="float">
            <text:p>2.109333515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6924.21393" calcext:value-type="float">
            <text:p>1443136924.21393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44.2137444019318" calcext:value-type="float">
            <text:p>44.2137444019</text:p>
          </table:table-cell>
          <table:table-cell table:formula="of:=[.C215]/([.D215]-[.D214])" office:value-type="float" office:value="100337.589253561" calcext:value-type="float">
            <text:p>100337.589253561</text:p>
          </table:table-cell>
          <table:table-cell/>
          <table:table-cell office:value-type="float" office:value="1443136927.06536" calcext:value-type="float">
            <text:p>1443136927.06536</text:p>
          </table:table-cell>
          <table:table-cell table:formula="of:=[.G215]-[.$B$2]" office:value-type="float" office:value="47.0651817321777" calcext:value-type="float">
            <text:p>47.0651817322</text:p>
          </table:table-cell>
          <table:table-cell table:formula="of:=[.C215]/([.H215]-[.H214])" office:value-type="float" office:value="9979.76966011918" calcext:value-type="float">
            <text:p>9979.7696601192</text:p>
          </table:table-cell>
          <table:table-cell table:formula="of:=[.G215]-[.$B215]" office:value-type="float" office:value="2.85143733024597" calcext:value-type="float">
            <text:p>2.851437330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6924.2959" calcext:value-type="float">
            <text:p>1443136924.2959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44.2957143783569" calcext:value-type="float">
            <text:p>44.2957143784</text:p>
          </table:table-cell>
          <table:table-cell table:formula="of:=[.C216]/([.D216]-[.D215])" office:value-type="float" office:value="100329.417655836" calcext:value-type="float">
            <text:p>100329.417655836</text:p>
          </table:table-cell>
          <table:table-cell/>
          <table:table-cell office:value-type="float" office:value="1443136930.03444" calcext:value-type="float">
            <text:p>1443136930.03444</text:p>
          </table:table-cell>
          <table:table-cell table:formula="of:=[.G216]-[.$B$2]" office:value-type="float" office:value="50.0342566967011" calcext:value-type="float">
            <text:p>50.0342566967</text:p>
          </table:table-cell>
          <table:table-cell table:formula="of:=[.C216]/([.H216]-[.H215])" office:value-type="float" office:value="2769.88627712886" calcext:value-type="float">
            <text:p>2769.8862771289</text:p>
          </table:table-cell>
          <table:table-cell table:formula="of:=[.G216]-[.$B216]" office:value-type="float" office:value="5.73854231834412" calcext:value-type="float">
            <text:p>5.738542318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6924.37786" calcext:value-type="float">
            <text:p>1443136924.37786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44.3776819705963" calcext:value-type="float">
            <text:p>44.3776819706</text:p>
          </table:table-cell>
          <table:table-cell table:formula="of:=[.C217]/([.D217]-[.D216])" office:value-type="float" office:value="100332.335930796" calcext:value-type="float">
            <text:p>100332.335930796</text:p>
          </table:table-cell>
          <table:table-cell/>
          <table:table-cell office:value-type="float" office:value="1443136930.06885" calcext:value-type="float">
            <text:p>1443136930.06885</text:p>
          </table:table-cell>
          <table:table-cell table:formula="of:=[.G217]-[.$B$2]" office:value-type="float" office:value="50.0686650276184" calcext:value-type="float">
            <text:p>50.0686650276</text:p>
          </table:table-cell>
          <table:table-cell table:formula="of:=[.C217]/([.H217]-[.H216])" office:value-type="float" office:value="239011.88406239" calcext:value-type="float">
            <text:p>239011.88406239</text:p>
          </table:table-cell>
          <table:table-cell table:formula="of:=[.G217]-[.$B217]" office:value-type="float" office:value="5.6909830570221" calcext:value-type="float">
            <text:p>5.69098305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6924.45982" calcext:value-type="float">
            <text:p>1443136924.45982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44.459635257721" calcext:value-type="float">
            <text:p>44.4596352577</text:p>
          </table:table-cell>
          <table:table-cell table:formula="of:=[.C218]/([.D218]-[.D217])" office:value-type="float" office:value="100349.849146295" calcext:value-type="float">
            <text:p>100349.849146295</text:p>
          </table:table-cell>
          <table:table-cell/>
          <table:table-cell office:value-type="float" office:value="1443136930.10325" calcext:value-type="float">
            <text:p>1443136930.10325</text:p>
          </table:table-cell>
          <table:table-cell table:formula="of:=[.G218]-[.$B$2]" office:value-type="float" office:value="50.1030673980713" calcext:value-type="float">
            <text:p>50.1030673981</text:p>
          </table:table-cell>
          <table:table-cell table:formula="of:=[.C218]/([.H218]-[.H217])" office:value-type="float" office:value="239053.294634566" calcext:value-type="float">
            <text:p>239053.294634566</text:p>
          </table:table-cell>
          <table:table-cell table:formula="of:=[.G218]-[.$B218]" office:value-type="float" office:value="5.64343214035034" calcext:value-type="float">
            <text:p>5.643432140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6924.54178" calcext:value-type="float">
            <text:p>1443136924.54178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44.5416030883789" calcext:value-type="float">
            <text:p>44.5416030884</text:p>
          </table:table-cell>
          <table:table-cell table:formula="of:=[.C219]/([.D219]-[.D218])" office:value-type="float" office:value="100332.044095661" calcext:value-type="float">
            <text:p>100332.044095661</text:p>
          </table:table-cell>
          <table:table-cell/>
          <table:table-cell office:value-type="float" office:value="1443136930.13765" calcext:value-type="float">
            <text:p>1443136930.13765</text:p>
          </table:table-cell>
          <table:table-cell table:formula="of:=[.G219]-[.$B$2]" office:value-type="float" office:value="50.1374688148499" calcext:value-type="float">
            <text:p>50.1374688148</text:p>
          </table:table-cell>
          <table:table-cell table:formula="of:=[.C219]/([.H219]-[.H218])" office:value-type="float" office:value="239059.921657773" calcext:value-type="float">
            <text:p>239059.921657773</text:p>
          </table:table-cell>
          <table:table-cell table:formula="of:=[.G219]-[.$B219]" office:value-type="float" office:value="5.59586572647095" calcext:value-type="float">
            <text:p>5.595865726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6924.62375" calcext:value-type="float">
            <text:p>1443136924.62375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44.623569726944" calcext:value-type="float">
            <text:p>44.6235697269</text:p>
          </table:table-cell>
          <table:table-cell table:formula="of:=[.C220]/([.D220]-[.D219])" office:value-type="float" office:value="100333.503288316" calcext:value-type="float">
            <text:p>100333.503288316</text:p>
          </table:table-cell>
          <table:table-cell/>
          <table:table-cell office:value-type="float" office:value="1443136930.17206" calcext:value-type="float">
            <text:p>1443136930.17206</text:p>
          </table:table-cell>
          <table:table-cell table:formula="of:=[.G220]-[.$B$2]" office:value-type="float" office:value="50.1718797683716" calcext:value-type="float">
            <text:p>50.1718797684</text:p>
          </table:table-cell>
          <table:table-cell table:formula="of:=[.C220]/([.H220]-[.H219])" office:value-type="float" office:value="238993.66795538" calcext:value-type="float">
            <text:p>238993.66795538</text:p>
          </table:table-cell>
          <table:table-cell table:formula="of:=[.G220]-[.$B220]" office:value-type="float" office:value="5.54831004142761" calcext:value-type="float">
            <text:p>5.548310041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6924.70572" calcext:value-type="float">
            <text:p>1443136924.70572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44.7055375576019" calcext:value-type="float">
            <text:p>44.7055375576</text:p>
          </table:table-cell>
          <table:table-cell table:formula="of:=[.C221]/([.D221]-[.D220])" office:value-type="float" office:value="100332.044095661" calcext:value-type="float">
            <text:p>100332.044095661</text:p>
          </table:table-cell>
          <table:table-cell/>
          <table:table-cell office:value-type="float" office:value="1443136930.20649" calcext:value-type="float">
            <text:p>1443136930.20649</text:p>
          </table:table-cell>
          <table:table-cell table:formula="of:=[.G221]-[.$B$2]" office:value-type="float" office:value="50.2063097953796" calcext:value-type="float">
            <text:p>50.2063097954</text:p>
          </table:table-cell>
          <table:table-cell table:formula="of:=[.C221]/([.H221]-[.H220])" office:value-type="float" office:value="238861.270659927" calcext:value-type="float">
            <text:p>238861.270659927</text:p>
          </table:table-cell>
          <table:table-cell table:formula="of:=[.G221]-[.$B221]" office:value-type="float" office:value="5.50077223777771" calcext:value-type="float">
            <text:p>5.500772237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6924.78769" calcext:value-type="float">
            <text:p>1443136924.78769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44.7875075340271" calcext:value-type="float">
            <text:p>44.787507534</text:p>
          </table:table-cell>
          <table:table-cell table:formula="of:=[.C222]/([.D222]-[.D221])" office:value-type="float" office:value="100329.417655836" calcext:value-type="float">
            <text:p>100329.417655836</text:p>
          </table:table-cell>
          <table:table-cell/>
          <table:table-cell office:value-type="float" office:value="1443136930.99286" calcext:value-type="float">
            <text:p>1443136930.99286</text:p>
          </table:table-cell>
          <table:table-cell table:formula="of:=[.G222]-[.$B$2]" office:value-type="float" office:value="50.9926760196686" calcext:value-type="float">
            <text:p>50.9926760197</text:p>
          </table:table-cell>
          <table:table-cell table:formula="of:=[.C222]/([.H222]-[.H221])" office:value-type="float" office:value="10458.2314778797" calcext:value-type="float">
            <text:p>10458.2314778797</text:p>
          </table:table-cell>
          <table:table-cell table:formula="of:=[.G222]-[.$B222]" office:value-type="float" office:value="6.20516848564148" calcext:value-type="float">
            <text:p>6.205168485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6924.86966" calcext:value-type="float">
            <text:p>1443136924.86966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44.8694758415222" calcext:value-type="float">
            <text:p>44.8694758415</text:p>
          </table:table-cell>
          <table:table-cell table:formula="of:=[.C223]/([.D223]-[.D222])" office:value-type="float" office:value="100331.460430483" calcext:value-type="float">
            <text:p>100331.460430483</text:p>
          </table:table-cell>
          <table:table-cell/>
          <table:table-cell office:value-type="float" office:value="1443136931.0264" calcext:value-type="float">
            <text:p>1443136931.0264</text:p>
          </table:table-cell>
          <table:table-cell table:formula="of:=[.G223]-[.$B$2]" office:value-type="float" office:value="51.026214838028" calcext:value-type="float">
            <text:p>51.026214838</text:p>
          </table:table-cell>
          <table:table-cell table:formula="of:=[.C223]/([.H223]-[.H222])" office:value-type="float" office:value="245208.400363967" calcext:value-type="float">
            <text:p>245208.400363967</text:p>
          </table:table-cell>
          <table:table-cell table:formula="of:=[.G223]-[.$B223]" office:value-type="float" office:value="6.15673899650574" calcext:value-type="float">
            <text:p>6.156738996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6924.95162" calcext:value-type="float">
            <text:p>1443136924.95162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44.9514367580414" calcext:value-type="float">
            <text:p>44.951436758</text:p>
          </table:table-cell>
          <table:table-cell table:formula="of:=[.C224]/([.D224]-[.D223])" office:value-type="float" office:value="100340.508003921" calcext:value-type="float">
            <text:p>100340.508003921</text:p>
          </table:table-cell>
          <table:table-cell/>
          <table:table-cell office:value-type="float" office:value="1443136931.05969" calcext:value-type="float">
            <text:p>1443136931.05969</text:p>
          </table:table-cell>
          <table:table-cell table:formula="of:=[.G224]-[.$B$2]" office:value-type="float" office:value="51.0595116615295" calcext:value-type="float">
            <text:p>51.0595116615</text:p>
          </table:table-cell>
          <table:table-cell table:formula="of:=[.C224]/([.H224]-[.H223])" office:value-type="float" office:value="246990.527478035" calcext:value-type="float">
            <text:p>246990.527478035</text:p>
          </table:table-cell>
          <table:table-cell table:formula="of:=[.G224]-[.$B224]" office:value-type="float" office:value="6.10807490348816" calcext:value-type="float">
            <text:p>6.108074903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6925.03216" calcext:value-type="float">
            <text:p>1443136925.03216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45.0319821834564" calcext:value-type="float">
            <text:p>45.0319821835</text:p>
          </table:table-cell>
          <table:table-cell table:formula="of:=[.C225]/([.D225]-[.D224])" office:value-type="float" office:value="102103.87439911" calcext:value-type="float">
            <text:p>102103.87439911</text:p>
          </table:table-cell>
          <table:table-cell/>
          <table:table-cell office:value-type="float" office:value="1443136931.09299" calcext:value-type="float">
            <text:p>1443136931.09299</text:p>
          </table:table-cell>
          <table:table-cell table:formula="of:=[.G225]-[.$B$2]" office:value-type="float" office:value="51.0928106307983" calcext:value-type="float">
            <text:p>51.0928106308</text:p>
          </table:table-cell>
          <table:table-cell table:formula="of:=[.C225]/([.H225]-[.H224])" office:value-type="float" office:value="246974.611544685" calcext:value-type="float">
            <text:p>246974.611544685</text:p>
          </table:table-cell>
          <table:table-cell table:formula="of:=[.G225]-[.$B225]" office:value-type="float" office:value="6.06082844734192" calcext:value-type="float">
            <text:p>6.060828447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6925.11063" calcext:value-type="float">
            <text:p>1443136925.11063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45.1104543209076" calcext:value-type="float">
            <text:p>45.1104543209</text:p>
          </table:table-cell>
          <table:table-cell table:formula="of:=[.C226]/([.D226]-[.D225])" office:value-type="float" office:value="104801.529142968" calcext:value-type="float">
            <text:p>104801.529142968</text:p>
          </table:table-cell>
          <table:table-cell/>
          <table:table-cell office:value-type="float" office:value="1443136931.12629" calcext:value-type="float">
            <text:p>1443136931.12629</text:p>
          </table:table-cell>
          <table:table-cell table:formula="of:=[.G226]-[.$B$2]" office:value-type="float" office:value="51.1261093616486" calcext:value-type="float">
            <text:p>51.1261093616</text:p>
          </table:table-cell>
          <table:table-cell table:formula="of:=[.C226]/([.H226]-[.H225])" office:value-type="float" office:value="246976.379880428" calcext:value-type="float">
            <text:p>246976.379880428</text:p>
          </table:table-cell>
          <table:table-cell table:formula="of:=[.G226]-[.$B226]" office:value-type="float" office:value="6.01565504074097" calcext:value-type="float">
            <text:p>6.015655040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6925.18908" calcext:value-type="float">
            <text:p>1443136925.18908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45.1888966560364" calcext:value-type="float">
            <text:p>45.188896656</text:p>
          </table:table-cell>
          <table:table-cell table:formula="of:=[.C227]/([.D227]-[.D226])" office:value-type="float" office:value="104841.346021866" calcext:value-type="float">
            <text:p>104841.346021866</text:p>
          </table:table-cell>
          <table:table-cell/>
          <table:table-cell office:value-type="float" office:value="1443136931.15959" calcext:value-type="float">
            <text:p>1443136931.15959</text:p>
          </table:table-cell>
          <table:table-cell table:formula="of:=[.G227]-[.$B$2]" office:value-type="float" office:value="51.1594047546387" calcext:value-type="float">
            <text:p>51.1594047546</text:p>
          </table:table-cell>
          <table:table-cell table:formula="of:=[.C227]/([.H227]-[.H226])" office:value-type="float" office:value="247001.139239962" calcext:value-type="float">
            <text:p>247001.139239962</text:p>
          </table:table-cell>
          <table:table-cell table:formula="of:=[.G227]-[.$B227]" office:value-type="float" office:value="5.9705080986023" calcext:value-type="float">
            <text:p>5.970508098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6925.26754" calcext:value-type="float">
            <text:p>1443136925.26754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45.2673580646515" calcext:value-type="float">
            <text:p>45.2673580647</text:p>
          </table:table-cell>
          <table:table-cell table:formula="of:=[.C228]/([.D228]-[.D227])" office:value-type="float" office:value="104815.859734845" calcext:value-type="float">
            <text:p>104815.859734845</text:p>
          </table:table-cell>
          <table:table-cell/>
          <table:table-cell office:value-type="float" office:value="1443136931.19288" calcext:value-type="float">
            <text:p>1443136931.19288</text:p>
          </table:table-cell>
          <table:table-cell table:formula="of:=[.G228]-[.$B$2]" office:value-type="float" office:value="51.1927018165588" calcext:value-type="float">
            <text:p>51.1927018166</text:p>
          </table:table-cell>
          <table:table-cell table:formula="of:=[.C228]/([.H228]-[.H227])" office:value-type="float" office:value="246988.758939696" calcext:value-type="float">
            <text:p>246988.758939696</text:p>
          </table:table-cell>
          <table:table-cell table:formula="of:=[.G228]-[.$B228]" office:value-type="float" office:value="5.92534375190735" calcext:value-type="float">
            <text:p>5.925343751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6925.346" calcext:value-type="float">
            <text:p>1443136925.346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45.3458182811737" calcext:value-type="float">
            <text:p>45.3458182812</text:p>
          </table:table-cell>
          <table:table-cell table:formula="of:=[.C229]/([.D229]-[.D228])" office:value-type="float" office:value="104817.452264758" calcext:value-type="float">
            <text:p>104817.452264758</text:p>
          </table:table-cell>
          <table:table-cell/>
          <table:table-cell office:value-type="float" office:value="1443136931.22618" calcext:value-type="float">
            <text:p>1443136931.22618</text:p>
          </table:table-cell>
          <table:table-cell table:formula="of:=[.G229]-[.$B$2]" office:value-type="float" office:value="51.225997209549" calcext:value-type="float">
            <text:p>51.2259972095</text:p>
          </table:table-cell>
          <table:table-cell table:formula="of:=[.C229]/([.H229]-[.H228])" office:value-type="float" office:value="247001.139239962" calcext:value-type="float">
            <text:p>247001.139239962</text:p>
          </table:table-cell>
          <table:table-cell table:formula="of:=[.G229]-[.$B229]" office:value-type="float" office:value="5.88017892837524" calcext:value-type="float">
            <text:p>5.880178928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6925.42446" calcext:value-type="float">
            <text:p>1443136925.42446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45.4242839813232" calcext:value-type="float">
            <text:p>45.4242839813</text:p>
          </table:table-cell>
          <table:table-cell table:formula="of:=[.C230]/([.D230]-[.D229])" office:value-type="float" office:value="104810.127027824" calcext:value-type="float">
            <text:p>104810.127027824</text:p>
          </table:table-cell>
          <table:table-cell/>
          <table:table-cell office:value-type="float" office:value="1443136931.25948" calcext:value-type="float">
            <text:p>1443136931.25948</text:p>
          </table:table-cell>
          <table:table-cell table:formula="of:=[.G230]-[.$B$2]" office:value-type="float" office:value="51.2592985630035" calcext:value-type="float">
            <text:p>51.259298563</text:p>
          </table:table-cell>
          <table:table-cell table:formula="of:=[.C230]/([.H230]-[.H229])" office:value-type="float" office:value="246956.929579885" calcext:value-type="float">
            <text:p>246956.929579885</text:p>
          </table:table-cell>
          <table:table-cell table:formula="of:=[.G230]-[.$B230]" office:value-type="float" office:value="5.8350145816803" calcext:value-type="float">
            <text:p>5.835014581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6925.50292" calcext:value-type="float">
            <text:p>1443136925.50292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45.5027401447296" calcext:value-type="float">
            <text:p>45.5027401447</text:p>
          </table:table-cell>
          <table:table-cell table:formula="of:=[.C231]/([.D231]-[.D230])" office:value-type="float" office:value="104822.867228454" calcext:value-type="float">
            <text:p>104822.867228454</text:p>
          </table:table-cell>
          <table:table-cell/>
          <table:table-cell office:value-type="float" office:value="1443136931.29278" calcext:value-type="float">
            <text:p>1443136931.29278</text:p>
          </table:table-cell>
          <table:table-cell table:formula="of:=[.G231]-[.$B$2]" office:value-type="float" office:value="51.2925972938538" calcext:value-type="float">
            <text:p>51.2925972939</text:p>
          </table:table-cell>
          <table:table-cell table:formula="of:=[.C231]/([.H231]-[.H230])" office:value-type="float" office:value="246976.379880428" calcext:value-type="float">
            <text:p>246976.379880428</text:p>
          </table:table-cell>
          <table:table-cell table:formula="of:=[.G231]-[.$B231]" office:value-type="float" office:value="5.78985714912415" calcext:value-type="float">
            <text:p>5.789857149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6925.58139" calcext:value-type="float">
            <text:p>1443136925.58139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45.5812134742737" calcext:value-type="float">
            <text:p>45.5812134743</text:p>
          </table:table-cell>
          <table:table-cell table:formula="of:=[.C232]/([.D232]-[.D231])" office:value-type="float" office:value="104799.937096867" calcext:value-type="float">
            <text:p>104799.937096867</text:p>
          </table:table-cell>
          <table:table-cell/>
          <table:table-cell office:value-type="float" office:value="1443136931.32608" calcext:value-type="float">
            <text:p>1443136931.32608</text:p>
          </table:table-cell>
          <table:table-cell table:formula="of:=[.G232]-[.$B$2]" office:value-type="float" office:value="51.3258948326111" calcext:value-type="float">
            <text:p>51.3258948326</text:p>
          </table:table-cell>
          <table:table-cell table:formula="of:=[.C232]/([.H232]-[.H231])" office:value-type="float" office:value="246985.221938995" calcext:value-type="float">
            <text:p>246985.221938995</text:p>
          </table:table-cell>
          <table:table-cell table:formula="of:=[.G232]-[.$B232]" office:value-type="float" office:value="5.7446813583374" calcext:value-type="float">
            <text:p>5.744681358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6925.65986" calcext:value-type="float">
            <text:p>1443136925.65986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45.6596744060516" calcext:value-type="float">
            <text:p>45.6596744061</text:p>
          </table:table-cell>
          <table:table-cell table:formula="of:=[.C233]/([.D233]-[.D232])" office:value-type="float" office:value="104816.496741003" calcext:value-type="float">
            <text:p>104816.496741003</text:p>
          </table:table-cell>
          <table:table-cell/>
          <table:table-cell office:value-type="float" office:value="1443136931.35937" calcext:value-type="float">
            <text:p>1443136931.35937</text:p>
          </table:table-cell>
          <table:table-cell table:formula="of:=[.G233]-[.$B$2]" office:value-type="float" office:value="51.3591928482056" calcext:value-type="float">
            <text:p>51.3591928482</text:p>
          </table:table-cell>
          <table:table-cell table:formula="of:=[.C233]/([.H233]-[.H232])" office:value-type="float" office:value="246981.685039596" calcext:value-type="float">
            <text:p>246981.685039596</text:p>
          </table:table-cell>
          <table:table-cell table:formula="of:=[.G233]-[.$B233]" office:value-type="float" office:value="5.69951844215393" calcext:value-type="float">
            <text:p>5.699518442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6925.73831" calcext:value-type="float">
            <text:p>1443136925.73831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45.7381277084351" calcext:value-type="float">
            <text:p>45.7381277084</text:p>
          </table:table-cell>
          <table:table-cell table:formula="of:=[.C234]/([.D234]-[.D233])" office:value-type="float" office:value="104826.689892633" calcext:value-type="float">
            <text:p>104826.689892633</text:p>
          </table:table-cell>
          <table:table-cell/>
          <table:table-cell office:value-type="float" office:value="1443136931.39267" calcext:value-type="float">
            <text:p>1443136931.39267</text:p>
          </table:table-cell>
          <table:table-cell table:formula="of:=[.G234]-[.$B$2]" office:value-type="float" office:value="51.3924896717072" calcext:value-type="float">
            <text:p>51.3924896717</text:p>
          </table:table-cell>
          <table:table-cell table:formula="of:=[.C234]/([.H234]-[.H233])" office:value-type="float" office:value="246990.527478035" calcext:value-type="float">
            <text:p>246990.527478035</text:p>
          </table:table-cell>
          <table:table-cell table:formula="of:=[.G234]-[.$B234]" office:value-type="float" office:value="5.6543619632721" calcext:value-type="float">
            <text:p>5.654361963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6925.81677" calcext:value-type="float">
            <text:p>1443136925.81677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45.8165893554687" calcext:value-type="float">
            <text:p>45.8165893555</text:p>
          </table:table-cell>
          <table:table-cell table:formula="of:=[.C235]/([.D235]-[.D234])" office:value-type="float" office:value="104815.54123467" calcext:value-type="float">
            <text:p>104815.54123467</text:p>
          </table:table-cell>
          <table:table-cell/>
          <table:table-cell office:value-type="float" office:value="1443136931.42599" calcext:value-type="float">
            <text:p>1443136931.42599</text:p>
          </table:table-cell>
          <table:table-cell table:formula="of:=[.G235]-[.$B$2]" office:value-type="float" office:value="51.4258089065552" calcext:value-type="float">
            <text:p>51.4258089066</text:p>
          </table:table-cell>
          <table:table-cell table:formula="of:=[.C235]/([.H235]-[.H234])" office:value-type="float" office:value="246824.395503431" calcext:value-type="float">
            <text:p>246824.395503431</text:p>
          </table:table-cell>
          <table:table-cell table:formula="of:=[.G235]-[.$B235]" office:value-type="float" office:value="5.60921955108643" calcext:value-type="float">
            <text:p>5.609219551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6925.89525" calcext:value-type="float">
            <text:p>1443136925.89525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45.8950674533844" calcext:value-type="float">
            <text:p>45.8950674534</text:p>
          </table:table-cell>
          <table:table-cell table:formula="of:=[.C236]/([.D236]-[.D235])" office:value-type="float" office:value="104793.569396131" calcext:value-type="float">
            <text:p>104793.569396131</text:p>
          </table:table-cell>
          <table:table-cell/>
          <table:table-cell office:value-type="float" office:value="1443136931.45928" calcext:value-type="float">
            <text:p>1443136931.45928</text:p>
          </table:table-cell>
          <table:table-cell table:formula="of:=[.G236]-[.$B$2]" office:value-type="float" office:value="51.4591038227081" calcext:value-type="float">
            <text:p>51.4591038227</text:p>
          </table:table-cell>
          <table:table-cell table:formula="of:=[.C236]/([.H236]-[.H235])" office:value-type="float" office:value="247004.676696575" calcext:value-type="float">
            <text:p>247004.676696575</text:p>
          </table:table-cell>
          <table:table-cell table:formula="of:=[.G236]-[.$B236]" office:value-type="float" office:value="5.56403636932373" calcext:value-type="float">
            <text:p>5.564036369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6925.97372" calcext:value-type="float">
            <text:p>1443136925.97372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45.9735386371613" calcext:value-type="float">
            <text:p>45.9735386372</text:p>
          </table:table-cell>
          <table:table-cell table:formula="of:=[.C237]/([.D237]-[.D236])" office:value-type="float" office:value="104802.802814676" calcext:value-type="float">
            <text:p>104802.802814676</text:p>
          </table:table-cell>
          <table:table-cell/>
          <table:table-cell office:value-type="float" office:value="1443136931.49258" calcext:value-type="float">
            <text:p>1443136931.49258</text:p>
          </table:table-cell>
          <table:table-cell table:formula="of:=[.G237]-[.$B$2]" office:value-type="float" office:value="51.4923994541168" calcext:value-type="float">
            <text:p>51.4923994541</text:p>
          </table:table-cell>
          <table:table-cell table:formula="of:=[.C237]/([.H237]-[.H236])" office:value-type="float" office:value="246999.370549652" calcext:value-type="float">
            <text:p>246999.370549652</text:p>
          </table:table-cell>
          <table:table-cell table:formula="of:=[.G237]-[.$B237]" office:value-type="float" office:value="5.51886081695557" calcext:value-type="float">
            <text:p>5.51886081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6926.04983" calcext:value-type="float">
            <text:p>1443136926.04983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46.0496456623077" calcext:value-type="float">
            <text:p>46.0496456623</text:p>
          </table:table-cell>
          <table:table-cell table:formula="of:=[.C238]/([.D238]-[.D237])" office:value-type="float" office:value="108058.355771641" calcext:value-type="float">
            <text:p>108058.355771641</text:p>
          </table:table-cell>
          <table:table-cell/>
          <table:table-cell office:value-type="float" office:value="1443136931.52588" calcext:value-type="float">
            <text:p>1443136931.52588</text:p>
          </table:table-cell>
          <table:table-cell table:formula="of:=[.G238]-[.$B$2]" office:value-type="float" office:value="51.5256962776184" calcext:value-type="float">
            <text:p>51.5256962776</text:p>
          </table:table-cell>
          <table:table-cell table:formula="of:=[.C238]/([.H238]-[.H237])" office:value-type="float" office:value="246990.527478035" calcext:value-type="float">
            <text:p>246990.527478035</text:p>
          </table:table-cell>
          <table:table-cell table:formula="of:=[.G238]-[.$B238]" office:value-type="float" office:value="5.47605061531067" calcext:value-type="float">
            <text:p>5.476050615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6926.12473" calcext:value-type="float">
            <text:p>1443136926.12473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46.1245534420013" calcext:value-type="float">
            <text:p>46.124553442</text:p>
          </table:table-cell>
          <table:table-cell table:formula="of:=[.C239]/([.D239]-[.D238])" office:value-type="float" office:value="109788.329511818" calcext:value-type="float">
            <text:p>109788.329511818</text:p>
          </table:table-cell>
          <table:table-cell/>
          <table:table-cell office:value-type="float" office:value="1443136931.55918" calcext:value-type="float">
            <text:p>1443136931.55918</text:p>
          </table:table-cell>
          <table:table-cell table:formula="of:=[.G239]-[.$B$2]" office:value-type="float" office:value="51.5589950084686" calcext:value-type="float">
            <text:p>51.5589950085</text:p>
          </table:table-cell>
          <table:table-cell table:formula="of:=[.C239]/([.H239]-[.H238])" office:value-type="float" office:value="246976.379880428" calcext:value-type="float">
            <text:p>246976.379880428</text:p>
          </table:table-cell>
          <table:table-cell table:formula="of:=[.G239]-[.$B239]" office:value-type="float" office:value="5.43444156646729" calcext:value-type="float">
            <text:p>5.434441566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6926.19964" calcext:value-type="float">
            <text:p>1443136926.19964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46.1994574069977" calcext:value-type="float">
            <text:p>46.199457407</text:p>
          </table:table-cell>
          <table:table-cell table:formula="of:=[.C240]/([.D240]-[.D239])" office:value-type="float" office:value="109793.920794474" calcext:value-type="float">
            <text:p>109793.920794474</text:p>
          </table:table-cell>
          <table:table-cell/>
          <table:table-cell office:value-type="float" office:value="1443136931.59247" calcext:value-type="float">
            <text:p>1443136931.59247</text:p>
          </table:table-cell>
          <table:table-cell table:formula="of:=[.G240]-[.$B$2]" office:value-type="float" office:value="51.5922894477844" calcext:value-type="float">
            <text:p>51.5922894478</text:p>
          </table:table-cell>
          <table:table-cell table:formula="of:=[.C240]/([.H240]-[.H239])" office:value-type="float" office:value="247008.214254513" calcext:value-type="float">
            <text:p>247008.214254513</text:p>
          </table:table-cell>
          <table:table-cell table:formula="of:=[.G240]-[.$B240]" office:value-type="float" office:value="5.39283204078674" calcext:value-type="float">
            <text:p>5.392832040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6926.27455" calcext:value-type="float">
            <text:p>1443136926.27455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46.2743675708771" calcext:value-type="float">
            <text:p>46.2743675709</text:p>
          </table:table-cell>
          <table:table-cell table:formula="of:=[.C241]/([.D241]-[.D240])" office:value-type="float" office:value="109784.835249335" calcext:value-type="float">
            <text:p>109784.835249335</text:p>
          </table:table-cell>
          <table:table-cell/>
          <table:table-cell office:value-type="float" office:value="1443136931.62577" calcext:value-type="float">
            <text:p>1443136931.62577</text:p>
          </table:table-cell>
          <table:table-cell table:formula="of:=[.G241]-[.$B$2]" office:value-type="float" office:value="51.6255853176117" calcext:value-type="float">
            <text:p>51.6255853176</text:p>
          </table:table-cell>
          <table:table-cell table:formula="of:=[.C241]/([.H241]-[.H240])" office:value-type="float" office:value="246997.601884671" calcext:value-type="float">
            <text:p>246997.601884671</text:p>
          </table:table-cell>
          <table:table-cell table:formula="of:=[.G241]-[.$B241]" office:value-type="float" office:value="5.35121774673462" calcext:value-type="float">
            <text:p>5.351217746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6926.34945" calcext:value-type="float">
            <text:p>1443136926.34945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46.3492703437805" calcext:value-type="float">
            <text:p>46.3492703438</text:p>
          </table:table-cell>
          <table:table-cell table:formula="of:=[.C242]/([.D242]-[.D241])" office:value-type="float" office:value="109795.668187099" calcext:value-type="float">
            <text:p>109795.668187099</text:p>
          </table:table-cell>
          <table:table-cell/>
          <table:table-cell office:value-type="float" office:value="1443136931.71718" calcext:value-type="float">
            <text:p>1443136931.71718</text:p>
          </table:table-cell>
          <table:table-cell table:formula="of:=[.G242]-[.$B$2]" office:value-type="float" office:value="51.7169992923737" calcext:value-type="float">
            <text:p>51.7169992924</text:p>
          </table:table-cell>
          <table:table-cell table:formula="of:=[.C242]/([.H242]-[.H241])" office:value-type="float" office:value="89964.3629041933" calcext:value-type="float">
            <text:p>89964.3629041933</text:p>
          </table:table-cell>
          <table:table-cell table:formula="of:=[.G242]-[.$B242]" office:value-type="float" office:value="5.36772894859314" calcext:value-type="float">
            <text:p>5.367728948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6926.42434" calcext:value-type="float">
            <text:p>1443136926.42434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46.4241583347321" calcext:value-type="float">
            <text:p>46.4241583347</text:p>
          </table:table-cell>
          <table:table-cell table:formula="of:=[.C243]/([.D243]-[.D242])" office:value-type="float" office:value="109817.340477487" calcext:value-type="float">
            <text:p>109817.340477487</text:p>
          </table:table-cell>
          <table:table-cell/>
          <table:table-cell office:value-type="float" office:value="1443136931.812" calcext:value-type="float">
            <text:p>1443136931.812</text:p>
          </table:table-cell>
          <table:table-cell table:formula="of:=[.G243]-[.$B$2]" office:value-type="float" office:value="51.8118200302124" calcext:value-type="float">
            <text:p>51.8118200302</text:p>
          </table:table-cell>
          <table:table-cell table:formula="of:=[.C243]/([.H243]-[.H242])" office:value-type="float" office:value="86732.0818994888" calcext:value-type="float">
            <text:p>86732.0818994888</text:p>
          </table:table-cell>
          <table:table-cell table:formula="of:=[.G243]-[.$B243]" office:value-type="float" office:value="5.38766169548035" calcext:value-type="float">
            <text:p>5.387661695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6926.49924" calcext:value-type="float">
            <text:p>1443136926.49924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46.4990594387055" calcext:value-type="float">
            <text:p>46.4990594387</text:p>
          </table:table-cell>
          <table:table-cell table:formula="of:=[.C244]/([.D244]-[.D243])" office:value-type="float" office:value="109798.114630218" calcext:value-type="float">
            <text:p>109798.114630218</text:p>
          </table:table-cell>
          <table:table-cell/>
          <table:table-cell office:value-type="float" office:value="1443136931.90696" calcext:value-type="float">
            <text:p>1443136931.90696</text:p>
          </table:table-cell>
          <table:table-cell table:formula="of:=[.G244]-[.$B$2]" office:value-type="float" office:value="51.9067778587341" calcext:value-type="float">
            <text:p>51.9067778587</text:p>
          </table:table-cell>
          <table:table-cell table:formula="of:=[.C244]/([.H244]-[.H243])" office:value-type="float" office:value="86606.8667326166" calcext:value-type="float">
            <text:p>86606.8667326166</text:p>
          </table:table-cell>
          <table:table-cell table:formula="of:=[.G244]-[.$B244]" office:value-type="float" office:value="5.40771842002869" calcext:value-type="float">
            <text:p>5.4077184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6926.57415" calcext:value-type="float">
            <text:p>1443136926.57415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46.5739660263062" calcext:value-type="float">
            <text:p>46.5739660263</text:p>
          </table:table-cell>
          <table:table-cell table:formula="of:=[.C245]/([.D245]-[.D244])" office:value-type="float" office:value="109790.076726473" calcext:value-type="float">
            <text:p>109790.076726473</text:p>
          </table:table-cell>
          <table:table-cell/>
          <table:table-cell office:value-type="float" office:value="1443136932.00181" calcext:value-type="float">
            <text:p>1443136932.00181</text:p>
          </table:table-cell>
          <table:table-cell table:formula="of:=[.G245]-[.$B$2]" office:value-type="float" office:value="52.0016288757324" calcext:value-type="float">
            <text:p>52.0016288757</text:p>
          </table:table-cell>
          <table:table-cell table:formula="of:=[.C245]/([.H245]-[.H244])" office:value-type="float" office:value="86704.3945364147" calcext:value-type="float">
            <text:p>86704.3945364147</text:p>
          </table:table-cell>
          <table:table-cell table:formula="of:=[.G245]-[.$B245]" office:value-type="float" office:value="5.42766284942627" calcext:value-type="float">
            <text:p>5.427662849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6926.64905" calcext:value-type="float">
            <text:p>1443136926.64905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46.6488652229309" calcext:value-type="float">
            <text:p>46.6488652229</text:p>
          </table:table-cell>
          <table:table-cell table:formula="of:=[.C246]/([.D246]-[.D245])" office:value-type="float" office:value="109800.910698711" calcext:value-type="float">
            <text:p>109800.910698711</text:p>
          </table:table-cell>
          <table:table-cell/>
          <table:table-cell office:value-type="float" office:value="1443136932.03175" calcext:value-type="float">
            <text:p>1443136932.03175</text:p>
          </table:table-cell>
          <table:table-cell table:formula="of:=[.G246]-[.$B$2]" office:value-type="float" office:value="52.0315737724304" calcext:value-type="float">
            <text:p>52.0315737724</text:p>
          </table:table-cell>
          <table:table-cell table:formula="of:=[.C246]/([.H246]-[.H245])" office:value-type="float" office:value="274637.781620726" calcext:value-type="float">
            <text:p>274637.781620726</text:p>
          </table:table-cell>
          <table:table-cell table:formula="of:=[.G246]-[.$B246]" office:value-type="float" office:value="5.38270854949951" calcext:value-type="float">
            <text:p>5.382708549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6926.72394" calcext:value-type="float">
            <text:p>1443136926.72394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46.7237617969513" calcext:value-type="float">
            <text:p>46.723761797</text:p>
          </table:table-cell>
          <table:table-cell table:formula="of:=[.C247]/([.D247]-[.D246])" office:value-type="float" office:value="109804.75552542" calcext:value-type="float">
            <text:p>109804.75552542</text:p>
          </table:table-cell>
          <table:table-cell/>
          <table:table-cell office:value-type="float" office:value="1443136932.0617" calcext:value-type="float">
            <text:p>1443136932.0617</text:p>
          </table:table-cell>
          <table:table-cell table:formula="of:=[.G247]-[.$B$2]" office:value-type="float" office:value="52.0615167617798" calcext:value-type="float">
            <text:p>52.0615167618</text:p>
          </table:table-cell>
          <table:table-cell table:formula="of:=[.C247]/([.H247]-[.H246])" office:value-type="float" office:value="274655.275865913" calcext:value-type="float">
            <text:p>274655.275865913</text:p>
          </table:table-cell>
          <table:table-cell table:formula="of:=[.G247]-[.$B247]" office:value-type="float" office:value="5.33775496482849" calcext:value-type="float">
            <text:p>5.337754964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6926.79884" calcext:value-type="float">
            <text:p>1443136926.79884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46.798663854599" calcext:value-type="float">
            <text:p>46.7986638546</text:p>
          </table:table-cell>
          <table:table-cell table:formula="of:=[.C248]/([.D248]-[.D247])" office:value-type="float" office:value="109796.716649372" calcext:value-type="float">
            <text:p>109796.716649372</text:p>
          </table:table-cell>
          <table:table-cell/>
          <table:table-cell office:value-type="float" office:value="1443136932.09163" calcext:value-type="float">
            <text:p>1443136932.09163</text:p>
          </table:table-cell>
          <table:table-cell table:formula="of:=[.G248]-[.$B$2]" office:value-type="float" office:value="52.091445684433" calcext:value-type="float">
            <text:p>52.0914456844</text:p>
          </table:table-cell>
          <table:table-cell table:formula="of:=[.C248]/([.H248]-[.H247])" office:value-type="float" office:value="274784.364786387" calcext:value-type="float">
            <text:p>274784.364786387</text:p>
          </table:table-cell>
          <table:table-cell table:formula="of:=[.G248]-[.$B248]" office:value-type="float" office:value="5.29278182983398" calcext:value-type="float">
            <text:p>5.292781829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6926.87374" calcext:value-type="float">
            <text:p>1443136926.87374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46.8735618591309" calcext:value-type="float">
            <text:p>46.8735618591</text:p>
          </table:table-cell>
          <table:table-cell table:formula="of:=[.C249]/([.D249]-[.D248])" office:value-type="float" office:value="109802.658313836" calcext:value-type="float">
            <text:p>109802.658313836</text:p>
          </table:table-cell>
          <table:table-cell/>
          <table:table-cell office:value-type="float" office:value="1443136932.12156" calcext:value-type="float">
            <text:p>1443136932.12156</text:p>
          </table:table-cell>
          <table:table-cell table:formula="of:=[.G249]-[.$B$2]" office:value-type="float" office:value="52.1213834285736" calcext:value-type="float">
            <text:p>52.1213834286</text:p>
          </table:table-cell>
          <table:table-cell table:formula="of:=[.C249]/([.H249]-[.H248])" office:value-type="float" office:value="274703.396534149" calcext:value-type="float">
            <text:p>274703.396534149</text:p>
          </table:table-cell>
          <table:table-cell table:formula="of:=[.G249]-[.$B249]" office:value-type="float" office:value="5.24782156944275" calcext:value-type="float">
            <text:p>5.247821569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6926.94867" calcext:value-type="float">
            <text:p>1443136926.94867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46.9484927654266" calcext:value-type="float">
            <text:p>46.9484927654</text:p>
          </table:table-cell>
          <table:table-cell table:formula="of:=[.C250]/([.D250]-[.D249])" office:value-type="float" office:value="109754.444548385" calcext:value-type="float">
            <text:p>109754.444548385</text:p>
          </table:table-cell>
          <table:table-cell/>
          <table:table-cell office:value-type="float" office:value="1443136932.15152" calcext:value-type="float">
            <text:p>1443136932.15152</text:p>
          </table:table-cell>
          <table:table-cell table:formula="of:=[.G250]-[.$B$2]" office:value-type="float" office:value="52.1513409614563" calcext:value-type="float">
            <text:p>52.1513409615</text:p>
          </table:table-cell>
          <table:table-cell table:formula="of:=[.C250]/([.H250]-[.H249])" office:value-type="float" office:value="274521.938512228" calcext:value-type="float">
            <text:p>274521.938512228</text:p>
          </table:table-cell>
          <table:table-cell table:formula="of:=[.G250]-[.$B250]" office:value-type="float" office:value="5.20284819602966" calcext:value-type="float">
            <text:p>5.20284819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6940.03238" calcext:value-type="float">
            <text:p>1443136940.03238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322024822235" calcext:value-type="float">
            <text:p>60.0322024822</text:p>
          </table:table-cell>
          <table:table-cell table:formula="of:=[.C251]/([.D251]-[.D250])" office:value-type="float" office:value="628.567904517327" calcext:value-type="float">
            <text:p>628.5679045173</text:p>
          </table:table-cell>
          <table:table-cell/>
          <table:table-cell office:value-type="float" office:value="1443136940.22396" calcext:value-type="float">
            <text:p>1443136940.22396</text:p>
          </table:table-cell>
          <table:table-cell table:formula="of:=[.G251]-[.$B$2]" office:value-type="float" office:value="60.2237780094147" calcext:value-type="float">
            <text:p>60.2237780094</text:p>
          </table:table-cell>
          <table:table-cell table:formula="of:=[.C251]/([.H251]-[.H250])" office:value-type="float" office:value="1018.77536500331" calcext:value-type="float">
            <text:p>1018.7753650033</text:p>
          </table:table-cell>
          <table:table-cell table:formula="of:=[.G251]-[.$B251]" office:value-type="float" office:value="0.191575527191162" calcext:value-type="float">
            <text:p>0.19157552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6940.13532" calcext:value-type="float">
            <text:p>1443136940.13532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1351392269135" calcext:value-type="float">
            <text:p>60.1351392269</text:p>
          </table:table-cell>
          <table:table-cell table:formula="of:=[.C252]/([.D252]-[.D251])" office:value-type="float" office:value="79893.7252656642" calcext:value-type="float">
            <text:p>79893.7252656642</text:p>
          </table:table-cell>
          <table:table-cell/>
          <table:table-cell office:value-type="float" office:value="1443136940.32687" calcext:value-type="float">
            <text:p>1443136940.32687</text:p>
          </table:table-cell>
          <table:table-cell table:formula="of:=[.G252]-[.$B$2]" office:value-type="float" office:value="60.3266906738281" calcext:value-type="float">
            <text:p>60.3266906738</text:p>
          </table:table-cell>
          <table:table-cell table:formula="of:=[.C252]/([.H252]-[.H251])" office:value-type="float" office:value="79912.4193982583" calcext:value-type="float">
            <text:p>79912.4193982583</text:p>
          </table:table-cell>
          <table:table-cell table:formula="of:=[.G252]-[.$B252]" office:value-type="float" office:value="0.191551446914673" calcext:value-type="float">
            <text:p>0.191551446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6940.23828" calcext:value-type="float">
            <text:p>1443136940.23828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2381041049957" calcext:value-type="float">
            <text:p>60.238104105</text:p>
          </table:table-cell>
          <table:table-cell table:formula="of:=[.C253]/([.D253]-[.D252])" office:value-type="float" office:value="79871.8956713425" calcext:value-type="float">
            <text:p>79871.8956713425</text:p>
          </table:table-cell>
          <table:table-cell/>
          <table:table-cell office:value-type="float" office:value="1443136940.42982" calcext:value-type="float">
            <text:p>1443136940.42982</text:p>
          </table:table-cell>
          <table:table-cell table:formula="of:=[.G253]-[.$B$2]" office:value-type="float" office:value="60.4296443462372" calcext:value-type="float">
            <text:p>60.4296443462</text:p>
          </table:table-cell>
          <table:table-cell table:formula="of:=[.C253]/([.H253]-[.H252])" office:value-type="float" office:value="79880.589080147" calcext:value-type="float">
            <text:p>79880.589080147</text:p>
          </table:table-cell>
          <table:table-cell table:formula="of:=[.G253]-[.$B253]" office:value-type="float" office:value="0.191540241241455" calcext:value-type="float">
            <text:p>0.191540241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6940.34123" calcext:value-type="float">
            <text:p>1443136940.34123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3410520553589" calcext:value-type="float">
            <text:p>60.3410520554</text:p>
          </table:table-cell>
          <table:table-cell table:formula="of:=[.C254]/([.D254]-[.D253])" office:value-type="float" office:value="79885.0289975567" calcext:value-type="float">
            <text:p>79885.0289975567</text:p>
          </table:table-cell>
          <table:table-cell/>
          <table:table-cell office:value-type="float" office:value="1443136940.53282" calcext:value-type="float">
            <text:p>1443136940.53282</text:p>
          </table:table-cell>
          <table:table-cell table:formula="of:=[.G254]-[.$B$2]" office:value-type="float" office:value="60.5326373577118" calcext:value-type="float">
            <text:p>60.5326373577</text:p>
          </table:table-cell>
          <table:table-cell table:formula="of:=[.C254]/([.H254]-[.H253])" office:value-type="float" office:value="79850.078002889" calcext:value-type="float">
            <text:p>79850.078002889</text:p>
          </table:table-cell>
          <table:table-cell table:formula="of:=[.G254]-[.$B254]" office:value-type="float" office:value="0.191585302352905" calcext:value-type="float">
            <text:p>0.191585302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6940.44419" calcext:value-type="float">
            <text:p>1443136940.44419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4440062046051" calcext:value-type="float">
            <text:p>60.4440062046</text:p>
          </table:table-cell>
          <table:table-cell table:formula="of:=[.C255]/([.D255]-[.D254])" office:value-type="float" office:value="79880.2191093069" calcext:value-type="float">
            <text:p>79880.2191093069</text:p>
          </table:table-cell>
          <table:table-cell/>
          <table:table-cell office:value-type="float" office:value="1443136940.63574" calcext:value-type="float">
            <text:p>1443136940.63574</text:p>
          </table:table-cell>
          <table:table-cell table:formula="of:=[.G255]-[.$B$2]" office:value-type="float" office:value="60.6355631351471" calcext:value-type="float">
            <text:p>60.6355631351</text:p>
          </table:table-cell>
          <table:table-cell table:formula="of:=[.C255]/([.H255]-[.H254])" office:value-type="float" office:value="79902.2383403366" calcext:value-type="float">
            <text:p>79902.2383403366</text:p>
          </table:table-cell>
          <table:table-cell table:formula="of:=[.G255]-[.$B255]" office:value-type="float" office:value="0.191556930541992" calcext:value-type="float">
            <text:p>0.191556930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6940.54715" calcext:value-type="float">
            <text:p>1443136940.54715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5469663143158" calcext:value-type="float">
            <text:p>60.5469663143</text:p>
          </table:table-cell>
          <table:table-cell table:formula="of:=[.C256]/([.D256]-[.D255])" office:value-type="float" office:value="79875.5947629479" calcext:value-type="float">
            <text:p>79875.5947629479</text:p>
          </table:table-cell>
          <table:table-cell/>
          <table:table-cell office:value-type="float" office:value="1443136940.73873" calcext:value-type="float">
            <text:p>1443136940.73873</text:p>
          </table:table-cell>
          <table:table-cell table:formula="of:=[.G256]-[.$B$2]" office:value-type="float" office:value="60.7385518550873" calcext:value-type="float">
            <text:p>60.7385518551</text:p>
          </table:table-cell>
          <table:table-cell table:formula="of:=[.C256]/([.H256]-[.H255])" office:value-type="float" office:value="79853.4053513471" calcext:value-type="float">
            <text:p>79853.4053513471</text:p>
          </table:table-cell>
          <table:table-cell table:formula="of:=[.G256]-[.$B256]" office:value-type="float" office:value="0.191585540771484" calcext:value-type="float">
            <text:p>0.191585540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6940.65009" calcext:value-type="float">
            <text:p>1443136940.65009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6499085426331" calcext:value-type="float">
            <text:p>60.6499085426</text:p>
          </table:table-cell>
          <table:table-cell table:formula="of:=[.C257]/([.D257]-[.D256])" office:value-type="float" office:value="79889.4694085522" calcext:value-type="float">
            <text:p>79889.4694085522</text:p>
          </table:table-cell>
          <table:table-cell/>
          <table:table-cell office:value-type="float" office:value="1443136940.84165" calcext:value-type="float">
            <text:p>1443136940.84165</text:p>
          </table:table-cell>
          <table:table-cell table:formula="of:=[.G257]-[.$B$2]" office:value-type="float" office:value="60.8414649963379" calcext:value-type="float">
            <text:p>60.8414649963</text:p>
          </table:table-cell>
          <table:table-cell table:formula="of:=[.C257]/([.H257]-[.H256])" office:value-type="float" office:value="79912.0491325128" calcext:value-type="float">
            <text:p>79912.0491325128</text:p>
          </table:table-cell>
          <table:table-cell table:formula="of:=[.G257]-[.$B257]" office:value-type="float" office:value="0.191556453704834" calcext:value-type="float">
            <text:p>0.191556453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6940.75305" calcext:value-type="float">
            <text:p>1443136940.75305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7528674602509" calcext:value-type="float">
            <text:p>60.7528674603</text:p>
          </table:table-cell>
          <table:table-cell table:formula="of:=[.C258]/([.D258]-[.D257])" office:value-type="float" office:value="79876.5195893859" calcext:value-type="float">
            <text:p>79876.5195893859</text:p>
          </table:table-cell>
          <table:table-cell/>
          <table:table-cell office:value-type="float" office:value="1443136940.9447" calcext:value-type="float">
            <text:p>1443136940.9447</text:p>
          </table:table-cell>
          <table:table-cell table:formula="of:=[.G258]-[.$B$2]" office:value-type="float" office:value="60.9445209503174" calcext:value-type="float">
            <text:p>60.9445209503</text:p>
          </table:table-cell>
          <table:table-cell table:formula="of:=[.C258]/([.H258]-[.H257])" office:value-type="float" office:value="79801.3087301734" calcext:value-type="float">
            <text:p>79801.3087301734</text:p>
          </table:table-cell>
          <table:table-cell table:formula="of:=[.G258]-[.$B258]" office:value-type="float" office:value="0.191653490066528" calcext:value-type="float">
            <text:p>0.191653490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6940.85599" calcext:value-type="float">
            <text:p>1443136940.85599</text:p>
          </table:table-cell>
          <table:table-cell office:value-type="float" office:value="8224" calcext:value-type="float">
            <text:p>8224</text:p>
          </table:table-cell>
          <table:table-cell table:formula="of:=[.B259]-[.$B$2]" office:value-type="float" office:value="60.8558125495911" calcext:value-type="float">
            <text:p>60.8558125496</text:p>
          </table:table-cell>
          <table:table-cell table:formula="of:=[.C259]/([.D259]-[.D258])" office:value-type="float" office:value="79887.2491413511" calcext:value-type="float">
            <text:p>79887.2491413511</text:p>
          </table:table-cell>
          <table:table-cell/>
          <table:table-cell office:value-type="float" office:value="1443136941.04769" calcext:value-type="float">
            <text:p>1443136941.04769</text:p>
          </table:table-cell>
          <table:table-cell table:formula="of:=[.G259]-[.$B$2]" office:value-type="float" office:value="61.0475084781647" calcext:value-type="float">
            <text:p>61.0475084782</text:p>
          </table:table-cell>
          <table:table-cell table:formula="of:=[.C259]/([.H259]-[.H258])" office:value-type="float" office:value="79854.3296640206" calcext:value-type="float">
            <text:p>79854.3296640206</text:p>
          </table:table-cell>
          <table:table-cell table:formula="of:=[.G259]-[.$B259]" office:value-type="float" office:value="0.191695928573608" calcext:value-type="float">
            <text:p>0.191695928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6940.95895" calcext:value-type="float">
            <text:p>1443136940.95895</text:p>
          </table:table-cell>
          <table:table-cell office:value-type="float" office:value="8224" calcext:value-type="float">
            <text:p>8224</text:p>
          </table:table-cell>
          <table:table-cell table:formula="of:=[.B260]-[.$B$2]" office:value-type="float" office:value="60.9587645530701" calcext:value-type="float">
            <text:p>60.9587645531</text:p>
          </table:table-cell>
          <table:table-cell table:formula="of:=[.C260]/([.D260]-[.D259])" office:value-type="float" office:value="79881.8840050763" calcext:value-type="float">
            <text:p>79881.8840050763</text:p>
          </table:table-cell>
          <table:table-cell/>
          <table:table-cell office:value-type="float" office:value="1443136941.15055" calcext:value-type="float">
            <text:p>1443136941.15055</text:p>
          </table:table-cell>
          <table:table-cell table:formula="of:=[.G260]-[.$B$2]" office:value-type="float" office:value="61.1503698825836" calcext:value-type="float">
            <text:p>61.1503698826</text:p>
          </table:table-cell>
          <table:table-cell table:formula="of:=[.C260]/([.H260]-[.H259])" office:value-type="float" office:value="79952.2429861485" calcext:value-type="float">
            <text:p>79952.2429861485</text:p>
          </table:table-cell>
          <table:table-cell table:formula="of:=[.G260]-[.$B260]" office:value-type="float" office:value="0.19160532951355" calcext:value-type="float">
            <text:p>0.191605329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6941.05826" calcext:value-type="float">
            <text:p>1443136941.05826</text:p>
          </table:table-cell>
          <table:table-cell office:value-type="float" office:value="8224" calcext:value-type="float">
            <text:p>8224</text:p>
          </table:table-cell>
          <table:table-cell table:formula="of:=[.B261]-[.$B$2]" office:value-type="float" office:value="61.0580759048462" calcext:value-type="float">
            <text:p>61.0580759048</text:p>
          </table:table-cell>
          <table:table-cell table:formula="of:=[.C261]/([.D261]-[.D260])" office:value-type="float" office:value="82810.2714636219" calcext:value-type="float">
            <text:p>82810.2714636219</text:p>
          </table:table-cell>
          <table:table-cell/>
          <table:table-cell office:value-type="float" office:value="1443136941.24987" calcext:value-type="float">
            <text:p>1443136941.24987</text:p>
          </table:table-cell>
          <table:table-cell table:formula="of:=[.G261]-[.$B$2]" office:value-type="float" office:value="61.2496936321259" calcext:value-type="float">
            <text:p>61.2496936321</text:p>
          </table:table-cell>
          <table:table-cell table:formula="of:=[.C261]/([.H261]-[.H260])" office:value-type="float" office:value="82799.9349390534" calcext:value-type="float">
            <text:p>82799.9349390534</text:p>
          </table:table-cell>
          <table:table-cell table:formula="of:=[.G261]-[.$B261]" office:value-type="float" office:value="0.191617727279663" calcext:value-type="float">
            <text:p>0.191617727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6941.15517" calcext:value-type="float">
            <text:p>1443136941.15517</text:p>
          </table:table-cell>
          <table:table-cell office:value-type="float" office:value="8224" calcext:value-type="float">
            <text:p>8224</text:p>
          </table:table-cell>
          <table:table-cell table:formula="of:=[.B262]-[.$B$2]" office:value-type="float" office:value="61.1549911499023" calcext:value-type="float">
            <text:p>61.1549911499</text:p>
          </table:table-cell>
          <table:table-cell table:formula="of:=[.C262]/([.D262]-[.D261])" office:value-type="float" office:value="84857.650571229" calcext:value-type="float">
            <text:p>84857.650571229</text:p>
          </table:table-cell>
          <table:table-cell/>
          <table:table-cell office:value-type="float" office:value="1443136941.34676" calcext:value-type="float">
            <text:p>1443136941.34676</text:p>
          </table:table-cell>
          <table:table-cell table:formula="of:=[.G262]-[.$B$2]" office:value-type="float" office:value="61.3465766906738" calcext:value-type="float">
            <text:p>61.3465766907</text:p>
          </table:table-cell>
          <table:table-cell table:formula="of:=[.C262]/([.H262]-[.H261])" office:value-type="float" office:value="84885.8419960773" calcext:value-type="float">
            <text:p>84885.8419960773</text:p>
          </table:table-cell>
          <table:table-cell table:formula="of:=[.G262]-[.$B262]" office:value-type="float" office:value="0.191585540771484" calcext:value-type="float">
            <text:p>0.191585540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6941.25206" calcext:value-type="float">
            <text:p>1443136941.25206</text:p>
          </table:table-cell>
          <table:table-cell office:value-type="float" office:value="8224" calcext:value-type="float">
            <text:p>8224</text:p>
          </table:table-cell>
          <table:table-cell table:formula="of:=[.B263]-[.$B$2]" office:value-type="float" office:value="61.2518789768219" calcext:value-type="float">
            <text:p>61.2518789768</text:p>
          </table:table-cell>
          <table:table-cell table:formula="of:=[.C263]/([.D263]-[.D262])" office:value-type="float" office:value="84881.664306789" calcext:value-type="float">
            <text:p>84881.664306789</text:p>
          </table:table-cell>
          <table:table-cell/>
          <table:table-cell office:value-type="float" office:value="1443136941.44367" calcext:value-type="float">
            <text:p>1443136941.44367</text:p>
          </table:table-cell>
          <table:table-cell table:formula="of:=[.G263]-[.$B$2]" office:value-type="float" office:value="61.4434859752655" calcext:value-type="float">
            <text:p>61.4434859753</text:p>
          </table:table-cell>
          <table:table-cell table:formula="of:=[.C263]/([.H263]-[.H262])" office:value-type="float" office:value="84862.8697926277" calcext:value-type="float">
            <text:p>84862.8697926277</text:p>
          </table:table-cell>
          <table:table-cell table:formula="of:=[.G263]-[.$B263]" office:value-type="float" office:value="0.191606998443604" calcext:value-type="float">
            <text:p>0.191606998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6941.34896" calcext:value-type="float">
            <text:p>1443136941.34896</text:p>
          </table:table-cell>
          <table:table-cell office:value-type="float" office:value="8224" calcext:value-type="float">
            <text:p>8224</text:p>
          </table:table-cell>
          <table:table-cell table:formula="of:=[.B264]-[.$B$2]" office:value-type="float" office:value="61.348774433136" calcext:value-type="float">
            <text:p>61.3487744331</text:p>
          </table:table-cell>
          <table:table-cell table:formula="of:=[.C264]/([.D264]-[.D263])" office:value-type="float" office:value="84874.9808591837" calcext:value-type="float">
            <text:p>84874.9808591837</text:p>
          </table:table-cell>
          <table:table-cell/>
          <table:table-cell office:value-type="float" office:value="1443136941.54055" calcext:value-type="float">
            <text:p>1443136941.54055</text:p>
          </table:table-cell>
          <table:table-cell table:formula="of:=[.G264]-[.$B$2]" office:value-type="float" office:value="61.5403687953949" calcext:value-type="float">
            <text:p>61.5403687954</text:p>
          </table:table-cell>
          <table:table-cell table:formula="of:=[.C264]/([.H264]-[.H263])" office:value-type="float" office:value="84886.0508913367" calcext:value-type="float">
            <text:p>84886.0508913367</text:p>
          </table:table-cell>
          <table:table-cell table:formula="of:=[.G264]-[.$B264]" office:value-type="float" office:value="0.191594362258911" calcext:value-type="float">
            <text:p>0.191594362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6941.44584" calcext:value-type="float">
            <text:p>1443136941.44584</text:p>
          </table:table-cell>
          <table:table-cell office:value-type="float" office:value="8224" calcext:value-type="float">
            <text:p>8224</text:p>
          </table:table-cell>
          <table:table-cell table:formula="of:=[.B265]-[.$B$2]" office:value-type="float" office:value="61.4456639289856" calcext:value-type="float">
            <text:p>61.445663929</text:p>
          </table:table-cell>
          <table:table-cell table:formula="of:=[.C265]/([.D265]-[.D264])" office:value-type="float" office:value="84880.2022126855" calcext:value-type="float">
            <text:p>84880.2022126855</text:p>
          </table:table-cell>
          <table:table-cell/>
          <table:table-cell office:value-type="float" office:value="1443136942.02514" calcext:value-type="float">
            <text:p>1443136942.02514</text:p>
          </table:table-cell>
          <table:table-cell table:formula="of:=[.G265]-[.$B$2]" office:value-type="float" office:value="62.0249583721161" calcext:value-type="float">
            <text:p>62.0249583721</text:p>
          </table:table-cell>
          <table:table-cell table:formula="of:=[.C265]/([.H265]-[.H264])" office:value-type="float" office:value="16971.062513653" calcext:value-type="float">
            <text:p>16971.062513653</text:p>
          </table:table-cell>
          <table:table-cell table:formula="of:=[.G265]-[.$B265]" office:value-type="float" office:value="0.579294443130493" calcext:value-type="float">
            <text:p>0.579294443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6941.54273" calcext:value-type="float">
            <text:p>1443136941.54273</text:p>
          </table:table-cell>
          <table:table-cell office:value-type="float" office:value="8224" calcext:value-type="float">
            <text:p>8224</text:p>
          </table:table-cell>
          <table:table-cell table:formula="of:=[.B266]-[.$B$2]" office:value-type="float" office:value="61.5425539016724" calcext:value-type="float">
            <text:p>61.5425539017</text:p>
          </table:table-cell>
          <table:table-cell table:formula="of:=[.C266]/([.D266]-[.D265])" office:value-type="float" office:value="84879.7844807646" calcext:value-type="float">
            <text:p>84879.7844807646</text:p>
          </table:table-cell>
          <table:table-cell/>
          <table:table-cell office:value-type="float" office:value="1443136942.0551" calcext:value-type="float">
            <text:p>1443136942.0551</text:p>
          </table:table-cell>
          <table:table-cell table:formula="of:=[.G266]-[.$B$2]" office:value-type="float" office:value="62.0549173355103" calcext:value-type="float">
            <text:p>62.0549173355</text:p>
          </table:table-cell>
          <table:table-cell table:formula="of:=[.C266]/([.H266]-[.H265])" office:value-type="float" office:value="274508.830355651" calcext:value-type="float">
            <text:p>274508.830355651</text:p>
          </table:table-cell>
          <table:table-cell table:formula="of:=[.G266]-[.$B266]" office:value-type="float" office:value="0.512363433837891" calcext:value-type="float">
            <text:p>0.512363433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6941.63962" calcext:value-type="float">
            <text:p>1443136941.63962</text:p>
          </table:table-cell>
          <table:table-cell office:value-type="float" office:value="8224" calcext:value-type="float">
            <text:p>8224</text:p>
          </table:table-cell>
          <table:table-cell table:formula="of:=[.B267]-[.$B$2]" office:value-type="float" office:value="61.6394357681274" calcext:value-type="float">
            <text:p>61.6394357681</text:p>
          </table:table-cell>
          <table:table-cell table:formula="of:=[.C267]/([.D267]-[.D266])" office:value-type="float" office:value="84886.8864826554" calcext:value-type="float">
            <text:p>84886.8864826554</text:p>
          </table:table-cell>
          <table:table-cell/>
          <table:table-cell office:value-type="float" office:value="1443136942.08504" calcext:value-type="float">
            <text:p>1443136942.08504</text:p>
          </table:table-cell>
          <table:table-cell table:formula="of:=[.G267]-[.$B$2]" office:value-type="float" office:value="62.0848627090454" calcext:value-type="float">
            <text:p>62.084862709</text:p>
          </table:table-cell>
          <table:table-cell table:formula="of:=[.C267]/([.H267]-[.H266])" office:value-type="float" office:value="274633.408407643" calcext:value-type="float">
            <text:p>274633.408407643</text:p>
          </table:table-cell>
          <table:table-cell table:formula="of:=[.G267]-[.$B267]" office:value-type="float" office:value="0.445426940917969" calcext:value-type="float">
            <text:p>0.445426940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6941.73653" calcext:value-type="float">
            <text:p>1443136941.73653</text:p>
          </table:table-cell>
          <table:table-cell office:value-type="float" office:value="8224" calcext:value-type="float">
            <text:p>8224</text:p>
          </table:table-cell>
          <table:table-cell table:formula="of:=[.B268]-[.$B$2]" office:value-type="float" office:value="61.7363495826721" calcext:value-type="float">
            <text:p>61.7363495827</text:p>
          </table:table-cell>
          <table:table-cell table:formula="of:=[.C268]/([.D268]-[.D267])" office:value-type="float" office:value="84858.9031258149" calcext:value-type="float">
            <text:p>84858.9031258149</text:p>
          </table:table-cell>
          <table:table-cell/>
          <table:table-cell office:value-type="float" office:value="1443136942.11499" calcext:value-type="float">
            <text:p>1443136942.11499</text:p>
          </table:table-cell>
          <table:table-cell table:formula="of:=[.G268]-[.$B$2]" office:value-type="float" office:value="62.114807844162" calcext:value-type="float">
            <text:p>62.1148078442</text:p>
          </table:table-cell>
          <table:table-cell table:formula="of:=[.C268]/([.H268]-[.H267])" office:value-type="float" office:value="274635.594996775" calcext:value-type="float">
            <text:p>274635.594996775</text:p>
          </table:table-cell>
          <table:table-cell table:formula="of:=[.G268]-[.$B268]" office:value-type="float" office:value="0.378458261489868" calcext:value-type="float">
            <text:p>0.378458261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6941.83342" calcext:value-type="float">
            <text:p>1443136941.83342</text:p>
          </table:table-cell>
          <table:table-cell office:value-type="float" office:value="8224" calcext:value-type="float">
            <text:p>8224</text:p>
          </table:table-cell>
          <table:table-cell table:formula="of:=[.B269]-[.$B$2]" office:value-type="float" office:value="61.8332438468933" calcext:value-type="float">
            <text:p>61.8332438469</text:p>
          </table:table-cell>
          <table:table-cell table:formula="of:=[.C269]/([.D269]-[.D268])" office:value-type="float" office:value="84876.0250784933" calcext:value-type="float">
            <text:p>84876.0250784933</text:p>
          </table:table-cell>
          <table:table-cell/>
          <table:table-cell office:value-type="float" office:value="1443136942.14492" calcext:value-type="float">
            <text:p>1443136942.14492</text:p>
          </table:table-cell>
          <table:table-cell table:formula="of:=[.G269]-[.$B$2]" office:value-type="float" office:value="62.1447386741638" calcext:value-type="float">
            <text:p>62.1447386742</text:p>
          </table:table-cell>
          <table:table-cell table:formula="of:=[.C269]/([.H269]-[.H268])" office:value-type="float" office:value="274766.85409315" calcext:value-type="float">
            <text:p>274766.85409315</text:p>
          </table:table-cell>
          <table:table-cell table:formula="of:=[.G269]-[.$B269]" office:value-type="float" office:value="0.311494827270508" calcext:value-type="float">
            <text:p>0.311494827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6941.93033" calcext:value-type="float">
            <text:p>1443136941.93033</text:p>
          </table:table-cell>
          <table:table-cell office:value-type="float" office:value="8224" calcext:value-type="float">
            <text:p>8224</text:p>
          </table:table-cell>
          <table:table-cell table:formula="of:=[.B270]-[.$B$2]" office:value-type="float" office:value="61.930145740509" calcext:value-type="float">
            <text:p>61.9301457405</text:p>
          </table:table-cell>
          <table:table-cell table:formula="of:=[.C270]/([.D270]-[.D269])" office:value-type="float" office:value="84869.3425188714" calcext:value-type="float">
            <text:p>84869.3425188714</text:p>
          </table:table-cell>
          <table:table-cell/>
          <table:table-cell office:value-type="float" office:value="1443136942.17485" calcext:value-type="float">
            <text:p>1443136942.17485</text:p>
          </table:table-cell>
          <table:table-cell table:formula="of:=[.G270]-[.$B$2]" office:value-type="float" office:value="62.1746699810028" calcext:value-type="float">
            <text:p>62.174669981</text:p>
          </table:table-cell>
          <table:table-cell table:formula="of:=[.C270]/([.H270]-[.H269])" office:value-type="float" office:value="274762.476768546" calcext:value-type="float">
            <text:p>274762.476768546</text:p>
          </table:table-cell>
          <table:table-cell table:formula="of:=[.G270]-[.$B270]" office:value-type="float" office:value="0.244524240493774" calcext:value-type="float">
            <text:p>0.244524240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6942.0226" calcext:value-type="float">
            <text:p>1443136942.0226</text:p>
          </table:table-cell>
          <table:table-cell office:value-type="float" office:value="8224" calcext:value-type="float">
            <text:p>8224</text:p>
          </table:table-cell>
          <table:table-cell table:formula="of:=[.B271]-[.$B$2]" office:value-type="float" office:value="62.0224235057831" calcext:value-type="float">
            <text:p>62.0224235058</text:p>
          </table:table-cell>
          <table:table-cell table:formula="of:=[.C271]/([.D271]-[.D270])" office:value-type="float" office:value="89122.2276089613" calcext:value-type="float">
            <text:p>89122.2276089613</text:p>
          </table:table-cell>
          <table:table-cell/>
          <table:table-cell office:value-type="float" office:value="1443136943.01875" calcext:value-type="float">
            <text:p>1443136943.01875</text:p>
          </table:table-cell>
          <table:table-cell table:formula="of:=[.G271]-[.$B$2]" office:value-type="float" office:value="63.0185737609863" calcext:value-type="float">
            <text:p>63.018573761</text:p>
          </table:table-cell>
          <table:table-cell table:formula="of:=[.C271]/([.H271]-[.H270])" office:value-type="float" office:value="9745.18682705817" calcext:value-type="float">
            <text:p>9745.1868270582</text:p>
          </table:table-cell>
          <table:table-cell table:formula="of:=[.G271]-[.$B271]" office:value-type="float" office:value="0.996150255203247" calcext:value-type="float">
            <text:p>0.996150255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6942.10307" calcext:value-type="float">
            <text:p>1443136942.10307</text:p>
          </table:table-cell>
          <table:table-cell office:value-type="float" office:value="8224" calcext:value-type="float">
            <text:p>8224</text:p>
          </table:table-cell>
          <table:table-cell table:formula="of:=[.B272]-[.$B$2]" office:value-type="float" office:value="62.1028940677643" calcext:value-type="float">
            <text:p>62.1028940678</text:p>
          </table:table-cell>
          <table:table-cell table:formula="of:=[.C272]/([.D272]-[.D271])" office:value-type="float" office:value="102198.863752452" calcext:value-type="float">
            <text:p>102198.863752452</text:p>
          </table:table-cell>
          <table:table-cell/>
          <table:table-cell office:value-type="float" office:value="1443136943.04613" calcext:value-type="float">
            <text:p>1443136943.04613</text:p>
          </table:table-cell>
          <table:table-cell table:formula="of:=[.G272]-[.$B$2]" office:value-type="float" office:value="63.0459504127502" calcext:value-type="float">
            <text:p>63.0459504128</text:p>
          </table:table-cell>
          <table:table-cell table:formula="of:=[.C272]/([.H272]-[.H271])" office:value-type="float" office:value="300401.965547872" calcext:value-type="float">
            <text:p>300401.965547872</text:p>
          </table:table-cell>
          <table:table-cell table:formula="of:=[.G272]-[.$B272]" office:value-type="float" office:value="0.943056344985962" calcext:value-type="float">
            <text:p>0.94305634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6942.18353" calcext:value-type="float">
            <text:p>1443136942.18353</text:p>
          </table:table-cell>
          <table:table-cell office:value-type="float" office:value="8224" calcext:value-type="float">
            <text:p>8224</text:p>
          </table:table-cell>
          <table:table-cell table:formula="of:=[.B273]-[.$B$2]" office:value-type="float" office:value="62.1833472251892" calcext:value-type="float">
            <text:p>62.1833472252</text:p>
          </table:table-cell>
          <table:table-cell table:formula="of:=[.C273]/([.D273]-[.D272])" office:value-type="float" office:value="102220.972591089" calcext:value-type="float">
            <text:p>102220.972591089</text:p>
          </table:table-cell>
          <table:table-cell/>
          <table:table-cell office:value-type="float" office:value="1443136943.07346" calcext:value-type="float">
            <text:p>1443136943.07346</text:p>
          </table:table-cell>
          <table:table-cell table:formula="of:=[.G273]-[.$B$2]" office:value-type="float" office:value="63.0732815265656" calcext:value-type="float">
            <text:p>63.0732815266</text:p>
          </table:table-cell>
          <table:table-cell table:formula="of:=[.C273]/([.H273]-[.H272])" office:value-type="float" office:value="300902.48262747" calcext:value-type="float">
            <text:p>300902.48262747</text:p>
          </table:table-cell>
          <table:table-cell table:formula="of:=[.G273]-[.$B273]" office:value-type="float" office:value="0.889934301376343" calcext:value-type="float">
            <text:p>0.889934301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6942.26398" calcext:value-type="float">
            <text:p>1443136942.26398</text:p>
          </table:table-cell>
          <table:table-cell office:value-type="float" office:value="8224" calcext:value-type="float">
            <text:p>8224</text:p>
          </table:table-cell>
          <table:table-cell table:formula="of:=[.B274]-[.$B$2]" office:value-type="float" office:value="62.2638018131256" calcext:value-type="float">
            <text:p>62.2638018131</text:p>
          </table:table-cell>
          <table:table-cell table:formula="of:=[.C274]/([.D274]-[.D273])" office:value-type="float" office:value="102219.155065476" calcext:value-type="float">
            <text:p>102219.155065476</text:p>
          </table:table-cell>
          <table:table-cell/>
          <table:table-cell office:value-type="float" office:value="1443136943.1008" calcext:value-type="float">
            <text:p>1443136943.1008</text:p>
          </table:table-cell>
          <table:table-cell table:formula="of:=[.G274]-[.$B$2]" office:value-type="float" office:value="63.1006186008453" calcext:value-type="float">
            <text:p>63.1006186008</text:p>
          </table:table-cell>
          <table:table-cell table:formula="of:=[.C274]/([.H274]-[.H273])" office:value-type="float" office:value="300836.875074132" calcext:value-type="float">
            <text:p>300836.875074132</text:p>
          </table:table-cell>
          <table:table-cell table:formula="of:=[.G274]-[.$B274]" office:value-type="float" office:value="0.836816787719727" calcext:value-type="float">
            <text:p>0.836816787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6942.34443" calcext:value-type="float">
            <text:p>1443136942.34443</text:p>
          </table:table-cell>
          <table:table-cell office:value-type="float" office:value="8224" calcext:value-type="float">
            <text:p>8224</text:p>
          </table:table-cell>
          <table:table-cell table:formula="of:=[.B275]-[.$B$2]" office:value-type="float" office:value="62.344250202179" calcext:value-type="float">
            <text:p>62.3442502022</text:p>
          </table:table-cell>
          <table:table-cell table:formula="of:=[.C275]/([.D275]-[.D274])" office:value-type="float" office:value="102227.031476624" calcext:value-type="float">
            <text:p>102227.031476624</text:p>
          </table:table-cell>
          <table:table-cell/>
          <table:table-cell office:value-type="float" office:value="1443136943.12813" calcext:value-type="float">
            <text:p>1443136943.12813</text:p>
          </table:table-cell>
          <table:table-cell table:formula="of:=[.G275]-[.$B$2]" office:value-type="float" office:value="63.1279509067535" calcext:value-type="float">
            <text:p>63.1279509068</text:p>
          </table:table-cell>
          <table:table-cell table:formula="of:=[.C275]/([.H275]-[.H274])" office:value-type="float" office:value="300889.358827634" calcext:value-type="float">
            <text:p>300889.358827634</text:p>
          </table:table-cell>
          <table:table-cell table:formula="of:=[.G275]-[.$B275]" office:value-type="float" office:value="0.783700704574585" calcext:value-type="float">
            <text:p>0.783700704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6942.42488" calcext:value-type="float">
            <text:p>1443136942.42488</text:p>
          </table:table-cell>
          <table:table-cell office:value-type="float" office:value="8224" calcext:value-type="float">
            <text:p>8224</text:p>
          </table:table-cell>
          <table:table-cell table:formula="of:=[.B276]-[.$B$2]" office:value-type="float" office:value="62.4247002601624" calcext:value-type="float">
            <text:p>62.4247002602</text:p>
          </table:table-cell>
          <table:table-cell table:formula="of:=[.C276]/([.D276]-[.D275])" office:value-type="float" office:value="102224.910784988" calcext:value-type="float">
            <text:p>102224.910784988</text:p>
          </table:table-cell>
          <table:table-cell/>
          <table:table-cell office:value-type="float" office:value="1443136943.15551" calcext:value-type="float">
            <text:p>1443136943.15551</text:p>
          </table:table-cell>
          <table:table-cell table:formula="of:=[.G276]-[.$B$2]" office:value-type="float" office:value="63.155332326889" calcext:value-type="float">
            <text:p>63.1553323269</text:p>
          </table:table-cell>
          <table:table-cell table:formula="of:=[.C276]/([.H276]-[.H275])" office:value-type="float" office:value="300349.651672675" calcext:value-type="float">
            <text:p>300349.651672675</text:p>
          </table:table-cell>
          <table:table-cell table:formula="of:=[.G276]-[.$B276]" office:value-type="float" office:value="0.730632066726685" calcext:value-type="float">
            <text:p>0.730632066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6942.50533" calcext:value-type="float">
            <text:p>1443136942.50533</text:p>
          </table:table-cell>
          <table:table-cell office:value-type="float" office:value="8224" calcext:value-type="float">
            <text:p>8224</text:p>
          </table:table-cell>
          <table:table-cell table:formula="of:=[.B277]-[.$B$2]" office:value-type="float" office:value="62.5051472187042" calcext:value-type="float">
            <text:p>62.5051472187</text:p>
          </table:table-cell>
          <table:table-cell table:formula="of:=[.C277]/([.D277]-[.D276])" office:value-type="float" office:value="102228.849282346" calcext:value-type="float">
            <text:p>102228.849282346</text:p>
          </table:table-cell>
          <table:table-cell/>
          <table:table-cell office:value-type="float" office:value="1443136944.00314" calcext:value-type="float">
            <text:p>1443136944.00314</text:p>
          </table:table-cell>
          <table:table-cell table:formula="of:=[.G277]-[.$B$2]" office:value-type="float" office:value="64.0029563903809" calcext:value-type="float">
            <text:p>64.0029563904</text:p>
          </table:table-cell>
          <table:table-cell table:formula="of:=[.C277]/([.H277]-[.H276])" office:value-type="float" office:value="9702.41449507805" calcext:value-type="float">
            <text:p>9702.4144950781</text:p>
          </table:table-cell>
          <table:table-cell table:formula="of:=[.G277]-[.$B277]" office:value-type="float" office:value="1.49780917167664" calcext:value-type="float">
            <text:p>1.497809171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6942.58578" calcext:value-type="float">
            <text:p>1443136942.58578</text:p>
          </table:table-cell>
          <table:table-cell office:value-type="float" office:value="8224" calcext:value-type="float">
            <text:p>8224</text:p>
          </table:table-cell>
          <table:table-cell table:formula="of:=[.B278]-[.$B$2]" office:value-type="float" office:value="62.5856013298035" calcext:value-type="float">
            <text:p>62.5856013298</text:p>
          </table:table-cell>
          <table:table-cell table:formula="of:=[.C278]/([.D278]-[.D277])" office:value-type="float" office:value="102219.760900166" calcext:value-type="float">
            <text:p>102219.760900166</text:p>
          </table:table-cell>
          <table:table-cell/>
          <table:table-cell office:value-type="float" office:value="1443136944.03036" calcext:value-type="float">
            <text:p>1443136944.03036</text:p>
          </table:table-cell>
          <table:table-cell table:formula="of:=[.G278]-[.$B$2]" office:value-type="float" office:value="64.0301828384399" calcext:value-type="float">
            <text:p>64.0301828384</text:p>
          </table:table-cell>
          <table:table-cell table:formula="of:=[.C278]/([.H278]-[.H277])" office:value-type="float" office:value="302059.232337385" calcext:value-type="float">
            <text:p>302059.232337385</text:p>
          </table:table-cell>
          <table:table-cell table:formula="of:=[.G278]-[.$B278]" office:value-type="float" office:value="1.44458150863647" calcext:value-type="float">
            <text:p>1.444581508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6942.66623" calcext:value-type="float">
            <text:p>1443136942.66623</text:p>
          </table:table-cell>
          <table:table-cell office:value-type="float" office:value="8224" calcext:value-type="float">
            <text:p>8224</text:p>
          </table:table-cell>
          <table:table-cell table:formula="of:=[.B279]-[.$B$2]" office:value-type="float" office:value="62.6660513877869" calcext:value-type="float">
            <text:p>62.6660513878</text:p>
          </table:table-cell>
          <table:table-cell table:formula="of:=[.C279]/([.D279]-[.D278])" office:value-type="float" office:value="102224.910784988" calcext:value-type="float">
            <text:p>102224.910784988</text:p>
          </table:table-cell>
          <table:table-cell/>
          <table:table-cell office:value-type="float" office:value="1443136944.05755" calcext:value-type="float">
            <text:p>1443136944.05755</text:p>
          </table:table-cell>
          <table:table-cell table:formula="of:=[.G279]-[.$B$2]" office:value-type="float" office:value="64.0573737621307" calcext:value-type="float">
            <text:p>64.0573737621</text:p>
          </table:table-cell>
          <table:table-cell table:formula="of:=[.C279]/([.H279]-[.H278])" office:value-type="float" office:value="302453.866353346" calcext:value-type="float">
            <text:p>302453.866353346</text:p>
          </table:table-cell>
          <table:table-cell table:formula="of:=[.G279]-[.$B279]" office:value-type="float" office:value="1.39132237434387" calcext:value-type="float">
            <text:p>1.391322374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6942.74668" calcext:value-type="float">
            <text:p>1443136942.74668</text:p>
          </table:table-cell>
          <table:table-cell office:value-type="float" office:value="8224" calcext:value-type="float">
            <text:p>8224</text:p>
          </table:table-cell>
          <table:table-cell table:formula="of:=[.B280]-[.$B$2]" office:value-type="float" office:value="62.746500492096" calcext:value-type="float">
            <text:p>62.7465004921</text:p>
          </table:table-cell>
          <table:table-cell table:formula="of:=[.C280]/([.D280]-[.D279])" office:value-type="float" office:value="102226.122598006" calcext:value-type="float">
            <text:p>102226.122598006</text:p>
          </table:table-cell>
          <table:table-cell/>
          <table:table-cell office:value-type="float" office:value="1443136944.08474" calcext:value-type="float">
            <text:p>1443136944.08474</text:p>
          </table:table-cell>
          <table:table-cell table:formula="of:=[.G280]-[.$B$2]" office:value-type="float" office:value="64.0845601558685" calcext:value-type="float">
            <text:p>64.0845601559</text:p>
          </table:table-cell>
          <table:table-cell table:formula="of:=[.C280]/([.H280]-[.H279])" office:value-type="float" office:value="302504.262952959" calcext:value-type="float">
            <text:p>302504.262952959</text:p>
          </table:table-cell>
          <table:table-cell table:formula="of:=[.G280]-[.$B280]" office:value-type="float" office:value="1.33805966377258" calcext:value-type="float">
            <text:p>1.338059663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6942.82715" calcext:value-type="float">
            <text:p>1443136942.82715</text:p>
          </table:table-cell>
          <table:table-cell office:value-type="float" office:value="8224" calcext:value-type="float">
            <text:p>8224</text:p>
          </table:table-cell>
          <table:table-cell table:formula="of:=[.B281]-[.$B$2]" office:value-type="float" office:value="62.8269724845886" calcext:value-type="float">
            <text:p>62.8269724846</text:p>
          </table:table-cell>
          <table:table-cell table:formula="of:=[.C281]/([.D281]-[.D280])" office:value-type="float" office:value="102197.047012953" calcext:value-type="float">
            <text:p>102197.047012953</text:p>
          </table:table-cell>
          <table:table-cell/>
          <table:table-cell office:value-type="float" office:value="1443136944.11193" calcext:value-type="float">
            <text:p>1443136944.11193</text:p>
          </table:table-cell>
          <table:table-cell table:formula="of:=[.G281]-[.$B$2]" office:value-type="float" office:value="64.111748456955" calcext:value-type="float">
            <text:p>64.111748457</text:p>
          </table:table-cell>
          <table:table-cell table:formula="of:=[.C281]/([.H281]-[.H280])" office:value-type="float" office:value="302483.041285208" calcext:value-type="float">
            <text:p>302483.041285208</text:p>
          </table:table-cell>
          <table:table-cell table:formula="of:=[.G281]-[.$B281]" office:value-type="float" office:value="1.28477597236633" calcext:value-type="float">
            <text:p>1.284775972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36942.90762" calcext:value-type="float">
            <text:p>1443136942.90762</text:p>
          </table:table-cell>
          <table:table-cell office:value-type="float" office:value="8224" calcext:value-type="float">
            <text:p>8224</text:p>
          </table:table-cell>
          <table:table-cell table:formula="of:=[.B282]-[.$B$2]" office:value-type="float" office:value="62.9074411392212" calcext:value-type="float">
            <text:p>62.9074411392</text:p>
          </table:table-cell>
          <table:table-cell table:formula="of:=[.C282]/([.D282]-[.D281])" office:value-type="float" office:value="102201.286172262" calcext:value-type="float">
            <text:p>102201.286172262</text:p>
          </table:table-cell>
          <table:table-cell/>
          <table:table-cell office:value-type="float" office:value="1443136944.13912" calcext:value-type="float">
            <text:p>1443136944.13912</text:p>
          </table:table-cell>
          <table:table-cell table:formula="of:=[.G282]-[.$B$2]" office:value-type="float" office:value="64.1389372348785" calcext:value-type="float">
            <text:p>64.1389372349</text:p>
          </table:table-cell>
          <table:table-cell table:formula="of:=[.C282]/([.H282]-[.H281])" office:value-type="float" office:value="302477.736333503" calcext:value-type="float">
            <text:p>302477.736333503</text:p>
          </table:table-cell>
          <table:table-cell table:formula="of:=[.G282]-[.$B282]" office:value-type="float" office:value="1.23149609565735" calcext:value-type="float">
            <text:p>1.231496095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36942.98807" calcext:value-type="float">
            <text:p>1443136942.98807</text:p>
          </table:table-cell>
          <table:table-cell office:value-type="float" office:value="8224" calcext:value-type="float">
            <text:p>8224</text:p>
          </table:table-cell>
          <table:table-cell table:formula="of:=[.B283]-[.$B$2]" office:value-type="float" office:value="62.9878928661347" calcext:value-type="float">
            <text:p>62.9878928661</text:p>
          </table:table-cell>
          <table:table-cell table:formula="of:=[.C283]/([.D283]-[.D282])" office:value-type="float" office:value="102222.790181336" calcext:value-type="float">
            <text:p>102222.790181336</text:p>
          </table:table-cell>
          <table:table-cell/>
          <table:table-cell office:value-type="float" office:value="1443136945.0698" calcext:value-type="float">
            <text:p>1443136945.0698</text:p>
          </table:table-cell>
          <table:table-cell table:formula="of:=[.G283]-[.$B$2]" office:value-type="float" office:value="65.0696148872376" calcext:value-type="float">
            <text:p>65.0696148872</text:p>
          </table:table-cell>
          <table:table-cell table:formula="of:=[.C283]/([.H283]-[.H282])" office:value-type="float" office:value="8836.57190989216" calcext:value-type="float">
            <text:p>8836.5719098922</text:p>
          </table:table-cell>
          <table:table-cell table:formula="of:=[.G283]-[.$B283]" office:value-type="float" office:value="2.08172202110291" calcext:value-type="float">
            <text:p>2.081722021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36943.07019" calcext:value-type="float">
            <text:p>1443136943.07019</text:p>
          </table:table-cell>
          <table:table-cell office:value-type="float" office:value="8224" calcext:value-type="float">
            <text:p>8224</text:p>
          </table:table-cell>
          <table:table-cell table:formula="of:=[.B284]-[.$B$2]" office:value-type="float" office:value="63.0700047016144" calcext:value-type="float">
            <text:p>63.0700047016</text:p>
          </table:table-cell>
          <table:table-cell table:formula="of:=[.C284]/([.D284]-[.D283])" office:value-type="float" office:value="100156.085318901" calcext:value-type="float">
            <text:p>100156.085318901</text:p>
          </table:table-cell>
          <table:table-cell/>
          <table:table-cell office:value-type="float" office:value="1443136945.09469" calcext:value-type="float">
            <text:p>1443136945.09469</text:p>
          </table:table-cell>
          <table:table-cell table:formula="of:=[.G284]-[.$B$2]" office:value-type="float" office:value="65.0945138931274" calcext:value-type="float">
            <text:p>65.0945138931</text:p>
          </table:table-cell>
          <table:table-cell table:formula="of:=[.C284]/([.H284]-[.H283])" office:value-type="float" office:value="330294.311201333" calcext:value-type="float">
            <text:p>330294.311201333</text:p>
          </table:table-cell>
          <table:table-cell table:formula="of:=[.G284]-[.$B284]" office:value-type="float" office:value="2.02450919151306" calcext:value-type="float">
            <text:p>2.024509191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36943.15256" calcext:value-type="float">
            <text:p>1443136943.15256</text:p>
          </table:table-cell>
          <table:table-cell office:value-type="float" office:value="8224" calcext:value-type="float">
            <text:p>8224</text:p>
          </table:table-cell>
          <table:table-cell table:formula="of:=[.B285]-[.$B$2]" office:value-type="float" office:value="63.1523826122284" calcext:value-type="float">
            <text:p>63.1523826122</text:p>
          </table:table-cell>
          <table:table-cell table:formula="of:=[.C285]/([.D285]-[.D284])" office:value-type="float" office:value="99832.5878709647" calcext:value-type="float">
            <text:p>99832.5878709647</text:p>
          </table:table-cell>
          <table:table-cell/>
          <table:table-cell office:value-type="float" office:value="1443136945.11961" calcext:value-type="float">
            <text:p>1443136945.11961</text:p>
          </table:table-cell>
          <table:table-cell table:formula="of:=[.G285]-[.$B$2]" office:value-type="float" office:value="65.1194250583649" calcext:value-type="float">
            <text:p>65.1194250584</text:p>
          </table:table-cell>
          <table:table-cell table:formula="of:=[.C285]/([.H285]-[.H284])" office:value-type="float" office:value="330133.09179308" calcext:value-type="float">
            <text:p>330133.09179308</text:p>
          </table:table-cell>
          <table:table-cell table:formula="of:=[.G285]-[.$B285]" office:value-type="float" office:value="1.96704244613647" calcext:value-type="float">
            <text:p>1.967042446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36943.23494" calcext:value-type="float">
            <text:p>1443136943.23494</text:p>
          </table:table-cell>
          <table:table-cell office:value-type="float" office:value="8224" calcext:value-type="float">
            <text:p>8224</text:p>
          </table:table-cell>
          <table:table-cell table:formula="of:=[.B286]-[.$B$2]" office:value-type="float" office:value="63.2347574234009" calcext:value-type="float">
            <text:p>63.2347574234</text:p>
          </table:table-cell>
          <table:table-cell table:formula="of:=[.C286]/([.D286]-[.D285])" office:value-type="float" office:value="99836.3441802579" calcext:value-type="float">
            <text:p>99836.3441802579</text:p>
          </table:table-cell>
          <table:table-cell/>
          <table:table-cell office:value-type="float" office:value="1443136945.1445" calcext:value-type="float">
            <text:p>1443136945.1445</text:p>
          </table:table-cell>
          <table:table-cell table:formula="of:=[.G286]-[.$B$2]" office:value-type="float" office:value="65.1443176269531" calcext:value-type="float">
            <text:p>65.144317627</text:p>
          </table:table-cell>
          <table:table-cell table:formula="of:=[.C286]/([.H286]-[.H285])" office:value-type="float" office:value="330379.726416811" calcext:value-type="float">
            <text:p>330379.726416811</text:p>
          </table:table-cell>
          <table:table-cell table:formula="of:=[.G286]-[.$B286]" office:value-type="float" office:value="1.90956020355225" calcext:value-type="float">
            <text:p>1.909560203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36943.31733" calcext:value-type="float">
            <text:p>1443136943.31733</text:p>
          </table:table-cell>
          <table:table-cell office:value-type="float" office:value="8224" calcext:value-type="float">
            <text:p>8224</text:p>
          </table:table-cell>
          <table:table-cell table:formula="of:=[.B287]-[.$B$2]" office:value-type="float" office:value="63.3171496391296" calcext:value-type="float">
            <text:p>63.3171496391</text:p>
          </table:table-cell>
          <table:table-cell table:formula="of:=[.C287]/([.D287]-[.D286])" office:value-type="float" office:value="99815.254721076" calcext:value-type="float">
            <text:p>99815.254721076</text:p>
          </table:table-cell>
          <table:table-cell/>
          <table:table-cell office:value-type="float" office:value="1443136945.16941" calcext:value-type="float">
            <text:p>1443136945.16941</text:p>
          </table:table-cell>
          <table:table-cell table:formula="of:=[.G287]-[.$B$2]" office:value-type="float" office:value="65.1692268848419" calcext:value-type="float">
            <text:p>65.1692268848</text:p>
          </table:table-cell>
          <table:table-cell table:formula="of:=[.C287]/([.H287]-[.H286])" office:value-type="float" office:value="330158.3707036" calcext:value-type="float">
            <text:p>330158.3707036</text:p>
          </table:table-cell>
          <table:table-cell table:formula="of:=[.G287]-[.$B287]" office:value-type="float" office:value="1.85207724571228" calcext:value-type="float">
            <text:p>1.852077245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36943.3997" calcext:value-type="float">
            <text:p>1443136943.3997</text:p>
          </table:table-cell>
          <table:table-cell office:value-type="float" office:value="8224" calcext:value-type="float">
            <text:p>8224</text:p>
          </table:table-cell>
          <table:table-cell table:formula="of:=[.B288]-[.$B$2]" office:value-type="float" office:value="63.399523973465" calcext:value-type="float">
            <text:p>63.3995239735</text:p>
          </table:table-cell>
          <table:table-cell table:formula="of:=[.C288]/([.D288]-[.D287])" office:value-type="float" office:value="99836.9220990845" calcext:value-type="float">
            <text:p>99836.9220990845</text:p>
          </table:table-cell>
          <table:table-cell/>
          <table:table-cell office:value-type="float" office:value="1443136945.54579" calcext:value-type="float">
            <text:p>1443136945.54579</text:p>
          </table:table-cell>
          <table:table-cell table:formula="of:=[.G288]-[.$B$2]" office:value-type="float" office:value="65.5456051826477" calcext:value-type="float">
            <text:p>65.5456051826</text:p>
          </table:table-cell>
          <table:table-cell table:formula="of:=[.C288]/([.H288]-[.H287])" office:value-type="float" office:value="21850.3565374102" calcext:value-type="float">
            <text:p>21850.3565374102</text:p>
          </table:table-cell>
          <table:table-cell table:formula="of:=[.G288]-[.$B288]" office:value-type="float" office:value="2.14608120918274" calcext:value-type="float">
            <text:p>2.146081209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36943.48208" calcext:value-type="float">
            <text:p>1443136943.48208</text:p>
          </table:table-cell>
          <table:table-cell office:value-type="float" office:value="8224" calcext:value-type="float">
            <text:p>8224</text:p>
          </table:table-cell>
          <table:table-cell table:formula="of:=[.B289]-[.$B$2]" office:value-type="float" office:value="63.4819002151489" calcext:value-type="float">
            <text:p>63.4819002151</text:p>
          </table:table-cell>
          <table:table-cell table:formula="of:=[.C289]/([.D289]-[.D288])" office:value-type="float" office:value="99834.6104639215" calcext:value-type="float">
            <text:p>99834.6104639215</text:p>
          </table:table-cell>
          <table:table-cell/>
          <table:table-cell office:value-type="float" office:value="1443136946.01677" calcext:value-type="float">
            <text:p>1443136946.01677</text:p>
          </table:table-cell>
          <table:table-cell table:formula="of:=[.G289]-[.$B$2]" office:value-type="float" office:value="66.0165941715241" calcext:value-type="float">
            <text:p>66.0165941715</text:p>
          </table:table-cell>
          <table:table-cell table:formula="of:=[.C289]/([.H289]-[.H288])" office:value-type="float" office:value="17461.1300778397" calcext:value-type="float">
            <text:p>17461.1300778397</text:p>
          </table:table-cell>
          <table:table-cell table:formula="of:=[.G289]-[.$B289]" office:value-type="float" office:value="2.53469395637512" calcext:value-type="float">
            <text:p>2.534693956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36943.56446" calcext:value-type="float">
            <text:p>1443136943.56446</text:p>
          </table:table-cell>
          <table:table-cell office:value-type="float" office:value="8224" calcext:value-type="float">
            <text:p>8224</text:p>
          </table:table-cell>
          <table:table-cell table:formula="of:=[.B290]-[.$B$2]" office:value-type="float" office:value="63.5642774105072" calcext:value-type="float">
            <text:p>63.5642774105</text:p>
          </table:table-cell>
          <table:table-cell table:formula="of:=[.C290]/([.D290]-[.D289])" office:value-type="float" office:value="99833.4546864825" calcext:value-type="float">
            <text:p>99833.4546864825</text:p>
          </table:table-cell>
          <table:table-cell/>
          <table:table-cell office:value-type="float" office:value="1443136946.03976" calcext:value-type="float">
            <text:p>1443136946.03976</text:p>
          </table:table-cell>
          <table:table-cell table:formula="of:=[.G290]-[.$B$2]" office:value-type="float" office:value="66.0395817756653" calcext:value-type="float">
            <text:p>66.0395817757</text:p>
          </table:table-cell>
          <table:table-cell table:formula="of:=[.C290]/([.H290]-[.H289])" office:value-type="float" office:value="357758.031218561" calcext:value-type="float">
            <text:p>357758.031218561</text:p>
          </table:table-cell>
          <table:table-cell table:formula="of:=[.G290]-[.$B290]" office:value-type="float" office:value="2.47530436515808" calcext:value-type="float">
            <text:p>2.475304365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36943.64683" calcext:value-type="float">
            <text:p>1443136943.64683</text:p>
          </table:table-cell>
          <table:table-cell office:value-type="float" office:value="8224" calcext:value-type="float">
            <text:p>8224</text:p>
          </table:table-cell>
          <table:table-cell table:formula="of:=[.B291]-[.$B$2]" office:value-type="float" office:value="63.6466517448425" calcext:value-type="float">
            <text:p>63.6466517448</text:p>
          </table:table-cell>
          <table:table-cell table:formula="of:=[.C291]/([.D291]-[.D290])" office:value-type="float" office:value="99836.9220990845" calcext:value-type="float">
            <text:p>99836.9220990845</text:p>
          </table:table-cell>
          <table:table-cell/>
          <table:table-cell office:value-type="float" office:value="1443136946.06275" calcext:value-type="float">
            <text:p>1443136946.06275</text:p>
          </table:table-cell>
          <table:table-cell table:formula="of:=[.G291]-[.$B$2]" office:value-type="float" office:value="66.0625677108765" calcext:value-type="float">
            <text:p>66.0625677109</text:p>
          </table:table-cell>
          <table:table-cell table:formula="of:=[.C291]/([.H291]-[.H290])" office:value-type="float" office:value="357784.006804273" calcext:value-type="float">
            <text:p>357784.006804273</text:p>
          </table:table-cell>
          <table:table-cell table:formula="of:=[.G291]-[.$B291]" office:value-type="float" office:value="2.41591596603394" calcext:value-type="float">
            <text:p>2.41591596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36943.72921" calcext:value-type="float">
            <text:p>1443136943.72921</text:p>
          </table:table-cell>
          <table:table-cell office:value-type="float" office:value="8224" calcext:value-type="float">
            <text:p>8224</text:p>
          </table:table-cell>
          <table:table-cell table:formula="of:=[.B292]-[.$B$2]" office:value-type="float" office:value="63.7290277481079" calcext:value-type="float">
            <text:p>63.7290277481</text:p>
          </table:table-cell>
          <table:table-cell table:formula="of:=[.C292]/([.D292]-[.D291])" office:value-type="float" office:value="99834.8994124627" calcext:value-type="float">
            <text:p>99834.8994124627</text:p>
          </table:table-cell>
          <table:table-cell/>
          <table:table-cell office:value-type="float" office:value="1443136946.08573" calcext:value-type="float">
            <text:p>1443136946.08573</text:p>
          </table:table-cell>
          <table:table-cell table:formula="of:=[.G292]-[.$B$2]" office:value-type="float" office:value="66.0855467319489" calcext:value-type="float">
            <text:p>66.0855467319</text:p>
          </table:table-cell>
          <table:table-cell table:formula="of:=[.C292]/([.H292]-[.H291])" office:value-type="float" office:value="357891.660140484" calcext:value-type="float">
            <text:p>357891.660140484</text:p>
          </table:table-cell>
          <table:table-cell table:formula="of:=[.G292]-[.$B292]" office:value-type="float" office:value="2.35651898384094" calcext:value-type="float">
            <text:p>2.356518983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36943.81159" calcext:value-type="float">
            <text:p>1443136943.81159</text:p>
          </table:table-cell>
          <table:table-cell office:value-type="float" office:value="8224" calcext:value-type="float">
            <text:p>8224</text:p>
          </table:table-cell>
          <table:table-cell table:formula="of:=[.B293]-[.$B$2]" office:value-type="float" office:value="63.8114058971405" calcext:value-type="float">
            <text:p>63.8114058971</text:p>
          </table:table-cell>
          <table:table-cell table:formula="of:=[.C293]/([.D293]-[.D292])" office:value-type="float" office:value="99832.2989358038" calcext:value-type="float">
            <text:p>99832.2989358038</text:p>
          </table:table-cell>
          <table:table-cell/>
          <table:table-cell office:value-type="float" office:value="1443136946.10871" calcext:value-type="float">
            <text:p>1443136946.10871</text:p>
          </table:table-cell>
          <table:table-cell table:formula="of:=[.G293]-[.$B$2]" office:value-type="float" office:value="66.1085300445557" calcext:value-type="float">
            <text:p>66.1085300446</text:p>
          </table:table-cell>
          <table:table-cell table:formula="of:=[.C293]/([.H293]-[.H292])" office:value-type="float" office:value="357824.833203664" calcext:value-type="float">
            <text:p>357824.833203664</text:p>
          </table:table-cell>
          <table:table-cell table:formula="of:=[.G293]-[.$B293]" office:value-type="float" office:value="2.29712414741516" calcext:value-type="float">
            <text:p>2.297124147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36943.89398" calcext:value-type="float">
            <text:p>1443136943.89398</text:p>
          </table:table-cell>
          <table:table-cell office:value-type="float" office:value="8224" calcext:value-type="float">
            <text:p>8224</text:p>
          </table:table-cell>
          <table:table-cell table:formula="of:=[.B294]-[.$B$2]" office:value-type="float" office:value="63.893801689148" calcext:value-type="float">
            <text:p>63.8938016891</text:p>
          </table:table-cell>
          <table:table-cell table:formula="of:=[.C294]/([.D294]-[.D293])" office:value-type="float" office:value="99810.9223740064" calcext:value-type="float">
            <text:p>99810.9223740064</text:p>
          </table:table-cell>
          <table:table-cell/>
          <table:table-cell office:value-type="float" office:value="1443136946.13169" calcext:value-type="float">
            <text:p>1443136946.13169</text:p>
          </table:table-cell>
          <table:table-cell table:formula="of:=[.G294]-[.$B$2]" office:value-type="float" office:value="66.1315069198608" calcext:value-type="float">
            <text:p>66.1315069199</text:p>
          </table:table-cell>
          <table:table-cell table:formula="of:=[.C294]/([.H294]-[.H293])" office:value-type="float" office:value="357925.082970157" calcext:value-type="float">
            <text:p>357925.082970157</text:p>
          </table:table-cell>
          <table:table-cell table:formula="of:=[.G294]-[.$B294]" office:value-type="float" office:value="2.23770523071289" calcext:value-type="float">
            <text:p>2.237705230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36943.97637" calcext:value-type="float">
            <text:p>1443136943.97637</text:p>
          </table:table-cell>
          <table:table-cell office:value-type="float" office:value="8224" calcext:value-type="float">
            <text:p>8224</text:p>
          </table:table-cell>
          <table:table-cell table:formula="of:=[.B295]-[.$B$2]" office:value-type="float" office:value="63.976185798645" calcext:value-type="float">
            <text:p>63.9761857986</text:p>
          </table:table-cell>
          <table:table-cell table:formula="of:=[.C295]/([.D295]-[.D294])" office:value-type="float" office:value="99825.076100294" calcext:value-type="float">
            <text:p>99825.076100294</text:p>
          </table:table-cell>
          <table:table-cell/>
          <table:table-cell office:value-type="float" office:value="1443136946.24933" calcext:value-type="float">
            <text:p>1443136946.24933</text:p>
          </table:table-cell>
          <table:table-cell table:formula="of:=[.G295]-[.$B$2]" office:value-type="float" office:value="66.2491538524628" calcext:value-type="float">
            <text:p>66.2491538525</text:p>
          </table:table-cell>
          <table:table-cell table:formula="of:=[.C295]/([.H295]-[.H294])" office:value-type="float" office:value="69904.0749989361" calcext:value-type="float">
            <text:p>69904.0749989361</text:p>
          </table:table-cell>
          <table:table-cell table:formula="of:=[.G295]-[.$B295]" office:value-type="float" office:value="2.27296805381775" calcext:value-type="float">
            <text:p>2.272968053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36944.05847" calcext:value-type="float">
            <text:p>1443136944.05847</text:p>
          </table:table-cell>
          <table:table-cell office:value-type="float" office:value="8224" calcext:value-type="float">
            <text:p>8224</text:p>
          </table:table-cell>
          <table:table-cell table:formula="of:=[.B296]-[.$B$2]" office:value-type="float" office:value="64.0582873821259" calcext:value-type="float">
            <text:p>64.0582873821</text:p>
          </table:table-cell>
          <table:table-cell table:formula="of:=[.C296]/([.D296]-[.D295])" office:value-type="float" office:value="100168.591777767" calcext:value-type="float">
            <text:p>100168.591777767</text:p>
          </table:table-cell>
          <table:table-cell/>
          <table:table-cell office:value-type="float" office:value="1443136946.99846" calcext:value-type="float">
            <text:p>1443136946.99846</text:p>
          </table:table-cell>
          <table:table-cell table:formula="of:=[.G296]-[.$B$2]" office:value-type="float" office:value="66.9982831478119" calcext:value-type="float">
            <text:p>66.9982831478</text:p>
          </table:table-cell>
          <table:table-cell table:formula="of:=[.C296]/([.H296]-[.H295])" office:value-type="float" office:value="10978.0782183499" calcext:value-type="float">
            <text:p>10978.0782183499</text:p>
          </table:table-cell>
          <table:table-cell table:formula="of:=[.G296]-[.$B296]" office:value-type="float" office:value="2.93999576568604" calcext:value-type="float">
            <text:p>2.939995765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36944.14045" calcext:value-type="float">
            <text:p>1443136944.14045</text:p>
          </table:table-cell>
          <table:table-cell office:value-type="float" office:value="8224" calcext:value-type="float">
            <text:p>8224</text:p>
          </table:table-cell>
          <table:table-cell table:formula="of:=[.B297]-[.$B$2]" office:value-type="float" office:value="64.1402649879456" calcext:value-type="float">
            <text:p>64.1402649879</text:p>
          </table:table-cell>
          <table:table-cell table:formula="of:=[.C297]/([.D297]-[.D296])" office:value-type="float" office:value="100320.08031666" calcext:value-type="float">
            <text:p>100320.08031666</text:p>
          </table:table-cell>
          <table:table-cell/>
          <table:table-cell office:value-type="float" office:value="1443136950.03213" calcext:value-type="float">
            <text:p>1443136950.03213</text:p>
          </table:table-cell>
          <table:table-cell table:formula="of:=[.G297]-[.$B$2]" office:value-type="float" office:value="70.0319449901581" calcext:value-type="float">
            <text:p>70.0319449902</text:p>
          </table:table-cell>
          <table:table-cell table:formula="of:=[.C297]/([.H297]-[.H296])" office:value-type="float" office:value="2710.91519997485" calcext:value-type="float">
            <text:p>2710.9151999749</text:p>
          </table:table-cell>
          <table:table-cell table:formula="of:=[.G297]-[.$B297]" office:value-type="float" office:value="5.89168000221252" calcext:value-type="float">
            <text:p>5.891680002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36944.22242" calcext:value-type="float">
            <text:p>1443136944.22242</text:p>
          </table:table-cell>
          <table:table-cell office:value-type="float" office:value="8224" calcext:value-type="float">
            <text:p>8224</text:p>
          </table:table-cell>
          <table:table-cell table:formula="of:=[.B298]-[.$B$2]" office:value-type="float" office:value="64.2222371101379" calcext:value-type="float">
            <text:p>64.2222371101</text:p>
          </table:table-cell>
          <table:table-cell table:formula="of:=[.C298]/([.D298]-[.D297])" office:value-type="float" office:value="100326.791353515" calcext:value-type="float">
            <text:p>100326.791353515</text:p>
          </table:table-cell>
          <table:table-cell/>
          <table:table-cell office:value-type="float" office:value="1443136950.06653" calcext:value-type="float">
            <text:p>1443136950.06653</text:p>
          </table:table-cell>
          <table:table-cell table:formula="of:=[.G298]-[.$B$2]" office:value-type="float" office:value="70.0663523674011" calcext:value-type="float">
            <text:p>70.0663523674</text:p>
          </table:table-cell>
          <table:table-cell table:formula="of:=[.C298]/([.H298]-[.H297])" office:value-type="float" office:value="239018.5087898" calcext:value-type="float">
            <text:p>239018.5087898</text:p>
          </table:table-cell>
          <table:table-cell table:formula="of:=[.G298]-[.$B298]" office:value-type="float" office:value="5.84411525726318" calcext:value-type="float">
            <text:p>5.844115257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36944.3044" calcext:value-type="float">
            <text:p>1443136944.3044</text:p>
          </table:table-cell>
          <table:table-cell office:value-type="float" office:value="8224" calcext:value-type="float">
            <text:p>8224</text:p>
          </table:table-cell>
          <table:table-cell table:formula="of:=[.B299]-[.$B$2]" office:value-type="float" office:value="64.3042149543762" calcext:value-type="float">
            <text:p>64.3042149544</text:p>
          </table:table-cell>
          <table:table-cell table:formula="of:=[.C299]/([.D299]-[.D298])" office:value-type="float" office:value="100319.788552815" calcext:value-type="float">
            <text:p>100319.788552815</text:p>
          </table:table-cell>
          <table:table-cell/>
          <table:table-cell office:value-type="float" office:value="1443136950.10094" calcext:value-type="float">
            <text:p>1443136950.10094</text:p>
          </table:table-cell>
          <table:table-cell table:formula="of:=[.G299]-[.$B$2]" office:value-type="float" office:value="70.1007561683655" calcext:value-type="float">
            <text:p>70.1007561684</text:p>
          </table:table-cell>
          <table:table-cell table:formula="of:=[.C299]/([.H299]-[.H298])" office:value-type="float" office:value="239043.354788635" calcext:value-type="float">
            <text:p>239043.354788635</text:p>
          </table:table-cell>
          <table:table-cell table:formula="of:=[.G299]-[.$B299]" office:value-type="float" office:value="5.79654121398926" calcext:value-type="float">
            <text:p>5.79654121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36944.38637" calcext:value-type="float">
            <text:p>1443136944.38637</text:p>
          </table:table-cell>
          <table:table-cell office:value-type="float" office:value="8224" calcext:value-type="float">
            <text:p>8224</text:p>
          </table:table-cell>
          <table:table-cell table:formula="of:=[.B300]-[.$B$2]" office:value-type="float" office:value="64.3861916065216" calcext:value-type="float">
            <text:p>64.3861916065</text:p>
          </table:table-cell>
          <table:table-cell table:formula="of:=[.C300]/([.D300]-[.D299])" office:value-type="float" office:value="100321.247389009" calcext:value-type="float">
            <text:p>100321.247389009</text:p>
          </table:table-cell>
          <table:table-cell/>
          <table:table-cell office:value-type="float" office:value="1443136950.13534" calcext:value-type="float">
            <text:p>1443136950.13534</text:p>
          </table:table-cell>
          <table:table-cell table:formula="of:=[.G300]-[.$B$2]" office:value-type="float" office:value="70.1351578235626" calcext:value-type="float">
            <text:p>70.1351578236</text:p>
          </table:table-cell>
          <table:table-cell table:formula="of:=[.C300]/([.H300]-[.H299])" office:value-type="float" office:value="239058.264867525" calcext:value-type="float">
            <text:p>239058.264867525</text:p>
          </table:table-cell>
          <table:table-cell table:formula="of:=[.G300]-[.$B300]" office:value-type="float" office:value="5.74896621704102" calcext:value-type="float">
            <text:p>5.74896621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36944.46834" calcext:value-type="float">
            <text:p>1443136944.46834</text:p>
          </table:table-cell>
          <table:table-cell office:value-type="float" office:value="8224" calcext:value-type="float">
            <text:p>8224</text:p>
          </table:table-cell>
          <table:table-cell table:formula="of:=[.B301]-[.$B$2]" office:value-type="float" office:value="64.4681611061096" calcext:value-type="float">
            <text:p>64.4681611061</text:p>
          </table:table-cell>
          <table:table-cell table:formula="of:=[.C301]/([.D301]-[.D300])" office:value-type="float" office:value="100330.001297247" calcext:value-type="float">
            <text:p>100330.001297247</text:p>
          </table:table-cell>
          <table:table-cell/>
          <table:table-cell office:value-type="float" office:value="1443136950.16974" calcext:value-type="float">
            <text:p>1443136950.16974</text:p>
          </table:table-cell>
          <table:table-cell table:formula="of:=[.G301]-[.$B$2]" office:value-type="float" office:value="70.1695597171783" calcext:value-type="float">
            <text:p>70.1695597172</text:p>
          </table:table-cell>
          <table:table-cell table:formula="of:=[.C301]/([.H301]-[.H300])" office:value-type="float" office:value="239056.608100241" calcext:value-type="float">
            <text:p>239056.608100241</text:p>
          </table:table-cell>
          <table:table-cell table:formula="of:=[.G301]-[.$B301]" office:value-type="float" office:value="5.70139861106873" calcext:value-type="float">
            <text:p>5.701398611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36944.55031" calcext:value-type="float">
            <text:p>1443136944.55031</text:p>
          </table:table-cell>
          <table:table-cell office:value-type="float" office:value="8224" calcext:value-type="float">
            <text:p>8224</text:p>
          </table:table-cell>
          <table:table-cell table:formula="of:=[.B302]-[.$B$2]" office:value-type="float" office:value="64.5501289367676" calcext:value-type="float">
            <text:p>64.5501289368</text:p>
          </table:table-cell>
          <table:table-cell table:formula="of:=[.C302]/([.D302]-[.D301])" office:value-type="float" office:value="100332.044095661" calcext:value-type="float">
            <text:p>100332.044095661</text:p>
          </table:table-cell>
          <table:table-cell/>
          <table:table-cell office:value-type="float" office:value="1443136950.9932" calcext:value-type="float">
            <text:p>1443136950.9932</text:p>
          </table:table-cell>
          <table:table-cell table:formula="of:=[.G302]-[.$B$2]" office:value-type="float" office:value="70.9930241107941" calcext:value-type="float">
            <text:p>70.9930241108</text:p>
          </table:table-cell>
          <table:table-cell table:formula="of:=[.C302]/([.H302]-[.H301])" office:value-type="float" office:value="9987.07419988071" calcext:value-type="float">
            <text:p>9987.0741998807</text:p>
          </table:table-cell>
          <table:table-cell table:formula="of:=[.G302]-[.$B302]" office:value-type="float" office:value="6.44289517402649" calcext:value-type="float">
            <text:p>6.44289517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36944.63228" calcext:value-type="float">
            <text:p>1443136944.63228</text:p>
          </table:table-cell>
          <table:table-cell office:value-type="float" office:value="8224" calcext:value-type="float">
            <text:p>8224</text:p>
          </table:table-cell>
          <table:table-cell table:formula="of:=[.B303]-[.$B$2]" office:value-type="float" office:value="64.6320953369141" calcext:value-type="float">
            <text:p>64.6320953369</text:p>
          </table:table-cell>
          <table:table-cell table:formula="of:=[.C303]/([.D303]-[.D302])" office:value-type="float" office:value="100333.79513194" calcext:value-type="float">
            <text:p>100333.79513194</text:p>
          </table:table-cell>
          <table:table-cell/>
          <table:table-cell office:value-type="float" office:value="1443136951.02675" calcext:value-type="float">
            <text:p>1443136951.02675</text:p>
          </table:table-cell>
          <table:table-cell table:formula="of:=[.G303]-[.$B$2]" office:value-type="float" office:value="71.0265741348267" calcext:value-type="float">
            <text:p>71.0265741348</text:p>
          </table:table-cell>
          <table:table-cell table:formula="of:=[.C303]/([.H303]-[.H302])" office:value-type="float" office:value="245126.501012656" calcext:value-type="float">
            <text:p>245126.501012656</text:p>
          </table:table-cell>
          <table:table-cell table:formula="of:=[.G303]-[.$B303]" office:value-type="float" office:value="6.3944787979126" calcext:value-type="float">
            <text:p>6.394478797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36944.71425" calcext:value-type="float">
            <text:p>1443136944.71425</text:p>
          </table:table-cell>
          <table:table-cell office:value-type="float" office:value="8224" calcext:value-type="float">
            <text:p>8224</text:p>
          </table:table-cell>
          <table:table-cell table:formula="of:=[.B304]-[.$B$2]" office:value-type="float" office:value="64.7140645980835" calcext:value-type="float">
            <text:p>64.7140645981</text:p>
          </table:table-cell>
          <table:table-cell table:formula="of:=[.C304]/([.D304]-[.D303])" office:value-type="float" office:value="100330.293120499" calcext:value-type="float">
            <text:p>100330.293120499</text:p>
          </table:table-cell>
          <table:table-cell/>
          <table:table-cell office:value-type="float" office:value="1443136951.06003" calcext:value-type="float">
            <text:p>1443136951.06003</text:p>
          </table:table-cell>
          <table:table-cell table:formula="of:=[.G304]-[.$B$2]" office:value-type="float" office:value="71.0598537921906" calcext:value-type="float">
            <text:p>71.0598537922</text:p>
          </table:table-cell>
          <table:table-cell table:formula="of:=[.C304]/([.H304]-[.H303])" office:value-type="float" office:value="247117.928831895" calcext:value-type="float">
            <text:p>247117.928831895</text:p>
          </table:table-cell>
          <table:table-cell table:formula="of:=[.G304]-[.$B304]" office:value-type="float" office:value="6.34578919410706" calcext:value-type="float">
            <text:p>6.345789194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36944.79624" calcext:value-type="float">
            <text:p>1443136944.79624</text:p>
          </table:table-cell>
          <table:table-cell office:value-type="float" office:value="8224" calcext:value-type="float">
            <text:p>8224</text:p>
          </table:table-cell>
          <table:table-cell table:formula="of:=[.B305]-[.$B$2]" office:value-type="float" office:value="64.7960550785065" calcext:value-type="float">
            <text:p>64.7960550785</text:p>
          </table:table-cell>
          <table:table-cell table:formula="of:=[.C305]/([.D305]-[.D304])" office:value-type="float" office:value="100304.327497216" calcext:value-type="float">
            <text:p>100304.327497216</text:p>
          </table:table-cell>
          <table:table-cell/>
          <table:table-cell office:value-type="float" office:value="1443136951.09332" calcext:value-type="float">
            <text:p>1443136951.09332</text:p>
          </table:table-cell>
          <table:table-cell table:formula="of:=[.G305]-[.$B$2]" office:value-type="float" office:value="71.0931434631348" calcext:value-type="float">
            <text:p>71.0931434631</text:p>
          </table:table-cell>
          <table:table-cell table:formula="of:=[.C305]/([.H305]-[.H304])" office:value-type="float" office:value="247043.595407765" calcext:value-type="float">
            <text:p>247043.595407765</text:p>
          </table:table-cell>
          <table:table-cell table:formula="of:=[.G305]-[.$B305]" office:value-type="float" office:value="6.2970883846283" calcext:value-type="float">
            <text:p>6.297088384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36944.87821" calcext:value-type="float">
            <text:p>1443136944.87821</text:p>
          </table:table-cell>
          <table:table-cell office:value-type="float" office:value="8224" calcext:value-type="float">
            <text:p>8224</text:p>
          </table:table-cell>
          <table:table-cell table:formula="of:=[.B306]-[.$B$2]" office:value-type="float" office:value="64.8780283927917" calcext:value-type="float">
            <text:p>64.8780283928</text:p>
          </table:table-cell>
          <table:table-cell table:formula="of:=[.C306]/([.D306]-[.D305])" office:value-type="float" office:value="100325.332356081" calcext:value-type="float">
            <text:p>100325.332356081</text:p>
          </table:table-cell>
          <table:table-cell/>
          <table:table-cell office:value-type="float" office:value="1443136951.12662" calcext:value-type="float">
            <text:p>1443136951.12662</text:p>
          </table:table-cell>
          <table:table-cell table:formula="of:=[.G306]-[.$B$2]" office:value-type="float" office:value="71.1264405250549" calcext:value-type="float">
            <text:p>71.1264405251</text:p>
          </table:table-cell>
          <table:table-cell table:formula="of:=[.C306]/([.H306]-[.H305])" office:value-type="float" office:value="246988.758939696" calcext:value-type="float">
            <text:p>246988.758939696</text:p>
          </table:table-cell>
          <table:table-cell table:formula="of:=[.G306]-[.$B306]" office:value-type="float" office:value="6.24841213226318" calcext:value-type="float">
            <text:p>6.248412132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36944.96021" calcext:value-type="float">
            <text:p>1443136944.96021</text:p>
          </table:table-cell>
          <table:table-cell office:value-type="float" office:value="8224" calcext:value-type="float">
            <text:p>8224</text:p>
          </table:table-cell>
          <table:table-cell table:formula="of:=[.B307]-[.$B$2]" office:value-type="float" office:value="64.960028886795" calcext:value-type="float">
            <text:p>64.9600288868</text:p>
          </table:table-cell>
          <table:table-cell table:formula="of:=[.C307]/([.D307]-[.D306])" office:value-type="float" office:value="100292.078724178" calcext:value-type="float">
            <text:p>100292.078724178</text:p>
          </table:table-cell>
          <table:table-cell/>
          <table:table-cell office:value-type="float" office:value="1443136951.15992" calcext:value-type="float">
            <text:p>1443136951.15992</text:p>
          </table:table-cell>
          <table:table-cell table:formula="of:=[.G307]-[.$B$2]" office:value-type="float" office:value="71.1597354412079" calcext:value-type="float">
            <text:p>71.1597354412</text:p>
          </table:table-cell>
          <table:table-cell table:formula="of:=[.C307]/([.H307]-[.H306])" office:value-type="float" office:value="247004.676696575" calcext:value-type="float">
            <text:p>247004.676696575</text:p>
          </table:table-cell>
          <table:table-cell table:formula="of:=[.G307]-[.$B307]" office:value-type="float" office:value="6.19970655441284" calcext:value-type="float">
            <text:p>6.199706554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36945.04037" calcext:value-type="float">
            <text:p>1443136945.04037</text:p>
          </table:table-cell>
          <table:table-cell office:value-type="float" office:value="8224" calcext:value-type="float">
            <text:p>8224</text:p>
          </table:table-cell>
          <table:table-cell table:formula="of:=[.B308]-[.$B$2]" office:value-type="float" office:value="65.0401864051819" calcext:value-type="float">
            <text:p>65.0401864052</text:p>
          </table:table-cell>
          <table:table-cell table:formula="of:=[.C308]/([.D308]-[.D307])" office:value-type="float" office:value="102597.986633155" calcext:value-type="float">
            <text:p>102597.986633155</text:p>
          </table:table-cell>
          <table:table-cell/>
          <table:table-cell office:value-type="float" office:value="1443136951.19322" calcext:value-type="float">
            <text:p>1443136951.19322</text:p>
          </table:table-cell>
          <table:table-cell table:formula="of:=[.G308]-[.$B$2]" office:value-type="float" office:value="71.1930401325226" calcext:value-type="float">
            <text:p>71.1930401325</text:p>
          </table:table-cell>
          <table:table-cell table:formula="of:=[.C308]/([.H308]-[.H307])" office:value-type="float" office:value="246932.179082254" calcext:value-type="float">
            <text:p>246932.179082254</text:p>
          </table:table-cell>
          <table:table-cell table:formula="of:=[.G308]-[.$B308]" office:value-type="float" office:value="6.1528537273407" calcext:value-type="float">
            <text:p>6.152853727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36945.11883" calcext:value-type="float">
            <text:p>1443136945.11883</text:p>
          </table:table-cell>
          <table:table-cell office:value-type="float" office:value="8224" calcext:value-type="float">
            <text:p>8224</text:p>
          </table:table-cell>
          <table:table-cell table:formula="of:=[.B309]-[.$B$2]" office:value-type="float" office:value="65.1186542510986" calcext:value-type="float">
            <text:p>65.1186542511</text:p>
          </table:table-cell>
          <table:table-cell table:formula="of:=[.C309]/([.D309]-[.D308])" office:value-type="float" office:value="104807.260909461" calcext:value-type="float">
            <text:p>104807.260909461</text:p>
          </table:table-cell>
          <table:table-cell/>
          <table:table-cell office:value-type="float" office:value="1443136951.22652" calcext:value-type="float">
            <text:p>1443136951.22652</text:p>
          </table:table-cell>
          <table:table-cell table:formula="of:=[.G309]-[.$B$2]" office:value-type="float" office:value="71.2263405323029" calcext:value-type="float">
            <text:p>71.2263405323</text:p>
          </table:table-cell>
          <table:table-cell table:formula="of:=[.C309]/([.H309]-[.H308])" office:value-type="float" office:value="246964.002061974" calcext:value-type="float">
            <text:p>246964.002061974</text:p>
          </table:table-cell>
          <table:table-cell table:formula="of:=[.G309]-[.$B309]" office:value-type="float" office:value="6.10768628120422" calcext:value-type="float">
            <text:p>6.107686281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36945.1973" calcext:value-type="float">
            <text:p>1443136945.1973</text:p>
          </table:table-cell>
          <table:table-cell office:value-type="float" office:value="8224" calcext:value-type="float">
            <text:p>8224</text:p>
          </table:table-cell>
          <table:table-cell table:formula="of:=[.B310]-[.$B$2]" office:value-type="float" office:value="65.1971199512482" calcext:value-type="float">
            <text:p>65.1971199512</text:p>
          </table:table-cell>
          <table:table-cell table:formula="of:=[.C310]/([.D310]-[.D309])" office:value-type="float" office:value="104810.127027824" calcext:value-type="float">
            <text:p>104810.127027824</text:p>
          </table:table-cell>
          <table:table-cell/>
          <table:table-cell office:value-type="float" office:value="1443136951.25982" calcext:value-type="float">
            <text:p>1443136951.25982</text:p>
          </table:table-cell>
          <table:table-cell table:formula="of:=[.G310]-[.$B$2]" office:value-type="float" office:value="71.2596349716187" calcext:value-type="float">
            <text:p>71.2596349716</text:p>
          </table:table-cell>
          <table:table-cell table:formula="of:=[.C310]/([.H310]-[.H309])" office:value-type="float" office:value="247008.214254513" calcext:value-type="float">
            <text:p>247008.214254513</text:p>
          </table:table-cell>
          <table:table-cell table:formula="of:=[.G310]-[.$B310]" office:value-type="float" office:value="6.06251502037048" calcext:value-type="float">
            <text:p>6.062515020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36945.27576" calcext:value-type="float">
            <text:p>1443136945.27576</text:p>
          </table:table-cell>
          <table:table-cell office:value-type="float" office:value="8224" calcext:value-type="float">
            <text:p>8224</text:p>
          </table:table-cell>
          <table:table-cell table:formula="of:=[.B311]-[.$B$2]" office:value-type="float" office:value="65.275582075119" calcext:value-type="float">
            <text:p>65.2755820751</text:p>
          </table:table-cell>
          <table:table-cell table:formula="of:=[.C311]/([.D311]-[.D310])" office:value-type="float" office:value="104814.904240126" calcext:value-type="float">
            <text:p>104814.904240126</text:p>
          </table:table-cell>
          <table:table-cell/>
          <table:table-cell office:value-type="float" office:value="1443136951.29312" calcext:value-type="float">
            <text:p>1443136951.29312</text:p>
          </table:table-cell>
          <table:table-cell table:formula="of:=[.G311]-[.$B$2]" office:value-type="float" office:value="71.2929384708405" calcext:value-type="float">
            <text:p>71.2929384708</text:p>
          </table:table-cell>
          <table:table-cell table:formula="of:=[.C311]/([.H311]-[.H310])" office:value-type="float" office:value="246941.017976161" calcext:value-type="float">
            <text:p>246941.017976161</text:p>
          </table:table-cell>
          <table:table-cell table:formula="of:=[.G311]-[.$B311]" office:value-type="float" office:value="6.01735639572144" calcext:value-type="float">
            <text:p>6.017356395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36945.35423" calcext:value-type="float">
            <text:p>1443136945.35423</text:p>
          </table:table-cell>
          <table:table-cell office:value-type="float" office:value="8224" calcext:value-type="float">
            <text:p>8224</text:p>
          </table:table-cell>
          <table:table-cell table:formula="of:=[.B312]-[.$B$2]" office:value-type="float" office:value="65.3540499210358" calcext:value-type="float">
            <text:p>65.354049921</text:p>
          </table:table-cell>
          <table:table-cell table:formula="of:=[.C312]/([.D312]-[.D311])" office:value-type="float" office:value="104807.260909461" calcext:value-type="float">
            <text:p>104807.260909461</text:p>
          </table:table-cell>
          <table:table-cell/>
          <table:table-cell office:value-type="float" office:value="1443136951.32642" calcext:value-type="float">
            <text:p>1443136951.32642</text:p>
          </table:table-cell>
          <table:table-cell table:formula="of:=[.G312]-[.$B$2]" office:value-type="float" office:value="71.3262374401093" calcext:value-type="float">
            <text:p>71.3262374401</text:p>
          </table:table-cell>
          <table:table-cell table:formula="of:=[.C312]/([.H312]-[.H311])" office:value-type="float" office:value="246974.611544685" calcext:value-type="float">
            <text:p>246974.611544685</text:p>
          </table:table-cell>
          <table:table-cell table:formula="of:=[.G312]-[.$B312]" office:value-type="float" office:value="5.97218751907349" calcext:value-type="float">
            <text:p>5.972187519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36945.43269" calcext:value-type="float">
            <text:p>1443136945.43269</text:p>
          </table:table-cell>
          <table:table-cell office:value-type="float" office:value="8224" calcext:value-type="float">
            <text:p>8224</text:p>
          </table:table-cell>
          <table:table-cell table:formula="of:=[.B313]-[.$B$2]" office:value-type="float" office:value="65.4325120449066" calcext:value-type="float">
            <text:p>65.4325120449</text:p>
          </table:table-cell>
          <table:table-cell table:formula="of:=[.C313]/([.D313]-[.D312])" office:value-type="float" office:value="104814.904240126" calcext:value-type="float">
            <text:p>104814.904240126</text:p>
          </table:table-cell>
          <table:table-cell/>
          <table:table-cell office:value-type="float" office:value="1443136951.35971" calcext:value-type="float">
            <text:p>1443136951.35971</text:p>
          </table:table-cell>
          <table:table-cell table:formula="of:=[.G313]-[.$B$2]" office:value-type="float" office:value="71.3595335483551" calcext:value-type="float">
            <text:p>71.3595335484</text:p>
          </table:table-cell>
          <table:table-cell table:formula="of:=[.C313]/([.H313]-[.H312])" office:value-type="float" office:value="246995.83324502" calcext:value-type="float">
            <text:p>246995.83324502</text:p>
          </table:table-cell>
          <table:table-cell table:formula="of:=[.G313]-[.$B313]" office:value-type="float" office:value="5.92702150344849" calcext:value-type="float">
            <text:p>5.927021503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36945.51118" calcext:value-type="float">
            <text:p>1443136945.51118</text:p>
          </table:table-cell>
          <table:table-cell office:value-type="float" office:value="8224" calcext:value-type="float">
            <text:p>8224</text:p>
          </table:table-cell>
          <table:table-cell table:formula="of:=[.B314]-[.$B$2]" office:value-type="float" office:value="65.510998249054" calcext:value-type="float">
            <text:p>65.5109982491</text:p>
          </table:table-cell>
          <table:table-cell table:formula="of:=[.C314]/([.D314]-[.D313])" office:value-type="float" office:value="104782.746080591" calcext:value-type="float">
            <text:p>104782.746080591</text:p>
          </table:table-cell>
          <table:table-cell/>
          <table:table-cell office:value-type="float" office:value="1443136951.39301" calcext:value-type="float">
            <text:p>1443136951.39301</text:p>
          </table:table-cell>
          <table:table-cell table:formula="of:=[.G314]-[.$B$2]" office:value-type="float" office:value="71.3928301334381" calcext:value-type="float">
            <text:p>71.3928301334</text:p>
          </table:table-cell>
          <table:table-cell table:formula="of:=[.C314]/([.H314]-[.H313])" office:value-type="float" office:value="246992.296041702" calcext:value-type="float">
            <text:p>246992.296041702</text:p>
          </table:table-cell>
          <table:table-cell table:formula="of:=[.G314]-[.$B314]" office:value-type="float" office:value="5.88183188438416" calcext:value-type="float">
            <text:p>5.881831884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36945.58965" calcext:value-type="float">
            <text:p>1443136945.58965</text:p>
          </table:table-cell>
          <table:table-cell office:value-type="float" office:value="8224" calcext:value-type="float">
            <text:p>8224</text:p>
          </table:table-cell>
          <table:table-cell table:formula="of:=[.B315]-[.$B$2]" office:value-type="float" office:value="65.5894660949707" calcext:value-type="float">
            <text:p>65.589466095</text:p>
          </table:table-cell>
          <table:table-cell table:formula="of:=[.C315]/([.D315]-[.D314])" office:value-type="float" office:value="104807.260909461" calcext:value-type="float">
            <text:p>104807.260909461</text:p>
          </table:table-cell>
          <table:table-cell/>
          <table:table-cell office:value-type="float" office:value="1443136951.42631" calcext:value-type="float">
            <text:p>1443136951.42631</text:p>
          </table:table-cell>
          <table:table-cell table:formula="of:=[.G315]-[.$B$2]" office:value-type="float" office:value="71.4261248111725" calcext:value-type="float">
            <text:p>71.4261248112</text:p>
          </table:table-cell>
          <table:table-cell table:formula="of:=[.C315]/([.H315]-[.H314])" office:value-type="float" office:value="247006.445462878" calcext:value-type="float">
            <text:p>247006.445462878</text:p>
          </table:table-cell>
          <table:table-cell table:formula="of:=[.G315]-[.$B315]" office:value-type="float" office:value="5.83665871620178" calcext:value-type="float">
            <text:p>5.836658716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36945.66811" calcext:value-type="float">
            <text:p>1443136945.66811</text:p>
          </table:table-cell>
          <table:table-cell office:value-type="float" office:value="8224" calcext:value-type="float">
            <text:p>8224</text:p>
          </table:table-cell>
          <table:table-cell table:formula="of:=[.B316]-[.$B$2]" office:value-type="float" office:value="65.6679260730743" calcext:value-type="float">
            <text:p>65.6679260731</text:p>
          </table:table-cell>
          <table:table-cell table:formula="of:=[.C316]/([.D316]-[.D315])" office:value-type="float" office:value="104817.770776547" calcext:value-type="float">
            <text:p>104817.770776547</text:p>
          </table:table-cell>
          <table:table-cell/>
          <table:table-cell office:value-type="float" office:value="1443136951.4596" calcext:value-type="float">
            <text:p>1443136951.4596</text:p>
          </table:table-cell>
          <table:table-cell table:formula="of:=[.G316]-[.$B$2]" office:value-type="float" office:value="71.4594209194183" calcext:value-type="float">
            <text:p>71.4594209194</text:p>
          </table:table-cell>
          <table:table-cell table:formula="of:=[.C316]/([.H316]-[.H315])" office:value-type="float" office:value="246995.83324502" calcext:value-type="float">
            <text:p>246995.83324502</text:p>
          </table:table-cell>
          <table:table-cell table:formula="of:=[.G316]-[.$B316]" office:value-type="float" office:value="5.79149484634399" calcext:value-type="float">
            <text:p>5.791494846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36945.74658" calcext:value-type="float">
            <text:p>1443136945.74658</text:p>
          </table:table-cell>
          <table:table-cell office:value-type="float" office:value="8224" calcext:value-type="float">
            <text:p>8224</text:p>
          </table:table-cell>
          <table:table-cell table:formula="of:=[.B317]-[.$B$2]" office:value-type="float" office:value="65.7463998794556" calcext:value-type="float">
            <text:p>65.7463998795</text:p>
          </table:table-cell>
          <table:table-cell table:formula="of:=[.C317]/([.D317]-[.D316])" office:value-type="float" office:value="104799.30029197" calcext:value-type="float">
            <text:p>104799.30029197</text:p>
          </table:table-cell>
          <table:table-cell/>
          <table:table-cell office:value-type="float" office:value="1443136951.4929" calcext:value-type="float">
            <text:p>1443136951.4929</text:p>
          </table:table-cell>
          <table:table-cell table:formula="of:=[.G317]-[.$B$2]" office:value-type="float" office:value="71.4927175045013" calcext:value-type="float">
            <text:p>71.4927175045</text:p>
          </table:table-cell>
          <table:table-cell table:formula="of:=[.C317]/([.H317]-[.H316])" office:value-type="float" office:value="246992.296041702" calcext:value-type="float">
            <text:p>246992.296041702</text:p>
          </table:table-cell>
          <table:table-cell table:formula="of:=[.G317]-[.$B317]" office:value-type="float" office:value="5.74631762504578" calcext:value-type="float">
            <text:p>5.74631762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36945.82505" calcext:value-type="float">
            <text:p>1443136945.82505</text:p>
          </table:table-cell>
          <table:table-cell office:value-type="float" office:value="8224" calcext:value-type="float">
            <text:p>8224</text:p>
          </table:table-cell>
          <table:table-cell table:formula="of:=[.B318]-[.$B$2]" office:value-type="float" office:value="65.8248739242554" calcext:value-type="float">
            <text:p>65.8248739243</text:p>
          </table:table-cell>
          <table:table-cell table:formula="of:=[.C318]/([.D318]-[.D317])" office:value-type="float" office:value="104798.981892424" calcext:value-type="float">
            <text:p>104798.981892424</text:p>
          </table:table-cell>
          <table:table-cell/>
          <table:table-cell office:value-type="float" office:value="1443136951.52618" calcext:value-type="float">
            <text:p>1443136951.52618</text:p>
          </table:table-cell>
          <table:table-cell table:formula="of:=[.G318]-[.$B$2]" office:value-type="float" office:value="71.5259962081909" calcext:value-type="float">
            <text:p>71.5259962082</text:p>
          </table:table-cell>
          <table:table-cell table:formula="of:=[.C318]/([.H318]-[.H317])" office:value-type="float" office:value="247125.010538684" calcext:value-type="float">
            <text:p>247125.010538684</text:p>
          </table:table-cell>
          <table:table-cell table:formula="of:=[.G318]-[.$B318]" office:value-type="float" office:value="5.70112228393555" calcext:value-type="float">
            <text:p>5.701122283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36945.90354" calcext:value-type="float">
            <text:p>1443136945.90354</text:p>
          </table:table-cell>
          <table:table-cell office:value-type="float" office:value="8224" calcext:value-type="float">
            <text:p>8224</text:p>
          </table:table-cell>
          <table:table-cell table:formula="of:=[.B319]-[.$B$2]" office:value-type="float" office:value="65.9033615589142" calcext:value-type="float">
            <text:p>65.9033615589</text:p>
          </table:table-cell>
          <table:table-cell table:formula="of:=[.C319]/([.D319]-[.D318])" office:value-type="float" office:value="104780.836315807" calcext:value-type="float">
            <text:p>104780.836315807</text:p>
          </table:table-cell>
          <table:table-cell/>
          <table:table-cell office:value-type="float" office:value="1443136951.55947" calcext:value-type="float">
            <text:p>1443136951.55947</text:p>
          </table:table-cell>
          <table:table-cell table:formula="of:=[.G319]-[.$B$2]" office:value-type="float" office:value="71.5592935085297" calcext:value-type="float">
            <text:p>71.5592935085</text:p>
          </table:table-cell>
          <table:table-cell table:formula="of:=[.C319]/([.H319]-[.H318])" office:value-type="float" office:value="246986.990426682" calcext:value-type="float">
            <text:p>246986.990426682</text:p>
          </table:table-cell>
          <table:table-cell table:formula="of:=[.G319]-[.$B319]" office:value-type="float" office:value="5.65593194961548" calcext:value-type="float">
            <text:p>5.655931949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36945.982" calcext:value-type="float">
            <text:p>1443136945.982</text:p>
          </table:table-cell>
          <table:table-cell office:value-type="float" office:value="8224" calcext:value-type="float">
            <text:p>8224</text:p>
          </table:table-cell>
          <table:table-cell table:formula="of:=[.B320]-[.$B$2]" office:value-type="float" office:value="65.9818239212036" calcext:value-type="float">
            <text:p>65.9818239212</text:p>
          </table:table-cell>
          <table:table-cell table:formula="of:=[.C320]/([.D320]-[.D319])" office:value-type="float" office:value="104814.585745757" calcext:value-type="float">
            <text:p>104814.585745757</text:p>
          </table:table-cell>
          <table:table-cell/>
          <table:table-cell office:value-type="float" office:value="1443136951.62224" calcext:value-type="float">
            <text:p>1443136951.62224</text:p>
          </table:table-cell>
          <table:table-cell table:formula="of:=[.G320]-[.$B$2]" office:value-type="float" office:value="71.622061252594" calcext:value-type="float">
            <text:p>71.6220612526</text:p>
          </table:table-cell>
          <table:table-cell table:formula="of:=[.C320]/([.H320]-[.H319])" office:value-type="float" office:value="131022.711148758" calcext:value-type="float">
            <text:p>131022.711148758</text:p>
          </table:table-cell>
          <table:table-cell table:formula="of:=[.G320]-[.$B320]" office:value-type="float" office:value="5.64023733139038" calcext:value-type="float">
            <text:p>5.640237331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36946.05775" calcext:value-type="float">
            <text:p>1443136946.05775</text:p>
          </table:table-cell>
          <table:table-cell office:value-type="float" office:value="8224" calcext:value-type="float">
            <text:p>8224</text:p>
          </table:table-cell>
          <table:table-cell table:formula="of:=[.B321]-[.$B$2]" office:value-type="float" office:value="66.0575692653656" calcext:value-type="float">
            <text:p>66.0575692654</text:p>
          </table:table-cell>
          <table:table-cell table:formula="of:=[.C321]/([.D321]-[.D320])" office:value-type="float" office:value="108574.33009232" calcext:value-type="float">
            <text:p>108574.33009232</text:p>
          </table:table-cell>
          <table:table-cell/>
          <table:table-cell office:value-type="float" office:value="1443136951.71705" calcext:value-type="float">
            <text:p>1443136951.71705</text:p>
          </table:table-cell>
          <table:table-cell table:formula="of:=[.G321]-[.$B$2]" office:value-type="float" office:value="71.7168736457825" calcext:value-type="float">
            <text:p>71.7168736458</text:p>
          </table:table-cell>
          <table:table-cell table:formula="of:=[.C321]/([.H321]-[.H320])" office:value-type="float" office:value="86739.7153835321" calcext:value-type="float">
            <text:p>86739.7153835321</text:p>
          </table:table-cell>
          <table:table-cell table:formula="of:=[.G321]-[.$B321]" office:value-type="float" office:value="5.65930438041687" calcext:value-type="float">
            <text:p>5.659304380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36946.13265" calcext:value-type="float">
            <text:p>1443136946.13265</text:p>
          </table:table-cell>
          <table:table-cell office:value-type="float" office:value="8224" calcext:value-type="float">
            <text:p>8224</text:p>
          </table:table-cell>
          <table:table-cell table:formula="of:=[.B322]-[.$B$2]" office:value-type="float" office:value="66.1324727535248" calcext:value-type="float">
            <text:p>66.1324727535</text:p>
          </table:table-cell>
          <table:table-cell table:formula="of:=[.C322]/([.D322]-[.D321])" office:value-type="float" office:value="109794.61974485" calcext:value-type="float">
            <text:p>109794.61974485</text:p>
          </table:table-cell>
          <table:table-cell/>
          <table:table-cell office:value-type="float" office:value="1443136951.81194" calcext:value-type="float">
            <text:p>1443136951.81194</text:p>
          </table:table-cell>
          <table:table-cell table:formula="of:=[.G322]-[.$B$2]" office:value-type="float" office:value="71.8117561340332" calcext:value-type="float">
            <text:p>71.811756134</text:p>
          </table:table-cell>
          <table:table-cell table:formula="of:=[.C322]/([.H322]-[.H321])" office:value-type="float" office:value="86675.6358482885" calcext:value-type="float">
            <text:p>86675.6358482885</text:p>
          </table:table-cell>
          <table:table-cell table:formula="of:=[.G322]-[.$B322]" office:value-type="float" office:value="5.67928338050842" calcext:value-type="float">
            <text:p>5.679283380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36946.20756" calcext:value-type="float">
            <text:p>1443136946.20756</text:p>
          </table:table-cell>
          <table:table-cell office:value-type="float" office:value="8224" calcext:value-type="float">
            <text:p>8224</text:p>
          </table:table-cell>
          <table:table-cell table:formula="of:=[.B323]-[.$B$2]" office:value-type="float" office:value="66.207377910614" calcext:value-type="float">
            <text:p>66.2073779106</text:p>
          </table:table-cell>
          <table:table-cell table:formula="of:=[.C323]/([.D323]-[.D322])" office:value-type="float" office:value="109792.173457468" calcext:value-type="float">
            <text:p>109792.173457468</text:p>
          </table:table-cell>
          <table:table-cell/>
          <table:table-cell office:value-type="float" office:value="1443136951.90688" calcext:value-type="float">
            <text:p>1443136951.90688</text:p>
          </table:table-cell>
          <table:table-cell table:formula="of:=[.G323]-[.$B$2]" office:value-type="float" office:value="71.9067041873932" calcext:value-type="float">
            <text:p>71.9067041874</text:p>
          </table:table-cell>
          <table:table-cell table:formula="of:=[.C323]/([.H323]-[.H322])" office:value-type="float" office:value="86615.7831463862" calcext:value-type="float">
            <text:p>86615.7831463862</text:p>
          </table:table-cell>
          <table:table-cell table:formula="of:=[.G323]-[.$B323]" office:value-type="float" office:value="5.69932627677918" calcext:value-type="float">
            <text:p>5.699326276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36946.28246" calcext:value-type="float">
            <text:p>1443136946.28246</text:p>
          </table:table-cell>
          <table:table-cell office:value-type="float" office:value="8224" calcext:value-type="float">
            <text:p>8224</text:p>
          </table:table-cell>
          <table:table-cell table:formula="of:=[.B324]-[.$B$2]" office:value-type="float" office:value="66.282274723053" calcext:value-type="float">
            <text:p>66.2822747231</text:p>
          </table:table-cell>
          <table:table-cell table:formula="of:=[.C324]/([.D324]-[.D323])" office:value-type="float" office:value="109804.405984593" calcext:value-type="float">
            <text:p>109804.405984593</text:p>
          </table:table-cell>
          <table:table-cell/>
          <table:table-cell office:value-type="float" office:value="1443136952.0017" calcext:value-type="float">
            <text:p>1443136952.0017</text:p>
          </table:table-cell>
          <table:table-cell table:formula="of:=[.G324]-[.$B$2]" office:value-type="float" office:value="72.0015225410461" calcext:value-type="float">
            <text:p>72.001522541</text:p>
          </table:table-cell>
          <table:table-cell table:formula="of:=[.C324]/([.H324]-[.H323])" office:value-type="float" office:value="86734.2627578282" calcext:value-type="float">
            <text:p>86734.2627578282</text:p>
          </table:table-cell>
          <table:table-cell table:formula="of:=[.G324]-[.$B324]" office:value-type="float" office:value="5.71924781799316" calcext:value-type="float">
            <text:p>5.71924781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36946.35734" calcext:value-type="float">
            <text:p>1443136946.35734</text:p>
          </table:table-cell>
          <table:table-cell office:value-type="float" office:value="8224" calcext:value-type="float">
            <text:p>8224</text:p>
          </table:table-cell>
          <table:table-cell table:formula="of:=[.B325]-[.$B$2]" office:value-type="float" office:value="66.3571600914001" calcext:value-type="float">
            <text:p>66.3571600914</text:p>
          </table:table-cell>
          <table:table-cell table:formula="of:=[.C325]/([.D325]-[.D324])" office:value-type="float" office:value="109821.186454924" calcext:value-type="float">
            <text:p>109821.186454924</text:p>
          </table:table-cell>
          <table:table-cell/>
          <table:table-cell office:value-type="float" office:value="1443136952.03164" calcext:value-type="float">
            <text:p>1443136952.03164</text:p>
          </table:table-cell>
          <table:table-cell table:formula="of:=[.G325]-[.$B$2]" office:value-type="float" office:value="72.0314555168152" calcext:value-type="float">
            <text:p>72.0314555168</text:p>
          </table:table-cell>
          <table:table-cell table:formula="of:=[.C325]/([.H325]-[.H324])" office:value-type="float" office:value="274747.157230701" calcext:value-type="float">
            <text:p>274747.157230701</text:p>
          </table:table-cell>
          <table:table-cell table:formula="of:=[.G325]-[.$B325]" office:value-type="float" office:value="5.67429542541504" calcext:value-type="float">
            <text:p>5.674295425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36946.43224" calcext:value-type="float">
            <text:p>1443136946.43224</text:p>
          </table:table-cell>
          <table:table-cell office:value-type="float" office:value="8224" calcext:value-type="float">
            <text:p>8224</text:p>
          </table:table-cell>
          <table:table-cell table:formula="of:=[.B326]-[.$B$2]" office:value-type="float" office:value="66.4320549964905" calcext:value-type="float">
            <text:p>66.4320549965</text:p>
          </table:table-cell>
          <table:table-cell table:formula="of:=[.C326]/([.D326]-[.D325])" office:value-type="float" office:value="109807.202373525" calcext:value-type="float">
            <text:p>109807.202373525</text:p>
          </table:table-cell>
          <table:table-cell/>
          <table:table-cell office:value-type="float" office:value="1443136952.0616" calcext:value-type="float">
            <text:p>1443136952.0616</text:p>
          </table:table-cell>
          <table:table-cell table:formula="of:=[.G326]-[.$B$2]" office:value-type="float" office:value="72.0614202022553" calcext:value-type="float">
            <text:p>72.0614202023</text:p>
          </table:table-cell>
          <table:table-cell table:formula="of:=[.C326]/([.H326]-[.H325])" office:value-type="float" office:value="274456.410244985" calcext:value-type="float">
            <text:p>274456.410244985</text:p>
          </table:table-cell>
          <table:table-cell table:formula="of:=[.G326]-[.$B326]" office:value-type="float" office:value="5.62936520576477" calcext:value-type="float">
            <text:p>5.629365205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36946.50718" calcext:value-type="float">
            <text:p>1443136946.50718</text:p>
          </table:table-cell>
          <table:table-cell office:value-type="float" office:value="8224" calcext:value-type="float">
            <text:p>8224</text:p>
          </table:table-cell>
          <table:table-cell table:formula="of:=[.B327]-[.$B$2]" office:value-type="float" office:value="66.5069963932037" calcext:value-type="float">
            <text:p>66.5069963932</text:p>
          </table:table-cell>
          <table:table-cell table:formula="of:=[.C327]/([.D327]-[.D326])" office:value-type="float" office:value="109739.080944367" calcext:value-type="float">
            <text:p>109739.080944367</text:p>
          </table:table-cell>
          <table:table-cell/>
          <table:table-cell office:value-type="float" office:value="1443136952.09157" calcext:value-type="float">
            <text:p>1443136952.09157</text:p>
          </table:table-cell>
          <table:table-cell table:formula="of:=[.G327]-[.$B$2]" office:value-type="float" office:value="72.0913846492767" calcext:value-type="float">
            <text:p>72.0913846493</text:p>
          </table:table-cell>
          <table:table-cell table:formula="of:=[.C327]/([.H327]-[.H326])" office:value-type="float" office:value="274458.59401655" calcext:value-type="float">
            <text:p>274458.59401655</text:p>
          </table:table-cell>
          <table:table-cell table:formula="of:=[.G327]-[.$B327]" office:value-type="float" office:value="5.584388256073" calcext:value-type="float">
            <text:p>5.584388256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36946.58208" calcext:value-type="float">
            <text:p>1443136946.58208</text:p>
          </table:table-cell>
          <table:table-cell office:value-type="float" office:value="8224" calcext:value-type="float">
            <text:p>8224</text:p>
          </table:table-cell>
          <table:table-cell table:formula="of:=[.B328]-[.$B$2]" office:value-type="float" office:value="66.5818994045258" calcext:value-type="float">
            <text:p>66.5818994045</text:p>
          </table:table-cell>
          <table:table-cell table:formula="of:=[.C328]/([.D328]-[.D327])" office:value-type="float" office:value="109795.318704125" calcext:value-type="float">
            <text:p>109795.318704125</text:p>
          </table:table-cell>
          <table:table-cell/>
          <table:table-cell office:value-type="float" office:value="1443136952.1215" calcext:value-type="float">
            <text:p>1443136952.1215</text:p>
          </table:table-cell>
          <table:table-cell table:formula="of:=[.G328]-[.$B$2]" office:value-type="float" office:value="72.1213209629059" calcext:value-type="float">
            <text:p>72.1213209629</text:p>
          </table:table-cell>
          <table:table-cell table:formula="of:=[.C328]/([.H328]-[.H327])" office:value-type="float" office:value="274716.523279336" calcext:value-type="float">
            <text:p>274716.523279336</text:p>
          </table:table-cell>
          <table:table-cell table:formula="of:=[.G328]-[.$B328]" office:value-type="float" office:value="5.53942155838013" calcext:value-type="float">
            <text:p>5.539421558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36946.65698" calcext:value-type="float">
            <text:p>1443136946.65698</text:p>
          </table:table-cell>
          <table:table-cell office:value-type="float" office:value="8224" calcext:value-type="float">
            <text:p>8224</text:p>
          </table:table-cell>
          <table:table-cell table:formula="of:=[.B329]-[.$B$2]" office:value-type="float" office:value="66.6567978858948" calcext:value-type="float">
            <text:p>66.6567978859</text:p>
          </table:table-cell>
          <table:table-cell table:formula="of:=[.C329]/([.D329]-[.D328])" office:value-type="float" office:value="109801.95926111" calcext:value-type="float">
            <text:p>109801.95926111</text:p>
          </table:table-cell>
          <table:table-cell/>
          <table:table-cell office:value-type="float" office:value="1443136952.15142" calcext:value-type="float">
            <text:p>1443136952.15142</text:p>
          </table:table-cell>
          <table:table-cell table:formula="of:=[.G329]-[.$B$2]" office:value-type="float" office:value="72.1512377262116" calcext:value-type="float">
            <text:p>72.1512377262</text:p>
          </table:table-cell>
          <table:table-cell table:formula="of:=[.C329]/([.H329]-[.H328])" office:value-type="float" office:value="274896.047943895" calcext:value-type="float">
            <text:p>274896.047943895</text:p>
          </table:table-cell>
          <table:table-cell table:formula="of:=[.G329]-[.$B329]" office:value-type="float" office:value="5.49443984031677" calcext:value-type="float">
            <text:p>5.494439840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36946.73188" calcext:value-type="float">
            <text:p>1443136946.73188</text:p>
          </table:table-cell>
          <table:table-cell office:value-type="float" office:value="8224" calcext:value-type="float">
            <text:p>8224</text:p>
          </table:table-cell>
          <table:table-cell table:formula="of:=[.B330]-[.$B$2]" office:value-type="float" office:value="66.7316982746124" calcext:value-type="float">
            <text:p>66.7316982746</text:p>
          </table:table-cell>
          <table:table-cell table:formula="of:=[.C330]/([.D330]-[.D329])" office:value-type="float" office:value="109799.163139215" calcext:value-type="float">
            <text:p>109799.163139215</text:p>
          </table:table-cell>
          <table:table-cell/>
          <table:table-cell office:value-type="float" office:value="1443136952.1814" calcext:value-type="float">
            <text:p>1443136952.1814</text:p>
          </table:table-cell>
          <table:table-cell table:formula="of:=[.G330]-[.$B$2]" office:value-type="float" office:value="72.1812224388123" calcext:value-type="float">
            <text:p>72.1812224388</text:p>
          </table:table-cell>
          <table:table-cell table:formula="of:=[.C330]/([.H330]-[.H329])" office:value-type="float" office:value="274273.09741184" calcext:value-type="float">
            <text:p>274273.09741184</text:p>
          </table:table-cell>
          <table:table-cell table:formula="of:=[.G330]-[.$B330]" office:value-type="float" office:value="5.44952416419983" calcext:value-type="float">
            <text:p>5.449524164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36946.80683" calcext:value-type="float">
            <text:p>1443136946.80683</text:p>
          </table:table-cell>
          <table:table-cell office:value-type="float" office:value="8224" calcext:value-type="float">
            <text:p>8224</text:p>
          </table:table-cell>
          <table:table-cell table:formula="of:=[.B331]-[.$B$2]" office:value-type="float" office:value="66.8066494464874" calcext:value-type="float">
            <text:p>66.8066494465</text:p>
          </table:table-cell>
          <table:table-cell table:formula="of:=[.C331]/([.D331]-[.D330])" office:value-type="float" office:value="109724.768729642" calcext:value-type="float">
            <text:p>109724.768729642</text:p>
          </table:table-cell>
          <table:table-cell/>
          <table:table-cell office:value-type="float" office:value="1443136952.21135" calcext:value-type="float">
            <text:p>1443136952.21135</text:p>
          </table:table-cell>
          <table:table-cell table:formula="of:=[.G331]-[.$B$2]" office:value-type="float" office:value="72.2111690044403" calcext:value-type="float">
            <text:p>72.2111690044</text:p>
          </table:table-cell>
          <table:table-cell table:formula="of:=[.C331]/([.H331]-[.H330])" office:value-type="float" office:value="274622.475984236" calcext:value-type="float">
            <text:p>274622.475984236</text:p>
          </table:table-cell>
          <table:table-cell table:formula="of:=[.G331]-[.$B331]" office:value-type="float" office:value="5.40451955795288" calcext:value-type="float">
            <text:p>5.40451955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36946.88172" calcext:value-type="float">
            <text:p>1443136946.88172</text:p>
          </table:table-cell>
          <table:table-cell office:value-type="float" office:value="8224" calcext:value-type="float">
            <text:p>8224</text:p>
          </table:table-cell>
          <table:table-cell table:formula="of:=[.B332]-[.$B$2]" office:value-type="float" office:value="66.8815400600433" calcext:value-type="float">
            <text:p>66.88154006</text:p>
          </table:table-cell>
          <table:table-cell table:formula="of:=[.C332]/([.D332]-[.D331])" office:value-type="float" office:value="109813.494769415" calcext:value-type="float">
            <text:p>109813.494769415</text:p>
          </table:table-cell>
          <table:table-cell/>
          <table:table-cell office:value-type="float" office:value="1443136952.24129" calcext:value-type="float">
            <text:p>1443136952.24129</text:p>
          </table:table-cell>
          <table:table-cell table:formula="of:=[.G332]-[.$B$2]" office:value-type="float" office:value="72.2411124706268" calcext:value-type="float">
            <text:p>72.2411124706</text:p>
          </table:table-cell>
          <table:table-cell table:formula="of:=[.C332]/([.H332]-[.H331])" office:value-type="float" office:value="274650.902095675" calcext:value-type="float">
            <text:p>274650.902095675</text:p>
          </table:table-cell>
          <table:table-cell table:formula="of:=[.G332]-[.$B332]" office:value-type="float" office:value="5.3595724105835" calcext:value-type="float">
            <text:p>5.359572410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36946.95667" calcext:value-type="float">
            <text:p>1443136946.95667</text:p>
          </table:table-cell>
          <table:table-cell office:value-type="float" office:value="8224" calcext:value-type="float">
            <text:p>8224</text:p>
          </table:table-cell>
          <table:table-cell table:formula="of:=[.B333]-[.$B$2]" office:value-type="float" office:value="66.9564940929413" calcext:value-type="float">
            <text:p>66.9564940929</text:p>
          </table:table-cell>
          <table:table-cell table:formula="of:=[.C333]/([.D333]-[.D332])" office:value-type="float" office:value="109720.580494942" calcext:value-type="float">
            <text:p>109720.580494942</text:p>
          </table:table-cell>
          <table:table-cell/>
          <table:table-cell office:value-type="float" office:value="1443136952.27126" calcext:value-type="float">
            <text:p>1443136952.27126</text:p>
          </table:table-cell>
          <table:table-cell table:formula="of:=[.G333]-[.$B$2]" office:value-type="float" office:value="72.2710764408112" calcext:value-type="float">
            <text:p>72.2710764408</text:p>
          </table:table-cell>
          <table:table-cell table:formula="of:=[.C333]/([.H333]-[.H332])" office:value-type="float" office:value="274462.961663935" calcext:value-type="float">
            <text:p>274462.961663935</text:p>
          </table:table-cell>
          <table:table-cell table:formula="of:=[.G333]-[.$B333]" office:value-type="float" office:value="5.31458234786987" calcext:value-type="float">
            <text:p>5.314582347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36960.04338" calcext:value-type="float">
            <text:p>1443136960.04338</text:p>
          </table:table-cell>
          <table:table-cell office:value-type="float" office:value="8000" calcext:value-type="float">
            <text:p>8000</text:p>
          </table:table-cell>
          <table:table-cell table:formula="of:=[.B334]-[.$B$2]" office:value-type="float" office:value="80.0431995391846" calcext:value-type="float">
            <text:p>80.0431995392</text:p>
          </table:table-cell>
          <table:table-cell table:formula="of:=[.C334]/([.D334]-[.D333])" office:value-type="float" office:value="611.307409100165" calcext:value-type="float">
            <text:p>611.3074091002</text:p>
          </table:table-cell>
          <table:table-cell/>
          <table:table-cell office:value-type="float" office:value="1443136960.23501" calcext:value-type="float">
            <text:p>1443136960.23501</text:p>
          </table:table-cell>
          <table:table-cell table:formula="of:=[.G334]-[.$B$2]" office:value-type="float" office:value="80.2348301410675" calcext:value-type="float">
            <text:p>80.2348301411</text:p>
          </table:table-cell>
          <table:table-cell table:formula="of:=[.C334]/([.H334]-[.H333])" office:value-type="float" office:value="1004.55140893452" calcext:value-type="float">
            <text:p>1004.5514089345</text:p>
          </table:table-cell>
          <table:table-cell table:formula="of:=[.G334]-[.$B334]" office:value-type="float" office:value="0.191630601882935" calcext:value-type="float">
            <text:p>0.19163060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8:24:22.231435479</dc:date>
    <meta:editing-duration>PT1M6S</meta:editing-duration>
    <meta:editing-cycles>2</meta:editing-cycles>
    <meta:generator>LibreOffice/4.4.2.2$Linux_X86_64 LibreOffice_project/40m0$Build-2</meta:generator>
    <meta:document-statistic meta:table-count="1" meta:cell-count="30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334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334" chart:label-cell-address="source_2.E1:source_2.E1" chart:class="chart:scatter">
            <chart:domain table:cell-range-address="source_2.D2:source_2.D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334</svg:desc>
                </draw:g>
              </table:table-cell>
              <table:table-cell office:value-type="float" office:value="0">
                <text:p>0</text:p>
                <draw:g>
                  <svg:desc>source_2.E2:source_2.E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962732315063">
                <text:p>0.102962732315063</text:p>
              </table:table-cell>
              <table:table-cell office:value-type="float" office:value="79873.5602201655">
                <text:p>79873.5602201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90353012085">
                <text:p>0.20590353012085</text:p>
              </table:table-cell>
              <table:table-cell office:value-type="float" office:value="79890.5795884335">
                <text:p>79890.5795884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84575843811">
                <text:p>0.30884575843811</text:p>
              </table:table-cell>
              <table:table-cell office:value-type="float" office:value="79889.4694085522">
                <text:p>79889.4694085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1794424057007">
                <text:p>0.411794424057007</text:p>
              </table:table-cell>
              <table:table-cell office:value-type="float" office:value="79884.4739808892">
                <text:p>79884.4739808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4731168746948">
                <text:p>0.514731168746948</text:p>
              </table:table-cell>
              <table:table-cell office:value-type="float" office:value="79893.7252656642">
                <text:p>79893.7252656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7666721343994">
                <text:p>0.617666721343994</text:p>
              </table:table-cell>
              <table:table-cell office:value-type="float" office:value="79894.6505119944">
                <text:p>79894.6505119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0603942871094">
                <text:p>0.720603942871094</text:p>
              </table:table-cell>
              <table:table-cell office:value-type="float" office:value="79893.3551731326">
                <text:p>79893.3551731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3552846908569">
                <text:p>0.823552846908569</text:p>
              </table:table-cell>
              <table:table-cell office:value-type="float" office:value="79884.2889770472">
                <text:p>79884.2889770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6498889923096">
                <text:p>0.926498889923096</text:p>
              </table:table-cell>
              <table:table-cell office:value-type="float" office:value="79886.5090797083">
                <text:p>79886.5090797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769899368286">
                <text:p>1.02769899368286</text:p>
              </table:table-cell>
              <table:table-cell office:value-type="float" office:value="81264.7388141279">
                <text:p>81264.7388141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460422515869">
                <text:p>1.12460422515869</text:p>
              </table:table-cell>
              <table:table-cell office:value-type="float" office:value="84866.4192299176">
                <text:p>84866.4192299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149085998535">
                <text:p>1.22149085998535</text:p>
              </table:table-cell>
              <table:table-cell office:value-type="float" office:value="84882.7086905594">
                <text:p>84882.7086905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838393211365">
                <text:p>1.31838393211365</text:p>
              </table:table-cell>
              <table:table-cell office:value-type="float" office:value="84877.0693234973">
                <text:p>84877.0693234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526818275452">
                <text:p>1.41526818275452</text:p>
              </table:table-cell>
              <table:table-cell office:value-type="float" office:value="84884.7975352026">
                <text:p>84884.7975352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215624809265">
                <text:p>1.51215624809265</text:p>
              </table:table-cell>
              <table:table-cell office:value-type="float" office:value="84881.4554331189">
                <text:p>84881.4554331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905718803406">
                <text:p>1.60905718803406</text:p>
              </table:table-cell>
              <table:table-cell office:value-type="float" office:value="84870.1777812771">
                <text:p>84870.1777812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593404769897">
                <text:p>1.70593404769897</text:p>
              </table:table-cell>
              <table:table-cell office:value-type="float" office:value="84891.2736069855">
                <text:p>84891.2736069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282163619995">
                <text:p>1.80282163619995</text:p>
              </table:table-cell>
              <table:table-cell office:value-type="float" office:value="84881.8731814871">
                <text:p>84881.87318148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9973187446594">
                <text:p>1.89973187446594</text:p>
              </table:table-cell>
              <table:table-cell office:value-type="float" office:value="84862.0346740604">
                <text:p>84862.0346740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664926528931">
                <text:p>1.99664926528931</text:p>
              </table:table-cell>
              <table:table-cell office:value-type="float" office:value="84855.7718086794">
                <text:p>84855.7718086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7764720916748">
                <text:p>2.07764720916748</text:p>
              </table:table-cell>
              <table:table-cell office:value-type="float" office:value="101533.441544756">
                <text:p>101533.441544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5809631347656">
                <text:p>2.15809631347656</text:p>
              </table:table-cell>
              <table:table-cell office:value-type="float" office:value="102226.122598006">
                <text:p>102226.122598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3854994773865">
                <text:p>2.23854994773865</text:p>
              </table:table-cell>
              <table:table-cell office:value-type="float" office:value="102220.366742037">
                <text:p>102220.366742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1899929046631">
                <text:p>2.31899929046631</text:p>
              </table:table-cell>
              <table:table-cell office:value-type="float" office:value="102225.819642058">
                <text:p>102225.819642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9944577217102">
                <text:p>2.39944577217102</text:p>
              </table:table-cell>
              <table:table-cell office:value-type="float" office:value="102229.455231953">
                <text:p>102229.4552319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7989463806152">
                <text:p>2.47989463806152</text:p>
              </table:table-cell>
              <table:table-cell office:value-type="float" office:value="102226.42555575">
                <text:p>102226.425555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6034421920776">
                <text:p>2.56034421920776</text:p>
              </table:table-cell>
              <table:table-cell office:value-type="float" office:value="102225.516687906">
                <text:p>102225.516687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4080286026001">
                <text:p>2.64080286026001</text:p>
              </table:table-cell>
              <table:table-cell office:value-type="float" office:value="102214.005760546">
                <text:p>102214.0057605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2125506401062">
                <text:p>2.72125506401062</text:p>
              </table:table-cell>
              <table:table-cell office:value-type="float" office:value="102222.184310739">
                <text:p>102222.1843107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0171227455139">
                <text:p>2.80171227455139</text:p>
              </table:table-cell>
              <table:table-cell office:value-type="float" office:value="102215.823103046">
                <text:p>102215.823103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8216161727905">
                <text:p>2.88216161727905</text:p>
              </table:table-cell>
              <table:table-cell office:value-type="float" office:value="102225.819642058">
                <text:p>102225.8196420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626202583313">
                <text:p>2.9626202583313</text:p>
              </table:table-cell>
              <table:table-cell office:value-type="float" office:value="102214.005760546">
                <text:p>102214.0057605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4411220550537">
                <text:p>3.04411220550537</text:p>
              </table:table-cell>
              <table:table-cell office:value-type="float" office:value="100917.946928339">
                <text:p>100917.9469283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2648844718933">
                <text:p>3.12648844718933</text:p>
              </table:table-cell>
              <table:table-cell office:value-type="float" office:value="99834.6104639215">
                <text:p>99834.61046392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0885324478149">
                <text:p>3.20885324478149</text:p>
              </table:table-cell>
              <table:table-cell office:value-type="float" office:value="99848.4818808382">
                <text:p>99848.48188083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9127860069275">
                <text:p>3.29127860069275</text:p>
              </table:table-cell>
              <table:table-cell office:value-type="float" office:value="99775.1227044085">
                <text:p>99775.1227044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7365508079529">
                <text:p>3.37365508079529</text:p>
              </table:table-cell>
              <table:table-cell office:value-type="float" office:value="99834.321517053">
                <text:p>99834.321517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5603108406067">
                <text:p>3.45603108406067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3840470314026">
                <text:p>3.53840470314026</text:p>
              </table:table-cell>
              <table:table-cell office:value-type="float" office:value="99837.7889898698">
                <text:p>99837.7889898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2078261375427">
                <text:p>3.62078261375427</text:p>
              </table:table-cell>
              <table:table-cell office:value-type="float" office:value="99832.5878709647">
                <text:p>99832.58787096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0315623283386">
                <text:p>3.70315623283386</text:p>
              </table:table-cell>
              <table:table-cell office:value-type="float" office:value="99837.7889898698">
                <text:p>99837.7889898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8553771972656">
                <text:p>3.78553771972656</text:p>
              </table:table-cell>
              <table:table-cell office:value-type="float" office:value="99828.254019153">
                <text:p>99828.254019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6791491508484">
                <text:p>3.86791491508484</text:p>
              </table:table-cell>
              <table:table-cell office:value-type="float" office:value="99833.4546864825">
                <text:p>99833.45468648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5031046867371">
                <text:p>3.95031046867371</text:p>
              </table:table-cell>
              <table:table-cell office:value-type="float" office:value="99811.2111854441">
                <text:p>99811.21118544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03253722190857">
                <text:p>4.03253722190857</text:p>
              </table:table-cell>
              <table:table-cell office:value-type="float" office:value="100016.110042797">
                <text:p>100016.1100427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1451077461243">
                <text:p>4.11451077461243</text:p>
              </table:table-cell>
              <table:table-cell office:value-type="float" office:value="100325.040561686">
                <text:p>100325.040561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9647884368897">
                <text:p>4.19647884368897</text:p>
              </table:table-cell>
              <table:table-cell office:value-type="float" office:value="100331.752262223">
                <text:p>100331.752262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7844572067261">
                <text:p>4.27844572067261</text:p>
              </table:table-cell>
              <table:table-cell office:value-type="float" office:value="100333.211446389">
                <text:p>100333.2114463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6041736602783">
                <text:p>4.36041736602783</text:p>
              </table:table-cell>
              <table:table-cell office:value-type="float" office:value="100327.37496437">
                <text:p>100327.37496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4240617752075">
                <text:p>4.44240617752075</text:p>
              </table:table-cell>
              <table:table-cell office:value-type="float" office:value="100306.369250275">
                <text:p>100306.369250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2438735961914">
                <text:p>4.52438735961914</text:p>
              </table:table-cell>
              <table:table-cell office:value-type="float" office:value="100315.704037179">
                <text:p>100315.704037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60651659965515">
                <text:p>4.60651659965515</text:p>
              </table:table-cell>
              <table:table-cell office:value-type="float" office:value="100134.860573336">
                <text:p>100134.860573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8851947784424">
                <text:p>4.68851947784424</text:p>
              </table:table-cell>
              <table:table-cell office:value-type="float" office:value="100289.162790562">
                <text:p>100289.1627905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7050995826721">
                <text:p>4.77050995826721</text:p>
              </table:table-cell>
              <table:table-cell office:value-type="float" office:value="100304.327497216">
                <text:p>100304.3274972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8525071144104">
                <text:p>4.8525071144104</text:p>
              </table:table-cell>
              <table:table-cell office:value-type="float" office:value="100296.161316116">
                <text:p>100296.161316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3446683883667">
                <text:p>4.93446683883667</text:p>
              </table:table-cell>
              <table:table-cell office:value-type="float" office:value="100341.967442781">
                <text:p>100341.9674427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1573014259338">
                <text:p>5.01573014259338</text:p>
              </table:table-cell>
              <table:table-cell office:value-type="float" office:value="101201.89088818">
                <text:p>101201.890888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9420824050903">
                <text:p>5.09420824050903</text:p>
              </table:table-cell>
              <table:table-cell office:value-type="float" office:value="104793.569396131">
                <text:p>104793.569396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7269587516785">
                <text:p>5.17269587516785</text:p>
              </table:table-cell>
              <table:table-cell office:value-type="float" office:value="104780.836315807">
                <text:p>104780.8363158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5115609169006">
                <text:p>5.25115609169006</text:p>
              </table:table-cell>
              <table:table-cell office:value-type="float" office:value="104817.452264758">
                <text:p>104817.4522647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2959461212158">
                <text:p>5.32959461212158</text:p>
              </table:table-cell>
              <table:table-cell office:value-type="float" office:value="104846.444766638">
                <text:p>104846.4447666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0805673599243">
                <text:p>5.40805673599243</text:p>
              </table:table-cell>
              <table:table-cell office:value-type="float" office:value="104814.904240126">
                <text:p>104814.904240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865345954895">
                <text:p>5.4865345954895</text:p>
              </table:table-cell>
              <table:table-cell office:value-type="float" office:value="104793.88776279">
                <text:p>104793.887762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6501269340515">
                <text:p>5.56501269340515</text:p>
              </table:table-cell>
              <table:table-cell office:value-type="float" office:value="104793.569396131">
                <text:p>104793.5693961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4347052574158">
                <text:p>5.64347052574158</text:p>
              </table:table-cell>
              <table:table-cell office:value-type="float" office:value="104820.637469764">
                <text:p>104820.6374697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2193598747253">
                <text:p>5.72193598747253</text:p>
              </table:table-cell>
              <table:table-cell office:value-type="float" office:value="104810.445495096">
                <text:p>104810.4454950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0040574073792">
                <text:p>5.80040574073792</text:p>
              </table:table-cell>
              <table:table-cell office:value-type="float" office:value="104804.713380286">
                <text:p>104804.7133802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87889361381531">
                <text:p>5.87889361381531</text:p>
              </table:table-cell>
              <table:table-cell office:value-type="float" office:value="104780.518028445">
                <text:p>104780.5180284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5736503601074">
                <text:p>5.95736503601074</text:p>
              </table:table-cell>
              <table:table-cell office:value-type="float" office:value="104802.484393847">
                <text:p>104802.4843938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03419852256775">
                <text:p>6.03419852256775</text:p>
              </table:table-cell>
              <table:table-cell office:value-type="float" office:value="107036.662899557">
                <text:p>107036.6628995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091103553772">
                <text:p>6.1091103553772</text:p>
              </table:table-cell>
              <table:table-cell office:value-type="float" office:value="109782.389397937">
                <text:p>109782.3893979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1840341091156">
                <text:p>6.1840341091156</text:p>
              </table:table-cell>
              <table:table-cell office:value-type="float" office:value="109764.922199629">
                <text:p>109764.9221996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25894808769226">
                <text:p>6.25894808769226</text:p>
              </table:table-cell>
              <table:table-cell office:value-type="float" office:value="109779.244891984">
                <text:p>109779.244891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33384895324707">
                <text:p>6.33384895324707</text:p>
              </table:table-cell>
              <table:table-cell office:value-type="float" office:value="109798.464130992">
                <text:p>109798.4641309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40874910354614">
                <text:p>6.40874910354614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8365330696106">
                <text:p>6.48365330696106</text:p>
              </table:table-cell>
              <table:table-cell office:value-type="float" office:value="109793.571322624">
                <text:p>109793.5713226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55855250358582">
                <text:p>6.55855250358582</text:p>
              </table:table-cell>
              <table:table-cell office:value-type="float" office:value="109800.910698711">
                <text:p>109800.9106987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63346004486084">
                <text:p>6.63346004486084</text:p>
              </table:table-cell>
              <table:table-cell office:value-type="float" office:value="109788.6789503">
                <text:p>109788.6789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70837640762329">
                <text:p>6.70837640762329</text:p>
              </table:table-cell>
              <table:table-cell office:value-type="float" office:value="109775.751207745">
                <text:p>109775.7512077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8325891494751">
                <text:p>6.78325891494751</text:p>
              </table:table-cell>
              <table:table-cell office:value-type="float" office:value="109825.382373917">
                <text:p>109825.3823739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5816097259522">
                <text:p>6.85816097259522</text:p>
              </table:table-cell>
              <table:table-cell office:value-type="float" office:value="109796.716649372">
                <text:p>109796.7166493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3306589126587">
                <text:p>6.93306589126587</text:p>
              </table:table-cell>
              <table:table-cell office:value-type="float" office:value="109792.52292042">
                <text:p>109792.522920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109333992004">
                <text:p>20.0109333992004</text:p>
              </table:table-cell>
              <table:table-cell office:value-type="float" office:value="628.848701442369">
                <text:p>628.848701442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1138784885406">
                <text:p>20.1138784885406</text:p>
              </table:table-cell>
              <table:table-cell office:value-type="float" office:value="79887.2491413511">
                <text:p>79887.24914135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216814994812">
                <text:p>20.216814994812</text:p>
              </table:table-cell>
              <table:table-cell office:value-type="float" office:value="79893.9103132159">
                <text:p>79893.91031321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3197629451752">
                <text:p>20.3197629451752</text:p>
              </table:table-cell>
              <table:table-cell office:value-type="float" office:value="79885.0289975567">
                <text:p>79885.02899755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422709941864">
                <text:p>20.422709941864</text:p>
              </table:table-cell>
              <table:table-cell office:value-type="float" office:value="79885.7690317769">
                <text:p>79885.76903177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5256524085999">
                <text:p>20.5256524085999</text:p>
              </table:table-cell>
              <table:table-cell office:value-type="float" office:value="79889.2843815718">
                <text:p>79889.28438157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6286072731018">
                <text:p>20.6286072731018</text:p>
              </table:table-cell>
              <table:table-cell office:value-type="float" office:value="79879.6641594724">
                <text:p>79879.664159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7315626144409">
                <text:p>20.7315626144409</text:p>
              </table:table-cell>
              <table:table-cell office:value-type="float" office:value="79879.2941971998">
                <text:p>79879.2941971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8345305919647">
                <text:p>20.8345305919647</text:p>
              </table:table-cell>
              <table:table-cell office:value-type="float" office:value="79869.4914455206">
                <text:p>79869.4914455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9374928474426">
                <text:p>20.9374928474426</text:p>
              </table:table-cell>
              <table:table-cell office:value-type="float" office:value="79873.9301293258">
                <text:p>79873.93012932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0380215644836">
                <text:p>21.0380215644836</text:p>
              </table:table-cell>
              <table:table-cell office:value-type="float" office:value="81807.4699654688">
                <text:p>81807.4699654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1349458694458">
                <text:p>21.1349458694458</text:p>
              </table:table-cell>
              <table:table-cell office:value-type="float" office:value="84849.7185841143">
                <text:p>84849.71858411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2318408489227">
                <text:p>21.2318408489227</text:p>
              </table:table-cell>
              <table:table-cell office:value-type="float" office:value="84875.3985438243">
                <text:p>84875.39854382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3287274837494">
                <text:p>21.3287274837494</text:p>
              </table:table-cell>
              <table:table-cell office:value-type="float" office:value="84882.7086905594">
                <text:p>84882.70869055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4256348609924">
                <text:p>21.4256348609924</text:p>
              </table:table-cell>
              <table:table-cell office:value-type="float" office:value="84864.5400790732">
                <text:p>84864.54007907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5225684642792">
                <text:p>21.5225684642792</text:p>
              </table:table-cell>
              <table:table-cell office:value-type="float" office:value="84841.5794022663">
                <text:p>84841.57940226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6194813251495">
                <text:p>21.6194813251495</text:p>
              </table:table-cell>
              <table:table-cell office:value-type="float" office:value="84859.7381827486">
                <text:p>84859.73818274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163701057434">
                <text:p>21.7163701057434</text:p>
              </table:table-cell>
              <table:table-cell office:value-type="float" office:value="84880.8288182765">
                <text:p>84880.8288182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8132755756378">
                <text:p>21.8132755756378</text:p>
              </table:table-cell>
              <table:table-cell office:value-type="float" office:value="84866.2104312697">
                <text:p>84866.21043126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910190820694">
                <text:p>21.910190820694</text:p>
              </table:table-cell>
              <table:table-cell office:value-type="float" office:value="84857.650571229">
                <text:p>84857.6505712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0058648586273">
                <text:p>22.0058648586273</text:p>
              </table:table-cell>
              <table:table-cell office:value-type="float" office:value="85958.5335546219">
                <text:p>85958.53355462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0863192081451">
                <text:p>22.0863192081451</text:p>
              </table:table-cell>
              <table:table-cell office:value-type="float" office:value="102219.457981923">
                <text:p>102219.4579819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1667771339416">
                <text:p>22.1667771339416</text:p>
              </table:table-cell>
              <table:table-cell office:value-type="float" office:value="102214.914423718">
                <text:p>102214.9144237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2472124099731">
                <text:p>22.2472124099731</text:p>
              </table:table-cell>
              <table:table-cell office:value-type="float" office:value="102243.697115926">
                <text:p>102243.6971159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3276629447937">
                <text:p>22.3276629447937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4081079959869">
                <text:p>22.4081079959869</text:p>
              </table:table-cell>
              <table:table-cell office:value-type="float" office:value="102231.273123876">
                <text:p>102231.2731238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4885711669922">
                <text:p>22.4885711669922</text:p>
              </table:table-cell>
              <table:table-cell office:value-type="float" office:value="102208.251268938">
                <text:p>102208.2512689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5690100193024">
                <text:p>22.5690100193024</text:p>
              </table:table-cell>
              <table:table-cell office:value-type="float" office:value="102239.1514027">
                <text:p>102239.15140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6494567394257">
                <text:p>22.6494567394257</text:p>
              </table:table-cell>
              <table:table-cell office:value-type="float" office:value="102229.152256252">
                <text:p>102229.1522562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7299089431763">
                <text:p>22.7299089431763</text:p>
              </table:table-cell>
              <table:table-cell office:value-type="float" office:value="102222.184310739">
                <text:p>102222.1843107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103494644165">
                <text:p>22.8103494644165</text:p>
              </table:table-cell>
              <table:table-cell office:value-type="float" office:value="102237.030208185">
                <text:p>102237.0302081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908185958862">
                <text:p>22.8908185958862</text:p>
              </table:table-cell>
              <table:table-cell office:value-type="float" office:value="102200.680556543">
                <text:p>102200.6805565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713010787964">
                <text:p>22.9713010787964</text:p>
              </table:table-cell>
              <table:table-cell office:value-type="float" office:value="102183.726229974">
                <text:p>102183.7262299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0529975891113">
                <text:p>23.0529975891113</text:p>
              </table:table-cell>
              <table:table-cell office:value-type="float" office:value="100665.254467986">
                <text:p>100665.2544679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1353802680969">
                <text:p>23.1353802680969</text:p>
              </table:table-cell>
              <table:table-cell office:value-type="float" office:value="99826.809485498">
                <text:p>99826.8094854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2177605628967">
                <text:p>23.2177605628967</text:p>
              </table:table-cell>
              <table:table-cell office:value-type="float" office:value="99829.6985946146">
                <text:p>99829.69859461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3001408576965">
                <text:p>23.3001408576965</text:p>
              </table:table-cell>
              <table:table-cell office:value-type="float" office:value="99829.6985946146">
                <text:p>99829.6985946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3825216293335">
                <text:p>23.3825216293335</text:p>
              </table:table-cell>
              <table:table-cell office:value-type="float" office:value="99829.1207594131">
                <text:p>99829.12075941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4648973941803">
                <text:p>23.4648973941803</text:p>
              </table:table-cell>
              <table:table-cell office:value-type="float" office:value="99835.1883626765">
                <text:p>99835.18836267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5472745895386">
                <text:p>23.5472745895386</text:p>
              </table:table-cell>
              <table:table-cell office:value-type="float" office:value="99833.4546864825">
                <text:p>99833.4546864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6296701431274">
                <text:p>23.6296701431274</text:p>
              </table:table-cell>
              <table:table-cell office:value-type="float" office:value="99811.2111854441">
                <text:p>99811.21118544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7120549678802">
                <text:p>23.7120549678802</text:p>
              </table:table-cell>
              <table:table-cell office:value-type="float" office:value="99824.2094302656">
                <text:p>99824.20943026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7944378852844">
                <text:p>23.7944378852844</text:p>
              </table:table-cell>
              <table:table-cell office:value-type="float" office:value="99826.5205837836">
                <text:p>99826.52058378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8768148422241">
                <text:p>23.8768148422241</text:p>
              </table:table-cell>
              <table:table-cell office:value-type="float" office:value="99833.7436283334">
                <text:p>99833.74362833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9592118263245">
                <text:p>23.9592118263245</text:p>
              </table:table-cell>
              <table:table-cell office:value-type="float" office:value="99809.4783418886">
                <text:p>99809.4783418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0413901805878">
                <text:p>24.0413901805878</text:p>
              </table:table-cell>
              <table:table-cell office:value-type="float" office:value="100075.014567092">
                <text:p>100075.014567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1233651638031">
                <text:p>24.1233651638031</text:p>
              </table:table-cell>
              <table:table-cell office:value-type="float" office:value="100323.289830962">
                <text:p>100323.2898309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2053265571594">
                <text:p>24.2053265571594</text:p>
              </table:table-cell>
              <table:table-cell office:value-type="float" office:value="100339.924240265">
                <text:p>100339.9242402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2872862815857">
                <text:p>24.2872862815857</text:p>
              </table:table-cell>
              <table:table-cell office:value-type="float" office:value="100341.967442781">
                <text:p>100341.9674427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3692529201508">
                <text:p>24.3692529201508</text:p>
              </table:table-cell>
              <table:table-cell office:value-type="float" office:value="100333.503288316">
                <text:p>100333.5032883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4512174129486">
                <text:p>24.4512174129486</text:p>
              </table:table-cell>
              <table:table-cell office:value-type="float" office:value="100336.129942057">
                <text:p>100336.1299420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5331869125366">
                <text:p>24.5331869125366</text:p>
              </table:table-cell>
              <table:table-cell office:value-type="float" office:value="100330.001297247">
                <text:p>100330.0012972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6151583194733">
                <text:p>24.6151583194733</text:p>
              </table:table-cell>
              <table:table-cell office:value-type="float" office:value="100327.666772344">
                <text:p>100327.6667723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971395015717">
                <text:p>24.6971395015717</text:p>
              </table:table-cell>
              <table:table-cell office:value-type="float" office:value="100315.704037179">
                <text:p>100315.7040371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791180610657">
                <text:p>24.7791180610657</text:p>
              </table:table-cell>
              <table:table-cell office:value-type="float" office:value="100318.913271464">
                <text:p>100318.9132714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610897064209">
                <text:p>24.8610897064209</text:p>
              </table:table-cell>
              <table:table-cell office:value-type="float" office:value="100327.37496437">
                <text:p>100327.374964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9430656433105">
                <text:p>24.9430656433105</text:p>
              </table:table-cell>
              <table:table-cell office:value-type="float" office:value="100322.122711091">
                <text:p>100322.1227110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0239715576172">
                <text:p>25.0239715576172</text:p>
              </table:table-cell>
              <table:table-cell office:value-type="float" office:value="101648.934697534">
                <text:p>101648.934697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1024470329285">
                <text:p>25.1024470329285</text:p>
              </table:table-cell>
              <table:table-cell office:value-type="float" office:value="104797.071535774">
                <text:p>104797.0715357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1809296607971">
                <text:p>25.1809296607971</text:p>
              </table:table-cell>
              <table:table-cell office:value-type="float" office:value="104787.520797132">
                <text:p>104787.5207971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2593965530396">
                <text:p>25.2593965530396</text:p>
              </table:table-cell>
              <table:table-cell office:value-type="float" office:value="104808.534720492">
                <text:p>104808.5347204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3378765583038">
                <text:p>25.3378765583038</text:p>
              </table:table-cell>
              <table:table-cell office:value-type="float" office:value="104791.022532499">
                <text:p>104791.0225324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4163491725922">
                <text:p>25.4163491725922</text:p>
              </table:table-cell>
              <table:table-cell office:value-type="float" office:value="104800.892318723">
                <text:p>104800.8923187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4948174953461">
                <text:p>25.4948174953461</text:p>
              </table:table-cell>
              <table:table-cell office:value-type="float" office:value="104806.624015557">
                <text:p>104806.6240155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5732870101929">
                <text:p>25.5732870101929</text:p>
              </table:table-cell>
              <table:table-cell office:value-type="float" office:value="104805.03181466">
                <text:p>104805.031814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6517465114594">
                <text:p>25.6517465114594</text:p>
              </table:table-cell>
              <table:table-cell office:value-type="float" office:value="104818.407805933">
                <text:p>104818.4078059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7302300930023">
                <text:p>25.7302300930023</text:p>
              </table:table-cell>
              <table:table-cell office:value-type="float" office:value="104786.247496841">
                <text:p>104786.2474968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8086910247803">
                <text:p>25.8086910247803</text:p>
              </table:table-cell>
              <table:table-cell office:value-type="float" office:value="104816.496741003">
                <text:p>104816.4967410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8871605396271">
                <text:p>25.8871605396271</text:p>
              </table:table-cell>
              <table:table-cell office:value-type="float" office:value="104805.03181466">
                <text:p>104805.031814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9656164646149">
                <text:p>25.9656164646149</text:p>
              </table:table-cell>
              <table:table-cell office:value-type="float" office:value="104823.185773153">
                <text:p>104823.1857731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0420866012573">
                <text:p>26.0420866012573</text:p>
              </table:table-cell>
              <table:table-cell office:value-type="float" office:value="107545.250487156">
                <text:p>107545.2504871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1169965267181">
                <text:p>26.1169965267181</text:p>
              </table:table-cell>
              <table:table-cell office:value-type="float" office:value="109785.184665574">
                <text:p>109785.1846655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1919116973877">
                <text:p>26.1919116973877</text:p>
              </table:table-cell>
              <table:table-cell office:value-type="float" office:value="109777.498022068">
                <text:p>109777.4980220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266829252243">
                <text:p>26.266829252243</text:p>
              </table:table-cell>
              <table:table-cell office:value-type="float" office:value="109774.004449013">
                <text:p>109774.0044490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3417370319366">
                <text:p>26.3417370319366</text:p>
              </table:table-cell>
              <table:table-cell office:value-type="float" office:value="109788.329511818">
                <text:p>109788.3295118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4166378974915">
                <text:p>26.4166378974915</text:p>
              </table:table-cell>
              <table:table-cell office:value-type="float" office:value="109798.464130992">
                <text:p>109798.4641309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4915342330933">
                <text:p>26.4915342330933</text:p>
              </table:table-cell>
              <table:table-cell office:value-type="float" office:value="109805.105068473">
                <text:p>109805.1050684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664427280426">
                <text:p>26.5664427280426</text:p>
              </table:table-cell>
              <table:table-cell office:value-type="float" office:value="109787.281209718">
                <text:p>109787.2812097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6413466930389">
                <text:p>26.6413466930389</text:p>
              </table:table-cell>
              <table:table-cell office:value-type="float" office:value="109793.920794474">
                <text:p>109793.9207944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7162475585937">
                <text:p>26.7162475585937</text:p>
              </table:table-cell>
              <table:table-cell office:value-type="float" office:value="109798.464130992">
                <text:p>109798.4641309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7911443710327">
                <text:p>26.7911443710327</text:p>
              </table:table-cell>
              <table:table-cell office:value-type="float" office:value="109804.405984593">
                <text:p>109804.4059845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8660573959351">
                <text:p>26.8660573959351</text:p>
              </table:table-cell>
              <table:table-cell office:value-type="float" office:value="109780.642427946">
                <text:p>109780.6424279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9409763813019">
                <text:p>26.9409763813019</text:p>
              </table:table-cell>
              <table:table-cell office:value-type="float" office:value="109771.908411911">
                <text:p>109771.9084119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218517780304">
                <text:p>40.0218517780304</text:p>
              </table:table-cell>
              <table:table-cell office:value-type="float" office:value="628.704100495965">
                <text:p>628.7041004959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1248202323914">
                <text:p>40.1248202323914</text:p>
              </table:table-cell>
              <table:table-cell office:value-type="float" office:value="79869.1215774716">
                <text:p>79869.12157747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2277598381042">
                <text:p>40.2277598381042</text:p>
              </table:table-cell>
              <table:table-cell office:value-type="float" office:value="79891.5047619048">
                <text:p>79891.50476190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3306753635407">
                <text:p>40.3306753635407</text:p>
              </table:table-cell>
              <table:table-cell office:value-type="float" office:value="79910.1978552515">
                <text:p>79910.19785525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4335734844208">
                <text:p>40.4335734844208</text:p>
              </table:table-cell>
              <table:table-cell office:value-type="float" office:value="79923.7141519882">
                <text:p>79923.71415198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5364904403687">
                <text:p>40.5364904403687</text:p>
              </table:table-cell>
              <table:table-cell office:value-type="float" office:value="79909.0871300661">
                <text:p>79909.08713006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6394028663635">
                <text:p>40.6394028663635</text:p>
              </table:table-cell>
              <table:table-cell office:value-type="float" office:value="79912.6045324178">
                <text:p>79912.60453241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7423348426819">
                <text:p>40.7423348426819</text:p>
              </table:table-cell>
              <table:table-cell office:value-type="float" office:value="79897.4263795723">
                <text:p>79897.42637957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845249414444">
                <text:p>40.845249414444</text:p>
              </table:table-cell>
              <table:table-cell office:value-type="float" office:value="79910.9383558629">
                <text:p>79910.93835586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9482002258301">
                <text:p>40.9482002258301</text:p>
              </table:table-cell>
              <table:table-cell office:value-type="float" office:value="79882.8089771588">
                <text:p>79882.80897715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048089504242">
                <text:p>41.048089504242</text:p>
              </table:table-cell>
              <table:table-cell office:value-type="float" office:value="82331.1583660727">
                <text:p>82331.15836607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1449472904205">
                <text:p>41.1449472904205</text:p>
              </table:table-cell>
              <table:table-cell office:value-type="float" office:value="84907.9906166385">
                <text:p>84907.99061663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2418863773346">
                <text:p>41.2418863773346</text:p>
              </table:table-cell>
              <table:table-cell office:value-type="float" office:value="84836.7801038879">
                <text:p>84836.78010388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3388013839722">
                <text:p>41.3388013839722</text:p>
              </table:table-cell>
              <table:table-cell office:value-type="float" office:value="84857.8593277588">
                <text:p>84857.85932775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4356694221497">
                <text:p>41.4356694221497</text:p>
              </table:table-cell>
              <table:table-cell office:value-type="float" office:value="84899.0044056767">
                <text:p>84899.00440567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5325524806976">
                <text:p>41.5325524806976</text:p>
              </table:table-cell>
              <table:table-cell office:value-type="float" office:value="84885.8419960773">
                <text:p>84885.84199607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6294603347778">
                <text:p>41.6294603347778</text:p>
              </table:table-cell>
              <table:table-cell office:value-type="float" office:value="84864.1225012978">
                <text:p>84864.12250129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7263450622559">
                <text:p>41.7263450622559</text:p>
              </table:table-cell>
              <table:table-cell office:value-type="float" office:value="84884.3797580494">
                <text:p>84884.37975804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8232407569885">
                <text:p>41.8232407569885</text:p>
              </table:table-cell>
              <table:table-cell office:value-type="float" office:value="84874.7720184051">
                <text:p>84874.77201840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9201242923737">
                <text:p>41.9201242923737</text:p>
              </table:table-cell>
              <table:table-cell office:value-type="float" office:value="84885.4242086431">
                <text:p>84885.42420864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0141139030457">
                <text:p>42.0141139030457</text:p>
              </table:table-cell>
              <table:table-cell office:value-type="float" office:value="87499.0325122203">
                <text:p>87499.03251222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0945608615875">
                <text:p>42.0945608615875</text:p>
              </table:table-cell>
              <table:table-cell office:value-type="float" office:value="102228.849282346">
                <text:p>102228.8492823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1749982833862">
                <text:p>42.1749982833862</text:p>
              </table:table-cell>
              <table:table-cell office:value-type="float" office:value="102240.969639486">
                <text:p>102240.9696394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2554297447205">
                <text:p>42.2554297447205</text:p>
              </table:table-cell>
              <table:table-cell office:value-type="float" office:value="102248.546322261">
                <text:p>102248.5463222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3358941078186">
                <text:p>42.3358941078186</text:p>
              </table:table-cell>
              <table:table-cell office:value-type="float" office:value="102206.73703673">
                <text:p>102206.737036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4163126945496">
                <text:p>42.4163126945496</text:p>
              </table:table-cell>
              <table:table-cell office:value-type="float" office:value="102264.915790098">
                <text:p>102264.9157900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496771812439">
                <text:p>42.496771812439</text:p>
              </table:table-cell>
              <table:table-cell office:value-type="float" office:value="102213.399994074">
                <text:p>102213.3999940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5772235393524">
                <text:p>42.5772235393524</text:p>
              </table:table-cell>
              <table:table-cell office:value-type="float" office:value="102222.790181336">
                <text:p>102222.7901813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6576623916626">
                <text:p>42.6576623916626</text:p>
              </table:table-cell>
              <table:table-cell office:value-type="float" office:value="102239.1514027">
                <text:p>102239.15140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7381098270416">
                <text:p>42.7381098270416</text:p>
              </table:table-cell>
              <table:table-cell office:value-type="float" office:value="102228.243339923">
                <text:p>102228.2433399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8185567855835">
                <text:p>42.8185567855835</text:p>
              </table:table-cell>
              <table:table-cell office:value-type="float" office:value="102228.849282346">
                <text:p>102228.8492823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990151882172">
                <text:p>42.8990151882172</text:p>
              </table:table-cell>
              <table:table-cell office:value-type="float" office:value="102214.308646475">
                <text:p>102214.3086464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9794661998749">
                <text:p>42.9794661998749</text:p>
              </table:table-cell>
              <table:table-cell office:value-type="float" office:value="102223.699000699">
                <text:p>102223.6990006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0613639354706">
                <text:p>43.0613639354706</text:p>
              </table:table-cell>
              <table:table-cell office:value-type="float" office:value="100417.916810285">
                <text:p>100417.9168102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143748998642">
                <text:p>43.143748998642</text:p>
              </table:table-cell>
              <table:table-cell office:value-type="float" office:value="99823.9205436003">
                <text:p>99823.92054360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2261259555817">
                <text:p>43.2261259555817</text:p>
              </table:table-cell>
              <table:table-cell office:value-type="float" office:value="99833.7436283334">
                <text:p>99833.74362833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3085031509399">
                <text:p>43.3085031509399</text:p>
              </table:table-cell>
              <table:table-cell office:value-type="float" office:value="99833.4546864825">
                <text:p>99833.45468648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.3909208774567">
                <text:p>43.3909208774567</text:p>
              </table:table-cell>
              <table:table-cell office:value-type="float" office:value="99784.3588700696">
                <text:p>99784.35887006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4732971191406">
                <text:p>43.4732971191406</text:p>
              </table:table-cell>
              <table:table-cell office:value-type="float" office:value="99834.6104639215">
                <text:p>99834.61046392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5556745529175">
                <text:p>43.5556745529175</text:p>
              </table:table-cell>
              <table:table-cell office:value-type="float" office:value="99833.1657463041">
                <text:p>99833.16574630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6380734443665">
                <text:p>43.6380734443665</text:p>
              </table:table-cell>
              <table:table-cell office:value-type="float" office:value="99807.1679774078">
                <text:p>99807.16797740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.7204611301422">
                <text:p>43.7204611301422</text:p>
              </table:table-cell>
              <table:table-cell office:value-type="float" office:value="99820.7429006335">
                <text:p>99820.74290063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.8028538227081">
                <text:p>43.8028538227081</text:p>
              </table:table-cell>
              <table:table-cell office:value-type="float" office:value="99814.6770530702">
                <text:p>99814.67705307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.885279417038">
                <text:p>43.885279417038</text:p>
              </table:table-cell>
              <table:table-cell office:value-type="float" office:value="99774.8341017824">
                <text:p>99774.83410178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.9676744937897">
                <text:p>43.9676744937897</text:p>
              </table:table-cell>
              <table:table-cell office:value-type="float" office:value="99811.7888133337">
                <text:p>99811.78881333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.0498108863831">
                <text:p>44.0498108863831</text:p>
              </table:table-cell>
              <table:table-cell office:value-type="float" office:value="100126.140683009">
                <text:p>100126.1406830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.1317811012268">
                <text:p>44.1317811012268</text:p>
              </table:table-cell>
              <table:table-cell office:value-type="float" office:value="100329.125837677">
                <text:p>100329.1258376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.2137444019318">
                <text:p>44.2137444019318</text:p>
              </table:table-cell>
              <table:table-cell office:value-type="float" office:value="100337.589253561">
                <text:p>100337.5892535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2957143783569">
                <text:p>44.2957143783569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3776819705963">
                <text:p>44.3776819705963</text:p>
              </table:table-cell>
              <table:table-cell office:value-type="float" office:value="100332.335930796">
                <text:p>100332.3359307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459635257721">
                <text:p>44.459635257721</text:p>
              </table:table-cell>
              <table:table-cell office:value-type="float" office:value="100349.849146295">
                <text:p>100349.8491462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5416030883789">
                <text:p>44.5416030883789</text:p>
              </table:table-cell>
              <table:table-cell office:value-type="float" office:value="100332.044095661">
                <text:p>100332.0440956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623569726944">
                <text:p>44.623569726944</text:p>
              </table:table-cell>
              <table:table-cell office:value-type="float" office:value="100333.503288316">
                <text:p>100333.5032883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7055375576019">
                <text:p>44.7055375576019</text:p>
              </table:table-cell>
              <table:table-cell office:value-type="float" office:value="100332.044095661">
                <text:p>100332.0440956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7875075340271">
                <text:p>44.7875075340271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8694758415222">
                <text:p>44.8694758415222</text:p>
              </table:table-cell>
              <table:table-cell office:value-type="float" office:value="100331.460430483">
                <text:p>100331.4604304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9514367580414">
                <text:p>44.9514367580414</text:p>
              </table:table-cell>
              <table:table-cell office:value-type="float" office:value="100340.508003921">
                <text:p>100340.5080039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0319821834564">
                <text:p>45.0319821834564</text:p>
              </table:table-cell>
              <table:table-cell office:value-type="float" office:value="102103.87439911">
                <text:p>102103.874399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1104543209076">
                <text:p>45.1104543209076</text:p>
              </table:table-cell>
              <table:table-cell office:value-type="float" office:value="104801.529142968">
                <text:p>104801.5291429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1888966560364">
                <text:p>45.1888966560364</text:p>
              </table:table-cell>
              <table:table-cell office:value-type="float" office:value="104841.346021866">
                <text:p>104841.3460218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673580646515">
                <text:p>45.2673580646515</text:p>
              </table:table-cell>
              <table:table-cell office:value-type="float" office:value="104815.859734845">
                <text:p>104815.8597348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3458182811737">
                <text:p>45.3458182811737</text:p>
              </table:table-cell>
              <table:table-cell office:value-type="float" office:value="104817.452264758">
                <text:p>104817.4522647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4242839813232">
                <text:p>45.4242839813232</text:p>
              </table:table-cell>
              <table:table-cell office:value-type="float" office:value="104810.127027824">
                <text:p>104810.1270278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5027401447296">
                <text:p>45.5027401447296</text:p>
              </table:table-cell>
              <table:table-cell office:value-type="float" office:value="104822.867228454">
                <text:p>104822.8672284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.5812134742737">
                <text:p>45.5812134742737</text:p>
              </table:table-cell>
              <table:table-cell office:value-type="float" office:value="104799.937096867">
                <text:p>104799.9370968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.6596744060516">
                <text:p>45.6596744060516</text:p>
              </table:table-cell>
              <table:table-cell office:value-type="float" office:value="104816.496741003">
                <text:p>104816.4967410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.7381277084351">
                <text:p>45.7381277084351</text:p>
              </table:table-cell>
              <table:table-cell office:value-type="float" office:value="104826.689892633">
                <text:p>104826.6898926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.8165893554687">
                <text:p>45.8165893554687</text:p>
              </table:table-cell>
              <table:table-cell office:value-type="float" office:value="104815.54123467">
                <text:p>104815.541234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.8950674533844">
                <text:p>45.8950674533844</text:p>
              </table:table-cell>
              <table:table-cell office:value-type="float" office:value="104793.569396131">
                <text:p>104793.5693961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.9735386371613">
                <text:p>45.9735386371613</text:p>
              </table:table-cell>
              <table:table-cell office:value-type="float" office:value="104802.802814676">
                <text:p>104802.8028146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.0496456623077">
                <text:p>46.0496456623077</text:p>
              </table:table-cell>
              <table:table-cell office:value-type="float" office:value="108058.355771641">
                <text:p>108058.3557716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.1245534420013">
                <text:p>46.1245534420013</text:p>
              </table:table-cell>
              <table:table-cell office:value-type="float" office:value="109788.329511818">
                <text:p>109788.3295118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.1994574069977">
                <text:p>46.1994574069977</text:p>
              </table:table-cell>
              <table:table-cell office:value-type="float" office:value="109793.920794474">
                <text:p>109793.9207944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2743675708771">
                <text:p>46.2743675708771</text:p>
              </table:table-cell>
              <table:table-cell office:value-type="float" office:value="109784.835249335">
                <text:p>109784.8352493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.3492703437805">
                <text:p>46.3492703437805</text:p>
              </table:table-cell>
              <table:table-cell office:value-type="float" office:value="109795.668187099">
                <text:p>109795.6681870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4241583347321">
                <text:p>46.4241583347321</text:p>
              </table:table-cell>
              <table:table-cell office:value-type="float" office:value="109817.340477487">
                <text:p>109817.3404774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4990594387055">
                <text:p>46.4990594387055</text:p>
              </table:table-cell>
              <table:table-cell office:value-type="float" office:value="109798.114630218">
                <text:p>109798.114630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5739660263062">
                <text:p>46.5739660263062</text:p>
              </table:table-cell>
              <table:table-cell office:value-type="float" office:value="109790.076726473">
                <text:p>109790.0767264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6488652229309">
                <text:p>46.6488652229309</text:p>
              </table:table-cell>
              <table:table-cell office:value-type="float" office:value="109800.910698711">
                <text:p>109800.9106987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.7237617969513">
                <text:p>46.7237617969513</text:p>
              </table:table-cell>
              <table:table-cell office:value-type="float" office:value="109804.75552542">
                <text:p>109804.755525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.798663854599">
                <text:p>46.798663854599</text:p>
              </table:table-cell>
              <table:table-cell office:value-type="float" office:value="109796.716649372">
                <text:p>109796.7166493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.8735618591309">
                <text:p>46.8735618591309</text:p>
              </table:table-cell>
              <table:table-cell office:value-type="float" office:value="109802.658313836">
                <text:p>109802.6583138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.9484927654266">
                <text:p>46.9484927654266</text:p>
              </table:table-cell>
              <table:table-cell office:value-type="float" office:value="109754.444548385">
                <text:p>109754.4445483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322024822235">
                <text:p>60.0322024822235</text:p>
              </table:table-cell>
              <table:table-cell office:value-type="float" office:value="628.567904517327">
                <text:p>628.5679045173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1351392269135">
                <text:p>60.1351392269135</text:p>
              </table:table-cell>
              <table:table-cell office:value-type="float" office:value="79893.7252656642">
                <text:p>79893.72526566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2381041049957">
                <text:p>60.2381041049957</text:p>
              </table:table-cell>
              <table:table-cell office:value-type="float" office:value="79871.8956713425">
                <text:p>79871.89567134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3410520553589">
                <text:p>60.3410520553589</text:p>
              </table:table-cell>
              <table:table-cell office:value-type="float" office:value="79885.0289975567">
                <text:p>79885.02899755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4440062046051">
                <text:p>60.4440062046051</text:p>
              </table:table-cell>
              <table:table-cell office:value-type="float" office:value="79880.2191093069">
                <text:p>79880.21910930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5469663143158">
                <text:p>60.5469663143158</text:p>
              </table:table-cell>
              <table:table-cell office:value-type="float" office:value="79875.5947629479">
                <text:p>79875.59476294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6499085426331">
                <text:p>60.6499085426331</text:p>
              </table:table-cell>
              <table:table-cell office:value-type="float" office:value="79889.4694085522">
                <text:p>79889.46940855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7528674602509">
                <text:p>60.7528674602509</text:p>
              </table:table-cell>
              <table:table-cell office:value-type="float" office:value="79876.5195893859">
                <text:p>79876.51958938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8558125495911">
                <text:p>60.8558125495911</text:p>
              </table:table-cell>
              <table:table-cell office:value-type="float" office:value="79887.2491413511">
                <text:p>79887.24914135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9587645530701">
                <text:p>60.9587645530701</text:p>
              </table:table-cell>
              <table:table-cell office:value-type="float" office:value="79881.8840050763">
                <text:p>79881.88400507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0580759048462">
                <text:p>61.0580759048462</text:p>
              </table:table-cell>
              <table:table-cell office:value-type="float" office:value="82810.2714636219">
                <text:p>82810.27146362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1549911499023">
                <text:p>61.1549911499023</text:p>
              </table:table-cell>
              <table:table-cell office:value-type="float" office:value="84857.650571229">
                <text:p>84857.6505712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2518789768219">
                <text:p>61.2518789768219</text:p>
              </table:table-cell>
              <table:table-cell office:value-type="float" office:value="84881.664306789">
                <text:p>84881.6643067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348774433136">
                <text:p>61.348774433136</text:p>
              </table:table-cell>
              <table:table-cell office:value-type="float" office:value="84874.9808591837">
                <text:p>84874.98085918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4456639289856">
                <text:p>61.4456639289856</text:p>
              </table:table-cell>
              <table:table-cell office:value-type="float" office:value="84880.2022126855">
                <text:p>84880.20221268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5425539016724">
                <text:p>61.5425539016724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6394357681274">
                <text:p>61.6394357681274</text:p>
              </table:table-cell>
              <table:table-cell office:value-type="float" office:value="84886.8864826554">
                <text:p>84886.88648265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7363495826721">
                <text:p>61.7363495826721</text:p>
              </table:table-cell>
              <table:table-cell office:value-type="float" office:value="84858.9031258149">
                <text:p>84858.90312581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8332438468933">
                <text:p>61.8332438468933</text:p>
              </table:table-cell>
              <table:table-cell office:value-type="float" office:value="84876.0250784933">
                <text:p>84876.02507849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930145740509">
                <text:p>61.930145740509</text:p>
              </table:table-cell>
              <table:table-cell office:value-type="float" office:value="84869.3425188714">
                <text:p>84869.34251887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0224235057831">
                <text:p>62.0224235057831</text:p>
              </table:table-cell>
              <table:table-cell office:value-type="float" office:value="89122.2276089613">
                <text:p>89122.22760896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1028940677643">
                <text:p>62.1028940677643</text:p>
              </table:table-cell>
              <table:table-cell office:value-type="float" office:value="102198.863752452">
                <text:p>102198.8637524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1833472251892">
                <text:p>62.1833472251892</text:p>
              </table:table-cell>
              <table:table-cell office:value-type="float" office:value="102220.972591089">
                <text:p>102220.9725910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2638018131256">
                <text:p>62.2638018131256</text:p>
              </table:table-cell>
              <table:table-cell office:value-type="float" office:value="102219.155065476">
                <text:p>102219.1550654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344250202179">
                <text:p>62.344250202179</text:p>
              </table:table-cell>
              <table:table-cell office:value-type="float" office:value="102227.031476624">
                <text:p>102227.0314766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4247002601624">
                <text:p>62.4247002601624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5051472187042">
                <text:p>62.5051472187042</text:p>
              </table:table-cell>
              <table:table-cell office:value-type="float" office:value="102228.849282346">
                <text:p>102228.8492823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5856013298035">
                <text:p>62.5856013298035</text:p>
              </table:table-cell>
              <table:table-cell office:value-type="float" office:value="102219.760900166">
                <text:p>102219.7609001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6660513877869">
                <text:p>62.6660513877869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746500492096">
                <text:p>62.746500492096</text:p>
              </table:table-cell>
              <table:table-cell office:value-type="float" office:value="102226.122598006">
                <text:p>102226.1225980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8269724845886">
                <text:p>62.8269724845886</text:p>
              </table:table-cell>
              <table:table-cell office:value-type="float" office:value="102197.047012953">
                <text:p>102197.0470129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9074411392212">
                <text:p>62.9074411392212</text:p>
              </table:table-cell>
              <table:table-cell office:value-type="float" office:value="102201.286172262">
                <text:p>102201.2861722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9878928661347">
                <text:p>62.9878928661347</text:p>
              </table:table-cell>
              <table:table-cell office:value-type="float" office:value="102222.790181336">
                <text:p>102222.7901813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.0700047016144">
                <text:p>63.0700047016144</text:p>
              </table:table-cell>
              <table:table-cell office:value-type="float" office:value="100156.085318901">
                <text:p>100156.0853189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.1523826122284">
                <text:p>63.1523826122284</text:p>
              </table:table-cell>
              <table:table-cell office:value-type="float" office:value="99832.5878709647">
                <text:p>99832.58787096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2347574234009">
                <text:p>63.2347574234009</text:p>
              </table:table-cell>
              <table:table-cell office:value-type="float" office:value="99836.3441802579">
                <text:p>99836.34418025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.3171496391296">
                <text:p>63.3171496391296</text:p>
              </table:table-cell>
              <table:table-cell office:value-type="float" office:value="99815.254721076">
                <text:p>99815.2547210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.399523973465">
                <text:p>63.399523973465</text:p>
              </table:table-cell>
              <table:table-cell office:value-type="float" office:value="99836.9220990845">
                <text:p>99836.92209908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4819002151489">
                <text:p>63.4819002151489</text:p>
              </table:table-cell>
              <table:table-cell office:value-type="float" office:value="99834.6104639215">
                <text:p>99834.61046392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5642774105072">
                <text:p>63.5642774105072</text:p>
              </table:table-cell>
              <table:table-cell office:value-type="float" office:value="99833.4546864825">
                <text:p>99833.45468648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.6466517448425">
                <text:p>63.6466517448425</text:p>
              </table:table-cell>
              <table:table-cell office:value-type="float" office:value="99836.9220990845">
                <text:p>99836.92209908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7290277481079">
                <text:p>63.7290277481079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8114058971405">
                <text:p>63.8114058971405</text:p>
              </table:table-cell>
              <table:table-cell office:value-type="float" office:value="99832.2989358038">
                <text:p>99832.29893580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893801689148">
                <text:p>63.893801689148</text:p>
              </table:table-cell>
              <table:table-cell office:value-type="float" office:value="99810.9223740064">
                <text:p>99810.92237400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976185798645">
                <text:p>63.976185798645</text:p>
              </table:table-cell>
              <table:table-cell office:value-type="float" office:value="99825.076100294">
                <text:p>99825.0761002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.0582873821259">
                <text:p>64.0582873821259</text:p>
              </table:table-cell>
              <table:table-cell office:value-type="float" office:value="100168.591777767">
                <text:p>100168.5917777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402649879456">
                <text:p>64.1402649879456</text:p>
              </table:table-cell>
              <table:table-cell office:value-type="float" office:value="100320.08031666">
                <text:p>100320.080316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2222371101379">
                <text:p>64.2222371101379</text:p>
              </table:table-cell>
              <table:table-cell office:value-type="float" office:value="100326.791353515">
                <text:p>100326.7913535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3042149543762">
                <text:p>64.3042149543762</text:p>
              </table:table-cell>
              <table:table-cell office:value-type="float" office:value="100319.788552815">
                <text:p>100319.7885528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3861916065216">
                <text:p>64.3861916065216</text:p>
              </table:table-cell>
              <table:table-cell office:value-type="float" office:value="100321.247389009">
                <text:p>100321.2473890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.4681611061096">
                <text:p>64.4681611061096</text:p>
              </table:table-cell>
              <table:table-cell office:value-type="float" office:value="100330.001297247">
                <text:p>100330.0012972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.5501289367676">
                <text:p>64.5501289367676</text:p>
              </table:table-cell>
              <table:table-cell office:value-type="float" office:value="100332.044095661">
                <text:p>100332.0440956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.6320953369141">
                <text:p>64.6320953369141</text:p>
              </table:table-cell>
              <table:table-cell office:value-type="float" office:value="100333.79513194">
                <text:p>100333.795131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7140645980835">
                <text:p>64.7140645980835</text:p>
              </table:table-cell>
              <table:table-cell office:value-type="float" office:value="100330.293120499">
                <text:p>100330.2931204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7960550785065">
                <text:p>64.7960550785065</text:p>
              </table:table-cell>
              <table:table-cell office:value-type="float" office:value="100304.327497216">
                <text:p>100304.3274972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.8780283927917">
                <text:p>64.8780283927917</text:p>
              </table:table-cell>
              <table:table-cell office:value-type="float" office:value="100325.332356081">
                <text:p>100325.3323560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.960028886795">
                <text:p>64.960028886795</text:p>
              </table:table-cell>
              <table:table-cell office:value-type="float" office:value="100292.078724178">
                <text:p>100292.0787241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5.0401864051819">
                <text:p>65.0401864051819</text:p>
              </table:table-cell>
              <table:table-cell office:value-type="float" office:value="102597.986633155">
                <text:p>102597.9866331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.1186542510986">
                <text:p>65.1186542510986</text:p>
              </table:table-cell>
              <table:table-cell office:value-type="float" office:value="104807.260909461">
                <text:p>104807.2609094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.1971199512482">
                <text:p>65.1971199512482</text:p>
              </table:table-cell>
              <table:table-cell office:value-type="float" office:value="104810.127027824">
                <text:p>104810.1270278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.275582075119">
                <text:p>65.275582075119</text:p>
              </table:table-cell>
              <table:table-cell office:value-type="float" office:value="104814.904240126">
                <text:p>104814.9042401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.3540499210358">
                <text:p>65.3540499210358</text:p>
              </table:table-cell>
              <table:table-cell office:value-type="float" office:value="104807.260909461">
                <text:p>104807.2609094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.4325120449066">
                <text:p>65.4325120449066</text:p>
              </table:table-cell>
              <table:table-cell office:value-type="float" office:value="104814.904240126">
                <text:p>104814.9042401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.510998249054">
                <text:p>65.510998249054</text:p>
              </table:table-cell>
              <table:table-cell office:value-type="float" office:value="104782.746080591">
                <text:p>104782.7460805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5.5894660949707">
                <text:p>65.5894660949707</text:p>
              </table:table-cell>
              <table:table-cell office:value-type="float" office:value="104807.260909461">
                <text:p>104807.2609094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.6679260730743">
                <text:p>65.6679260730743</text:p>
              </table:table-cell>
              <table:table-cell office:value-type="float" office:value="104817.770776547">
                <text:p>104817.7707765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.7463998794556">
                <text:p>65.7463998794556</text:p>
              </table:table-cell>
              <table:table-cell office:value-type="float" office:value="104799.30029197">
                <text:p>104799.300291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.8248739242554">
                <text:p>65.8248739242554</text:p>
              </table:table-cell>
              <table:table-cell office:value-type="float" office:value="104798.981892424">
                <text:p>104798.9818924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5.9033615589142">
                <text:p>65.9033615589142</text:p>
              </table:table-cell>
              <table:table-cell office:value-type="float" office:value="104780.836315807">
                <text:p>104780.8363158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9818239212036">
                <text:p>65.9818239212036</text:p>
              </table:table-cell>
              <table:table-cell office:value-type="float" office:value="104814.585745757">
                <text:p>104814.5857457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.0575692653656">
                <text:p>66.0575692653656</text:p>
              </table:table-cell>
              <table:table-cell office:value-type="float" office:value="108574.33009232">
                <text:p>108574.330092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.1324727535248">
                <text:p>66.1324727535248</text:p>
              </table:table-cell>
              <table:table-cell office:value-type="float" office:value="109794.61974485">
                <text:p>109794.619744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.207377910614">
                <text:p>66.207377910614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.282274723053">
                <text:p>66.282274723053</text:p>
              </table:table-cell>
              <table:table-cell office:value-type="float" office:value="109804.405984593">
                <text:p>109804.4059845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.3571600914001">
                <text:p>66.3571600914001</text:p>
              </table:table-cell>
              <table:table-cell office:value-type="float" office:value="109821.186454924">
                <text:p>109821.1864549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.4320549964905">
                <text:p>66.4320549964905</text:p>
              </table:table-cell>
              <table:table-cell office:value-type="float" office:value="109807.202373525">
                <text:p>109807.2023735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.5069963932037">
                <text:p>66.5069963932037</text:p>
              </table:table-cell>
              <table:table-cell office:value-type="float" office:value="109739.080944367">
                <text:p>109739.0809443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.5818994045258">
                <text:p>66.5818994045258</text:p>
              </table:table-cell>
              <table:table-cell office:value-type="float" office:value="109795.318704125">
                <text:p>109795.318704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.6567978858948">
                <text:p>66.6567978858948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7316982746124">
                <text:p>66.7316982746124</text:p>
              </table:table-cell>
              <table:table-cell office:value-type="float" office:value="109799.163139215">
                <text:p>109799.1631392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.8066494464874">
                <text:p>66.8066494464874</text:p>
              </table:table-cell>
              <table:table-cell office:value-type="float" office:value="109724.768729642">
                <text:p>109724.7687296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8815400600433">
                <text:p>66.8815400600433</text:p>
              </table:table-cell>
              <table:table-cell office:value-type="float" office:value="109813.494769415">
                <text:p>109813.4947694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9564940929413">
                <text:p>66.9564940929413</text:p>
              </table:table-cell>
              <table:table-cell office:value-type="float" office:value="109720.580494942">
                <text:p>109720.5804949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.0431995391846">
                <text:p>80.0431995391846</text:p>
              </table:table-cell>
              <table:table-cell office:value-type="float" office:value="611.307409100165">
                <text:p>611.307409100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334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334" chart:label-cell-address="source_2.I1:source_2.I1" chart:class="chart:scatter">
            <chart:domain table:cell-range-address="source_2.H2:source_2.H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689491271973">
                <text:p>0.191689491271973</text:p>
                <draw:g>
                  <svg:desc>source_2.H2:source_2.H334</svg:desc>
                </draw:g>
              </table:table-cell>
              <table:table-cell office:value-type="float" office:value="0">
                <text:p>0</text:p>
                <draw:g>
                  <svg:desc>source_2.I2:source_2.I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4429063796997">
                <text:p>0.294429063796997</text:p>
              </table:table-cell>
              <table:table-cell office:value-type="float" office:value="80047.0529308156">
                <text:p>80047.0529308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7445440292358">
                <text:p>0.397445440292358</text:p>
              </table:table-cell>
              <table:table-cell office:value-type="float" office:value="79831.9673025028">
                <text:p>79831.9673025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317573547363">
                <text:p>0.500317573547363</text:p>
              </table:table-cell>
              <table:table-cell office:value-type="float" office:value="79943.9045325707">
                <text:p>79943.9045325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323691368103">
                <text:p>0.60323691368103</text:p>
              </table:table-cell>
              <table:table-cell office:value-type="float" office:value="79907.2359900388">
                <text:p>79907.2359900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6133365631104">
                <text:p>0.706133365631104</text:p>
              </table:table-cell>
              <table:table-cell office:value-type="float" office:value="79925.0104754865">
                <text:p>79925.0104754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136152267456">
                <text:p>0.809136152267456</text:p>
              </table:table-cell>
              <table:table-cell office:value-type="float" office:value="79842.5000775418">
                <text:p>79842.5000775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2173748016357">
                <text:p>0.912173748016357</text:p>
              </table:table-cell>
              <table:table-cell office:value-type="float" office:value="79815.5269465096">
                <text:p>79815.5269465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506924629211">
                <text:p>1.01506924629211</text:p>
              </table:table-cell>
              <table:table-cell office:value-type="float" office:value="79925.7512506517">
                <text:p>79925.7512506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805272102356">
                <text:p>1.11805272102356</text:p>
              </table:table-cell>
              <table:table-cell office:value-type="float" office:value="79857.4724871743">
                <text:p>79857.4724871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91424369812">
                <text:p>1.2191424369812</text:p>
              </table:table-cell>
              <table:table-cell office:value-type="float" office:value="81353.4781663251">
                <text:p>81353.4781663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611847877502">
                <text:p>1.31611847877502</text:p>
              </table:table-cell>
              <table:table-cell office:value-type="float" office:value="84804.4511600577">
                <text:p>84804.4511600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130597114563">
                <text:p>1.4130597114563</text:p>
              </table:table-cell>
              <table:table-cell office:value-type="float" office:value="84834.9022653658">
                <text:p>84834.9022653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0995707511902">
                <text:p>1.50995707511902</text:p>
              </table:table-cell>
              <table:table-cell office:value-type="float" office:value="84873.3101617304">
                <text:p>84873.3101617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9568510055542">
                <text:p>1.99568510055542</text:p>
              </table:table-cell>
              <table:table-cell office:value-type="float" office:value="16931.2857593736">
                <text:p>16931.28575937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2602863311768">
                <text:p>2.02602863311768</text:p>
              </table:table-cell>
              <table:table-cell office:value-type="float" office:value="271029.748534611">
                <text:p>271029.748534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5596446990967">
                <text:p>2.05596446990967</text:p>
              </table:table-cell>
              <table:table-cell office:value-type="float" office:value="274720.899139853">
                <text:p>274720.899139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8590030670166">
                <text:p>2.08590030670166</text:p>
              </table:table-cell>
              <table:table-cell office:value-type="float" office:value="274720.899139853">
                <text:p>274720.899139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1583590507507">
                <text:p>2.11583590507507</text:p>
              </table:table-cell>
              <table:table-cell office:value-type="float" office:value="274723.087122389">
                <text:p>274723.087122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576840400696">
                <text:p>2.14576840400696</text:p>
              </table:table-cell>
              <table:table-cell office:value-type="float" office:value="274751.534067194">
                <text:p>274751.534067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817853927612">
                <text:p>2.18817853927612</text:p>
              </table:table-cell>
              <table:table-cell office:value-type="float" office:value="193915.9106144">
                <text:p>193915.9106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7362461090088">
                <text:p>3.07362461090088</text:p>
              </table:table-cell>
              <table:table-cell office:value-type="float" office:value="9287.97389648961">
                <text:p>9287.97389648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0096788406372">
                <text:p>3.10096788406372</text:p>
              </table:table-cell>
              <table:table-cell office:value-type="float" office:value="300768.673560853">
                <text:p>300768.673560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2830829620361">
                <text:p>3.12830829620361</text:p>
              </table:table-cell>
              <table:table-cell office:value-type="float" office:value="300800.147339414">
                <text:p>300800.1473394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5564966201782">
                <text:p>3.15564966201782</text:p>
              </table:table-cell>
              <table:table-cell office:value-type="float" office:value="300789.655348018">
                <text:p>300789.655348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830005645752">
                <text:p>3.1830005645752</text:p>
              </table:table-cell>
              <table:table-cell office:value-type="float" office:value="300684.775676005">
                <text:p>300684.775676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1033906936645">
                <text:p>3.21033906936645</text:p>
              </table:table-cell>
              <table:table-cell office:value-type="float" office:value="300821.133518218">
                <text:p>300821.133518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05947780609131">
                <text:p>4.05947780609131</text:p>
              </table:table-cell>
              <table:table-cell office:value-type="float" office:value="9685.10756171618">
                <text:p>9685.10756171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8667159080505">
                <text:p>4.08667159080505</text:p>
              </table:table-cell>
              <table:table-cell office:value-type="float" office:value="302422.045572905">
                <text:p>302422.045572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1386132240295">
                <text:p>4.11386132240295</text:p>
              </table:table-cell>
              <table:table-cell office:value-type="float" office:value="302467.126988303">
                <text:p>302467.1269883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4105081558228">
                <text:p>4.14105081558228</text:p>
              </table:table-cell>
              <table:table-cell office:value-type="float" office:value="302469.779254829">
                <text:p>302469.7792548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6824078559876">
                <text:p>4.16824078559876</text:p>
              </table:table-cell>
              <table:table-cell office:value-type="float" office:value="302464.474768289">
                <text:p>302464.474768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9542694091797">
                <text:p>4.19542694091797</text:p>
              </table:table-cell>
              <table:table-cell office:value-type="float" office:value="302506.915870803">
                <text:p>302506.915870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4390740394592">
                <text:p>5.04390740394592</text:p>
              </table:table-cell>
              <table:table-cell office:value-type="float" office:value="9692.62152560495">
                <text:p>9692.62152560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06883955001831">
                <text:p>5.06883955001831</text:p>
              </table:table-cell>
              <table:table-cell office:value-type="float" office:value="329855.279049085">
                <text:p>329855.2790490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09376907348633">
                <text:p>5.09376907348633</text:p>
              </table:table-cell>
              <table:table-cell office:value-type="float" office:value="329889.980069241">
                <text:p>329889.980069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1868333816528">
                <text:p>5.11868333816528</text:p>
              </table:table-cell>
              <table:table-cell office:value-type="float" office:value="330092.021818599">
                <text:p>330092.0218185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435763835907">
                <text:p>5.1435763835907</text:p>
              </table:table-cell>
              <table:table-cell office:value-type="float" office:value="330373.397848844">
                <text:p>330373.397848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52091717720032">
                <text:p>5.52091717720032</text:p>
              </table:table-cell>
              <table:table-cell office:value-type="float" office:value="21794.6221009653">
                <text:p>21794.62210096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07042455673218">
                <text:p>6.07042455673218</text:p>
              </table:table-cell>
              <table:table-cell office:value-type="float" office:value="14966.1320417685">
                <text:p>14966.1320417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09341788291931">
                <text:p>6.09341788291931</text:p>
              </table:table-cell>
              <table:table-cell office:value-type="float" office:value="357669.000694725">
                <text:p>357669.0006947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11642694473267">
                <text:p>6.11642694473267</text:p>
              </table:table-cell>
              <table:table-cell office:value-type="float" office:value="357424.39508015">
                <text:p>357424.39508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13941597938538">
                <text:p>6.13941597938538</text:p>
              </table:table-cell>
              <table:table-cell office:value-type="float" office:value="357735.769432604">
                <text:p>357735.769432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16240835189819">
                <text:p>6.16240835189819</text:p>
              </table:table-cell>
              <table:table-cell office:value-type="float" office:value="357683.836038035">
                <text:p>357683.836038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18539643287659">
                <text:p>6.18539643287659</text:p>
              </table:table-cell>
              <table:table-cell office:value-type="float" office:value="357750.610315394">
                <text:p>357750.6103153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30067372322083">
                <text:p>6.30067372322083</text:p>
              </table:table-cell>
              <table:table-cell office:value-type="float" office:value="71341.0245456125">
                <text:p>71341.0245456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0497510433197">
                <text:p>7.0497510433197</text:p>
              </table:table-cell>
              <table:table-cell office:value-type="float" office:value="10978.8399399336">
                <text:p>10978.8399399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0342411994934">
                <text:p>10.0342411994934</text:p>
              </table:table-cell>
              <table:table-cell office:value-type="float" office:value="2755.5795360852">
                <text:p>2755.5795360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0686550140381">
                <text:p>10.0686550140381</text:p>
              </table:table-cell>
              <table:table-cell office:value-type="float" office:value="238973.799005141">
                <text:p>238973.799005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1030566692352">
                <text:p>10.1030566692352</text:p>
              </table:table-cell>
              <table:table-cell office:value-type="float" office:value="239058.264867525">
                <text:p>239058.2648675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1374590396881">
                <text:p>10.1374590396881</text:p>
              </table:table-cell>
              <table:table-cell office:value-type="float" office:value="239053.294634566">
                <text:p>239053.2946345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171924829483">
                <text:p>10.171924829483</text:p>
              </table:table-cell>
              <table:table-cell office:value-type="float" office:value="238613.420697288">
                <text:p>238613.4206972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9927790164948">
                <text:p>10.9927790164948</text:p>
              </table:table-cell>
              <table:table-cell office:value-type="float" office:value="10018.8317610209">
                <text:p>10018.83176102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0263142585754">
                <text:p>11.0263142585754</text:p>
              </table:table-cell>
              <table:table-cell office:value-type="float" office:value="245234.549976183">
                <text:p>245234.5499761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0596137046814">
                <text:p>11.0596137046814</text:p>
              </table:table-cell>
              <table:table-cell office:value-type="float" office:value="246971.074949165">
                <text:p>246971.074949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929126739502">
                <text:p>11.0929126739502</text:p>
              </table:table-cell>
              <table:table-cell office:value-type="float" office:value="246974.611544685">
                <text:p>246974.6115446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1262078285217">
                <text:p>11.1262078285217</text:p>
              </table:table-cell>
              <table:table-cell office:value-type="float" office:value="247002.907955603">
                <text:p>247002.907955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1595153808594">
                <text:p>11.1595153808594</text:p>
              </table:table-cell>
              <table:table-cell office:value-type="float" office:value="246910.968318277">
                <text:p>246910.9683182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1928195953369">
                <text:p>11.1928195953369</text:p>
              </table:table-cell>
              <table:table-cell office:value-type="float" office:value="246935.714563885">
                <text:p>246935.7145638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2261168956757">
                <text:p>11.2261168956757</text:p>
              </table:table-cell>
              <table:table-cell office:value-type="float" office:value="246986.990426682">
                <text:p>246986.990426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2594130039215">
                <text:p>11.2594130039215</text:p>
              </table:table-cell>
              <table:table-cell office:value-type="float" office:value="246995.83324502">
                <text:p>246995.833245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2927103042603">
                <text:p>11.2927103042603</text:p>
              </table:table-cell>
              <table:table-cell office:value-type="float" office:value="246986.990426682">
                <text:p>246986.9904266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3260154724121">
                <text:p>11.3260154724121</text:p>
              </table:table-cell>
              <table:table-cell office:value-type="float" office:value="246928.643701858">
                <text:p>246928.6437018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3593144416809">
                <text:p>11.3593144416809</text:p>
              </table:table-cell>
              <table:table-cell office:value-type="float" office:value="246974.611544685">
                <text:p>246974.6115446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3926115036011">
                <text:p>11.3926115036011</text:p>
              </table:table-cell>
              <table:table-cell office:value-type="float" office:value="246988.758939696">
                <text:p>246988.7589396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4259126186371">
                <text:p>11.4259126186371</text:p>
              </table:table-cell>
              <table:table-cell office:value-type="float" office:value="246958.697662431">
                <text:p>246958.6976624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4592106342316">
                <text:p>11.4592106342316</text:p>
              </table:table-cell>
              <table:table-cell office:value-type="float" office:value="246981.685039596">
                <text:p>246981.685039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4925060272217">
                <text:p>11.4925060272217</text:p>
              </table:table-cell>
              <table:table-cell office:value-type="float" office:value="247001.139239962">
                <text:p>247001.139239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5257816314697">
                <text:p>11.5257816314697</text:p>
              </table:table-cell>
              <table:table-cell office:value-type="float" office:value="247148.028889144">
                <text:p>247148.028889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5590803623199">
                <text:p>11.5590803623199</text:p>
              </table:table-cell>
              <table:table-cell office:value-type="float" office:value="246976.379880428">
                <text:p>246976.3798804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5923762321472">
                <text:p>11.5923762321472</text:p>
              </table:table-cell>
              <table:table-cell office:value-type="float" office:value="246997.601884671">
                <text:p>246997.6018846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6256728172302">
                <text:p>11.6256728172302</text:p>
              </table:table-cell>
              <table:table-cell office:value-type="float" office:value="246992.296041702">
                <text:p>246992.296041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7169251441956">
                <text:p>11.7169251441956</text:p>
              </table:table-cell>
              <table:table-cell office:value-type="float" office:value="90123.7291529498">
                <text:p>90123.72915294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117308616638">
                <text:p>11.8117308616638</text:p>
              </table:table-cell>
              <table:table-cell office:value-type="float" office:value="86745.8231382845">
                <text:p>86745.82313828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9066555500031">
                <text:p>11.9066555500031</text:p>
              </table:table-cell>
              <table:table-cell office:value-type="float" office:value="86637.102990634">
                <text:p>86637.1029906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0015547275543">
                <text:p>12.0015547275543</text:p>
              </table:table-cell>
              <table:table-cell office:value-type="float" office:value="86660.3927684933">
                <text:p>86660.39276849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0314950942993">
                <text:p>12.0314950942993</text:p>
              </table:table-cell>
              <table:table-cell office:value-type="float" office:value="274679.334092484">
                <text:p>274679.3340924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0614275932312">
                <text:p>12.0614275932312</text:p>
              </table:table-cell>
              <table:table-cell office:value-type="float" office:value="274751.534067194">
                <text:p>274751.534067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0913634300232">
                <text:p>12.0913634300232</text:p>
              </table:table-cell>
              <table:table-cell office:value-type="float" office:value="274720.899139853">
                <text:p>274720.8991398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1212980747223">
                <text:p>12.1212980747223</text:p>
              </table:table-cell>
              <table:table-cell office:value-type="float" office:value="274731.839401059">
                <text:p>274731.8394010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1512360572815">
                <text:p>12.1512360572815</text:p>
              </table:table-cell>
              <table:table-cell office:value-type="float" office:value="274701.208865245">
                <text:p>274701.208865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1811685562134">
                <text:p>12.1811685562134</text:p>
              </table:table-cell>
              <table:table-cell office:value-type="float" office:value="274751.534067194">
                <text:p>274751.5340671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2110998630524">
                <text:p>12.2110998630524</text:p>
              </table:table-cell>
              <table:table-cell office:value-type="float" office:value="274762.476768546">
                <text:p>274762.4767685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2025837898254">
                <text:p>20.2025837898254</text:p>
              </table:table-cell>
              <table:table-cell office:value-type="float" office:value="1029.09548155981">
                <text:p>1029.095481559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3053689002991">
                <text:p>20.3053689002991</text:p>
              </table:table-cell>
              <table:table-cell office:value-type="float" office:value="80011.5888585797">
                <text:p>80011.58885857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4083750247955">
                <text:p>20.4083750247955</text:p>
              </table:table-cell>
              <table:table-cell office:value-type="float" office:value="79839.912822685">
                <text:p>79839.9128226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5113837718964">
                <text:p>20.5113837718964</text:p>
              </table:table-cell>
              <table:table-cell office:value-type="float" office:value="79837.880097211">
                <text:p>79837.8800972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6142001152039">
                <text:p>20.6142001152039</text:p>
              </table:table-cell>
              <table:table-cell office:value-type="float" office:value="79987.2834944567">
                <text:p>79987.28349445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7171528339386">
                <text:p>20.7171528339386</text:p>
              </table:table-cell>
              <table:table-cell office:value-type="float" office:value="79881.3290321087">
                <text:p>79881.32903210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8202073574066">
                <text:p>20.8202073574066</text:p>
              </table:table-cell>
              <table:table-cell office:value-type="float" office:value="79802.4164611491">
                <text:p>79802.41646114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9230675697327">
                <text:p>20.9230675697327</text:p>
              </table:table-cell>
              <table:table-cell office:value-type="float" office:value="79953.169588366">
                <text:p>79953.1695883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.026097536087">
                <text:p>21.026097536087</text:p>
              </table:table-cell>
              <table:table-cell office:value-type="float" office:value="79821.437306052">
                <text:p>79821.437306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1289827823639">
                <text:p>21.1289827823639</text:p>
              </table:table-cell>
              <table:table-cell office:value-type="float" office:value="79933.7154509978">
                <text:p>79933.7154509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2295017242432">
                <text:p>21.2295017242432</text:p>
              </table:table-cell>
              <table:table-cell office:value-type="float" office:value="81815.4254934098">
                <text:p>81815.42549340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3265137672424">
                <text:p>21.3265137672424</text:p>
              </table:table-cell>
              <table:table-cell office:value-type="float" office:value="84772.9801965112">
                <text:p>84772.98019651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423374414444">
                <text:p>21.423374414444</text:p>
              </table:table-cell>
              <table:table-cell office:value-type="float" office:value="84905.4826454784">
                <text:p>84905.48264547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520251750946">
                <text:p>21.520251750946</text:p>
              </table:table-cell>
              <table:table-cell office:value-type="float" office:value="84890.8557660835">
                <text:p>84890.85576608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.0048997402191">
                <text:p>22.0048997402191</text:p>
              </table:table-cell>
              <table:table-cell office:value-type="float" office:value="16969.0170639834">
                <text:p>16969.01706398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.034853219986">
                <text:p>22.034853219986</text:p>
              </table:table-cell>
              <table:table-cell office:value-type="float" office:value="274559.085088431">
                <text:p>274559.0850884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.0647804737091">
                <text:p>22.0647804737091</text:p>
              </table:table-cell>
              <table:table-cell office:value-type="float" office:value="274799.688473917">
                <text:p>274799.6884739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.0947208404541">
                <text:p>22.0947208404541</text:p>
              </table:table-cell>
              <table:table-cell office:value-type="float" office:value="274679.334092484">
                <text:p>274679.3340924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.124648809433">
                <text:p>22.124648809433</text:p>
              </table:table-cell>
              <table:table-cell office:value-type="float" office:value="274793.12096999">
                <text:p>274793.12096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1545784473419">
                <text:p>22.1545784473419</text:p>
              </table:table-cell>
              <table:table-cell office:value-type="float" office:value="274777.79801488">
                <text:p>274777.798014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.0018723011017">
                <text:p>23.0018723011017</text:p>
              </table:table-cell>
              <table:table-cell office:value-type="float" office:value="9706.19574720975">
                <text:p>9706.195747209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.0292181968689">
                <text:p>23.0292181968689</text:p>
              </table:table-cell>
              <table:table-cell office:value-type="float" office:value="300739.828382608">
                <text:p>300739.828382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.0565538406372">
                <text:p>23.0565538406372</text:p>
              </table:table-cell>
              <table:table-cell office:value-type="float" office:value="300852.6182776">
                <text:p>300852.61827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.0839240550995">
                <text:p>23.0839240550995</text:p>
              </table:table-cell>
              <table:table-cell office:value-type="float" office:value="300472.618193538">
                <text:p>300472.6181935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.1112372875214">
                <text:p>23.1112372875214</text:p>
              </table:table-cell>
              <table:table-cell office:value-type="float" office:value="301099.477094972">
                <text:p>301099.4770949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1385681629181">
                <text:p>23.1385681629181</text:p>
              </table:table-cell>
              <table:table-cell office:value-type="float" office:value="300905.107524818">
                <text:p>300905.1075248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.0683212280273">
                <text:p>24.0683212280273</text:p>
              </table:table-cell>
              <table:table-cell office:value-type="float" office:value="8845.3593847885">
                <text:p>8845.35938478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095529794693">
                <text:p>24.095529794693</text:p>
              </table:table-cell>
              <table:table-cell office:value-type="float" office:value="302257.744814714">
                <text:p>302257.744814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1227195262909">
                <text:p>24.1227195262909</text:p>
              </table:table-cell>
              <table:table-cell office:value-type="float" office:value="302467.126988303">
                <text:p>302467.1269883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.1499164104462">
                <text:p>24.1499164104462</text:p>
              </table:table-cell>
              <table:table-cell office:value-type="float" office:value="302387.580615751">
                <text:p>302387.5806157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.1771202087402">
                <text:p>24.1771202087402</text:p>
              </table:table-cell>
              <table:table-cell office:value-type="float" office:value="302310.72555017">
                <text:p>302310.725550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2043097019196">
                <text:p>24.2043097019196</text:p>
              </table:table-cell>
              <table:table-cell office:value-type="float" office:value="302469.779254829">
                <text:p>302469.7792548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.0526652336121">
                <text:p>25.0526652336121</text:p>
              </table:table-cell>
              <table:table-cell office:value-type="float" office:value="9694.04888961209">
                <text:p>9694.048889612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0775604248047">
                <text:p>25.0775604248047</text:p>
              </table:table-cell>
              <table:table-cell office:value-type="float" office:value="330344.922293091">
                <text:p>330344.9222930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102477312088">
                <text:p>25.102477312088</text:p>
              </table:table-cell>
              <table:table-cell office:value-type="float" office:value="330057.278282253">
                <text:p>330057.2782822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1273899078369">
                <text:p>25.1273899078369</text:p>
              </table:table-cell>
              <table:table-cell office:value-type="float" office:value="330114.135150396">
                <text:p>330114.1351503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1523010730743">
                <text:p>25.1523010730743</text:p>
              </table:table-cell>
              <table:table-cell office:value-type="float" office:value="330133.09179308">
                <text:p>330133.091793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5295207500458">
                <text:p>25.5295207500458</text:p>
              </table:table-cell>
              <table:table-cell office:value-type="float" office:value="21801.6198572344">
                <text:p>21801.61985723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0001699924469">
                <text:p>26.0001699924469</text:p>
              </table:table-cell>
              <table:table-cell office:value-type="float" office:value="17473.734703244">
                <text:p>17473.7347032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0231509208679">
                <text:p>26.0231509208679</text:p>
              </table:table-cell>
              <table:table-cell office:value-type="float" office:value="357861.956198321">
                <text:p>357861.956198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046159029007">
                <text:p>26.046159029007</text:p>
              </table:table-cell>
              <table:table-cell office:value-type="float" office:value="357439.210138545">
                <text:p>357439.2101385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0691394805908">
                <text:p>26.0691394805908</text:p>
              </table:table-cell>
              <table:table-cell office:value-type="float" office:value="357869.381721601">
                <text:p>357869.3817216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.0921206474304">
                <text:p>26.0921206474304</text:p>
              </table:table-cell>
              <table:table-cell office:value-type="float" office:value="357858.243552236">
                <text:p>357858.2435522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1150989532471">
                <text:p>26.1150989532471</text:p>
              </table:table-cell>
              <table:table-cell office:value-type="float" office:value="357902.800390131">
                <text:p>357902.8003901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23361992836">
                <text:p>26.23361992836</text:p>
              </table:table-cell>
              <table:table-cell office:value-type="float" office:value="69388.5617475302">
                <text:p>69388.56174753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0576815605164">
                <text:p>27.0576815605164</text:p>
              </table:table-cell>
              <table:table-cell office:value-type="float" office:value="9979.83606939661">
                <text:p>9979.836069396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0342552661896">
                <text:p>30.0342552661896</text:p>
              </table:table-cell>
              <table:table-cell office:value-type="float" office:value="2762.90823382785">
                <text:p>2762.908233827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.0686616897583">
                <text:p>30.0686616897583</text:p>
              </table:table-cell>
              <table:table-cell office:value-type="float" office:value="239025.133884458">
                <text:p>239025.1338844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1030669212341">
                <text:p>30.1030669212341</text:p>
              </table:table-cell>
              <table:table-cell office:value-type="float" office:value="239033.415769268">
                <text:p>239033.4157692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.1374709606171">
                <text:p>30.1374709606171</text:p>
              </table:table-cell>
              <table:table-cell office:value-type="float" office:value="239041.69822801">
                <text:p>239041.698228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.1718759536743">
                <text:p>30.1718759536743</text:p>
              </table:table-cell>
              <table:table-cell office:value-type="float" office:value="239035.0722151">
                <text:p>239035.07221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.2062880992889">
                <text:p>30.2062880992889</text:p>
              </table:table-cell>
              <table:table-cell office:value-type="float" office:value="238985.388824609">
                <text:p>238985.3888246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.6776320934296">
                <text:p>30.6776320934296</text:p>
              </table:table-cell>
              <table:table-cell office:value-type="float" office:value="17447.9787633538">
                <text:p>17447.97876335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.7120454311371">
                <text:p>30.7120454311371</text:p>
              </table:table-cell>
              <table:table-cell office:value-type="float" office:value="238977.110267424">
                <text:p>238977.1102674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.7464513778687">
                <text:p>30.7464513778687</text:p>
              </table:table-cell>
              <table:table-cell office:value-type="float" office:value="239028.446569514">
                <text:p>239028.4465695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7808480262756">
                <text:p>30.7808480262756</text:p>
              </table:table-cell>
              <table:table-cell office:value-type="float" office:value="239093.062285992">
                <text:p>239093.0622859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8152577877045">
                <text:p>30.8152577877045</text:p>
              </table:table-cell>
              <table:table-cell office:value-type="float" office:value="239001.947659796">
                <text:p>239001.9476597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8496577739716">
                <text:p>30.8496577739716</text:p>
              </table:table-cell>
              <table:table-cell office:value-type="float" office:value="239069.862881539">
                <text:p>239069.862881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8840820789337">
                <text:p>30.8840820789337</text:p>
              </table:table-cell>
              <table:table-cell office:value-type="float" office:value="238900.974443506">
                <text:p>238900.9744435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9184811115265">
                <text:p>30.9184811115265</text:p>
              </table:table-cell>
              <table:table-cell office:value-type="float" office:value="239076.490823399">
                <text:p>239076.4908233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.952885389328">
                <text:p>30.952885389328</text:p>
              </table:table-cell>
              <table:table-cell office:value-type="float" office:value="239040.041690344">
                <text:p>239040.0416903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.9872863292694">
                <text:p>30.9872863292694</text:p>
              </table:table-cell>
              <table:table-cell office:value-type="float" office:value="239063.235307163">
                <text:p>239063.2353071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.0741124153137">
                <text:p>31.0741124153137</text:p>
              </table:table-cell>
              <table:table-cell office:value-type="float" office:value="94718.0781107984">
                <text:p>94718.07811079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.1074097156525">
                <text:p>31.1074097156525</text:p>
              </table:table-cell>
              <table:table-cell office:value-type="float" office:value="246986.990426682">
                <text:p>246986.9904266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.1407070159912">
                <text:p>31.1407070159912</text:p>
              </table:table-cell>
              <table:table-cell office:value-type="float" office:value="246986.990426682">
                <text:p>246986.9904266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.1740071773529">
                <text:p>31.1740071773529</text:p>
              </table:table-cell>
              <table:table-cell office:value-type="float" office:value="246965.770245792">
                <text:p>246965.7702457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.2073023319244">
                <text:p>31.2073023319244</text:p>
              </table:table-cell>
              <table:table-cell office:value-type="float" office:value="247002.907955603">
                <text:p>247002.907955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.2405993938446">
                <text:p>31.2405993938446</text:p>
              </table:table-cell>
              <table:table-cell office:value-type="float" office:value="246988.758939696">
                <text:p>246988.7589396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2738966941833">
                <text:p>31.2738966941833</text:p>
              </table:table-cell>
              <table:table-cell office:value-type="float" office:value="246986.990426682">
                <text:p>246986.9904266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.3071932792664">
                <text:p>31.3071932792664</text:p>
              </table:table-cell>
              <table:table-cell office:value-type="float" office:value="246992.296041702">
                <text:p>246992.2960417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.3405060768127">
                <text:p>31.3405060768127</text:p>
              </table:table-cell>
              <table:table-cell office:value-type="float" office:value="246872.091380149">
                <text:p>246872.0913801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3738596439362">
                <text:p>31.3738596439362</text:p>
              </table:table-cell>
              <table:table-cell office:value-type="float" office:value="246570.328432038">
                <text:p>246570.3284320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4071581363678">
                <text:p>31.4071581363678</text:p>
              </table:table-cell>
              <table:table-cell office:value-type="float" office:value="246978.148241494">
                <text:p>246978.1482414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4841892719269">
                <text:p>31.4841892719269</text:p>
              </table:table-cell>
              <table:table-cell office:value-type="float" office:value="106762.024735989">
                <text:p>106762.0247359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5790500640869">
                <text:p>31.5790500640869</text:p>
              </table:table-cell>
              <table:table-cell office:value-type="float" office:value="86695.4598705624">
                <text:p>86695.45987056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6739270687103">
                <text:p>31.6739270687103</text:p>
              </table:table-cell>
              <table:table-cell office:value-type="float" office:value="86680.6454592743">
                <text:p>86680.64545927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7687957286835">
                <text:p>31.7687957286835</text:p>
              </table:table-cell>
              <table:table-cell office:value-type="float" office:value="86688.2698915327">
                <text:p>86688.2698915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.8636450767517">
                <text:p>31.8636450767517</text:p>
              </table:table-cell>
              <table:table-cell office:value-type="float" office:value="86705.9201512215">
                <text:p>86705.92015122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.9585449695587">
                <text:p>31.9585449695587</text:p>
              </table:table-cell>
              <table:table-cell office:value-type="float" office:value="86659.739613455">
                <text:p>86659.7396134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0534987449646">
                <text:p>32.0534987449646</text:p>
              </table:table-cell>
              <table:table-cell office:value-type="float" office:value="86610.5635594391">
                <text:p>86610.56355943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0834333896637">
                <text:p>32.0834333896637</text:p>
              </table:table-cell>
              <table:table-cell office:value-type="float" office:value="274731.839401059">
                <text:p>274731.8394010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1133635044098">
                <text:p>32.1133635044098</text:p>
              </table:table-cell>
              <table:table-cell office:value-type="float" office:value="274773.420341575">
                <text:p>274773.4203415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.143351316452">
                <text:p>32.143351316452</text:p>
              </table:table-cell>
              <table:table-cell office:value-type="float" office:value="274244.749447439">
                <text:p>274244.7494474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2134780883789">
                <text:p>40.2134780883789</text:p>
              </table:table-cell>
              <table:table-cell office:value-type="float" office:value="1019.06701498276">
                <text:p>1019.067014982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3162848949432">
                <text:p>40.3162848949432</text:p>
              </table:table-cell>
              <table:table-cell office:value-type="float" office:value="79994.7034134735">
                <text:p>79994.70341347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419028043747">
                <text:p>40.419028043747</text:p>
              </table:table-cell>
              <table:table-cell office:value-type="float" office:value="80044.2666567657">
                <text:p>80044.26665676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5220236778259">
                <text:p>40.5220236778259</text:p>
              </table:table-cell>
              <table:table-cell office:value-type="float" office:value="79848.0447597773">
                <text:p>79848.04475977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6250810623169">
                <text:p>40.6250810623169</text:p>
              </table:table-cell>
              <table:table-cell office:value-type="float" office:value="79800.20102995">
                <text:p>79800.201029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7278664112091">
                <text:p>40.7278664112091</text:p>
              </table:table-cell>
              <table:table-cell office:value-type="float" office:value="80011.4032655012">
                <text:p>80011.40326550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8309209346771">
                <text:p>40.8309209346771</text:p>
              </table:table-cell>
              <table:table-cell office:value-type="float" office:value="79802.4164611491">
                <text:p>79802.41646114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9338488578796">
                <text:p>40.9338488578796</text:p>
              </table:table-cell>
              <table:table-cell office:value-type="float" office:value="79900.5725960191">
                <text:p>79900.57259601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.0365874767304">
                <text:p>41.0365874767304</text:p>
              </table:table-cell>
              <table:table-cell office:value-type="float" office:value="80047.7959699896">
                <text:p>80047.79596998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.1394760608673">
                <text:p>41.1394760608673</text:p>
              </table:table-cell>
              <table:table-cell office:value-type="float" office:value="79931.1222812864">
                <text:p>79931.12228128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2393066883087">
                <text:p>41.2393066883087</text:p>
              </table:table-cell>
              <table:table-cell office:value-type="float" office:value="82379.5283148644">
                <text:p>82379.5283148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3361639976502">
                <text:p>41.3361639976502</text:p>
              </table:table-cell>
              <table:table-cell office:value-type="float" office:value="84908.4086262366">
                <text:p>84908.40862623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4333579540253">
                <text:p>41.4333579540253</text:p>
              </table:table-cell>
              <table:table-cell office:value-type="float" office:value="84614.3145800064">
                <text:p>84614.31458000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5304071903229">
                <text:p>41.5304071903229</text:p>
              </table:table-cell>
              <table:table-cell office:value-type="float" office:value="84740.49166941">
                <text:p>84740.491669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.014466047287">
                <text:p>42.014466047287</text:p>
              </table:table-cell>
              <table:table-cell office:value-type="float" office:value="16989.6695033714">
                <text:p>16989.66950337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.0444059371948">
                <text:p>42.0444059371948</text:p>
              </table:table-cell>
              <table:table-cell office:value-type="float" office:value="274683.708768325">
                <text:p>274683.7087683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.07430768013">
                <text:p>42.07430768013</text:p>
              </table:table-cell>
              <table:table-cell office:value-type="float" office:value="275034.134893994">
                <text:p>275034.1348939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.104208946228">
                <text:p>42.104208946228</text:p>
              </table:table-cell>
              <table:table-cell office:value-type="float" office:value="275038.520878683">
                <text:p>275038.5208786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.1341199874878">
                <text:p>42.1341199874878</text:p>
              </table:table-cell>
              <table:table-cell office:value-type="float" office:value="274948.636143349">
                <text:p>274948.6361433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.1641535758972">
                <text:p>42.1641535758972</text:p>
              </table:table-cell>
              <table:table-cell office:value-type="float" office:value="273826.753163452">
                <text:p>273826.7531634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2054352760315">
                <text:p>42.2054352760315</text:p>
              </table:table-cell>
              <table:table-cell office:value-type="float" office:value="199216.601381477">
                <text:p>199216.6013814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.0100736618042">
                <text:p>43.0100736618042</text:p>
              </table:table-cell>
              <table:table-cell office:value-type="float" office:value="10220.7403293374">
                <text:p>10220.74032933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.0374128818512">
                <text:p>43.0374128818512</text:p>
              </table:table-cell>
              <table:table-cell office:value-type="float" office:value="300813.263358013">
                <text:p>300813.2633580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.0647432804108">
                <text:p>43.0647432804108</text:p>
              </table:table-cell>
              <table:table-cell office:value-type="float" office:value="300910.357456906">
                <text:p>300910.3574569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.0920815467835">
                <text:p>43.0920815467835</text:p>
              </table:table-cell>
              <table:table-cell office:value-type="float" office:value="300823.756996468">
                <text:p>300823.7569964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3.1194138526917">
                <text:p>43.1194138526917</text:p>
              </table:table-cell>
              <table:table-cell office:value-type="float" office:value="300889.358827634">
                <text:p>300889.3588276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.1467514038086">
                <text:p>43.1467514038086</text:p>
              </table:table-cell>
              <table:table-cell office:value-type="float" office:value="300831.627705779">
                <text:p>300831.6277057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.9974074363709">
                <text:p>43.9974074363709</text:p>
              </table:table-cell>
              <table:table-cell office:value-type="float" office:value="9667.83245541508">
                <text:p>9667.832455415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.0246250629425">
                <text:p>44.0246250629425</text:p>
              </table:table-cell>
              <table:table-cell office:value-type="float" office:value="302157.132560727">
                <text:p>302157.1325607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.0518026351929">
                <text:p>44.0518026351929</text:p>
              </table:table-cell>
              <table:table-cell office:value-type="float" office:value="302602.45191287">
                <text:p>302602.451912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.078989982605">
                <text:p>44.078989982605</text:p>
              </table:table-cell>
              <table:table-cell office:value-type="float" office:value="302493.651746878">
                <text:p>302493.6517468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.1062004566193">
                <text:p>44.1062004566193</text:p>
              </table:table-cell>
              <table:table-cell office:value-type="float" office:value="302236.557719773">
                <text:p>302236.5577197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.1333868503571">
                <text:p>44.1333868503571</text:p>
              </table:table-cell>
              <table:table-cell office:value-type="float" office:value="302504.262952959">
                <text:p>302504.2629529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.1605908870697">
                <text:p>44.1605908870697</text:p>
              </table:table-cell>
              <table:table-cell office:value-type="float" office:value="302308.076072286">
                <text:p>302308.0760722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.0610828399658">
                <text:p>45.0610828399658</text:p>
              </table:table-cell>
              <table:table-cell office:value-type="float" office:value="9132.78566626872">
                <text:p>9132.785666268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.0860064029694">
                <text:p>45.0860064029694</text:p>
              </table:table-cell>
              <table:table-cell office:value-type="float" office:value="329968.873183657">
                <text:p>329968.8731836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.1109342575073">
                <text:p>45.1109342575073</text:p>
              </table:table-cell>
              <table:table-cell office:value-type="float" office:value="329912.066338291">
                <text:p>329912.0663382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.1358406543732">
                <text:p>45.1358406543732</text:p>
              </table:table-cell>
              <table:table-cell office:value-type="float" office:value="330196.296328914">
                <text:p>330196.2963289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.1607508659363">
                <text:p>45.1607508659363</text:p>
              </table:table-cell>
              <table:table-cell office:value-type="float" office:value="330145.730764445">
                <text:p>330145.7307644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.5373349189758">
                <text:p>45.5373349189758</text:p>
              </table:table-cell>
              <table:table-cell office:value-type="float" office:value="21838.4180998134">
                <text:p>21838.41809981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6.0083231925964">
                <text:p>46.0083231925964</text:p>
              </table:table-cell>
              <table:table-cell office:value-type="float" office:value="17461.1565947917">
                <text:p>17461.15659479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6.0313229560852">
                <text:p>46.0313229560852</text:p>
              </table:table-cell>
              <table:table-cell office:value-type="float" office:value="357568.89430692">
                <text:p>357568.894306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054295539856">
                <text:p>46.054295539856</text:p>
              </table:table-cell>
              <table:table-cell office:value-type="float" office:value="357991.947360774">
                <text:p>357991.9473607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.0772750377655">
                <text:p>46.0772750377655</text:p>
              </table:table-cell>
              <table:table-cell office:value-type="float" office:value="357884.233692664">
                <text:p>357884.2336926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6.1002545356751">
                <text:p>46.1002545356751</text:p>
              </table:table-cell>
              <table:table-cell office:value-type="float" office:value="357884.233692664">
                <text:p>357884.233692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6.1232340335846">
                <text:p>46.1232340335846</text:p>
              </table:table-cell>
              <table:table-cell office:value-type="float" office:value="357884.233692664">
                <text:p>357884.2336926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.241114616394">
                <text:p>46.241114616394</text:p>
              </table:table-cell>
              <table:table-cell office:value-type="float" office:value="69765.518663018">
                <text:p>69765.5186630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7.0651817321777">
                <text:p>47.0651817321777</text:p>
              </table:table-cell>
              <table:table-cell office:value-type="float" office:value="9979.76966011918">
                <text:p>9979.769660119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.0342566967011">
                <text:p>50.0342566967011</text:p>
              </table:table-cell>
              <table:table-cell office:value-type="float" office:value="2769.88627712886">
                <text:p>2769.886277128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.0686650276184">
                <text:p>50.0686650276184</text:p>
              </table:table-cell>
              <table:table-cell office:value-type="float" office:value="239011.88406239">
                <text:p>239011.884062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.1030673980713">
                <text:p>50.1030673980713</text:p>
              </table:table-cell>
              <table:table-cell office:value-type="float" office:value="239053.294634566">
                <text:p>239053.2946345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.1374688148499">
                <text:p>50.1374688148499</text:p>
              </table:table-cell>
              <table:table-cell office:value-type="float" office:value="239059.921657773">
                <text:p>239059.9216577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.1718797683716">
                <text:p>50.1718797683716</text:p>
              </table:table-cell>
              <table:table-cell office:value-type="float" office:value="238993.66795538">
                <text:p>238993.667955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.2063097953796">
                <text:p>50.2063097953796</text:p>
              </table:table-cell>
              <table:table-cell office:value-type="float" office:value="238861.270659927">
                <text:p>238861.2706599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.9926760196686">
                <text:p>50.9926760196686</text:p>
              </table:table-cell>
              <table:table-cell office:value-type="float" office:value="10458.2314778797">
                <text:p>10458.23147787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1.026214838028">
                <text:p>51.026214838028</text:p>
              </table:table-cell>
              <table:table-cell office:value-type="float" office:value="245208.400363967">
                <text:p>245208.4003639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.0595116615295">
                <text:p>51.0595116615295</text:p>
              </table:table-cell>
              <table:table-cell office:value-type="float" office:value="246990.527478035">
                <text:p>246990.5274780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1.0928106307983">
                <text:p>51.0928106307983</text:p>
              </table:table-cell>
              <table:table-cell office:value-type="float" office:value="246974.611544685">
                <text:p>246974.6115446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1.1261093616486">
                <text:p>51.1261093616486</text:p>
              </table:table-cell>
              <table:table-cell office:value-type="float" office:value="246976.379880428">
                <text:p>246976.3798804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1.1594047546387">
                <text:p>51.1594047546387</text:p>
              </table:table-cell>
              <table:table-cell office:value-type="float" office:value="247001.139239962">
                <text:p>247001.1392399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1.1927018165588">
                <text:p>51.1927018165588</text:p>
              </table:table-cell>
              <table:table-cell office:value-type="float" office:value="246988.758939696">
                <text:p>246988.758939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1.225997209549">
                <text:p>51.225997209549</text:p>
              </table:table-cell>
              <table:table-cell office:value-type="float" office:value="247001.139239962">
                <text:p>247001.1392399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.2592985630035">
                <text:p>51.2592985630035</text:p>
              </table:table-cell>
              <table:table-cell office:value-type="float" office:value="246956.929579885">
                <text:p>246956.9295798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1.2925972938538">
                <text:p>51.2925972938538</text:p>
              </table:table-cell>
              <table:table-cell office:value-type="float" office:value="246976.379880428">
                <text:p>246976.3798804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.3258948326111">
                <text:p>51.3258948326111</text:p>
              </table:table-cell>
              <table:table-cell office:value-type="float" office:value="246985.221938995">
                <text:p>246985.2219389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.3591928482056">
                <text:p>51.3591928482056</text:p>
              </table:table-cell>
              <table:table-cell office:value-type="float" office:value="246981.685039596">
                <text:p>246981.6850395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1.3924896717072">
                <text:p>51.3924896717072</text:p>
              </table:table-cell>
              <table:table-cell office:value-type="float" office:value="246990.527478035">
                <text:p>246990.5274780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1.4258089065552">
                <text:p>51.4258089065552</text:p>
              </table:table-cell>
              <table:table-cell office:value-type="float" office:value="246824.395503431">
                <text:p>246824.3955034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1.4591038227081">
                <text:p>51.4591038227081</text:p>
              </table:table-cell>
              <table:table-cell office:value-type="float" office:value="247004.676696575">
                <text:p>247004.6766965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.4923994541168">
                <text:p>51.4923994541168</text:p>
              </table:table-cell>
              <table:table-cell office:value-type="float" office:value="246999.370549652">
                <text:p>246999.3705496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.5256962776184">
                <text:p>51.5256962776184</text:p>
              </table:table-cell>
              <table:table-cell office:value-type="float" office:value="246990.527478035">
                <text:p>246990.5274780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1.5589950084686">
                <text:p>51.5589950084686</text:p>
              </table:table-cell>
              <table:table-cell office:value-type="float" office:value="246976.379880428">
                <text:p>246976.3798804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.5922894477844">
                <text:p>51.5922894477844</text:p>
              </table:table-cell>
              <table:table-cell office:value-type="float" office:value="247008.214254513">
                <text:p>247008.2142545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.6255853176117">
                <text:p>51.6255853176117</text:p>
              </table:table-cell>
              <table:table-cell office:value-type="float" office:value="246997.601884671">
                <text:p>246997.6018846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1.7169992923737">
                <text:p>51.7169992923737</text:p>
              </table:table-cell>
              <table:table-cell office:value-type="float" office:value="89964.3629041933">
                <text:p>89964.36290419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1.8118200302124">
                <text:p>51.8118200302124</text:p>
              </table:table-cell>
              <table:table-cell office:value-type="float" office:value="86732.0818994888">
                <text:p>86732.08189948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.9067778587341">
                <text:p>51.9067778587341</text:p>
              </table:table-cell>
              <table:table-cell office:value-type="float" office:value="86606.8667326166">
                <text:p>86606.86673261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.0016288757324">
                <text:p>52.0016288757324</text:p>
              </table:table-cell>
              <table:table-cell office:value-type="float" office:value="86704.3945364147">
                <text:p>86704.39453641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.0315737724304">
                <text:p>52.0315737724304</text:p>
              </table:table-cell>
              <table:table-cell office:value-type="float" office:value="274637.781620726">
                <text:p>274637.7816207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2.0615167617798">
                <text:p>52.0615167617798</text:p>
              </table:table-cell>
              <table:table-cell office:value-type="float" office:value="274655.275865913">
                <text:p>274655.2758659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2.091445684433">
                <text:p>52.091445684433</text:p>
              </table:table-cell>
              <table:table-cell office:value-type="float" office:value="274784.364786387">
                <text:p>274784.3647863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.1213834285736">
                <text:p>52.1213834285736</text:p>
              </table:table-cell>
              <table:table-cell office:value-type="float" office:value="274703.396534149">
                <text:p>274703.3965341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.1513409614563">
                <text:p>52.1513409614563</text:p>
              </table:table-cell>
              <table:table-cell office:value-type="float" office:value="274521.938512228">
                <text:p>274521.9385122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2237780094147">
                <text:p>60.2237780094147</text:p>
              </table:table-cell>
              <table:table-cell office:value-type="float" office:value="1018.77536500331">
                <text:p>1018.775365003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3266906738281">
                <text:p>60.3266906738281</text:p>
              </table:table-cell>
              <table:table-cell office:value-type="float" office:value="79912.4193982583">
                <text:p>79912.41939825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4296443462372">
                <text:p>60.4296443462372</text:p>
              </table:table-cell>
              <table:table-cell office:value-type="float" office:value="79880.589080147">
                <text:p>79880.5890801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5326373577118">
                <text:p>60.5326373577118</text:p>
              </table:table-cell>
              <table:table-cell office:value-type="float" office:value="79850.078002889">
                <text:p>79850.0780028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6355631351471">
                <text:p>60.6355631351471</text:p>
              </table:table-cell>
              <table:table-cell office:value-type="float" office:value="79902.2383403366">
                <text:p>79902.23834033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7385518550873">
                <text:p>60.7385518550873</text:p>
              </table:table-cell>
              <table:table-cell office:value-type="float" office:value="79853.4053513471">
                <text:p>79853.40535134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8414649963379">
                <text:p>60.8414649963379</text:p>
              </table:table-cell>
              <table:table-cell office:value-type="float" office:value="79912.0491325128">
                <text:p>79912.04913251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9445209503174">
                <text:p>60.9445209503174</text:p>
              </table:table-cell>
              <table:table-cell office:value-type="float" office:value="79801.3087301734">
                <text:p>79801.30873017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1.0475084781647">
                <text:p>61.0475084781647</text:p>
              </table:table-cell>
              <table:table-cell office:value-type="float" office:value="79854.3296640206">
                <text:p>79854.32966402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1.1503698825836">
                <text:p>61.1503698825836</text:p>
              </table:table-cell>
              <table:table-cell office:value-type="float" office:value="79952.2429861485">
                <text:p>79952.24298614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2496936321259">
                <text:p>61.2496936321259</text:p>
              </table:table-cell>
              <table:table-cell office:value-type="float" office:value="82799.9349390534">
                <text:p>82799.93493905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3465766906738">
                <text:p>61.3465766906738</text:p>
              </table:table-cell>
              <table:table-cell office:value-type="float" office:value="84885.8419960773">
                <text:p>84885.84199607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4434859752655">
                <text:p>61.4434859752655</text:p>
              </table:table-cell>
              <table:table-cell office:value-type="float" office:value="84862.8697926277">
                <text:p>84862.86979262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5403687953949">
                <text:p>61.5403687953949</text:p>
              </table:table-cell>
              <table:table-cell office:value-type="float" office:value="84886.0508913367">
                <text:p>84886.05089133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2.0249583721161">
                <text:p>62.0249583721161</text:p>
              </table:table-cell>
              <table:table-cell office:value-type="float" office:value="16971.062513653">
                <text:p>16971.0625136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2.0549173355103">
                <text:p>62.0549173355103</text:p>
              </table:table-cell>
              <table:table-cell office:value-type="float" office:value="274508.830355651">
                <text:p>274508.8303556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2.0848627090454">
                <text:p>62.0848627090454</text:p>
              </table:table-cell>
              <table:table-cell office:value-type="float" office:value="274633.408407643">
                <text:p>274633.4084076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2.114807844162">
                <text:p>62.114807844162</text:p>
              </table:table-cell>
              <table:table-cell office:value-type="float" office:value="274635.594996775">
                <text:p>274635.5949967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.1447386741638">
                <text:p>62.1447386741638</text:p>
              </table:table-cell>
              <table:table-cell office:value-type="float" office:value="274766.85409315">
                <text:p>274766.854093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2.1746699810028">
                <text:p>62.1746699810028</text:p>
              </table:table-cell>
              <table:table-cell office:value-type="float" office:value="274762.476768546">
                <text:p>274762.4767685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3.0185737609863">
                <text:p>63.0185737609863</text:p>
              </table:table-cell>
              <table:table-cell office:value-type="float" office:value="9745.18682705817">
                <text:p>9745.186827058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3.0459504127502">
                <text:p>63.0459504127502</text:p>
              </table:table-cell>
              <table:table-cell office:value-type="float" office:value="300401.965547872">
                <text:p>300401.9655478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3.0732815265656">
                <text:p>63.0732815265656</text:p>
              </table:table-cell>
              <table:table-cell office:value-type="float" office:value="300902.48262747">
                <text:p>300902.482627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3.1006186008453">
                <text:p>63.1006186008453</text:p>
              </table:table-cell>
              <table:table-cell office:value-type="float" office:value="300836.875074132">
                <text:p>300836.8750741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3.1279509067535">
                <text:p>63.1279509067535</text:p>
              </table:table-cell>
              <table:table-cell office:value-type="float" office:value="300889.358827634">
                <text:p>300889.3588276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3.155332326889">
                <text:p>63.155332326889</text:p>
              </table:table-cell>
              <table:table-cell office:value-type="float" office:value="300349.651672675">
                <text:p>300349.6516726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4.0029563903809">
                <text:p>64.0029563903809</text:p>
              </table:table-cell>
              <table:table-cell office:value-type="float" office:value="9702.41449507805">
                <text:p>9702.414495078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4.0301828384399">
                <text:p>64.0301828384399</text:p>
              </table:table-cell>
              <table:table-cell office:value-type="float" office:value="302059.232337385">
                <text:p>302059.2323373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4.0573737621307">
                <text:p>64.0573737621307</text:p>
              </table:table-cell>
              <table:table-cell office:value-type="float" office:value="302453.866353346">
                <text:p>302453.8663533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4.0845601558685">
                <text:p>64.0845601558685</text:p>
              </table:table-cell>
              <table:table-cell office:value-type="float" office:value="302504.262952959">
                <text:p>302504.2629529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4.111748456955">
                <text:p>64.111748456955</text:p>
              </table:table-cell>
              <table:table-cell office:value-type="float" office:value="302483.041285208">
                <text:p>302483.0412852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4.1389372348785">
                <text:p>64.1389372348785</text:p>
              </table:table-cell>
              <table:table-cell office:value-type="float" office:value="302477.736333503">
                <text:p>302477.7363335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5.0696148872376">
                <text:p>65.0696148872376</text:p>
              </table:table-cell>
              <table:table-cell office:value-type="float" office:value="8836.57190989216">
                <text:p>8836.571909892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5.0945138931274">
                <text:p>65.0945138931274</text:p>
              </table:table-cell>
              <table:table-cell office:value-type="float" office:value="330294.311201333">
                <text:p>330294.311201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.1194250583649">
                <text:p>65.1194250583649</text:p>
              </table:table-cell>
              <table:table-cell office:value-type="float" office:value="330133.09179308">
                <text:p>330133.091793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.1443176269531">
                <text:p>65.1443176269531</text:p>
              </table:table-cell>
              <table:table-cell office:value-type="float" office:value="330379.726416811">
                <text:p>330379.7264168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.1692268848419">
                <text:p>65.1692268848419</text:p>
              </table:table-cell>
              <table:table-cell office:value-type="float" office:value="330158.3707036">
                <text:p>330158.37070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.5456051826477">
                <text:p>65.5456051826477</text:p>
              </table:table-cell>
              <table:table-cell office:value-type="float" office:value="21850.3565374102">
                <text:p>21850.35653741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6.0165941715241">
                <text:p>66.0165941715241</text:p>
              </table:table-cell>
              <table:table-cell office:value-type="float" office:value="17461.1300778397">
                <text:p>17461.13007783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6.0395817756653">
                <text:p>66.0395817756653</text:p>
              </table:table-cell>
              <table:table-cell office:value-type="float" office:value="357758.031218561">
                <text:p>357758.0312185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6.0625677108765">
                <text:p>66.0625677108765</text:p>
              </table:table-cell>
              <table:table-cell office:value-type="float" office:value="357784.006804273">
                <text:p>357784.0068042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6.0855467319489">
                <text:p>66.0855467319489</text:p>
              </table:table-cell>
              <table:table-cell office:value-type="float" office:value="357891.660140484">
                <text:p>357891.6601404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6.1085300445557">
                <text:p>66.1085300445557</text:p>
              </table:table-cell>
              <table:table-cell office:value-type="float" office:value="357824.833203664">
                <text:p>357824.8332036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6.1315069198608">
                <text:p>66.1315069198608</text:p>
              </table:table-cell>
              <table:table-cell office:value-type="float" office:value="357925.082970157">
                <text:p>357925.0829701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6.2491538524628">
                <text:p>66.2491538524628</text:p>
              </table:table-cell>
              <table:table-cell office:value-type="float" office:value="69904.0749989361">
                <text:p>69904.07499893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6.9982831478119">
                <text:p>66.9982831478119</text:p>
              </table:table-cell>
              <table:table-cell office:value-type="float" office:value="10978.0782183499">
                <text:p>10978.07821834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.0319449901581">
                <text:p>70.0319449901581</text:p>
              </table:table-cell>
              <table:table-cell office:value-type="float" office:value="2710.91519997485">
                <text:p>2710.915199974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.0663523674011">
                <text:p>70.0663523674011</text:p>
              </table:table-cell>
              <table:table-cell office:value-type="float" office:value="239018.5087898">
                <text:p>239018.50878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.1007561683655">
                <text:p>70.1007561683655</text:p>
              </table:table-cell>
              <table:table-cell office:value-type="float" office:value="239043.354788635">
                <text:p>239043.3547886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.1351578235626">
                <text:p>70.1351578235626</text:p>
              </table:table-cell>
              <table:table-cell office:value-type="float" office:value="239058.264867525">
                <text:p>239058.2648675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.1695597171783">
                <text:p>70.1695597171783</text:p>
              </table:table-cell>
              <table:table-cell office:value-type="float" office:value="239056.608100241">
                <text:p>239056.6081002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.9930241107941">
                <text:p>70.9930241107941</text:p>
              </table:table-cell>
              <table:table-cell office:value-type="float" office:value="9987.07419988071">
                <text:p>9987.074199880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1.0265741348267">
                <text:p>71.0265741348267</text:p>
              </table:table-cell>
              <table:table-cell office:value-type="float" office:value="245126.501012656">
                <text:p>245126.5010126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1.0598537921906">
                <text:p>71.0598537921906</text:p>
              </table:table-cell>
              <table:table-cell office:value-type="float" office:value="247117.928831895">
                <text:p>247117.9288318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.0931434631348">
                <text:p>71.0931434631348</text:p>
              </table:table-cell>
              <table:table-cell office:value-type="float" office:value="247043.595407765">
                <text:p>247043.5954077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1.1264405250549">
                <text:p>71.1264405250549</text:p>
              </table:table-cell>
              <table:table-cell office:value-type="float" office:value="246988.758939696">
                <text:p>246988.7589396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1.1597354412079">
                <text:p>71.1597354412079</text:p>
              </table:table-cell>
              <table:table-cell office:value-type="float" office:value="247004.676696575">
                <text:p>247004.6766965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1.1930401325226">
                <text:p>71.1930401325226</text:p>
              </table:table-cell>
              <table:table-cell office:value-type="float" office:value="246932.179082254">
                <text:p>246932.1790822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1.2263405323029">
                <text:p>71.2263405323029</text:p>
              </table:table-cell>
              <table:table-cell office:value-type="float" office:value="246964.002061974">
                <text:p>246964.0020619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1.2596349716187">
                <text:p>71.2596349716187</text:p>
              </table:table-cell>
              <table:table-cell office:value-type="float" office:value="247008.214254513">
                <text:p>247008.2142545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1.2929384708405">
                <text:p>71.2929384708405</text:p>
              </table:table-cell>
              <table:table-cell office:value-type="float" office:value="246941.017976161">
                <text:p>246941.0179761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1.3262374401093">
                <text:p>71.3262374401093</text:p>
              </table:table-cell>
              <table:table-cell office:value-type="float" office:value="246974.611544685">
                <text:p>246974.6115446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1.3595335483551">
                <text:p>71.3595335483551</text:p>
              </table:table-cell>
              <table:table-cell office:value-type="float" office:value="246995.83324502">
                <text:p>246995.833245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1.3928301334381">
                <text:p>71.3928301334381</text:p>
              </table:table-cell>
              <table:table-cell office:value-type="float" office:value="246992.296041702">
                <text:p>246992.2960417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1.4261248111725">
                <text:p>71.4261248111725</text:p>
              </table:table-cell>
              <table:table-cell office:value-type="float" office:value="247006.445462878">
                <text:p>247006.4454628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1.4594209194183">
                <text:p>71.4594209194183</text:p>
              </table:table-cell>
              <table:table-cell office:value-type="float" office:value="246995.83324502">
                <text:p>246995.833245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1.4927175045013">
                <text:p>71.4927175045013</text:p>
              </table:table-cell>
              <table:table-cell office:value-type="float" office:value="246992.296041702">
                <text:p>246992.2960417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1.5259962081909">
                <text:p>71.5259962081909</text:p>
              </table:table-cell>
              <table:table-cell office:value-type="float" office:value="247125.010538684">
                <text:p>247125.0105386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1.5592935085297">
                <text:p>71.5592935085297</text:p>
              </table:table-cell>
              <table:table-cell office:value-type="float" office:value="246986.990426682">
                <text:p>246986.9904266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1.622061252594">
                <text:p>71.622061252594</text:p>
              </table:table-cell>
              <table:table-cell office:value-type="float" office:value="131022.711148758">
                <text:p>131022.7111487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1.7168736457825">
                <text:p>71.7168736457825</text:p>
              </table:table-cell>
              <table:table-cell office:value-type="float" office:value="86739.7153835321">
                <text:p>86739.71538353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1.8117561340332">
                <text:p>71.8117561340332</text:p>
              </table:table-cell>
              <table:table-cell office:value-type="float" office:value="86675.6358482885">
                <text:p>86675.63584828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1.9067041873932">
                <text:p>71.9067041873932</text:p>
              </table:table-cell>
              <table:table-cell office:value-type="float" office:value="86615.7831463862">
                <text:p>86615.78314638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2.0015225410461">
                <text:p>72.0015225410461</text:p>
              </table:table-cell>
              <table:table-cell office:value-type="float" office:value="86734.2627578282">
                <text:p>86734.26275782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2.0314555168152">
                <text:p>72.0314555168152</text:p>
              </table:table-cell>
              <table:table-cell office:value-type="float" office:value="274747.157230701">
                <text:p>274747.1572307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2.0614202022553">
                <text:p>72.0614202022553</text:p>
              </table:table-cell>
              <table:table-cell office:value-type="float" office:value="274456.410244985">
                <text:p>274456.4102449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2.0913846492767">
                <text:p>72.0913846492767</text:p>
              </table:table-cell>
              <table:table-cell office:value-type="float" office:value="274458.59401655">
                <text:p>274458.594016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2.1213209629059">
                <text:p>72.1213209629059</text:p>
              </table:table-cell>
              <table:table-cell office:value-type="float" office:value="274716.523279336">
                <text:p>274716.5232793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2.1512377262116">
                <text:p>72.1512377262116</text:p>
              </table:table-cell>
              <table:table-cell office:value-type="float" office:value="274896.047943895">
                <text:p>274896.0479438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2.1812224388123">
                <text:p>72.1812224388123</text:p>
              </table:table-cell>
              <table:table-cell office:value-type="float" office:value="274273.09741184">
                <text:p>274273.097411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2.2111690044403">
                <text:p>72.2111690044403</text:p>
              </table:table-cell>
              <table:table-cell office:value-type="float" office:value="274622.475984236">
                <text:p>274622.4759842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2.2411124706268">
                <text:p>72.2411124706268</text:p>
              </table:table-cell>
              <table:table-cell office:value-type="float" office:value="274650.902095675">
                <text:p>274650.9020956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2.2710764408112">
                <text:p>72.2710764408112</text:p>
              </table:table-cell>
              <table:table-cell office:value-type="float" office:value="274462.961663935">
                <text:p>274462.9616639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.2348301410675">
                <text:p>80.2348301410675</text:p>
              </table:table-cell>
              <table:table-cell office:value-type="float" office:value="1004.55140893452">
                <text:p>1004.55140893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